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6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/>
    <style:style style:name="ce4" style:family="table-cell" style:parent-style-name="Default"/>
    <style:style style:name="ce11" style:family="table-cell" style:parent-style-name="Default" style:data-style-name="N1"/>
    <style:style style:name="ce1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S_0" table:style-name="ta1">
        <table:shapes>
          <draw:frame draw:z-index="0" draw:style-name="gr1" draw:text-style-name="P1" svg:width="683.72pt" svg:height="405.84pt" svg:x="304.38pt" svg:y="1140.72pt">
            <draw:object draw:notify-on-update-of-ranges="DS_0.N78:DS_0.N81 DS_0.I78:DS_0.I84 DS_0.Q78:DS_0.Q8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8" table:default-cell-style-name="Default"/>
        <table:table-row table:style-name="ro1">
          <table:table-cell office:value-type="string" calcext:value-type="string">
            <text:p>Pax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7" office:value-type="float" office:value="150" calcext:value-type="float">
            <text:p>150</text:p>
          </table:table-cell>
          <table:table-cell table:number-columns-repeated="7" office:value-type="float" office:value="200" calcext:value-type="float">
            <text:p>200</text:p>
          </table:table-cell>
          <table:table-cell table:number-columns-repeated="7" office:value-type="float" office:value="250" calcext:value-type="float">
            <text:p>250</text:p>
          </table:table-cell>
          <table:table-cell table:number-columns-repeated="7" office:value-type="float" office:value="300" calcext:value-type="float">
            <text:p>300</text:p>
          </table:table-cell>
          <table:table-cell table:number-columns-repeated="7" office:value-type="float" office:value="350" calcext:value-type="float">
            <text:p>350</text:p>
          </table:table-cell>
          <table:table-cell table:number-columns-repeated="7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MTO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40672 <text:s/>lbm</text:p>
          </table:table-cell>
          <table:table-cell office:value-type="string" calcext:value-type="string">
            <text:p><text:s/>47095 <text:s/>lbm</text:p>
          </table:table-cell>
          <table:table-cell office:value-type="string" calcext:value-type="string">
            <text:p><text:s/>52510 <text:s/>lbm</text:p>
          </table:table-cell>
          <table:table-cell office:value-type="string" calcext:value-type="string">
            <text:p><text:s/>59298 <text:s/>lbm</text:p>
          </table:table-cell>
          <table:table-cell office:value-type="string" calcext:value-type="string">
            <text:p><text:s/>74425 <text:s/>lbm</text:p>
          </table:table-cell>
          <table:table-cell office:value-type="string" calcext:value-type="string">
            <text:p><text:s/>89080 <text:s/>lbm</text:p>
          </table:table-cell>
          <table:table-cell/>
          <table:table-cell office:value-type="string" calcext:value-type="string">
            <text:p><text:s/>79360 <text:s/>lbm</text:p>
          </table:table-cell>
          <table:table-cell office:value-type="string" calcext:value-type="string">
            <text:p><text:s/>90529 <text:s/>lbm</text:p>
          </table:table-cell>
          <table:table-cell office:value-type="string" calcext:value-type="string">
            <text:p><text:s/>100054 <text:s/>lbm</text:p>
          </table:table-cell>
          <table:table-cell office:value-type="string" calcext:value-type="string">
            <text:p><text:s/>111946 <text:s/>lbm</text:p>
          </table:table-cell>
          <table:table-cell office:value-type="string" calcext:value-type="string">
            <text:p><text:s/>129589 <text:s/>lbm</text:p>
          </table:table-cell>
          <table:table-cell office:value-type="string" calcext:value-type="string">
            <text:p><text:s/>146066 <text:s/>lbm</text:p>
          </table:table-cell>
          <table:table-cell office:value-type="string" calcext:value-type="string">
            <text:p><text:s/>175860 <text:s/>lbm</text:p>
          </table:table-cell>
          <table:table-cell office:value-type="string" calcext:value-type="string">
            <text:p><text:s/>120250 <text:s/>lbm</text:p>
          </table:table-cell>
          <table:table-cell office:value-type="string" calcext:value-type="string">
            <text:p><text:s/>136717 <text:s/>lbm</text:p>
          </table:table-cell>
          <table:table-cell office:value-type="string" calcext:value-type="string">
            <text:p><text:s/>154091 <text:s/>lbm</text:p>
          </table:table-cell>
          <table:table-cell office:value-type="string" calcext:value-type="string">
            <text:p><text:s/>168663 <text:s/>lbm</text:p>
          </table:table-cell>
          <table:table-cell office:value-type="string" calcext:value-type="string">
            <text:p><text:s/>190058 <text:s/>lbm</text:p>
          </table:table-cell>
          <table:table-cell office:value-type="string" calcext:value-type="string">
            <text:p><text:s/>218407 <text:s/>lbm</text:p>
          </table:table-cell>
          <table:table-cell office:value-type="string" calcext:value-type="string">
            <text:p><text:s/>252877 <text:s/>lbm</text:p>
          </table:table-cell>
          <table:table-cell office:value-type="string" calcext:value-type="string">
            <text:p><text:s/>159104 <text:s/>lbm</text:p>
          </table:table-cell>
          <table:table-cell office:value-type="string" calcext:value-type="string">
            <text:p><text:s/>180630 <text:s/>lbm</text:p>
          </table:table-cell>
          <table:table-cell office:value-type="string" calcext:value-type="string">
            <text:p><text:s/>202824 <text:s/>lbm</text:p>
          </table:table-cell>
          <table:table-cell office:value-type="string" calcext:value-type="string">
            <text:p><text:s/>221760 <text:s/>lbm</text:p>
          </table:table-cell>
          <table:table-cell office:value-type="string" calcext:value-type="string">
            <text:p><text:s/>241467 <text:s/>lbm</text:p>
          </table:table-cell>
          <table:table-cell office:value-type="string" calcext:value-type="string">
            <text:p><text:s/>271440 <text:s/>lbm</text:p>
          </table:table-cell>
          <table:table-cell office:value-type="string" calcext:value-type="string">
            <text:p><text:s/>326686 <text:s/>lbm</text:p>
          </table:table-cell>
          <table:table-cell office:value-type="string" calcext:value-type="string">
            <text:p><text:s/>208232 <text:s/>lbm</text:p>
          </table:table-cell>
          <table:table-cell office:value-type="string" calcext:value-type="string">
            <text:p><text:s/>243692 <text:s/>lbm</text:p>
          </table:table-cell>
          <table:table-cell office:value-type="string" calcext:value-type="string">
            <text:p><text:s/>269635 <text:s/>lbm</text:p>
          </table:table-cell>
          <table:table-cell office:value-type="string" calcext:value-type="string">
            <text:p><text:s/>296139 <text:s/>lbm</text:p>
          </table:table-cell>
          <table:table-cell office:value-type="string" calcext:value-type="string">
            <text:p><text:s/>328223 <text:s/>lbm</text:p>
          </table:table-cell>
          <table:table-cell office:value-type="string" calcext:value-type="string">
            <text:p><text:s/>370613 <text:s/>lbm</text:p>
          </table:table-cell>
          <table:table-cell office:value-type="string" calcext:value-type="string">
            <text:p><text:s/>428590 <text:s/>lbm</text:p>
          </table:table-cell>
          <table:table-cell office:value-type="string" calcext:value-type="string">
            <text:p><text:s/>252400 <text:s/>lbm</text:p>
          </table:table-cell>
          <table:table-cell office:value-type="string" calcext:value-type="string">
            <text:p><text:s/>298969 <text:s/>lbm</text:p>
          </table:table-cell>
          <table:table-cell office:value-type="string" calcext:value-type="string">
            <text:p><text:s/>324499 <text:s/>lbm</text:p>
          </table:table-cell>
          <table:table-cell office:value-type="string" calcext:value-type="string">
            <text:p><text:s/>357173 <text:s/>lbm</text:p>
          </table:table-cell>
          <table:table-cell office:value-type="string" calcext:value-type="string">
            <text:p><text:s/>396436 <text:s/>lbm</text:p>
          </table:table-cell>
          <table:table-cell office:value-type="string" calcext:value-type="string">
            <text:p><text:s/>448078 <text:s/>lbm</text:p>
          </table:table-cell>
          <table:table-cell office:value-type="string" calcext:value-type="string">
            <text:p><text:s/>518523 <text:s/>lbm</text:p>
          </table:table-cell>
          <table:table-cell office:value-type="string" calcext:value-type="string">
            <text:p><text:s/>292630 <text:s/>lbm</text:p>
          </table:table-cell>
          <table:table-cell office:value-type="string" calcext:value-type="string">
            <text:p><text:s/>338077 <text:s/>lbm</text:p>
          </table:table-cell>
          <table:table-cell office:value-type="string" calcext:value-type="string">
            <text:p><text:s/>369564 <text:s/>lbm</text:p>
          </table:table-cell>
          <table:table-cell office:value-type="string" calcext:value-type="string">
            <text:p><text:s/>405025 <text:s/>lbm</text:p>
          </table:table-cell>
          <table:table-cell office:value-type="string" calcext:value-type="string">
            <text:p><text:s/>454808 <text:s/>lbm</text:p>
          </table:table-cell>
          <table:table-cell office:value-type="string" calcext:value-type="string">
            <text:p><text:s/>513775 <text:s/>lbm</text:p>
          </table:table-cell>
          <table:table-cell office:value-type="string" calcext:value-type="string">
            <text:p><text:s/>589397 <text:s/>lbm</text:p>
          </table:table-cell>
          <table:table-cell office:value-type="string" calcext:value-type="string">
            <text:p><text:s/>339538 <text:s/>lbm</text:p>
          </table:table-cell>
          <table:table-cell office:value-type="string" calcext:value-type="string">
            <text:p><text:s/>387280 <text:s/>lbm</text:p>
          </table:table-cell>
          <table:table-cell office:value-type="string" calcext:value-type="string">
            <text:p><text:s/>423321 <text:s/>lbm</text:p>
          </table:table-cell>
          <table:table-cell office:value-type="string" calcext:value-type="string">
            <text:p><text:s/>474263 <text:s/>lbm</text:p>
          </table:table-cell>
          <table:table-cell office:value-type="string" calcext:value-type="string">
            <text:p><text:s/>532659 <text:s/>lbm</text:p>
          </table:table-cell>
          <table:table-cell office:value-type="string" calcext:value-type="string">
            <text:p><text:s/>600656 <text:s/>lbm</text:p>
          </table:table-cell>
          <table:table-cell office:value-type="string" calcext:value-type="string">
            <text:p><text:s/>687542 <text:s/>lbm</text:p>
          </table:table-cell>
        </table:table-row>
        <table:table-row table:style-name="ro1">
          <table:table-cell office:value-type="string" calcext:value-type="string">
            <text:p>MLW</text:p>
          </table:table-cell>
          <table:table-cell office:value-type="string" calcext:value-type="string">
            <text:p>=</text:p>
          </table:table-cell>
          <table:table-cell table:number-columns-repeated="6" office:value-type="string" calcext:value-type="string">
            <text:p><text:s/>0 <text:s/>lbm</text:p>
          </table:table-cell>
          <table:table-cell/>
          <table:table-cell table:number-columns-repeated="49" office:value-type="string" calcext:value-type="string">
            <text:p><text:s/>0 <text:s/>lbm</text:p>
          </table:table-cell>
        </table:table-row>
        <table:table-row table:style-name="ro1">
          <table:table-cell office:value-type="string" calcext:value-type="string">
            <text:p>Payload</text:p>
          </table:table-cell>
          <table:table-cell office:value-type="string" calcext:value-type="string">
            <text:p>=</text:p>
          </table:table-cell>
          <table:table-cell table:number-columns-repeated="6" office:value-type="string" calcext:value-type="string">
            <text:p><text:s/>12750 lbm</text:p>
          </table:table-cell>
          <table:table-cell/>
          <table:table-cell table:number-columns-repeated="7" office:value-type="string" calcext:value-type="string">
            <text:p><text:s/>25500 lbm</text:p>
          </table:table-cell>
          <table:table-cell table:number-columns-repeated="7" office:value-type="string" calcext:value-type="string">
            <text:p><text:s/>38250 lbm</text:p>
          </table:table-cell>
          <table:table-cell table:number-columns-repeated="7" office:value-type="string" calcext:value-type="string">
            <text:p><text:s/>51000 lbm</text:p>
          </table:table-cell>
          <table:table-cell table:number-columns-repeated="7" office:value-type="string" calcext:value-type="string">
            <text:p><text:s/>63750 lbm</text:p>
          </table:table-cell>
          <table:table-cell table:number-columns-repeated="7" office:value-type="string" calcext:value-type="string">
            <text:p><text:s/>76500 lbm</text:p>
          </table:table-cell>
          <table:table-cell table:number-columns-repeated="7" office:value-type="string" calcext:value-type="string">
            <text:p><text:s/>89250 lbm</text:p>
          </table:table-cell>
          <table:table-cell table:number-columns-repeated="7" office:value-type="string" calcext:value-type="string">
            <text:p><text:s/>102000 lbm</text:p>
          </table:table-cell>
        </table:table-row>
        <table:table-row table:style-name="ro1">
          <table:table-cell office:value-type="string" calcext:value-type="string">
            <text:p>OE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22716 lbm</text:p>
          </table:table-cell>
          <table:table-cell office:value-type="string" calcext:value-type="string">
            <text:p><text:s/>25289 lbm</text:p>
          </table:table-cell>
          <table:table-cell office:value-type="string" calcext:value-type="string">
            <text:p><text:s/>28247 lbm</text:p>
          </table:table-cell>
          <table:table-cell office:value-type="string" calcext:value-type="string">
            <text:p><text:s/>29155 lbm</text:p>
          </table:table-cell>
          <table:table-cell office:value-type="string" calcext:value-type="string">
            <text:p><text:s/>33521 lbm</text:p>
          </table:table-cell>
          <table:table-cell office:value-type="string" calcext:value-type="string">
            <text:p><text:s/>37195 lbm</text:p>
          </table:table-cell>
          <table:table-cell/>
          <table:table-cell office:value-type="string" calcext:value-type="string">
            <text:p><text:s/>44454 lbm</text:p>
          </table:table-cell>
          <table:table-cell office:value-type="string" calcext:value-type="string">
            <text:p><text:s/>49783 lbm</text:p>
          </table:table-cell>
          <table:table-cell office:value-type="string" calcext:value-type="string">
            <text:p><text:s/>51758 lbm</text:p>
          </table:table-cell>
          <table:table-cell office:value-type="string" calcext:value-type="string">
            <text:p><text:s/>57261 lbm</text:p>
          </table:table-cell>
          <table:table-cell office:value-type="string" calcext:value-type="string">
            <text:p><text:s/>64817 lbm</text:p>
          </table:table-cell>
          <table:table-cell office:value-type="string" calcext:value-type="string">
            <text:p><text:s/>66642 lbm</text:p>
          </table:table-cell>
          <table:table-cell office:value-type="string" calcext:value-type="string">
            <text:p><text:s/>77084 lbm</text:p>
          </table:table-cell>
          <table:table-cell office:value-type="string" calcext:value-type="string">
            <text:p><text:s/>68169 lbm</text:p>
          </table:table-cell>
          <table:table-cell office:value-type="string" calcext:value-type="string">
            <text:p><text:s/>76186 lbm</text:p>
          </table:table-cell>
          <table:table-cell office:value-type="string" calcext:value-type="string">
            <text:p><text:s/>83122 lbm</text:p>
          </table:table-cell>
          <table:table-cell office:value-type="string" calcext:value-type="string">
            <text:p><text:s/>85126 lbm</text:p>
          </table:table-cell>
          <table:table-cell office:value-type="string" calcext:value-type="string">
            <text:p><text:s/>92808 lbm</text:p>
          </table:table-cell>
          <table:table-cell office:value-type="string" calcext:value-type="string">
            <text:p><text:s/>100876 lbm</text:p>
          </table:table-cell>
          <table:table-cell office:value-type="string" calcext:value-type="string">
            <text:p><text:s/>108769 lbm</text:p>
          </table:table-cell>
          <table:table-cell office:value-type="string" calcext:value-type="string">
            <text:p><text:s/>90855 lbm</text:p>
          </table:table-cell>
          <table:table-cell office:value-type="string" calcext:value-type="string">
            <text:p><text:s/>101744 lbm</text:p>
          </table:table-cell>
          <table:table-cell office:value-type="string" calcext:value-type="string">
            <text:p><text:s/>110590 lbm</text:p>
          </table:table-cell>
          <table:table-cell office:value-type="string" calcext:value-type="string">
            <text:p><text:s/>113674 lbm</text:p>
          </table:table-cell>
          <table:table-cell office:value-type="string" calcext:value-type="string">
            <text:p><text:s/>115077 lbm</text:p>
          </table:table-cell>
          <table:table-cell office:value-type="string" calcext:value-type="string">
            <text:p><text:s/>123677 lbm</text:p>
          </table:table-cell>
          <table:table-cell office:value-type="string" calcext:value-type="string">
            <text:p><text:s/>146768 lbm</text:p>
          </table:table-cell>
          <table:table-cell office:value-type="string" calcext:value-type="string">
            <text:p><text:s/>121272 lbm</text:p>
          </table:table-cell>
          <table:table-cell office:value-type="string" calcext:value-type="string">
            <text:p><text:s/>141001 lbm</text:p>
          </table:table-cell>
          <table:table-cell office:value-type="string" calcext:value-type="string">
            <text:p><text:s/>148360 lbm</text:p>
          </table:table-cell>
          <table:table-cell office:value-type="string" calcext:value-type="string">
            <text:p><text:s/>153073 lbm</text:p>
          </table:table-cell>
          <table:table-cell office:value-type="string" calcext:value-type="string">
            <text:p><text:s/>160618 lbm</text:p>
          </table:table-cell>
          <table:table-cell office:value-type="string" calcext:value-type="string">
            <text:p><text:s/>174731 lbm</text:p>
          </table:table-cell>
          <table:table-cell office:value-type="string" calcext:value-type="string">
            <text:p><text:s/>193844 lbm</text:p>
          </table:table-cell>
          <table:table-cell office:value-type="string" calcext:value-type="string">
            <text:p><text:s/>148631 lbm</text:p>
          </table:table-cell>
          <table:table-cell office:value-type="string" calcext:value-type="string">
            <text:p><text:s/>176565 lbm</text:p>
          </table:table-cell>
          <table:table-cell office:value-type="string" calcext:value-type="string">
            <text:p><text:s/>179291 lbm</text:p>
          </table:table-cell>
          <table:table-cell office:value-type="string" calcext:value-type="string">
            <text:p><text:s/>186299 lbm</text:p>
          </table:table-cell>
          <table:table-cell office:value-type="string" calcext:value-type="string">
            <text:p><text:s/>195717 lbm</text:p>
          </table:table-cell>
          <table:table-cell office:value-type="string" calcext:value-type="string">
            <text:p><text:s/>213888 lbm</text:p>
          </table:table-cell>
          <table:table-cell office:value-type="string" calcext:value-type="string">
            <text:p><text:s/>239310 lbm</text:p>
          </table:table-cell>
          <table:table-cell office:value-type="string" calcext:value-type="string">
            <text:p><text:s/>172768 lbm</text:p>
          </table:table-cell>
          <table:table-cell office:value-type="string" calcext:value-type="string">
            <text:p><text:s/>196311 lbm</text:p>
          </table:table-cell>
          <table:table-cell office:value-type="string" calcext:value-type="string">
            <text:p><text:s/>203078 lbm</text:p>
          </table:table-cell>
          <table:table-cell office:value-type="string" calcext:value-type="string">
            <text:p><text:s/>209744 lbm</text:p>
          </table:table-cell>
          <table:table-cell office:value-type="string" calcext:value-type="string">
            <text:p><text:s/>226333 lbm</text:p>
          </table:table-cell>
          <table:table-cell office:value-type="string" calcext:value-type="string">
            <text:p><text:s/>246360 lbm</text:p>
          </table:table-cell>
          <table:table-cell office:value-type="string" calcext:value-type="string">
            <text:p><text:s/>273012 lbm</text:p>
          </table:table-cell>
          <table:table-cell office:value-type="string" calcext:value-type="string">
            <text:p><text:s/>203050 lbm</text:p>
          </table:table-cell>
          <table:table-cell office:value-type="string" calcext:value-type="string">
            <text:p><text:s/>225986 lbm</text:p>
          </table:table-cell>
          <table:table-cell office:value-type="string" calcext:value-type="string">
            <text:p><text:s/>232915 lbm</text:p>
          </table:table-cell>
          <table:table-cell office:value-type="string" calcext:value-type="string">
            <text:p><text:s/>250659 lbm</text:p>
          </table:table-cell>
          <table:table-cell office:value-type="string" calcext:value-type="string">
            <text:p><text:s/>271100 lbm</text:p>
          </table:table-cell>
          <table:table-cell office:value-type="string" calcext:value-type="string">
            <text:p><text:s/>293841 lbm</text:p>
          </table:table-cell>
          <table:table-cell office:value-type="string" calcext:value-type="string">
            <text:p><text:s/>317903 lbm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Engine Type</text:p>
          </table:table-cell>
          <table:table-cell office:value-type="string" calcext:value-type="string">
            <text:p>=</text:p>
          </table:table-cell>
          <table:table-cell table:number-columns-repeated="6" office:value-type="string" calcext:value-type="string">
            <text:p><text:s/>turbofan</text:p>
          </table:table-cell>
          <table:table-cell/>
          <table:table-cell table:number-columns-repeated="49" office:value-type="string" calcext:value-type="string">
            <text:p><text:s/>turbofan</text:p>
          </table:table-cell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4769 <text:s/>lbf</text:p>
          </table:table-cell>
          <table:table-cell office:value-type="string" calcext:value-type="string">
            <text:p><text:s/>6234 <text:s/>lbf</text:p>
          </table:table-cell>
          <table:table-cell office:value-type="string" calcext:value-type="string">
            <text:p><text:s/>7093 <text:s/>lbf</text:p>
          </table:table-cell>
          <table:table-cell office:value-type="string" calcext:value-type="string">
            <text:p><text:s/>8026 <text:s/>lbf</text:p>
          </table:table-cell>
          <table:table-cell office:value-type="string" calcext:value-type="string">
            <text:p><text:s/>9825 <text:s/>lbf</text:p>
          </table:table-cell>
          <table:table-cell office:value-type="string" calcext:value-type="string">
            <text:p><text:s/>11959 <text:s/>lbf</text:p>
          </table:table-cell>
          <table:table-cell/>
          <table:table-cell office:value-type="string" calcext:value-type="string">
            <text:p><text:s/>8404 <text:s/>lbf</text:p>
          </table:table-cell>
          <table:table-cell office:value-type="string" calcext:value-type="string">
            <text:p><text:s/>11348 <text:s/>lbf</text:p>
          </table:table-cell>
          <table:table-cell office:value-type="string" calcext:value-type="string">
            <text:p><text:s/>12272 <text:s/>lbf</text:p>
          </table:table-cell>
          <table:table-cell office:value-type="string" calcext:value-type="string">
            <text:p><text:s/>13876 <text:s/>lbf</text:p>
          </table:table-cell>
          <table:table-cell office:value-type="string" calcext:value-type="string">
            <text:p><text:s/>16850 <text:s/>lbf</text:p>
          </table:table-cell>
          <table:table-cell office:value-type="string" calcext:value-type="string">
            <text:p><text:s/>19369 <text:s/>lbf</text:p>
          </table:table-cell>
          <table:table-cell office:value-type="string" calcext:value-type="string">
            <text:p><text:s/>23841 <text:s/>lbf</text:p>
          </table:table-cell>
          <table:table-cell office:value-type="string" calcext:value-type="string">
            <text:p><text:s/>12331 <text:s/>lbf</text:p>
          </table:table-cell>
          <table:table-cell office:value-type="string" calcext:value-type="string">
            <text:p><text:s/>16145 <text:s/>lbf</text:p>
          </table:table-cell>
          <table:table-cell office:value-type="string" calcext:value-type="string">
            <text:p><text:s/>18477 <text:s/>lbf</text:p>
          </table:table-cell>
          <table:table-cell office:value-type="string" calcext:value-type="string">
            <text:p><text:s/>19134 <text:s/>lbf</text:p>
          </table:table-cell>
          <table:table-cell office:value-type="string" calcext:value-type="string">
            <text:p><text:s/>21919 <text:s/>lbf</text:p>
          </table:table-cell>
          <table:table-cell office:value-type="string" calcext:value-type="string">
            <text:p><text:s/>25204 <text:s/>lbf</text:p>
          </table:table-cell>
          <table:table-cell office:value-type="string" calcext:value-type="string">
            <text:p><text:s/>30796 <text:s/>lbf</text:p>
          </table:table-cell>
          <table:table-cell office:value-type="string" calcext:value-type="string">
            <text:p><text:s/>15772 <text:s/>lbf</text:p>
          </table:table-cell>
          <table:table-cell office:value-type="string" calcext:value-type="string">
            <text:p><text:s/>20136 <text:s/>lbf</text:p>
          </table:table-cell>
          <table:table-cell office:value-type="string" calcext:value-type="string">
            <text:p><text:s/>22782 <text:s/>lbf</text:p>
          </table:table-cell>
          <table:table-cell office:value-type="string" calcext:value-type="string">
            <text:p><text:s/>24123 <text:s/>lbf</text:p>
          </table:table-cell>
          <table:table-cell office:value-type="string" calcext:value-type="string">
            <text:p><text:s/>24971 <text:s/>lbf</text:p>
          </table:table-cell>
          <table:table-cell office:value-type="string" calcext:value-type="string">
            <text:p><text:s/>28448 <text:s/>lbf</text:p>
          </table:table-cell>
          <table:table-cell office:value-type="string" calcext:value-type="string">
            <text:p><text:s/>35135 <text:s/>lbf</text:p>
          </table:table-cell>
          <table:table-cell office:value-type="string" calcext:value-type="string">
            <text:p><text:s/>21093 <text:s/>lbf</text:p>
          </table:table-cell>
          <table:table-cell office:value-type="string" calcext:value-type="string">
            <text:p><text:s/>26624 <text:s/>lbf</text:p>
          </table:table-cell>
          <table:table-cell office:value-type="string" calcext:value-type="string">
            <text:p><text:s/>28825 <text:s/>lbf</text:p>
          </table:table-cell>
          <table:table-cell office:value-type="string" calcext:value-type="string">
            <text:p><text:s/>30482 <text:s/>lbf</text:p>
          </table:table-cell>
          <table:table-cell office:value-type="string" calcext:value-type="string">
            <text:p><text:s/>32586 <text:s/>lbf</text:p>
          </table:table-cell>
          <table:table-cell office:value-type="string" calcext:value-type="string">
            <text:p><text:s/>37536 <text:s/>lbf</text:p>
          </table:table-cell>
          <table:table-cell office:value-type="string" calcext:value-type="string">
            <text:p><text:s/>45131 <text:s/>lbf</text:p>
          </table:table-cell>
          <table:table-cell office:value-type="string" calcext:value-type="string">
            <text:p><text:s/>25021 <text:s/>lbf</text:p>
          </table:table-cell>
          <table:table-cell office:value-type="string" calcext:value-type="string">
            <text:p><text:s/>32443 <text:s/>lbf</text:p>
          </table:table-cell>
          <table:table-cell office:value-type="string" calcext:value-type="string">
            <text:p><text:s/>32819 <text:s/>lbf</text:p>
          </table:table-cell>
          <table:table-cell office:value-type="string" calcext:value-type="string">
            <text:p><text:s/>35123 <text:s/>lbf</text:p>
          </table:table-cell>
          <table:table-cell office:value-type="string" calcext:value-type="string">
            <text:p><text:s/>38669 <text:s/>lbf</text:p>
          </table:table-cell>
          <table:table-cell office:value-type="string" calcext:value-type="string">
            <text:p><text:s/>44740 <text:s/>lbf</text:p>
          </table:table-cell>
          <table:table-cell office:value-type="string" calcext:value-type="string">
            <text:p><text:s/>53667 <text:s/>lbf</text:p>
          </table:table-cell>
          <table:table-cell office:value-type="string" calcext:value-type="string">
            <text:p><text:s/>28180 <text:s/>lbf</text:p>
          </table:table-cell>
          <table:table-cell office:value-type="string" calcext:value-type="string">
            <text:p><text:s/>33713 <text:s/>lbf</text:p>
          </table:table-cell>
          <table:table-cell office:value-type="string" calcext:value-type="string">
            <text:p><text:s/>36401 <text:s/>lbf</text:p>
          </table:table-cell>
          <table:table-cell office:value-type="string" calcext:value-type="string">
            <text:p><text:s/>38593 <text:s/>lbf</text:p>
          </table:table-cell>
          <table:table-cell office:value-type="string" calcext:value-type="string">
            <text:p><text:s/>44197 <text:s/>lbf</text:p>
          </table:table-cell>
          <table:table-cell office:value-type="string" calcext:value-type="string">
            <text:p><text:s/>50743 <text:s/>lbf</text:p>
          </table:table-cell>
          <table:table-cell office:value-type="string" calcext:value-type="string">
            <text:p><text:s/>60745 <text:s/>lbf</text:p>
          </table:table-cell>
          <table:table-cell office:value-type="string" calcext:value-type="string">
            <text:p><text:s/>32325 <text:s/>lbf</text:p>
          </table:table-cell>
          <table:table-cell office:value-type="string" calcext:value-type="string">
            <text:p><text:s/>38612 <text:s/>lbf</text:p>
          </table:table-cell>
          <table:table-cell office:value-type="string" calcext:value-type="string">
            <text:p><text:s/>40207 <text:s/>lbf</text:p>
          </table:table-cell>
          <table:table-cell office:value-type="string" calcext:value-type="string">
            <text:p><text:s/>44644 <text:s/>lbf</text:p>
          </table:table-cell>
          <table:table-cell office:value-type="string" calcext:value-type="string">
            <text:p><text:s/>51117 <text:s/>lbf</text:p>
          </table:table-cell>
          <table:table-cell office:value-type="string" calcext:value-type="string">
            <text:p><text:s/>58712 <text:s/>lbf</text:p>
          </table:table-cell>
          <table:table-cell office:value-type="string" calcext:value-type="string">
            <text:p><text:s/>72835 <text:s/>lbf</text:p>
          </table:table-cell>
        </table:table-row>
        <table:table-row table:style-name="ro1">
          <table:table-cell office:value-type="string" calcext:value-type="string">
            <text:p>Number of Engines</text:p>
          </table:table-cell>
          <table:table-cell office:value-type="string" calcext:value-type="string">
            <text:p>=</text:p>
          </table:table-cell>
          <table:table-cell table:number-columns-repeated="6" office:value-type="float" office:value="2" calcext:value-type="float">
            <text:p>2</text:p>
          </table:table-cell>
          <table:table-cell/>
          <table:table-cell table:number-columns-repeated="49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string" calcext:value-type="string">
            <text:p>=</text:p>
          </table:table-cell>
          <table:table-cell office:value-type="float" office:value="10.4267407554882" calcext:value-type="float">
            <text:p>10.4267407554882</text:p>
          </table:table-cell>
          <table:table-cell office:value-type="float" office:value="8.82406637475193" calcext:value-type="float">
            <text:p>8.82406637475193</text:p>
          </table:table-cell>
          <table:table-cell office:value-type="float" office:value="9.100485289376" calcext:value-type="float">
            <text:p>9.100485289376</text:p>
          </table:table-cell>
          <table:table-cell office:value-type="float" office:value="9.64676589095868" calcext:value-type="float">
            <text:p>9.64676589095868</text:p>
          </table:table-cell>
          <table:table-cell office:value-type="float" office:value="9.89095612768693" calcext:value-type="float">
            <text:p>9.89095612768693</text:p>
          </table:table-cell>
          <table:table-cell office:value-type="float" office:value="9.27557528509078" calcext:value-type="float">
            <text:p>9.27557528509078</text:p>
          </table:table-cell>
          <table:table-cell/>
          <table:table-cell office:value-type="float" office:value="10.7769384349449" calcext:value-type="float">
            <text:p>10.7769384349449</text:p>
          </table:table-cell>
          <table:table-cell office:value-type="float" office:value="9.43959115614267" calcext:value-type="float">
            <text:p>9.43959115614267</text:p>
          </table:table-cell>
          <table:table-cell office:value-type="float" office:value="9.33038217906038" calcext:value-type="float">
            <text:p>9.33038217906038</text:p>
          </table:table-cell>
          <table:table-cell office:value-type="float" office:value="9.06724412560535" calcext:value-type="float">
            <text:p>9.06724412560535</text:p>
          </table:table-cell>
          <table:table-cell office:value-type="float" office:value="8.98295995959421" calcext:value-type="float">
            <text:p>8.98295995959421</text:p>
          </table:table-cell>
          <table:table-cell office:value-type="float" office:value="9.44002575783167" calcext:value-type="float">
            <text:p>9.44002575783167</text:p>
          </table:table-cell>
          <table:table-cell office:value-type="float" office:value="8.23762618259814" calcext:value-type="float">
            <text:p>8.23762618259814</text:p>
          </table:table-cell>
          <table:table-cell office:value-type="float" office:value="10.4828488011667" calcext:value-type="float">
            <text:p>10.4828488011667</text:p>
          </table:table-cell>
          <table:table-cell office:value-type="float" office:value="9.96918969858302" calcext:value-type="float">
            <text:p>9.96918969858302</text:p>
          </table:table-cell>
          <table:table-cell office:value-type="float" office:value="8.90372035856074" calcext:value-type="float">
            <text:p>8.90372035856074</text:p>
          </table:table-cell>
          <table:table-cell office:value-type="float" office:value="8.80490550232772" calcext:value-type="float">
            <text:p>8.80490550232772</text:p>
          </table:table-cell>
          <table:table-cell office:value-type="float" office:value="8.84037510520637" calcext:value-type="float">
            <text:p>8.84037510520637</text:p>
          </table:table-cell>
          <table:table-cell office:value-type="float" office:value="9.09971343611924" calcext:value-type="float">
            <text:p>9.09971343611924</text:p>
          </table:table-cell>
          <table:table-cell office:value-type="float" office:value="8.51554610670224" calcext:value-type="float">
            <text:p>8.51554610670224</text:p>
          </table:table-cell>
          <table:table-cell office:value-type="float" office:value="10.6259676933188" calcext:value-type="float">
            <text:p>10.6259676933188</text:p>
          </table:table-cell>
          <table:table-cell office:value-type="float" office:value="9.79258192363455" calcext:value-type="float">
            <text:p>9.79258192363455</text:p>
          </table:table-cell>
          <table:table-cell office:value-type="float" office:value="9.1915307578207" calcext:value-type="float">
            <text:p>9.1915307578207</text:p>
          </table:table-cell>
          <table:table-cell office:value-type="float" office:value="8.79504133845103" calcext:value-type="float">
            <text:p>8.79504133845103</text:p>
          </table:table-cell>
          <table:table-cell office:value-type="float" office:value="8.63325663076733" calcext:value-type="float">
            <text:p>8.63325663076733</text:p>
          </table:table-cell>
          <table:table-cell office:value-type="float" office:value="9.17599653871039" calcext:value-type="float">
            <text:p>9.17599653871039</text:p>
          </table:table-cell>
          <table:table-cell office:value-type="float" office:value="8.31279710792397" calcext:value-type="float">
            <text:p>8.31279710792397</text:p>
          </table:table-cell>
          <table:table-cell office:value-type="float" office:value="10.552290648488" calcext:value-type="float">
            <text:p>10.552290648488</text:p>
          </table:table-cell>
          <table:table-cell office:value-type="float" office:value="9.54218091430012" calcext:value-type="float">
            <text:p>9.54218091430012</text:p>
          </table:table-cell>
          <table:table-cell office:value-type="float" office:value="9.19757925469291" calcext:value-type="float">
            <text:p>9.19757925469291</text:p>
          </table:table-cell>
          <table:table-cell office:value-type="float" office:value="8.95364183649807" calcext:value-type="float">
            <text:p>8.95364183649807</text:p>
          </table:table-cell>
          <table:table-cell office:value-type="float" office:value="8.63440856146215" calcext:value-type="float">
            <text:p>8.63440856146215</text:p>
          </table:table-cell>
          <table:table-cell office:value-type="float" office:value="8.8612439769983" calcext:value-type="float">
            <text:p>8.8612439769983</text:p>
          </table:table-cell>
          <table:table-cell office:value-type="float" office:value="8.95998617698851" calcext:value-type="float">
            <text:p>8.95998617698851</text:p>
          </table:table-cell>
          <table:table-cell office:value-type="float" office:value="10.5698211427715" calcext:value-type="float">
            <text:p>10.5698211427715</text:p>
          </table:table-cell>
          <table:table-cell office:value-type="float" office:value="9.64014378907232" calcext:value-type="float">
            <text:p>9.64014378907232</text:p>
          </table:table-cell>
          <table:table-cell office:value-type="float" office:value="9.10430324354714" calcext:value-type="float">
            <text:p>9.10430324354714</text:p>
          </table:table-cell>
          <table:table-cell office:value-type="float" office:value="8.90153672665087" calcext:value-type="float">
            <text:p>8.90153672665087</text:p>
          </table:table-cell>
          <table:table-cell office:value-type="float" office:value="8.905763264192" calcext:value-type="float">
            <text:p>8.905763264192</text:p>
          </table:table-cell>
          <table:table-cell office:value-type="float" office:value="8.97563420550263" calcext:value-type="float">
            <text:p>8.97563420550263</text:p>
          </table:table-cell>
          <table:table-cell office:value-type="float" office:value="9.27110969473255" calcext:value-type="float">
            <text:p>9.27110969473255</text:p>
          </table:table-cell>
          <table:table-cell office:value-type="float" office:value="10.2304108556434" calcext:value-type="float">
            <text:p>10.2304108556434</text:p>
          </table:table-cell>
          <table:table-cell office:value-type="float" office:value="9.60583401836209" calcext:value-type="float">
            <text:p>9.60583401836209</text:p>
          </table:table-cell>
          <table:table-cell office:value-type="float" office:value="9.3019427240444" calcext:value-type="float">
            <text:p>9.3019427240444</text:p>
          </table:table-cell>
          <table:table-cell office:value-type="float" office:value="9.26314534742545" calcext:value-type="float">
            <text:p>9.26314534742545</text:p>
          </table:table-cell>
          <table:table-cell office:value-type="float" office:value="9.12593696985877" calcext:value-type="float">
            <text:p>9.12593696985877</text:p>
          </table:table-cell>
          <table:table-cell office:value-type="float" office:value="9.34289975324243" calcext:value-type="float">
            <text:p>9.34289975324243</text:p>
          </table:table-cell>
          <table:table-cell office:value-type="float" office:value="8.63108669842376" calcext:value-type="float">
            <text:p>8.63108669842376</text:p>
          </table:table-cell>
          <table:table-cell office:value-type="float" office:value="10.6379374480587" calcext:value-type="float">
            <text:p>10.6379374480587</text:p>
          </table:table-cell>
          <table:table-cell office:value-type="float" office:value="9.65738583045338" calcext:value-type="float">
            <text:p>9.65738583045338</text:p>
          </table:table-cell>
          <table:table-cell office:value-type="float" office:value="9.39500129771406" calcext:value-type="float">
            <text:p>9.39500129771406</text:p>
          </table:table-cell>
          <table:table-cell office:value-type="float" office:value="9.37845415305128" calcext:value-type="float">
            <text:p>9.37845415305128</text:p>
          </table:table-cell>
          <table:table-cell office:value-type="float" office:value="9.39630318501741" calcext:value-type="float">
            <text:p>9.39630318501741</text:p>
          </table:table-cell>
          <table:table-cell office:value-type="float" office:value="9.48844809086655" calcext:value-type="float">
            <text:p>9.48844809086655</text:p>
          </table:table-cell>
          <table:table-cell office:value-type="float" office:value="9.01456752058762" calcext:value-type="float">
            <text:p>9.01456752058762</text:p>
          </table:table-cell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38.8 inches</text:p>
          </table:table-cell>
          <table:table-cell office:value-type="string" calcext:value-type="string">
            <text:p><text:s/>41.4 inches</text:p>
          </table:table-cell>
          <table:table-cell office:value-type="string" calcext:value-type="string">
            <text:p><text:s/>44.7 inches</text:p>
          </table:table-cell>
          <table:table-cell office:value-type="string" calcext:value-type="string">
            <text:p><text:s/>48.7 inches</text:p>
          </table:table-cell>
          <table:table-cell office:value-type="string" calcext:value-type="string">
            <text:p><text:s/>54.4 inches</text:p>
          </table:table-cell>
          <table:table-cell office:value-type="string" calcext:value-type="string">
            <text:p><text:s/>58.5 inches</text:p>
          </table:table-cell>
          <table:table-cell/>
          <table:table-cell office:value-type="string" calcext:value-type="string">
            <text:p><text:s/>52.2 inches</text:p>
          </table:table-cell>
          <table:table-cell office:value-type="string" calcext:value-type="string">
            <text:p><text:s/>57.4 inches</text:p>
          </table:table-cell>
          <table:table-cell office:value-type="string" calcext:value-type="string">
            <text:p><text:s/>59.4 inches</text:p>
          </table:table-cell>
          <table:table-cell office:value-type="string" calcext:value-type="string">
            <text:p><text:s/>62.5 inches</text:p>
          </table:table-cell>
          <table:table-cell office:value-type="string" calcext:value-type="string">
            <text:p><text:s/>68.6 inches</text:p>
          </table:table-cell>
          <table:table-cell office:value-type="string" calcext:value-type="string">
            <text:p><text:s/>75.0 inches</text:p>
          </table:table-cell>
          <table:table-cell office:value-type="string" calcext:value-type="string">
            <text:p><text:s/>78.9 inches</text:p>
          </table:table-cell>
          <table:table-cell office:value-type="string" calcext:value-type="string">
            <text:p><text:s/>62.5 inches</text:p>
          </table:table-cell>
          <table:table-cell office:value-type="string" calcext:value-type="string">
            <text:p><text:s/>70.0 inches</text:p>
          </table:table-cell>
          <table:table-cell office:value-type="string" calcext:value-type="string">
            <text:p><text:s/>71.6 inches</text:p>
          </table:table-cell>
          <table:table-cell office:value-type="string" calcext:value-type="string">
            <text:p><text:s/>72.5 inches</text:p>
          </table:table-cell>
          <table:table-cell office:value-type="string" calcext:value-type="string">
            <text:p><text:s/>77.7 inches</text:p>
          </table:table-cell>
          <table:table-cell office:value-type="string" calcext:value-type="string">
            <text:p><text:s/>84.3 inches</text:p>
          </table:table-cell>
          <table:table-cell office:value-type="string" calcext:value-type="string">
            <text:p><text:s/>90.8 inches</text:p>
          </table:table-cell>
          <table:table-cell office:value-type="string" calcext:value-type="string">
            <text:p><text:s/>71.1 inches</text:p>
          </table:table-cell>
          <table:table-cell office:value-type="string" calcext:value-type="string">
            <text:p><text:s/>77.6 inches</text:p>
          </table:table-cell>
          <table:table-cell office:value-type="string" calcext:value-type="string">
            <text:p><text:s/>80.5 inches</text:p>
          </table:table-cell>
          <table:table-cell office:value-type="string" calcext:value-type="string">
            <text:p><text:s/>81.4 inches</text:p>
          </table:table-cell>
          <table:table-cell office:value-type="string" calcext:value-type="string">
            <text:p><text:s/>82.2 inches</text:p>
          </table:table-cell>
          <table:table-cell office:value-type="string" calcext:value-type="string">
            <text:p><text:s/>89.8 inches</text:p>
          </table:table-cell>
          <table:table-cell office:value-type="string" calcext:value-type="string">
            <text:p><text:s/>96.1 inches</text:p>
          </table:table-cell>
          <table:table-cell office:value-type="string" calcext:value-type="string">
            <text:p><text:s/>82.0 inches</text:p>
          </table:table-cell>
          <table:table-cell office:value-type="string" calcext:value-type="string">
            <text:p><text:s/>88.3 inches</text:p>
          </table:table-cell>
          <table:table-cell office:value-type="string" calcext:value-type="string">
            <text:p><text:s/>90.5 inches</text:p>
          </table:table-cell>
          <table:table-cell office:value-type="string" calcext:value-type="string">
            <text:p><text:s/>92.1 inches</text:p>
          </table:table-cell>
          <table:table-cell office:value-type="string" calcext:value-type="string">
            <text:p><text:s/>93.9 inches</text:p>
          </table:table-cell>
          <table:table-cell office:value-type="string" calcext:value-type="string">
            <text:p><text:s/>101.8 inches</text:p>
          </table:table-cell>
          <table:table-cell office:value-type="string" calcext:value-type="string">
            <text:p><text:s/>112.1 inches</text:p>
          </table:table-cell>
          <table:table-cell office:value-type="string" calcext:value-type="string">
            <text:p><text:s/>89.3 inches</text:p>
          </table:table-cell>
          <table:table-cell office:value-type="string" calcext:value-type="string">
            <text:p><text:s/>97.9 inches</text:p>
          </table:table-cell>
          <table:table-cell office:value-type="string" calcext:value-type="string">
            <text:p><text:s/>96.2 inches</text:p>
          </table:table-cell>
          <table:table-cell office:value-type="string" calcext:value-type="string">
            <text:p><text:s/>98.7 inches</text:p>
          </table:table-cell>
          <table:table-cell office:value-type="string" calcext:value-type="string">
            <text:p><text:s/>103.5 inches</text:p>
          </table:table-cell>
          <table:table-cell office:value-type="string" calcext:value-type="string">
            <text:p><text:s/>111.7 inches</text:p>
          </table:table-cell>
          <table:table-cell office:value-type="string" calcext:value-type="string">
            <text:p><text:s/>123.9 inches</text:p>
          </table:table-cell>
          <table:table-cell office:value-type="string" calcext:value-type="string">
            <text:p><text:s/>93.5 inches</text:p>
          </table:table-cell>
          <table:table-cell office:value-type="string" calcext:value-type="string">
            <text:p><text:s/>99.6 inches</text:p>
          </table:table-cell>
          <table:table-cell office:value-type="string" calcext:value-type="string">
            <text:p><text:s/>102.2 inches</text:p>
          </table:table-cell>
          <table:table-cell office:value-type="string" calcext:value-type="string">
            <text:p><text:s/>105.0 inches</text:p>
          </table:table-cell>
          <table:table-cell office:value-type="string" calcext:value-type="string">
            <text:p><text:s/>111.7 inches</text:p>
          </table:table-cell>
          <table:table-cell office:value-type="string" calcext:value-type="string">
            <text:p><text:s/>120.9 inches</text:p>
          </table:table-cell>
          <table:table-cell office:value-type="string" calcext:value-type="string">
            <text:p><text:s/>128.2 inches</text:p>
          </table:table-cell>
          <table:table-cell office:value-type="string" calcext:value-type="string">
            <text:p><text:s/>101.8 inches</text:p>
          </table:table-cell>
          <table:table-cell office:value-type="string" calcext:value-type="string">
            <text:p><text:s/>106.8 inches</text:p>
          </table:table-cell>
          <table:table-cell office:value-type="string" calcext:value-type="string">
            <text:p><text:s/>107.8 inches</text:p>
          </table:table-cell>
          <table:table-cell office:value-type="string" calcext:value-type="string">
            <text:p><text:s/>113.5 inches</text:p>
          </table:table-cell>
          <table:table-cell office:value-type="string" calcext:value-type="string">
            <text:p><text:s/>121.6 inches</text:p>
          </table:table-cell>
          <table:table-cell office:value-type="string" calcext:value-type="string">
            <text:p><text:s/>130.8 inches</text:p>
          </table:table-cell>
          <table:table-cell office:value-type="string" calcext:value-type="string">
            <text:p><text:s/>142.8 inches</text:p>
          </table:table-cell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34.6 Inches</text:p>
          </table:table-cell>
          <table:table-cell office:value-type="string" calcext:value-type="string">
            <text:p><text:s/>37.0 Inches</text:p>
          </table:table-cell>
          <table:table-cell office:value-type="string" calcext:value-type="string">
            <text:p><text:s/>39.9 Inches</text:p>
          </table:table-cell>
          <table:table-cell office:value-type="string" calcext:value-type="string">
            <text:p><text:s/>43.5 Inches</text:p>
          </table:table-cell>
          <table:table-cell office:value-type="string" calcext:value-type="string">
            <text:p><text:s/>48.6 Inches</text:p>
          </table:table-cell>
          <table:table-cell office:value-type="string" calcext:value-type="string">
            <text:p><text:s/>52.2 Inches</text:p>
          </table:table-cell>
          <table:table-cell/>
          <table:table-cell office:value-type="string" calcext:value-type="string">
            <text:p><text:s/>46.6 Inches</text:p>
          </table:table-cell>
          <table:table-cell office:value-type="string" calcext:value-type="string">
            <text:p><text:s/>51.2 Inches</text:p>
          </table:table-cell>
          <table:table-cell office:value-type="string" calcext:value-type="string">
            <text:p><text:s/>53.0 Inches</text:p>
          </table:table-cell>
          <table:table-cell office:value-type="string" calcext:value-type="string">
            <text:p><text:s/>55.8 Inches</text:p>
          </table:table-cell>
          <table:table-cell office:value-type="string" calcext:value-type="string">
            <text:p><text:s/>61.2 Inches</text:p>
          </table:table-cell>
          <table:table-cell office:value-type="string" calcext:value-type="string">
            <text:p><text:s/>66.9 Inches</text:p>
          </table:table-cell>
          <table:table-cell office:value-type="string" calcext:value-type="string">
            <text:p><text:s/>70.5 Inches</text:p>
          </table:table-cell>
          <table:table-cell office:value-type="string" calcext:value-type="string">
            <text:p><text:s/>55.8 Inches</text:p>
          </table:table-cell>
          <table:table-cell office:value-type="string" calcext:value-type="string">
            <text:p><text:s/>62.5 Inches</text:p>
          </table:table-cell>
          <table:table-cell office:value-type="string" calcext:value-type="string">
            <text:p><text:s/>63.9 Inches</text:p>
          </table:table-cell>
          <table:table-cell office:value-type="string" calcext:value-type="string">
            <text:p><text:s/>64.7 Inches</text:p>
          </table:table-cell>
          <table:table-cell office:value-type="string" calcext:value-type="string">
            <text:p><text:s/>69.4 Inches</text:p>
          </table:table-cell>
          <table:table-cell office:value-type="string" calcext:value-type="string">
            <text:p><text:s/>75.3 Inches</text:p>
          </table:table-cell>
          <table:table-cell office:value-type="string" calcext:value-type="string">
            <text:p><text:s/>81.1 Inches</text:p>
          </table:table-cell>
          <table:table-cell office:value-type="string" calcext:value-type="string">
            <text:p><text:s/>63.5 Inches</text:p>
          </table:table-cell>
          <table:table-cell office:value-type="string" calcext:value-type="string">
            <text:p><text:s/>69.3 Inches</text:p>
          </table:table-cell>
          <table:table-cell office:value-type="string" calcext:value-type="string">
            <text:p><text:s/>71.8 Inches</text:p>
          </table:table-cell>
          <table:table-cell office:value-type="string" calcext:value-type="string">
            <text:p><text:s/>72.7 Inches</text:p>
          </table:table-cell>
          <table:table-cell office:value-type="string" calcext:value-type="string">
            <text:p><text:s/>73.4 Inches</text:p>
          </table:table-cell>
          <table:table-cell office:value-type="string" calcext:value-type="string">
            <text:p><text:s/>80.2 Inches</text:p>
          </table:table-cell>
          <table:table-cell office:value-type="string" calcext:value-type="string">
            <text:p><text:s/>85.8 Inches</text:p>
          </table:table-cell>
          <table:table-cell office:value-type="string" calcext:value-type="string">
            <text:p><text:s/>73.2 Inches</text:p>
          </table:table-cell>
          <table:table-cell office:value-type="string" calcext:value-type="string">
            <text:p><text:s/>78.8 Inches</text:p>
          </table:table-cell>
          <table:table-cell office:value-type="string" calcext:value-type="string">
            <text:p><text:s/>80.8 Inches</text:p>
          </table:table-cell>
          <table:table-cell office:value-type="string" calcext:value-type="string">
            <text:p><text:s/>82.2 Inches</text:p>
          </table:table-cell>
          <table:table-cell office:value-type="string" calcext:value-type="string">
            <text:p><text:s/>83.9 Inches</text:p>
          </table:table-cell>
          <table:table-cell office:value-type="string" calcext:value-type="string">
            <text:p><text:s/>90.9 Inches</text:p>
          </table:table-cell>
          <table:table-cell office:value-type="string" calcext:value-type="string">
            <text:p><text:s/>100.1 Inches</text:p>
          </table:table-cell>
          <table:table-cell office:value-type="string" calcext:value-type="string">
            <text:p><text:s/>79.8 Inches</text:p>
          </table:table-cell>
          <table:table-cell office:value-type="string" calcext:value-type="string">
            <text:p><text:s/>87.4 Inches</text:p>
          </table:table-cell>
          <table:table-cell office:value-type="string" calcext:value-type="string">
            <text:p><text:s/>85.9 Inches</text:p>
          </table:table-cell>
          <table:table-cell office:value-type="string" calcext:value-type="string">
            <text:p><text:s/>88.1 Inches</text:p>
          </table:table-cell>
          <table:table-cell office:value-type="string" calcext:value-type="string">
            <text:p><text:s/>92.4 Inches</text:p>
          </table:table-cell>
          <table:table-cell office:value-type="string" calcext:value-type="string">
            <text:p><text:s/>99.7 Inches</text:p>
          </table:table-cell>
          <table:table-cell office:value-type="string" calcext:value-type="string">
            <text:p><text:s/>110.6 Inches</text:p>
          </table:table-cell>
          <table:table-cell office:value-type="string" calcext:value-type="string">
            <text:p><text:s/>83.5 Inches</text:p>
          </table:table-cell>
          <table:table-cell office:value-type="string" calcext:value-type="string">
            <text:p><text:s/>88.9 Inches</text:p>
          </table:table-cell>
          <table:table-cell office:value-type="string" calcext:value-type="string">
            <text:p><text:s/>91.2 Inches</text:p>
          </table:table-cell>
          <table:table-cell office:value-type="string" calcext:value-type="string">
            <text:p><text:s/>93.8 Inches</text:p>
          </table:table-cell>
          <table:table-cell office:value-type="string" calcext:value-type="string">
            <text:p><text:s/>99.8 Inches</text:p>
          </table:table-cell>
          <table:table-cell office:value-type="string" calcext:value-type="string">
            <text:p><text:s/>107.9 Inches</text:p>
          </table:table-cell>
          <table:table-cell office:value-type="string" calcext:value-type="string">
            <text:p><text:s/>114.5 Inches</text:p>
          </table:table-cell>
          <table:table-cell office:value-type="string" calcext:value-type="string">
            <text:p><text:s/>90.9 Inches</text:p>
          </table:table-cell>
          <table:table-cell office:value-type="string" calcext:value-type="string">
            <text:p><text:s/>95.4 Inches</text:p>
          </table:table-cell>
          <table:table-cell office:value-type="string" calcext:value-type="string">
            <text:p><text:s/>96.3 Inches</text:p>
          </table:table-cell>
          <table:table-cell office:value-type="string" calcext:value-type="string">
            <text:p><text:s/>101.4 Inches</text:p>
          </table:table-cell>
          <table:table-cell office:value-type="string" calcext:value-type="string">
            <text:p><text:s/>108.6 Inches</text:p>
          </table:table-cell>
          <table:table-cell office:value-type="string" calcext:value-type="string">
            <text:p><text:s/>116.8 Inches</text:p>
          </table:table-cell>
          <table:table-cell office:value-type="string" calcext:value-type="string">
            <text:p><text:s/>127.5 Inches</text:p>
          </table:table-cell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string" calcext:value-type="string">
            <text:p>=</text:p>
          </table:table-cell>
          <table:table-cell office:value-type="float" office:value="1.43991921843965" calcext:value-type="float">
            <text:p>1.43991921843965</text:p>
          </table:table-cell>
          <table:table-cell office:value-type="float" office:value="1.53413591818777" calcext:value-type="float">
            <text:p>1.53413591818777</text:p>
          </table:table-cell>
          <table:table-cell office:value-type="float" office:value="1.51531797105048" calcext:value-type="float">
            <text:p>1.51531797105048</text:p>
          </table:table-cell>
          <table:table-cell office:value-type="float" office:value="1.48154480112194" calcext:value-type="float">
            <text:p>1.48154480112194</text:p>
          </table:table-cell>
          <table:table-cell office:value-type="float" office:value="1.46774894751203" calcext:value-type="float">
            <text:p>1.46774894751203</text:p>
          </table:table-cell>
          <table:table-cell office:value-type="float" office:value="1.50402453815864" calcext:value-type="float">
            <text:p>1.50402453815864</text:p>
          </table:table-cell>
          <table:table-cell/>
          <table:table-cell office:value-type="float" office:value="1.42334124140538" calcext:value-type="float">
            <text:p>1.42334124140538</text:p>
          </table:table-cell>
          <table:table-cell office:value-type="float" office:value="1.49385577181542" calcext:value-type="float">
            <text:p>1.49385577181542</text:p>
          </table:table-cell>
          <table:table-cell office:value-type="float" office:value="1.50058356764522" calcext:value-type="float">
            <text:p>1.50058356764522</text:p>
          </table:table-cell>
          <table:table-cell office:value-type="float" office:value="1.51751536128674" calcext:value-type="float">
            <text:p>1.51751536128674</text:p>
          </table:table-cell>
          <table:table-cell office:value-type="float" office:value="1.52316579789117" calcext:value-type="float">
            <text:p>1.52316579789117</text:p>
          </table:table-cell>
          <table:table-cell office:value-type="float" office:value="1.4938293344432" calcext:value-type="float">
            <text:p>1.4938293344432</text:p>
          </table:table-cell>
          <table:table-cell office:value-type="float" office:value="1.57860274279881" calcext:value-type="float">
            <text:p>1.57860274279881</text:p>
          </table:table-cell>
          <table:table-cell office:value-type="float" office:value="1.43718249585919" calcext:value-type="float">
            <text:p>1.43718249585919</text:p>
          </table:table-cell>
          <table:table-cell office:value-type="float" office:value="1.4634834513481" calcext:value-type="float">
            <text:p>1.4634834513481</text:p>
          </table:table-cell>
          <table:table-cell office:value-type="float" office:value="1.52858362780972" calcext:value-type="float">
            <text:p>1.52858362780972</text:p>
          </table:table-cell>
          <table:table-cell office:value-type="float" office:value="1.53548774415565" calcext:value-type="float">
            <text:p>1.53548774415565</text:p>
          </table:table-cell>
          <table:table-cell office:value-type="float" office:value="1.53299030621808" calcext:value-type="float">
            <text:p>1.53299030621808</text:p>
          </table:table-cell>
          <table:table-cell office:value-type="float" office:value="1.51536879715911" calcext:value-type="float">
            <text:p>1.51536879715911</text:p>
          </table:table-cell>
          <table:table-cell office:value-type="float" office:value="1.55670379302806" calcext:value-type="float">
            <text:p>1.55670379302806</text:p>
          </table:table-cell>
          <table:table-cell office:value-type="float" office:value="1.43034314932429" calcext:value-type="float">
            <text:p>1.43034314932429</text:p>
          </table:table-cell>
          <table:table-cell office:value-type="float" office:value="1.47321724791336" calcext:value-type="float">
            <text:p>1.47321724791336</text:p>
          </table:table-cell>
          <table:table-cell office:value-type="float" office:value="1.50938740615824" calcext:value-type="float">
            <text:p>1.50938740615824</text:p>
          </table:table-cell>
          <table:table-cell office:value-type="float" office:value="1.53618615843532" calcext:value-type="float">
            <text:p>1.53618615843532</text:p>
          </table:table-cell>
          <table:table-cell office:value-type="float" office:value="1.54788757582503" calcext:value-type="float">
            <text:p>1.54788757582503</text:p>
          </table:table-cell>
          <table:table-cell office:value-type="float" office:value="1.51039027871995" calcext:value-type="float">
            <text:p>1.51039027871995</text:p>
          </table:table-cell>
          <table:table-cell office:value-type="float" office:value="1.572523294559" calcext:value-type="float">
            <text:p>1.572523294559</text:p>
          </table:table-cell>
          <table:table-cell office:value-type="float" office:value="1.43383896206147" calcext:value-type="float">
            <text:p>1.43383896206147</text:p>
          </table:table-cell>
          <table:table-cell office:value-type="float" office:value="1.48768731285828" calcext:value-type="float">
            <text:p>1.48768731285828</text:p>
          </table:table-cell>
          <table:table-cell office:value-type="float" office:value="1.50899791247168" calcext:value-type="float">
            <text:p>1.50899791247168</text:p>
          </table:table-cell>
          <table:table-cell office:value-type="float" office:value="1.52515827329023" calcext:value-type="float">
            <text:p>1.52515827329023</text:p>
          </table:table-cell>
          <table:table-cell office:value-type="float" office:value="1.5478025830438" calcext:value-type="float">
            <text:p>1.5478025830438</text:p>
          </table:table-cell>
          <table:table-cell office:value-type="float" office:value="1.53153101549236" calcext:value-type="float">
            <text:p>1.53153101549236</text:p>
          </table:table-cell>
          <table:table-cell office:value-type="float" office:value="1.52472591293218" calcext:value-type="float">
            <text:p>1.52472591293218</text:p>
          </table:table-cell>
          <table:table-cell office:value-type="float" office:value="1.43300240038693" calcext:value-type="float">
            <text:p>1.43300240038693</text:p>
          </table:table-cell>
          <table:table-cell office:value-type="float" office:value="1.48192945921233" calcext:value-type="float">
            <text:p>1.48192945921233</text:p>
          </table:table-cell>
          <table:table-cell office:value-type="float" office:value="1.51506669794499" calcext:value-type="float">
            <text:p>1.51506669794499</text:p>
          </table:table-cell>
          <table:table-cell office:value-type="float" office:value="1.52873440594607" calcext:value-type="float">
            <text:p>1.52873440594607</text:p>
          </table:table-cell>
          <table:table-cell office:value-type="float" office:value="1.52844263910983" calcext:value-type="float">
            <text:p>1.52844263910983</text:p>
          </table:table-cell>
          <table:table-cell office:value-type="float" office:value="1.523662340965" calcext:value-type="float">
            <text:p>1.523662340965</text:p>
          </table:table-cell>
          <table:table-cell office:value-type="float" office:value="1.50430684240777" calcext:value-type="float">
            <text:p>1.50430684240777</text:p>
          </table:table-cell>
          <table:table-cell office:value-type="float" office:value="1.44975122398739" calcext:value-type="float">
            <text:p>1.44975122398739</text:p>
          </table:table-cell>
          <table:table-cell office:value-type="float" office:value="1.48393159660695" calcext:value-type="float">
            <text:p>1.48393159660695</text:p>
          </table:table-cell>
          <table:table-cell office:value-type="float" office:value="1.50236362386008" calcext:value-type="float">
            <text:p>1.50236362386008</text:p>
          </table:table-cell>
          <table:table-cell office:value-type="float" office:value="1.5048110605942" calcext:value-type="float">
            <text:p>1.5048110605942</text:p>
          </table:table-cell>
          <table:table-cell office:value-type="float" office:value="1.51364719916456" calcext:value-type="float">
            <text:p>1.51364719916456</text:p>
          </table:table-cell>
          <table:table-cell office:value-type="float" office:value="1.4998037927639" calcext:value-type="float">
            <text:p>1.4998037927639</text:p>
          </table:table-cell>
          <table:table-cell office:value-type="float" office:value="1.54804774635095" calcext:value-type="float">
            <text:p>1.54804774635095</text:p>
          </table:table-cell>
          <table:table-cell office:value-type="float" office:value="1.42978015440892" calcext:value-type="float">
            <text:p>1.42978015440892</text:p>
          </table:table-cell>
          <table:table-cell office:value-type="float" office:value="1.48092911151796" calcext:value-type="float">
            <text:p>1.48092911151796</text:p>
          </table:table-cell>
          <table:table-cell office:value-type="float" office:value="1.49658229032932" calcext:value-type="float">
            <text:p>1.49658229032932</text:p>
          </table:table-cell>
          <table:table-cell office:value-type="float" office:value="1.49760122634872" calcext:value-type="float">
            <text:p>1.49760122634872</text:p>
          </table:table-cell>
          <table:table-cell office:value-type="float" office:value="1.49650228770229" calcext:value-type="float">
            <text:p>1.49650228770229</text:p>
          </table:table-cell>
          <table:table-cell office:value-type="float" office:value="1.49090013958469" calcext:value-type="float">
            <text:p>1.49090013958469</text:p>
          </table:table-cell>
          <table:table-cell office:value-type="float" office:value="1.52103342625523" calcext:value-type="float">
            <text:p>1.52103342625523</text:p>
          </table:table-cell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string" calcext:value-type="string">
            <text:p>=</text:p>
          </table:table-cell>
          <table:table-cell office:value-type="float" office:value="0.337" calcext:value-type="float">
            <text:p>0.337</text:p>
          </table:table-cell>
          <table:table-cell office:value-type="float" office:value="0.37" calcext:value-type="float">
            <text:p>0.37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6" calcext:value-type="float">
            <text:p>0.376</text:p>
          </table:table-cell>
          <table:table-cell office:value-type="float" office:value="0.378" calcext:value-type="float">
            <text:p>0.378</text:p>
          </table:table-cell>
          <table:table-cell/>
          <table:table-cell office:value-type="float" office:value="0.306" calcext:value-type="float">
            <text:p>0.306</text:p>
          </table:table-cell>
          <table:table-cell office:value-type="float" office:value="0.354" calcext:value-type="float">
            <text:p>0.354</text:p>
          </table:table-cell>
          <table:table-cell office:value-type="float" office:value="0.346" calcext:value-type="float">
            <text:p>0.346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4" calcext:value-type="float">
            <text:p>0.364</text:p>
          </table:table-cell>
          <table:table-cell office:value-type="float" office:value="0.374" calcext:value-type="float">
            <text:p>0.374</text:p>
          </table:table-cell>
          <table:table-cell office:value-type="float" office:value="0.375" calcext:value-type="float">
            <text:p>0.375</text:p>
          </table:table-cell>
          <table:table-cell office:value-type="float" office:value="0.295" calcext:value-type="float">
            <text:p>0.295</text:p>
          </table:table-cell>
          <table:table-cell table:number-columns-repeated="2" office:value-type="float" office:value="0.336" calcext:value-type="float">
            <text:p>0.336</text:p>
          </table:table-cell>
          <table:table-cell office:value-type="float" office:value="0.317" calcext:value-type="float">
            <text:p>0.317</text:p>
          </table:table-cell>
          <table:table-cell office:value-type="float" office:value="0.322" calcext:value-type="float">
            <text:p>0.322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8" calcext:value-type="float">
            <text:p>0.338</text:p>
          </table:table-cell>
          <table:table-cell office:value-type="float" office:value="0.285" calcext:value-type="float">
            <text:p>0.285</text:p>
          </table:table-cell>
          <table:table-cell office:value-type="float" office:value="0.317" calcext:value-type="float">
            <text:p>0.317</text:p>
          </table:table-cell>
          <table:table-cell office:value-type="float" office:value="0.316" calcext:value-type="float">
            <text:p>0.316</text:p>
          </table:table-cell>
          <table:table-cell office:value-type="float" office:value="0.304" calcext:value-type="float">
            <text:p>0.304</text:p>
          </table:table-cell>
          <table:table-cell office:value-type="float" office:value="0.288" calcext:value-type="float">
            <text:p>0.288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1" calcext:value-type="float">
            <text:p>0.291</text:p>
          </table:table-cell>
          <table:table-cell office:value-type="float" office:value="0.309" calcext:value-type="float">
            <text:p>0.309</text:p>
          </table:table-cell>
          <table:table-cell office:value-type="float" office:value="0.301" calcext:value-type="float">
            <text:p>0.301</text:p>
          </table:table-cell>
          <table:table-cell office:value-type="float" office:value="0.288" calcext:value-type="float">
            <text:p>0.288</text:p>
          </table:table-cell>
          <table:table-cell office:value-type="float" office:value="0.276" calcext:value-type="float">
            <text:p>0.276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5" calcext:value-type="float">
            <text:p>0.295</text:p>
          </table:table-cell>
          <table:table-cell office:value-type="float" office:value="0.285" calcext:value-type="float">
            <text:p>0.285</text:p>
          </table:table-cell>
          <table:table-cell office:value-type="float" office:value="0.307" calcext:value-type="float">
            <text:p>0.307</text:p>
          </table:table-cell>
          <table:table-cell office:value-type="float" office:value="0.284" calcext:value-type="float">
            <text:p>0.28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3" calcext:value-type="float">
            <text:p>0.273</text:p>
          </table:table-cell>
          <table:table-cell office:value-type="float" office:value="0.28" calcext:value-type="float">
            <text:p>0.28</text:p>
          </table:table-cell>
          <table:table-cell office:value-type="float" office:value="0.291" calcext:value-type="float">
            <text:p>0.291</text:p>
          </table:table-cell>
          <table:table-cell office:value-type="float" office:value="0.276" calcext:value-type="float">
            <text:p>0.276</text:p>
          </table:table-cell>
          <table:table-cell office:value-type="float" office:value="0.282" calcext:value-type="float">
            <text:p>0.282</text:p>
          </table:table-cell>
          <table:table-cell office:value-type="float" office:value="0.278" calcext:value-type="float">
            <text:p>0.278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7" calcext:value-type="float">
            <text:p>0.287</text:p>
          </table:table-cell>
          <table:table-cell office:value-type="float" office:value="0.274" calcext:value-type="float">
            <text:p>0.274</text:p>
          </table:table-cell>
          <table:table-cell office:value-type="float" office:value="0.283" calcext:value-type="float">
            <text:p>0.283</text:p>
          </table:table-cell>
          <table:table-cell office:value-type="float" office:value="0.268" calcext:value-type="float">
            <text:p>0.268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6" calcext:value-type="float">
            <text:p>0.276</text:p>
          </table:table-cell>
          <table:table-cell office:value-type="float" office:value="0.297" calcext:value-type="float">
            <text:p>0.297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392 <text:s/>sqft</text:p>
          </table:table-cell>
          <table:table-cell office:value-type="string" calcext:value-type="string">
            <text:p><text:s/>459 <text:s/>sqft</text:p>
          </table:table-cell>
          <table:table-cell office:value-type="string" calcext:value-type="string">
            <text:p><text:s/>548 <text:s/>sqft</text:p>
          </table:table-cell>
          <table:table-cell office:value-type="string" calcext:value-type="string">
            <text:p><text:s/>620 <text:s/>sqft</text:p>
          </table:table-cell>
          <table:table-cell office:value-type="string" calcext:value-type="string">
            <text:p><text:s/>857 <text:s/>sqft</text:p>
          </table:table-cell>
          <table:table-cell office:value-type="string" calcext:value-type="string">
            <text:p><text:s/>990 <text:s/>sqft</text:p>
          </table:table-cell>
          <table:table-cell/>
          <table:table-cell office:value-type="string" calcext:value-type="string">
            <text:p><text:s/>743 <text:s/>sqft</text:p>
          </table:table-cell>
          <table:table-cell office:value-type="string" calcext:value-type="string">
            <text:p><text:s/>850 <text:s/>sqft</text:p>
          </table:table-cell>
          <table:table-cell office:value-type="string" calcext:value-type="string">
            <text:p><text:s/>896 <text:s/>sqft</text:p>
          </table:table-cell>
          <table:table-cell office:value-type="string" calcext:value-type="string">
            <text:p><text:s/>1010 <text:s/>sqft</text:p>
          </table:table-cell>
          <table:table-cell office:value-type="string" calcext:value-type="string">
            <text:p><text:s/>1260 <text:s/>sqft</text:p>
          </table:table-cell>
          <table:table-cell office:value-type="string" calcext:value-type="string">
            <text:p><text:s/>1352 <text:s/>sqft</text:p>
          </table:table-cell>
          <table:table-cell office:value-type="string" calcext:value-type="string">
            <text:p><text:s/>1712 <text:s/>sqft</text:p>
          </table:table-cell>
          <table:table-cell office:value-type="string" calcext:value-type="string">
            <text:p><text:s/>1094 <text:s/>sqft</text:p>
          </table:table-cell>
          <table:table-cell office:value-type="string" calcext:value-type="string">
            <text:p><text:s/>1245 <text:s/>sqft</text:p>
          </table:table-cell>
          <table:table-cell office:value-type="string" calcext:value-type="string">
            <text:p><text:s/>1350 <text:s/>sqft</text:p>
          </table:table-cell>
          <table:table-cell office:value-type="string" calcext:value-type="string">
            <text:p><text:s/>1420 <text:s/>sqft</text:p>
          </table:table-cell>
          <table:table-cell office:value-type="string" calcext:value-type="string">
            <text:p><text:s/>1573 <text:s/>sqft</text:p>
          </table:table-cell>
          <table:table-cell office:value-type="string" calcext:value-type="string">
            <text:p><text:s/>1878 <text:s/>sqft</text:p>
          </table:table-cell>
          <table:table-cell office:value-type="string" calcext:value-type="string">
            <text:p><text:s/>2097 <text:s/>sqft</text:p>
          </table:table-cell>
          <table:table-cell office:value-type="string" calcext:value-type="string">
            <text:p><text:s/>1391 <text:s/>sqft</text:p>
          </table:table-cell>
          <table:table-cell office:value-type="string" calcext:value-type="string">
            <text:p><text:s/>1570 <text:s/>sqft</text:p>
          </table:table-cell>
          <table:table-cell office:value-type="string" calcext:value-type="string">
            <text:p><text:s/>1745 <text:s/>sqft</text:p>
          </table:table-cell>
          <table:table-cell office:value-type="string" calcext:value-type="string">
            <text:p><text:s/>1810 <text:s/>sqft</text:p>
          </table:table-cell>
          <table:table-cell office:value-type="string" calcext:value-type="string">
            <text:p><text:s/>1834 <text:s/>sqft</text:p>
          </table:table-cell>
          <table:table-cell office:value-type="string" calcext:value-type="string">
            <text:p><text:s/>2041 <text:s/>sqft</text:p>
          </table:table-cell>
          <table:table-cell office:value-type="string" calcext:value-type="string">
            <text:p><text:s/>2722 <text:s/>sqft</text:p>
          </table:table-cell>
          <table:table-cell office:value-type="string" calcext:value-type="string">
            <text:p><text:s/>1774 <text:s/>sqft</text:p>
          </table:table-cell>
          <table:table-cell office:value-type="string" calcext:value-type="string">
            <text:p><text:s/>2006 <text:s/>sqft</text:p>
          </table:table-cell>
          <table:table-cell office:value-type="string" calcext:value-type="string">
            <text:p><text:s/>2180 <text:s/>sqft</text:p>
          </table:table-cell>
          <table:table-cell office:value-type="string" calcext:value-type="string">
            <text:p><text:s/>2289 <text:s/>sqft</text:p>
          </table:table-cell>
          <table:table-cell office:value-type="string" calcext:value-type="string">
            <text:p><text:s/>2422 <text:s/>sqft</text:p>
          </table:table-cell>
          <table:table-cell office:value-type="string" calcext:value-type="string">
            <text:p><text:s/>2675 <text:s/>sqft</text:p>
          </table:table-cell>
          <table:table-cell office:value-type="string" calcext:value-type="string">
            <text:p><text:s/>3074 <text:s/>sqft</text:p>
          </table:table-cell>
          <table:table-cell office:value-type="string" calcext:value-type="string">
            <text:p><text:s/>2093 <text:s/>sqft</text:p>
          </table:table-cell>
          <table:table-cell office:value-type="string" calcext:value-type="string">
            <text:p><text:s/>2427 <text:s/>sqft</text:p>
          </table:table-cell>
          <table:table-cell office:value-type="string" calcext:value-type="string">
            <text:p><text:s/>2552 <text:s/>sqft</text:p>
          </table:table-cell>
          <table:table-cell office:value-type="string" calcext:value-type="string">
            <text:p><text:s/>2682 <text:s/>sqft</text:p>
          </table:table-cell>
          <table:table-cell office:value-type="string" calcext:value-type="string">
            <text:p><text:s/>2839 <text:s/>sqft</text:p>
          </table:table-cell>
          <table:table-cell office:value-type="string" calcext:value-type="string">
            <text:p><text:s/>3088 <text:s/>sqft</text:p>
          </table:table-cell>
          <table:table-cell office:value-type="string" calcext:value-type="string">
            <text:p><text:s/>3620 <text:s/>sqft</text:p>
          </table:table-cell>
          <table:table-cell office:value-type="string" calcext:value-type="string">
            <text:p><text:s/>2350 <text:s/>sqft</text:p>
          </table:table-cell>
          <table:table-cell office:value-type="string" calcext:value-type="string">
            <text:p><text:s/>2687 <text:s/>sqft</text:p>
          </table:table-cell>
          <table:table-cell office:value-type="string" calcext:value-type="string">
            <text:p><text:s/>2837 <text:s/>sqft</text:p>
          </table:table-cell>
          <table:table-cell office:value-type="string" calcext:value-type="string">
            <text:p><text:s/>2916 <text:s/>sqft</text:p>
          </table:table-cell>
          <table:table-cell office:value-type="string" calcext:value-type="string">
            <text:p><text:s/>3150 <text:s/>sqft</text:p>
          </table:table-cell>
          <table:table-cell office:value-type="string" calcext:value-type="string">
            <text:p><text:s/>3459 <text:s/>sqft</text:p>
          </table:table-cell>
          <table:table-cell office:value-type="string" calcext:value-type="string">
            <text:p><text:s/>3848 <text:s/>sqft</text:p>
          </table:table-cell>
          <table:table-cell office:value-type="string" calcext:value-type="string">
            <text:p><text:s/>2688 <text:s/>sqft</text:p>
          </table:table-cell>
          <table:table-cell office:value-type="string" calcext:value-type="string">
            <text:p><text:s/>2970 <text:s/>sqft</text:p>
          </table:table-cell>
          <table:table-cell office:value-type="string" calcext:value-type="string">
            <text:p><text:s/>3117 <text:s/>sqft</text:p>
          </table:table-cell>
          <table:table-cell office:value-type="string" calcext:value-type="string">
            <text:p><text:s/>3399 <text:s/>sqft</text:p>
          </table:table-cell>
          <table:table-cell office:value-type="string" calcext:value-type="string">
            <text:p><text:s/>3659 <text:s/>sqft</text:p>
          </table:table-cell>
          <table:table-cell office:value-type="string" calcext:value-type="string">
            <text:p><text:s/>3919 <text:s/>sqft</text:p>
          </table:table-cell>
          <table:table-cell office:value-type="string" calcext:value-type="string">
            <text:p><text:s/>4588 <text:s/>sqft</text:p>
          </table:table-cell>
        </table:table-row>
        <table:table-row table:style-name="ro1">
          <table:table-cell office:value-type="string" calcext:value-type="string">
            <text:p>Wing AR</text:p>
          </table:table-cell>
          <table:table-cell office:value-type="string" calcext:value-type="string">
            <text:p>=</text:p>
          </table:table-cell>
          <table:table-cell office:value-type="float" office:value="13.8" calcext:value-type="float">
            <text:p>13.8</text:p>
          </table:table-cell>
          <table:table-cell office:value-type="float" office:value="14" calcext:value-type="float">
            <text:p>14</text:p>
          </table:table-cell>
          <table:table-cell office:value-type="float" office:value="13.55" calcext:value-type="float">
            <text:p>13.55</text:p>
          </table:table-cell>
          <table:table-cell office:value-type="float" office:value="9.28" calcext:value-type="float">
            <text:p>9.28</text:p>
          </table:table-cell>
          <table:table-cell office:value-type="float" office:value="6.98" calcext:value-type="float">
            <text:p>6.98</text:p>
          </table:table-cell>
          <table:table-cell office:value-type="float" office:value="6.03" calcext:value-type="float">
            <text:p>6.03</text:p>
          </table:table-cell>
          <table:table-cell/>
          <table:table-cell office:value-type="float" office:value="13.42" calcext:value-type="float">
            <text:p>13.42</text:p>
          </table:table-cell>
          <table:table-cell office:value-type="float" office:value="14" calcext:value-type="float">
            <text:p>14</text:p>
          </table:table-cell>
          <table:table-cell office:value-type="float" office:value="13.16" calcext:value-type="float">
            <text:p>13.16</text:p>
          </table:table-cell>
          <table:table-cell office:value-type="float" office:value="13.59" calcext:value-type="float">
            <text:p>13.59</text:p>
          </table:table-cell>
          <table:table-cell office:value-type="float" office:value="11.69" calcext:value-type="float">
            <text:p>11.69</text:p>
          </table:table-cell>
          <table:table-cell office:value-type="float" office:value="9.48" calcext:value-type="float">
            <text:p>9.48</text:p>
          </table:table-cell>
          <table:table-cell office:value-type="float" office:value="9.08" calcext:value-type="float">
            <text:p>9.08</text:p>
          </table:table-cell>
          <table:table-cell office:value-type="float" office:value="13.61" calcext:value-type="float">
            <text:p>13.61</text:p>
          </table:table-cell>
          <table:table-cell office:value-type="float" office:value="13.05" calcext:value-type="float">
            <text:p>13.05</text:p>
          </table:table-cell>
          <table:table-cell office:value-type="float" office:value="14" calcext:value-type="float">
            <text:p>14</text:p>
          </table:table-cell>
          <table:table-cell office:value-type="float" office:value="12.64" calcext:value-type="float">
            <text:p>12.64</text:p>
          </table:table-cell>
          <table:table-cell office:value-type="float" office:value="11.7" calcext:value-type="float">
            <text:p>11.7</text:p>
          </table:table-cell>
          <table:table-cell office:value-type="float" office:value="9.77" calcext:value-type="float">
            <text:p>9.77</text:p>
          </table:table-cell>
          <table:table-cell office:value-type="float" office:value="8.64" calcext:value-type="float">
            <text:p>8.64</text:p>
          </table:table-cell>
          <table:table-cell office:value-type="float" office:value="13.24" calcext:value-type="float">
            <text:p>13.24</text:p>
          </table:table-cell>
          <table:table-cell office:value-type="float" office:value="14" calcext:value-type="float">
            <text:p>14</text:p>
          </table:table-cell>
          <table:table-cell office:value-type="float" office:value="13.85" calcext:value-type="float">
            <text:p>13.85</text:p>
          </table:table-cell>
          <table:table-cell office:value-type="float" office:value="12.74" calcext:value-type="float">
            <text:p>12.74</text:p>
          </table:table-cell>
          <table:table-cell office:value-type="float" office:value="11.5" calcext:value-type="float">
            <text:p>11.5</text:p>
          </table:table-cell>
          <table:table-cell office:value-type="float" office:value="9.8" calcext:value-type="float">
            <text:p>9.8</text:p>
          </table:table-cell>
          <table:table-cell office:value-type="float" office:value="9.44" calcext:value-type="float">
            <text:p>9.44</text:p>
          </table:table-cell>
          <table:table-cell office:value-type="float" office:value="12.44" calcext:value-type="float">
            <text:p>12.44</text:p>
          </table:table-cell>
          <table:table-cell office:value-type="float" office:value="14" calcext:value-type="float">
            <text:p>14</text:p>
          </table:table-cell>
          <table:table-cell office:value-type="float" office:value="12.69" calcext:value-type="float">
            <text:p>12.69</text:p>
          </table:table-cell>
          <table:table-cell office:value-type="float" office:value="11.75" calcext:value-type="float">
            <text:p>11.75</text:p>
          </table:table-cell>
          <table:table-cell office:value-type="float" office:value="11.12" calcext:value-type="float">
            <text:p>11.12</text:p>
          </table:table-cell>
          <table:table-cell office:value-type="float" office:value="10.31" calcext:value-type="float">
            <text:p>10.31</text:p>
          </table:table-cell>
          <table:table-cell office:value-type="float" office:value="9.44" calcext:value-type="float">
            <text:p>9.44</text:p>
          </table:table-cell>
          <table:table-cell office:value-type="float" office:value="12.5" calcext:value-type="float">
            <text:p>12.5</text:p>
          </table:table-cell>
          <table:table-cell office:value-type="float" office:value="14" calcext:value-type="float">
            <text:p>14</text:p>
          </table:table-cell>
          <table:table-cell office:value-type="float" office:value="12.44" calcext:value-type="float">
            <text:p>12.44</text:p>
          </table:table-cell>
          <table:table-cell office:value-type="float" office:value="11.61" calcext:value-type="float">
            <text:p>11.61</text:p>
          </table:table-cell>
          <table:table-cell office:value-type="float" office:value="11.07" calcext:value-type="float">
            <text:p>11.07</text:p>
          </table:table-cell>
          <table:table-cell office:value-type="float" office:value="10.74" calcext:value-type="float">
            <text:p>10.74</text:p>
          </table:table-cell>
          <table:table-cell office:value-type="float" office:value="9.69" calcext:value-type="float">
            <text:p>9.69</text:p>
          </table:table-cell>
          <table:table-cell office:value-type="float" office:value="12.95" calcext:value-type="float">
            <text:p>12.95</text:p>
          </table:table-cell>
          <table:table-cell office:value-type="float" office:value="13.41" calcext:value-type="float">
            <text:p>13.41</text:p>
          </table:table-cell>
          <table:table-cell office:value-type="float" office:value="12.06" calcext:value-type="float">
            <text:p>12.06</text:p>
          </table:table-cell>
          <table:table-cell office:value-type="float" office:value="11.51" calcext:value-type="float">
            <text:p>11.51</text:p>
          </table:table-cell>
          <table:table-cell office:value-type="float" office:value="11.26" calcext:value-type="float">
            <text:p>11.26</text:p>
          </table:table-cell>
          <table:table-cell office:value-type="float" office:value="10.93" calcext:value-type="float">
            <text:p>10.93</text:p>
          </table:table-cell>
          <table:table-cell office:value-type="float" office:value="10.11" calcext:value-type="float">
            <text:p>10.11</text:p>
          </table:table-cell>
          <table:table-cell office:value-type="float" office:value="12.82" calcext:value-type="float">
            <text:p>12.82</text:p>
          </table:table-cell>
          <table:table-cell office:value-type="float" office:value="12.85" calcext:value-type="float">
            <text:p>12.85</text:p>
          </table:table-cell>
          <table:table-cell office:value-type="float" office:value="11.71" calcext:value-type="float">
            <text:p>11.71</text:p>
          </table:table-cell>
          <table:table-cell office:value-type="float" office:value="11.58" calcext:value-type="float">
            <text:p>11.58</text:p>
          </table:table-cell>
          <table:table-cell office:value-type="float" office:value="11.31" calcext:value-type="float">
            <text:p>11.31</text:p>
          </table:table-cell>
          <table:table-cell office:value-type="float" office:value="11.15" calcext:value-type="float">
            <text:p>11.15</text:p>
          </table:table-cell>
          <table:table-cell office:value-type="float" office:value="9.07" calcext:value-type="float">
            <text:p>9.07</text:p>
          </table:table-cell>
        </table:table-row>
        <table:table-row table:style-name="ro1">
          <table:table-cell office:value-type="string" calcext:value-type="string">
            <text:p>Wing tc</text:p>
          </table:table-cell>
          <table:table-cell office:value-type="string" calcext:value-type="string">
            <text:p>=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" calcext:value-type="float">
            <text:p>0.1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float" office:value="0.127" calcext:value-type="float">
            <text:p>0.127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" calcext:value-type="float">
            <text:p>0.1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" calcext:value-type="float">
            <text:p>0.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2" calcext:value-type="float">
            <text:p>0.09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3" calcext:value-type="float">
            <text:p>0.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5" calcext:value-type="float">
            <text:p>0.09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73.5 <text:s/>ft</text:p>
          </table:table-cell>
          <table:table-cell office:value-type="string" calcext:value-type="string">
            <text:p><text:s/>80.1 <text:s/>ft</text:p>
          </table:table-cell>
          <table:table-cell office:value-type="string" calcext:value-type="string">
            <text:p><text:s/>86.1 <text:s/>ft</text:p>
          </table:table-cell>
          <table:table-cell office:value-type="string" calcext:value-type="string">
            <text:p><text:s/>75.9 <text:s/>ft</text:p>
          </table:table-cell>
          <table:table-cell office:value-type="string" calcext:value-type="string">
            <text:p><text:s/>77.3 <text:s/>ft</text:p>
          </table:table-cell>
          <table:table-cell office:value-type="string" calcext:value-type="string">
            <text:p><text:s/>77.2 <text:s/>ft</text:p>
          </table:table-cell>
          <table:table-cell/>
          <table:table-cell office:value-type="string" calcext:value-type="string">
            <text:p><text:s/>99.8 <text:s/>ft</text:p>
          </table:table-cell>
          <table:table-cell office:value-type="string" calcext:value-type="string">
            <text:p><text:s/>109.1 <text:s/>ft</text:p>
          </table:table-cell>
          <table:table-cell office:value-type="string" calcext:value-type="string">
            <text:p><text:s/>108.6 <text:s/>ft</text:p>
          </table:table-cell>
          <table:table-cell office:value-type="string" calcext:value-type="string">
            <text:p><text:s/>117.2 <text:s/>ft</text:p>
          </table:table-cell>
          <table:table-cell office:value-type="string" calcext:value-type="string">
            <text:p><text:s/>121.4 <text:s/>ft</text:p>
          </table:table-cell>
          <table:table-cell office:value-type="string" calcext:value-type="string">
            <text:p><text:s/>113.2 <text:s/>ft</text:p>
          </table:table-cell>
          <table:table-cell office:value-type="string" calcext:value-type="string">
            <text:p><text:s/>124.7 <text:s/>ft</text:p>
          </table:table-cell>
          <table:table-cell office:value-type="string" calcext:value-type="string">
            <text:p><text:s/>122.0 <text:s/>ft</text:p>
          </table:table-cell>
          <table:table-cell office:value-type="string" calcext:value-type="string">
            <text:p><text:s/>127.4 <text:s/>ft</text:p>
          </table:table-cell>
          <table:table-cell office:value-type="string" calcext:value-type="string">
            <text:p><text:s/>137.5 <text:s/>ft</text:p>
          </table:table-cell>
          <table:table-cell office:value-type="string" calcext:value-type="string">
            <text:p><text:s/>134.0 <text:s/>ft</text:p>
          </table:table-cell>
          <table:table-cell office:value-type="string" calcext:value-type="string">
            <text:p><text:s/>135.7 <text:s/>ft</text:p>
          </table:table-cell>
          <table:table-cell office:value-type="string" calcext:value-type="string">
            <text:p><text:s/>135.4 <text:s/>ft</text:p>
          </table:table-cell>
          <table:table-cell office:value-type="string" calcext:value-type="string">
            <text:p><text:s/>134.6 <text:s/>ft</text:p>
          </table:table-cell>
          <table:table-cell office:value-type="string" calcext:value-type="string">
            <text:p><text:s/>135.7 <text:s/>ft</text:p>
          </table:table-cell>
          <table:table-cell office:value-type="string" calcext:value-type="string">
            <text:p><text:s/>148.3 <text:s/>ft</text:p>
          </table:table-cell>
          <table:table-cell office:value-type="string" calcext:value-type="string">
            <text:p><text:s/>155.4 <text:s/>ft</text:p>
          </table:table-cell>
          <table:table-cell office:value-type="string" calcext:value-type="string">
            <text:p><text:s/>151.8 <text:s/>ft</text:p>
          </table:table-cell>
          <table:table-cell office:value-type="string" calcext:value-type="string">
            <text:p><text:s/>145.2 <text:s/>ft</text:p>
          </table:table-cell>
          <table:table-cell office:value-type="string" calcext:value-type="string">
            <text:p><text:s/>141.4 <text:s/>ft</text:p>
          </table:table-cell>
          <table:table-cell office:value-type="string" calcext:value-type="string">
            <text:p><text:s/>160.3 <text:s/>ft</text:p>
          </table:table-cell>
          <table:table-cell office:value-type="string" calcext:value-type="string">
            <text:p><text:s/>148.6 <text:s/>ft</text:p>
          </table:table-cell>
          <table:table-cell office:value-type="string" calcext:value-type="string">
            <text:p><text:s/>167.6 <text:s/>ft</text:p>
          </table:table-cell>
          <table:table-cell office:value-type="string" calcext:value-type="string">
            <text:p><text:s/>166.3 <text:s/>ft</text:p>
          </table:table-cell>
          <table:table-cell office:value-type="string" calcext:value-type="string">
            <text:p><text:s/>164.0 <text:s/>ft</text:p>
          </table:table-cell>
          <table:table-cell office:value-type="string" calcext:value-type="string">
            <text:p><text:s/>164.1 <text:s/>ft</text:p>
          </table:table-cell>
          <table:table-cell office:value-type="string" calcext:value-type="string">
            <text:p><text:s/>166.1 <text:s/>ft</text:p>
          </table:table-cell>
          <table:table-cell office:value-type="string" calcext:value-type="string">
            <text:p><text:s/>170.3 <text:s/>ft</text:p>
          </table:table-cell>
          <table:table-cell office:value-type="string" calcext:value-type="string">
            <text:p><text:s/>161.8 <text:s/>ft</text:p>
          </table:table-cell>
          <table:table-cell office:value-type="string" calcext:value-type="string">
            <text:p><text:s/>184.3 <text:s/>ft</text:p>
          </table:table-cell>
          <table:table-cell office:value-type="string" calcext:value-type="string">
            <text:p><text:s/>178.2 <text:s/>ft</text:p>
          </table:table-cell>
          <table:table-cell office:value-type="string" calcext:value-type="string">
            <text:p><text:s/>176.5 <text:s/>ft</text:p>
          </table:table-cell>
          <table:table-cell office:value-type="string" calcext:value-type="string">
            <text:p><text:s/>177.3 <text:s/>ft</text:p>
          </table:table-cell>
          <table:table-cell office:value-type="string" calcext:value-type="string">
            <text:p><text:s/>182.1 <text:s/>ft</text:p>
          </table:table-cell>
          <table:table-cell office:value-type="string" calcext:value-type="string">
            <text:p><text:s/>187.3 <text:s/>ft</text:p>
          </table:table-cell>
          <table:table-cell office:value-type="string" calcext:value-type="string">
            <text:p><text:s/>174.5 <text:s/>ft</text:p>
          </table:table-cell>
          <table:table-cell office:value-type="string" calcext:value-type="string">
            <text:p><text:s/>189.8 <text:s/>ft</text:p>
          </table:table-cell>
          <table:table-cell office:value-type="string" calcext:value-type="string">
            <text:p><text:s/>185.0 <text:s/>ft</text:p>
          </table:table-cell>
          <table:table-cell office:value-type="string" calcext:value-type="string">
            <text:p><text:s/>183.2 <text:s/>ft</text:p>
          </table:table-cell>
          <table:table-cell office:value-type="string" calcext:value-type="string">
            <text:p><text:s/>188.4 <text:s/>ft</text:p>
          </table:table-cell>
          <table:table-cell office:value-type="string" calcext:value-type="string">
            <text:p><text:s/>194.4 <text:s/>ft</text:p>
          </table:table-cell>
          <table:table-cell office:value-type="string" calcext:value-type="string">
            <text:p><text:s/>197.3 <text:s/>ft</text:p>
          </table:table-cell>
          <table:table-cell office:value-type="string" calcext:value-type="string">
            <text:p><text:s/>185.6 <text:s/>ft</text:p>
          </table:table-cell>
          <table:table-cell office:value-type="string" calcext:value-type="string">
            <text:p><text:s/>195.4 <text:s/>ft</text:p>
          </table:table-cell>
          <table:table-cell office:value-type="string" calcext:value-type="string">
            <text:p><text:s/>191.1 <text:s/>ft</text:p>
          </table:table-cell>
          <table:table-cell office:value-type="string" calcext:value-type="string">
            <text:p><text:s/>198.4 <text:s/>ft</text:p>
          </table:table-cell>
          <table:table-cell office:value-type="string" calcext:value-type="string">
            <text:p><text:s/>203.4 <text:s/>ft</text:p>
          </table:table-cell>
          <table:table-cell office:value-type="string" calcext:value-type="string">
            <text:p><text:s/>209.1 <text:s/>ft</text:p>
          </table:table-cell>
          <table:table-cell office:value-type="string" calcext:value-type="string">
            <text:p><text:s/>204.0 <text:s/>ft</text:p>
          </table:table-cell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103.8 <text:s/>lbs/sqft</text:p>
          </table:table-cell>
          <table:table-cell office:value-type="string" calcext:value-type="string">
            <text:p><text:s/>102.7 <text:s/>lbs/sqft</text:p>
          </table:table-cell>
          <table:table-cell office:value-type="string" calcext:value-type="string">
            <text:p><text:s/>95.9 <text:s/>lbs/sqft</text:p>
          </table:table-cell>
          <table:table-cell office:value-type="string" calcext:value-type="string">
            <text:p><text:s/>95.6 <text:s/>lbs/sqft</text:p>
          </table:table-cell>
          <table:table-cell office:value-type="string" calcext:value-type="string">
            <text:p><text:s/>86.8 <text:s/>lbs/sqft</text:p>
          </table:table-cell>
          <table:table-cell office:value-type="string" calcext:value-type="string">
            <text:p><text:s/>90.0 <text:s/>lbs/sqft</text:p>
          </table:table-cell>
          <table:table-cell/>
          <table:table-cell office:value-type="string" calcext:value-type="string">
            <text:p><text:s/>106.9 <text:s/>lbs/sqft</text:p>
          </table:table-cell>
          <table:table-cell office:value-type="string" calcext:value-type="string">
            <text:p><text:s/>106.5 <text:s/>lbs/sqft</text:p>
          </table:table-cell>
          <table:table-cell office:value-type="string" calcext:value-type="string">
            <text:p><text:s/>111.6 <text:s/>lbs/sqft</text:p>
          </table:table-cell>
          <table:table-cell office:value-type="string" calcext:value-type="string">
            <text:p><text:s/>110.8 <text:s/>lbs/sqft</text:p>
          </table:table-cell>
          <table:table-cell office:value-type="string" calcext:value-type="string">
            <text:p><text:s/>102.8 <text:s/>lbs/sqft</text:p>
          </table:table-cell>
          <table:table-cell office:value-type="string" calcext:value-type="string">
            <text:p><text:s/>108.0 <text:s/>lbs/sqft</text:p>
          </table:table-cell>
          <table:table-cell office:value-type="string" calcext:value-type="string">
            <text:p><text:s/>102.7 <text:s/>lbs/sqft</text:p>
          </table:table-cell>
          <table:table-cell office:value-type="string" calcext:value-type="string">
            <text:p><text:s/>109.9 <text:s/>lbs/sqft</text:p>
          </table:table-cell>
          <table:table-cell office:value-type="string" calcext:value-type="string">
            <text:p><text:s/>109.8 <text:s/>lbs/sqft</text:p>
          </table:table-cell>
          <table:table-cell office:value-type="string" calcext:value-type="string">
            <text:p><text:s/>114.1 <text:s/>lbs/sqft</text:p>
          </table:table-cell>
          <table:table-cell office:value-type="string" calcext:value-type="string">
            <text:p><text:s/>118.8 <text:s/>lbs/sqft</text:p>
          </table:table-cell>
          <table:table-cell office:value-type="string" calcext:value-type="string">
            <text:p><text:s/>120.8 <text:s/>lbs/sqft</text:p>
          </table:table-cell>
          <table:table-cell office:value-type="string" calcext:value-type="string">
            <text:p><text:s/>116.3 <text:s/>lbs/sqft</text:p>
          </table:table-cell>
          <table:table-cell office:value-type="string" calcext:value-type="string">
            <text:p><text:s/>120.6 <text:s/>lbs/sqft</text:p>
          </table:table-cell>
          <table:table-cell office:value-type="string" calcext:value-type="string">
            <text:p><text:s/>114.4 <text:s/>lbs/sqft</text:p>
          </table:table-cell>
          <table:table-cell office:value-type="string" calcext:value-type="string">
            <text:p><text:s/>115.0 <text:s/>lbs/sqft</text:p>
          </table:table-cell>
          <table:table-cell office:value-type="string" calcext:value-type="string">
            <text:p><text:s/>116.3 <text:s/>lbs/sqft</text:p>
          </table:table-cell>
          <table:table-cell office:value-type="string" calcext:value-type="string">
            <text:p><text:s/>122.5 <text:s/>lbs/sqft</text:p>
          </table:table-cell>
          <table:table-cell office:value-type="string" calcext:value-type="string">
            <text:p><text:s/>131.7 <text:s/>lbs/sqft</text:p>
          </table:table-cell>
          <table:table-cell office:value-type="string" calcext:value-type="string">
            <text:p><text:s/>133.0 <text:s/>lbs/sqft</text:p>
          </table:table-cell>
          <table:table-cell office:value-type="string" calcext:value-type="string">
            <text:p><text:s/>120.0 <text:s/>lbs/sqft</text:p>
          </table:table-cell>
          <table:table-cell office:value-type="string" calcext:value-type="string">
            <text:p><text:s/>117.4 <text:s/>lbs/sqft</text:p>
          </table:table-cell>
          <table:table-cell office:value-type="string" calcext:value-type="string">
            <text:p><text:s/>121.5 <text:s/>lbs/sqft</text:p>
          </table:table-cell>
          <table:table-cell office:value-type="string" calcext:value-type="string">
            <text:p><text:s/>123.7 <text:s/>lbs/sqft</text:p>
          </table:table-cell>
          <table:table-cell office:value-type="string" calcext:value-type="string">
            <text:p><text:s/>129.4 <text:s/>lbs/sqft</text:p>
          </table:table-cell>
          <table:table-cell office:value-type="string" calcext:value-type="string">
            <text:p><text:s/>135.5 <text:s/>lbs/sqft</text:p>
          </table:table-cell>
          <table:table-cell office:value-type="string" calcext:value-type="string">
            <text:p><text:s/>138.5 <text:s/>lbs/sqft</text:p>
          </table:table-cell>
          <table:table-cell office:value-type="string" calcext:value-type="string">
            <text:p><text:s/>139.4 <text:s/>lbs/sqft</text:p>
          </table:table-cell>
          <table:table-cell office:value-type="string" calcext:value-type="string">
            <text:p><text:s/>120.6 <text:s/>lbs/sqft</text:p>
          </table:table-cell>
          <table:table-cell office:value-type="string" calcext:value-type="string">
            <text:p><text:s/>123.2 <text:s/>lbs/sqft</text:p>
          </table:table-cell>
          <table:table-cell office:value-type="string" calcext:value-type="string">
            <text:p><text:s/>127.1 <text:s/>lbs/sqft</text:p>
          </table:table-cell>
          <table:table-cell office:value-type="string" calcext:value-type="string">
            <text:p><text:s/>133.2 <text:s/>lbs/sqft</text:p>
          </table:table-cell>
          <table:table-cell office:value-type="string" calcext:value-type="string">
            <text:p><text:s/>139.6 <text:s/>lbs/sqft</text:p>
          </table:table-cell>
          <table:table-cell office:value-type="string" calcext:value-type="string">
            <text:p><text:s/>145.1 <text:s/>lbs/sqft</text:p>
          </table:table-cell>
          <table:table-cell office:value-type="string" calcext:value-type="string">
            <text:p><text:s/>143.2 <text:s/>lbs/sqft</text:p>
          </table:table-cell>
          <table:table-cell office:value-type="string" calcext:value-type="string">
            <text:p><text:s/>124.5 <text:s/>lbs/sqft</text:p>
          </table:table-cell>
          <table:table-cell office:value-type="string" calcext:value-type="string">
            <text:p><text:s/>125.8 <text:s/>lbs/sqft</text:p>
          </table:table-cell>
          <table:table-cell office:value-type="string" calcext:value-type="string">
            <text:p><text:s/>130.3 <text:s/>lbs/sqft</text:p>
          </table:table-cell>
          <table:table-cell office:value-type="string" calcext:value-type="string">
            <text:p><text:s/>138.9 <text:s/>lbs/sqft</text:p>
          </table:table-cell>
          <table:table-cell office:value-type="string" calcext:value-type="string">
            <text:p><text:s/>144.4 <text:s/>lbs/sqft</text:p>
          </table:table-cell>
          <table:table-cell office:value-type="string" calcext:value-type="string">
            <text:p><text:s/>148.5 <text:s/>lbs/sqft</text:p>
          </table:table-cell>
          <table:table-cell office:value-type="string" calcext:value-type="string">
            <text:p><text:s/>153.2 <text:s/>lbs/sqft</text:p>
          </table:table-cell>
          <table:table-cell office:value-type="string" calcext:value-type="string">
            <text:p><text:s/>126.3 <text:s/>lbs/sqft</text:p>
          </table:table-cell>
          <table:table-cell office:value-type="string" calcext:value-type="string">
            <text:p><text:s/>130.4 <text:s/>lbs/sqft</text:p>
          </table:table-cell>
          <table:table-cell office:value-type="string" calcext:value-type="string">
            <text:p><text:s/>135.8 <text:s/>lbs/sqft</text:p>
          </table:table-cell>
          <table:table-cell office:value-type="string" calcext:value-type="string">
            <text:p><text:s/>139.5 <text:s/>lbs/sqft</text:p>
          </table:table-cell>
          <table:table-cell office:value-type="string" calcext:value-type="string">
            <text:p><text:s/>145.6 <text:s/>lbs/sqft</text:p>
          </table:table-cell>
          <table:table-cell office:value-type="string" calcext:value-type="string">
            <text:p><text:s/>153.3 <text:s/>lbs/sqft</text:p>
          </table:table-cell>
          <table:table-cell office:value-type="string" calcext:value-type="string">
            <text:p><text:s/>149.8 <text:s/>lbs/sqft</text:p>
          </table:table-cell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39.09 <text:s/>ft</text:p>
          </table:table-cell>
          <table:table-cell office:value-type="string" calcext:value-type="string">
            <text:p><text:s/>39.70 <text:s/>ft</text:p>
          </table:table-cell>
          <table:table-cell office:value-type="string" calcext:value-type="string">
            <text:p><text:s/>36.77 <text:s/>ft</text:p>
          </table:table-cell>
          <table:table-cell office:value-type="string" calcext:value-type="string">
            <text:p><text:s/>32.16 <text:s/>ft</text:p>
          </table:table-cell>
          <table:table-cell office:value-type="string" calcext:value-type="string">
            <text:p><text:s/>34.38 <text:s/>ft</text:p>
          </table:table-cell>
          <table:table-cell office:value-type="string" calcext:value-type="string">
            <text:p><text:s/>27.79 <text:s/>ft</text:p>
          </table:table-cell>
          <table:table-cell/>
          <table:table-cell office:value-type="string" calcext:value-type="string">
            <text:p><text:s/>55.70 <text:s/>ft</text:p>
          </table:table-cell>
          <table:table-cell office:value-type="string" calcext:value-type="string">
            <text:p><text:s/>56.84 <text:s/>ft</text:p>
          </table:table-cell>
          <table:table-cell office:value-type="string" calcext:value-type="string">
            <text:p><text:s/>56.43 <text:s/>ft</text:p>
          </table:table-cell>
          <table:table-cell office:value-type="string" calcext:value-type="string">
            <text:p><text:s/>52.77 <text:s/>ft</text:p>
          </table:table-cell>
          <table:table-cell office:value-type="string" calcext:value-type="string">
            <text:p><text:s/>47.86 <text:s/>ft</text:p>
          </table:table-cell>
          <table:table-cell office:value-type="string" calcext:value-type="string">
            <text:p><text:s/>40.72 <text:s/>ft</text:p>
          </table:table-cell>
          <table:table-cell office:value-type="string" calcext:value-type="string">
            <text:p><text:s/>38.94 <text:s/>ft</text:p>
          </table:table-cell>
          <table:table-cell office:value-type="string" calcext:value-type="string">
            <text:p><text:s/>64.75 <text:s/>ft</text:p>
          </table:table-cell>
          <table:table-cell office:value-type="string" calcext:value-type="string">
            <text:p><text:s/>65.50 <text:s/>ft</text:p>
          </table:table-cell>
          <table:table-cell office:value-type="string" calcext:value-type="string">
            <text:p><text:s/>65.61 <text:s/>ft</text:p>
          </table:table-cell>
          <table:table-cell office:value-type="string" calcext:value-type="string">
            <text:p><text:s/>64.95 <text:s/>ft</text:p>
          </table:table-cell>
          <table:table-cell office:value-type="string" calcext:value-type="string">
            <text:p><text:s/>57.94 <text:s/>ft</text:p>
          </table:table-cell>
          <table:table-cell office:value-type="string" calcext:value-type="string">
            <text:p><text:s/>53.20 <text:s/>ft</text:p>
          </table:table-cell>
          <table:table-cell office:value-type="string" calcext:value-type="string">
            <text:p><text:s/>45.25 <text:s/>ft</text:p>
          </table:table-cell>
          <table:table-cell office:value-type="string" calcext:value-type="string">
            <text:p><text:s/>76.74 <text:s/>ft</text:p>
          </table:table-cell>
          <table:table-cell office:value-type="string" calcext:value-type="string">
            <text:p><text:s/>78.25 <text:s/>ft</text:p>
          </table:table-cell>
          <table:table-cell office:value-type="string" calcext:value-type="string">
            <text:p><text:s/>76.90 <text:s/>ft</text:p>
          </table:table-cell>
          <table:table-cell office:value-type="string" calcext:value-type="string">
            <text:p><text:s/>74.61 <text:s/>ft</text:p>
          </table:table-cell>
          <table:table-cell office:value-type="string" calcext:value-type="string">
            <text:p><text:s/>71.72 <text:s/>ft</text:p>
          </table:table-cell>
          <table:table-cell office:value-type="string" calcext:value-type="string">
            <text:p><text:s/>62.47 <text:s/>ft</text:p>
          </table:table-cell>
          <table:table-cell office:value-type="string" calcext:value-type="string">
            <text:p><text:s/>64.19 <text:s/>ft</text:p>
          </table:table-cell>
          <table:table-cell office:value-type="string" calcext:value-type="string">
            <text:p><text:s/>87.48 <text:s/>ft</text:p>
          </table:table-cell>
          <table:table-cell office:value-type="string" calcext:value-type="string">
            <text:p><text:s/>89.96 <text:s/>ft</text:p>
          </table:table-cell>
          <table:table-cell office:value-type="string" calcext:value-type="string">
            <text:p><text:s/>88.55 <text:s/>ft</text:p>
          </table:table-cell>
          <table:table-cell office:value-type="string" calcext:value-type="string">
            <text:p><text:s/>86.56 <text:s/>ft</text:p>
          </table:table-cell>
          <table:table-cell office:value-type="string" calcext:value-type="string">
            <text:p><text:s/>83.57 <text:s/>ft</text:p>
          </table:table-cell>
          <table:table-cell office:value-type="string" calcext:value-type="string">
            <text:p><text:s/>77.98 <text:s/>ft</text:p>
          </table:table-cell>
          <table:table-cell office:value-type="string" calcext:value-type="string">
            <text:p><text:s/>68.71 <text:s/>ft</text:p>
          </table:table-cell>
          <table:table-cell office:value-type="string" calcext:value-type="string">
            <text:p><text:s/>94.62 <text:s/>ft</text:p>
          </table:table-cell>
          <table:table-cell office:value-type="string" calcext:value-type="string">
            <text:p><text:s/>98.37 <text:s/>ft</text:p>
          </table:table-cell>
          <table:table-cell office:value-type="string" calcext:value-type="string">
            <text:p><text:s/>95.09 <text:s/>ft</text:p>
          </table:table-cell>
          <table:table-cell office:value-type="string" calcext:value-type="string">
            <text:p><text:s/>92.74 <text:s/>ft</text:p>
          </table:table-cell>
          <table:table-cell office:value-type="string" calcext:value-type="string">
            <text:p><text:s/>92.79 <text:s/>ft</text:p>
          </table:table-cell>
          <table:table-cell office:value-type="string" calcext:value-type="string">
            <text:p><text:s/>88.84 <text:s/>ft</text:p>
          </table:table-cell>
          <table:table-cell office:value-type="string" calcext:value-type="string">
            <text:p><text:s/>81.91 <text:s/>ft</text:p>
          </table:table-cell>
          <table:table-cell office:value-type="string" calcext:value-type="string">
            <text:p><text:s/>103.13 <text:s/>ft</text:p>
          </table:table-cell>
          <table:table-cell office:value-type="string" calcext:value-type="string">
            <text:p><text:s/>104.92 <text:s/>ft</text:p>
          </table:table-cell>
          <table:table-cell office:value-type="string" calcext:value-type="string">
            <text:p><text:s/>102.92 <text:s/>ft</text:p>
          </table:table-cell>
          <table:table-cell office:value-type="string" calcext:value-type="string">
            <text:p><text:s/>101.02 <text:s/>ft</text:p>
          </table:table-cell>
          <table:table-cell office:value-type="string" calcext:value-type="string">
            <text:p><text:s/>100.34 <text:s/>ft</text:p>
          </table:table-cell>
          <table:table-cell office:value-type="string" calcext:value-type="string">
            <text:p><text:s/>100.96 <text:s/>ft</text:p>
          </table:table-cell>
          <table:table-cell office:value-type="string" calcext:value-type="string">
            <text:p><text:s/>89.09 <text:s/>ft</text:p>
          </table:table-cell>
          <table:table-cell office:value-type="string" calcext:value-type="string">
            <text:p><text:s/>110.14 <text:s/>ft</text:p>
          </table:table-cell>
          <table:table-cell office:value-type="string" calcext:value-type="string">
            <text:p><text:s/>111.30 <text:s/>ft</text:p>
          </table:table-cell>
          <table:table-cell office:value-type="string" calcext:value-type="string">
            <text:p><text:s/>107.72 <text:s/>ft</text:p>
          </table:table-cell>
          <table:table-cell office:value-type="string" calcext:value-type="string">
            <text:p><text:s/>108.56 <text:s/>ft</text:p>
          </table:table-cell>
          <table:table-cell office:value-type="string" calcext:value-type="string">
            <text:p><text:s/>107.27 <text:s/>ft</text:p>
          </table:table-cell>
          <table:table-cell office:value-type="string" calcext:value-type="string">
            <text:p><text:s/>107.00 <text:s/>ft</text:p>
          </table:table-cell>
          <table:table-cell office:value-type="string" calcext:value-type="string">
            <text:p><text:s/>105.00 <text:s/>ft</text:p>
          </table:table-cell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1233 <text:s/>USG</text:p>
          </table:table-cell>
          <table:table-cell office:value-type="string" calcext:value-type="string">
            <text:p><text:s/>1307 <text:s/>USG</text:p>
          </table:table-cell>
          <table:table-cell office:value-type="string" calcext:value-type="string">
            <text:p><text:s/>1631 <text:s/>USG</text:p>
          </table:table-cell>
          <table:table-cell office:value-type="string" calcext:value-type="string">
            <text:p><text:s/>2524 <text:s/>USG</text:p>
          </table:table-cell>
          <table:table-cell office:value-type="string" calcext:value-type="string">
            <text:p><text:s/>4145 <text:s/>USG</text:p>
          </table:table-cell>
          <table:table-cell office:value-type="string" calcext:value-type="string">
            <text:p><text:s/>5827 <text:s/>USG</text:p>
          </table:table-cell>
          <table:table-cell/>
          <table:table-cell office:value-type="string" calcext:value-type="string">
            <text:p><text:s/>3191 <text:s/>USG</text:p>
          </table:table-cell>
          <table:table-cell office:value-type="string" calcext:value-type="string">
            <text:p><text:s/>3371 <text:s/>USG</text:p>
          </table:table-cell>
          <table:table-cell office:value-type="string" calcext:value-type="string">
            <text:p><text:s/>3627 <text:s/>USG</text:p>
          </table:table-cell>
          <table:table-cell office:value-type="string" calcext:value-type="string">
            <text:p><text:s/>4255 <text:s/>USG</text:p>
          </table:table-cell>
          <table:table-cell office:value-type="string" calcext:value-type="string">
            <text:p><text:s/>5790 <text:s/>USG</text:p>
          </table:table-cell>
          <table:table-cell office:value-type="string" calcext:value-type="string">
            <text:p><text:s/>8043 <text:s/>USG</text:p>
          </table:table-cell>
          <table:table-cell office:value-type="string" calcext:value-type="string">
            <text:p><text:s/>11009 <text:s/>USG</text:p>
          </table:table-cell>
          <table:table-cell office:value-type="string" calcext:value-type="string">
            <text:p><text:s/>5575 <text:s/>USG</text:p>
          </table:table-cell>
          <table:table-cell office:value-type="string" calcext:value-type="string">
            <text:p><text:s/>6186 <text:s/>USG</text:p>
          </table:table-cell>
          <table:table-cell office:value-type="string" calcext:value-type="string">
            <text:p><text:s/>6529 <text:s/>USG</text:p>
          </table:table-cell>
          <table:table-cell office:value-type="string" calcext:value-type="string">
            <text:p><text:s/>7064 <text:s/>USG</text:p>
          </table:table-cell>
          <table:table-cell office:value-type="string" calcext:value-type="string">
            <text:p><text:s/>8702 <text:s/>USG</text:p>
          </table:table-cell>
          <table:table-cell office:value-type="string" calcext:value-type="string">
            <text:p><text:s/>11805 <text:s/>USG</text:p>
          </table:table-cell>
          <table:table-cell office:value-type="string" calcext:value-type="string">
            <text:p><text:s/>15907 <text:s/>USG</text:p>
          </table:table-cell>
          <table:table-cell office:value-type="string" calcext:value-type="string">
            <text:p><text:s/>8349 <text:s/>USG</text:p>
          </table:table-cell>
          <table:table-cell office:value-type="string" calcext:value-type="string">
            <text:p><text:s/>8710 <text:s/>USG</text:p>
          </table:table-cell>
          <table:table-cell office:value-type="string" calcext:value-type="string">
            <text:p><text:s/>9701 <text:s/>USG</text:p>
          </table:table-cell>
          <table:table-cell office:value-type="string" calcext:value-type="string">
            <text:p><text:s/>10570 <text:s/>USG</text:p>
          </table:table-cell>
          <table:table-cell office:value-type="string" calcext:value-type="string">
            <text:p><text:s/>11442 <text:s/>USG</text:p>
          </table:table-cell>
          <table:table-cell office:value-type="string" calcext:value-type="string">
            <text:p><text:s/>14379 <text:s/>USG</text:p>
          </table:table-cell>
          <table:table-cell office:value-type="string" calcext:value-type="string">
            <text:p><text:s/>19338 <text:s/>USG</text:p>
          </table:table-cell>
          <table:table-cell office:value-type="string" calcext:value-type="string">
            <text:p><text:s/>12228 <text:s/>USG</text:p>
          </table:table-cell>
          <table:table-cell office:value-type="string" calcext:value-type="string">
            <text:p><text:s/>12576 <text:s/>USG</text:p>
          </table:table-cell>
          <table:table-cell office:value-type="string" calcext:value-type="string">
            <text:p><text:s/>14014 <text:s/>USG</text:p>
          </table:table-cell>
          <table:table-cell office:value-type="string" calcext:value-type="string">
            <text:p><text:s/>15162 <text:s/>USG</text:p>
          </table:table-cell>
          <table:table-cell office:value-type="string" calcext:value-type="string">
            <text:p><text:s/>16685 <text:s/>USG</text:p>
          </table:table-cell>
          <table:table-cell office:value-type="string" calcext:value-type="string">
            <text:p><text:s/>19650 <text:s/>USG</text:p>
          </table:table-cell>
          <table:table-cell office:value-type="string" calcext:value-type="string">
            <text:p><text:s/>25650 <text:s/>USG</text:p>
          </table:table-cell>
          <table:table-cell office:value-type="string" calcext:value-type="string">
            <text:p><text:s/>15655 <text:s/>USG</text:p>
          </table:table-cell>
          <table:table-cell office:value-type="string" calcext:value-type="string">
            <text:p><text:s/>16326 <text:s/>USG</text:p>
          </table:table-cell>
          <table:table-cell office:value-type="string" calcext:value-type="string">
            <text:p><text:s/>18004 <text:s/>USG</text:p>
          </table:table-cell>
          <table:table-cell office:value-type="string" calcext:value-type="string">
            <text:p><text:s/>19545 <text:s/>USG</text:p>
          </table:table-cell>
          <table:table-cell office:value-type="string" calcext:value-type="string">
            <text:p><text:s/>20706 <text:s/>USG</text:p>
          </table:table-cell>
          <table:table-cell office:value-type="string" calcext:value-type="string">
            <text:p><text:s/>23465 <text:s/>USG</text:p>
          </table:table-cell>
          <table:table-cell office:value-type="string" calcext:value-type="string">
            <text:p><text:s/>30391 <text:s/>USG</text:p>
          </table:table-cell>
          <table:table-cell office:value-type="string" calcext:value-type="string">
            <text:p><text:s/>18702 <text:s/>USG</text:p>
          </table:table-cell>
          <table:table-cell office:value-type="string" calcext:value-type="string">
            <text:p><text:s/>19569 <text:s/>USG</text:p>
          </table:table-cell>
          <table:table-cell office:value-type="string" calcext:value-type="string">
            <text:p><text:s/>21549 <text:s/>USG</text:p>
          </table:table-cell>
          <table:table-cell office:value-type="string" calcext:value-type="string">
            <text:p><text:s/>22615 <text:s/>USG</text:p>
          </table:table-cell>
          <table:table-cell office:value-type="string" calcext:value-type="string">
            <text:p><text:s/>24504 <text:s/>USG</text:p>
          </table:table-cell>
          <table:table-cell office:value-type="string" calcext:value-type="string">
            <text:p><text:s/>26583 <text:s/>USG</text:p>
          </table:table-cell>
          <table:table-cell office:value-type="string" calcext:value-type="string">
            <text:p><text:s/>34113 <text:s/>USG</text:p>
          </table:table-cell>
          <table:table-cell office:value-type="string" calcext:value-type="string">
            <text:p><text:s/>22043 <text:s/>USG</text:p>
          </table:table-cell>
          <table:table-cell office:value-type="string" calcext:value-type="string">
            <text:p><text:s/>23443 <text:s/>USG</text:p>
          </table:table-cell>
          <table:table-cell office:value-type="string" calcext:value-type="string">
            <text:p><text:s/>25690 <text:s/>USG</text:p>
          </table:table-cell>
          <table:table-cell office:value-type="string" calcext:value-type="string">
            <text:p><text:s/>27115 <text:s/>USG</text:p>
          </table:table-cell>
          <table:table-cell office:value-type="string" calcext:value-type="string">
            <text:p><text:s/>29426 <text:s/>USG</text:p>
          </table:table-cell>
          <table:table-cell office:value-type="string" calcext:value-type="string">
            <text:p><text:s/>31626 <text:s/>USG</text:p>
          </table:table-cell>
          <table:table-cell office:value-type="string" calcext:value-type="string">
            <text:p><text:s/>40145 <text:s/>USG</text:p>
          </table:table-cell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24.9 deg</text:p>
          </table:table-cell>
          <table:table-cell office:value-type="string" calcext:value-type="string">
            <text:p><text:s/>22.0 deg</text:p>
          </table:table-cell>
          <table:table-cell office:value-type="string" calcext:value-type="string">
            <text:p><text:s/>29.3 deg</text:p>
          </table:table-cell>
          <table:table-cell office:value-type="string" calcext:value-type="string">
            <text:p><text:s/>39.6 deg</text:p>
          </table:table-cell>
          <table:table-cell office:value-type="string" calcext:value-type="string">
            <text:p><text:s/>35.1 deg</text:p>
          </table:table-cell>
          <table:table-cell office:value-type="string" calcext:value-type="string">
            <text:p><text:s/>43.1 deg</text:p>
          </table:table-cell>
          <table:table-cell/>
          <table:table-cell office:value-type="string" calcext:value-type="string">
            <text:p><text:s/>26.9 deg</text:p>
          </table:table-cell>
          <table:table-cell office:value-type="string" calcext:value-type="string">
            <text:p><text:s/>23.1 deg</text:p>
          </table:table-cell>
          <table:table-cell office:value-type="string" calcext:value-type="string">
            <text:p><text:s/>24.6 deg</text:p>
          </table:table-cell>
          <table:table-cell office:value-type="string" calcext:value-type="string">
            <text:p><text:s/>31.1 deg</text:p>
          </table:table-cell>
          <table:table-cell office:value-type="string" calcext:value-type="string">
            <text:p><text:s/>37.0 deg</text:p>
          </table:table-cell>
          <table:table-cell office:value-type="string" calcext:value-type="string">
            <text:p><text:s/>43.7 deg</text:p>
          </table:table-cell>
          <table:table-cell office:value-type="string" calcext:value-type="string">
            <text:p><text:s/>43.3 deg</text:p>
          </table:table-cell>
          <table:table-cell office:value-type="string" calcext:value-type="string">
            <text:p><text:s/>26.6 deg</text:p>
          </table:table-cell>
          <table:table-cell office:value-type="string" calcext:value-type="string">
            <text:p><text:s/>24.2 deg</text:p>
          </table:table-cell>
          <table:table-cell office:value-type="string" calcext:value-type="string">
            <text:p><text:s/>24.0 deg</text:p>
          </table:table-cell>
          <table:table-cell office:value-type="string" calcext:value-type="string">
            <text:p><text:s/>25.9 deg</text:p>
          </table:table-cell>
          <table:table-cell office:value-type="string" calcext:value-type="string">
            <text:p><text:s/>35.6 deg</text:p>
          </table:table-cell>
          <table:table-cell office:value-type="string" calcext:value-type="string">
            <text:p><text:s/>39.9 deg</text:p>
          </table:table-cell>
          <table:table-cell office:value-type="string" calcext:value-type="string">
            <text:p><text:s/>44.4 deg</text:p>
          </table:table-cell>
          <table:table-cell office:value-type="string" calcext:value-type="string">
            <text:p><text:s/>27.3 deg</text:p>
          </table:table-cell>
          <table:table-cell office:value-type="string" calcext:value-type="string">
            <text:p><text:s/>23.6 deg</text:p>
          </table:table-cell>
          <table:table-cell office:value-type="string" calcext:value-type="string">
            <text:p><text:s/>26.0 deg</text:p>
          </table:table-cell>
          <table:table-cell office:value-type="string" calcext:value-type="string">
            <text:p><text:s/>30.0 deg</text:p>
          </table:table-cell>
          <table:table-cell office:value-type="string" calcext:value-type="string">
            <text:p><text:s/>34.3 deg</text:p>
          </table:table-cell>
          <table:table-cell office:value-type="string" calcext:value-type="string">
            <text:p><text:s/>42.3 deg</text:p>
          </table:table-cell>
          <table:table-cell office:value-type="string" calcext:value-type="string">
            <text:p><text:s/>39.6 deg</text:p>
          </table:table-cell>
          <table:table-cell office:value-type="string" calcext:value-type="string">
            <text:p><text:s/>27.9 deg</text:p>
          </table:table-cell>
          <table:table-cell office:value-type="string" calcext:value-type="string">
            <text:p><text:s/>22.8 deg</text:p>
          </table:table-cell>
          <table:table-cell office:value-type="string" calcext:value-type="string">
            <text:p><text:s/>25.3 deg</text:p>
          </table:table-cell>
          <table:table-cell office:value-type="string" calcext:value-type="string">
            <text:p><text:s/>28.8 deg</text:p>
          </table:table-cell>
          <table:table-cell office:value-type="string" calcext:value-type="string">
            <text:p><text:s/>32.8 deg</text:p>
          </table:table-cell>
          <table:table-cell office:value-type="string" calcext:value-type="string">
            <text:p><text:s/>37.6 deg</text:p>
          </table:table-cell>
          <table:table-cell office:value-type="string" calcext:value-type="string">
            <text:p><text:s/>42.6 deg</text:p>
          </table:table-cell>
          <table:table-cell office:value-type="string" calcext:value-type="string">
            <text:p><text:s/>28.2 deg</text:p>
          </table:table-cell>
          <table:table-cell office:value-type="string" calcext:value-type="string">
            <text:p><text:s/>21.1 deg</text:p>
          </table:table-cell>
          <table:table-cell office:value-type="string" calcext:value-type="string">
            <text:p><text:s/>26.8 deg</text:p>
          </table:table-cell>
          <table:table-cell office:value-type="string" calcext:value-type="string">
            <text:p><text:s/>30.2 deg</text:p>
          </table:table-cell>
          <table:table-cell office:value-type="string" calcext:value-type="string">
            <text:p><text:s/>30.7 deg</text:p>
          </table:table-cell>
          <table:table-cell office:value-type="string" calcext:value-type="string">
            <text:p><text:s/>34.4 deg</text:p>
          </table:table-cell>
          <table:table-cell office:value-type="string" calcext:value-type="string">
            <text:p><text:s/>38.8 deg</text:p>
          </table:table-cell>
          <table:table-cell office:value-type="string" calcext:value-type="string">
            <text:p><text:s/>27.8 deg</text:p>
          </table:table-cell>
          <table:table-cell office:value-type="string" calcext:value-type="string">
            <text:p><text:s/>24.5 deg</text:p>
          </table:table-cell>
          <table:table-cell office:value-type="string" calcext:value-type="string">
            <text:p><text:s/>27.6 deg</text:p>
          </table:table-cell>
          <table:table-cell office:value-type="string" calcext:value-type="string">
            <text:p><text:s/>30.5 deg</text:p>
          </table:table-cell>
          <table:table-cell office:value-type="string" calcext:value-type="string">
            <text:p><text:s/>31.2 deg</text:p>
          </table:table-cell>
          <table:table-cell office:value-type="string" calcext:value-type="string">
            <text:p><text:s/>30.9 deg</text:p>
          </table:table-cell>
          <table:table-cell office:value-type="string" calcext:value-type="string">
            <text:p><text:s/>39.2 deg</text:p>
          </table:table-cell>
          <table:table-cell office:value-type="string" calcext:value-type="string">
            <text:p><text:s/>26.3 deg</text:p>
          </table:table-cell>
          <table:table-cell office:value-type="string" calcext:value-type="string">
            <text:p><text:s/>24.1 deg</text:p>
          </table:table-cell>
          <table:table-cell office:value-type="string" calcext:value-type="string">
            <text:p><text:s/>29.2 deg</text:p>
          </table:table-cell>
          <table:table-cell office:value-type="string" calcext:value-type="string">
            <text:p><text:s/>28.5 deg</text:p>
          </table:table-cell>
          <table:table-cell office:value-type="string" calcext:value-type="string">
            <text:p><text:s/>30.0 deg</text:p>
          </table:table-cell>
          <table:table-cell office:value-type="string" calcext:value-type="string">
            <text:p><text:s/>30.7 deg</text:p>
          </table:table-cell>
          <table:table-cell office:value-type="string" calcext:value-type="string">
            <text:p><text:s/>33.1 deg</text:p>
          </table:table-cell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66 / 0.700 <text:s/>sqft / nd</text:p>
          </table:table-cell>
          <table:table-cell office:value-type="string" calcext:value-type="string">
            <text:p><text:s/>82 / 0.700 <text:s/>sqft / nd</text:p>
          </table:table-cell>
          <table:table-cell office:value-type="string" calcext:value-type="string">
            <text:p><text:s/>108 / 0.700 <text:s/>sqft / nd</text:p>
          </table:table-cell>
          <table:table-cell office:value-type="string" calcext:value-type="string">
            <text:p><text:s/>147 / 0.700 <text:s/>sqft / nd</text:p>
          </table:table-cell>
          <table:table-cell office:value-type="string" calcext:value-type="string">
            <text:p><text:s/>272 / 0.700 <text:s/>sqft / nd</text:p>
          </table:table-cell>
          <table:table-cell office:value-type="string" calcext:value-type="string">
            <text:p><text:s/>331 / 0.700 <text:s/>sqft / nd</text:p>
          </table:table-cell>
          <table:table-cell/>
          <table:table-cell office:value-type="string" calcext:value-type="string">
            <text:p><text:s/>131 / 0.700 <text:s/>sqft / nd</text:p>
          </table:table-cell>
          <table:table-cell office:value-type="string" calcext:value-type="string">
            <text:p><text:s/>157 / 0.700 <text:s/>sqft / nd</text:p>
          </table:table-cell>
          <table:table-cell office:value-type="string" calcext:value-type="string">
            <text:p><text:s/>174 / 0.700 <text:s/>sqft / nd</text:p>
          </table:table-cell>
          <table:table-cell office:value-type="string" calcext:value-type="string">
            <text:p><text:s/>205 / 0.700 <text:s/>sqft / nd</text:p>
          </table:table-cell>
          <table:table-cell office:value-type="string" calcext:value-type="string">
            <text:p><text:s/>294 / 0.700 <text:s/>sqft / nd</text:p>
          </table:table-cell>
          <table:table-cell office:value-type="string" calcext:value-type="string">
            <text:p><text:s/>333 / 0.700 <text:s/>sqft / nd</text:p>
          </table:table-cell>
          <table:table-cell office:value-type="string" calcext:value-type="string">
            <text:p><text:s/>473 / 0.700 <text:s/>sqft / nd</text:p>
          </table:table-cell>
          <table:table-cell office:value-type="string" calcext:value-type="string">
            <text:p><text:s/>203 / 0.700 <text:s/>sqft / nd</text:p>
          </table:table-cell>
          <table:table-cell office:value-type="string" calcext:value-type="string">
            <text:p><text:s/>249 / 0.700 <text:s/>sqft / nd</text:p>
          </table:table-cell>
          <table:table-cell office:value-type="string" calcext:value-type="string">
            <text:p><text:s/>274 / 0.700 <text:s/>sqft / nd</text:p>
          </table:table-cell>
          <table:table-cell office:value-type="string" calcext:value-type="string">
            <text:p><text:s/>311 / 0.700 <text:s/>sqft / nd</text:p>
          </table:table-cell>
          <table:table-cell office:value-type="string" calcext:value-type="string">
            <text:p><text:s/>365 / 0.700 <text:s/>sqft / nd</text:p>
          </table:table-cell>
          <table:table-cell office:value-type="string" calcext:value-type="string">
            <text:p><text:s/>495 / 0.700 <text:s/>sqft / nd</text:p>
          </table:table-cell>
          <table:table-cell office:value-type="string" calcext:value-type="string">
            <text:p><text:s/>572 / 0.700 <text:s/>sqft / nd</text:p>
          </table:table-cell>
          <table:table-cell office:value-type="string" calcext:value-type="string">
            <text:p><text:s/>255 / 0.700 <text:s/>sqft / nd</text:p>
          </table:table-cell>
          <table:table-cell office:value-type="string" calcext:value-type="string">
            <text:p><text:s/>297 / 0.700 <text:s/>sqft / nd</text:p>
          </table:table-cell>
          <table:table-cell office:value-type="string" calcext:value-type="string">
            <text:p><text:s/>350 / 0.700 <text:s/>sqft / nd</text:p>
          </table:table-cell>
          <table:table-cell office:value-type="string" calcext:value-type="string">
            <text:p><text:s/>384 / 0.700 <text:s/>sqft / nd</text:p>
          </table:table-cell>
          <table:table-cell office:value-type="string" calcext:value-type="string">
            <text:p><text:s/>406 / 0.700 <text:s/>sqft / nd</text:p>
          </table:table-cell>
          <table:table-cell office:value-type="string" calcext:value-type="string">
            <text:p><text:s/>481 / 0.700 <text:s/>sqft / nd</text:p>
          </table:table-cell>
          <table:table-cell office:value-type="string" calcext:value-type="string">
            <text:p><text:s/>762 / 0.700 <text:s/>sqft / nd</text:p>
          </table:table-cell>
          <table:table-cell office:value-type="string" calcext:value-type="string">
            <text:p><text:s/>331 / 0.700 <text:s/>sqft / nd</text:p>
          </table:table-cell>
          <table:table-cell office:value-type="string" calcext:value-type="string">
            <text:p><text:s/>377 / 0.700 <text:s/>sqft / nd</text:p>
          </table:table-cell>
          <table:table-cell office:value-type="string" calcext:value-type="string">
            <text:p><text:s/>446 / 0.700 <text:s/>sqft / nd</text:p>
          </table:table-cell>
          <table:table-cell office:value-type="string" calcext:value-type="string">
            <text:p><text:s/>499 / 0.700 <text:s/>sqft / nd</text:p>
          </table:table-cell>
          <table:table-cell office:value-type="string" calcext:value-type="string">
            <text:p><text:s/>553 / 0.700 <text:s/>sqft / nd</text:p>
          </table:table-cell>
          <table:table-cell office:value-type="string" calcext:value-type="string">
            <text:p><text:s/>647 / 0.700 <text:s/>sqft / nd</text:p>
          </table:table-cell>
          <table:table-cell office:value-type="string" calcext:value-type="string">
            <text:p><text:s/>780 / 0.700 <text:s/>sqft / nd</text:p>
          </table:table-cell>
          <table:table-cell office:value-type="string" calcext:value-type="string">
            <text:p><text:s/>392 / 0.700 <text:s/>sqft / nd</text:p>
          </table:table-cell>
          <table:table-cell office:value-type="string" calcext:value-type="string">
            <text:p><text:s/>463 / 0.700 <text:s/>sqft / nd</text:p>
          </table:table-cell>
          <table:table-cell office:value-type="string" calcext:value-type="string">
            <text:p><text:s/>529 / 0.700 <text:s/>sqft / nd</text:p>
          </table:table-cell>
          <table:table-cell office:value-type="string" calcext:value-type="string">
            <text:p><text:s/>587 / 0.700 <text:s/>sqft / nd</text:p>
          </table:table-cell>
          <table:table-cell office:value-type="string" calcext:value-type="string">
            <text:p><text:s/>655 / 0.700 <text:s/>sqft / nd</text:p>
          </table:table-cell>
          <table:table-cell office:value-type="string" calcext:value-type="string">
            <text:p><text:s/>745 / 0.700 <text:s/>sqft / nd</text:p>
          </table:table-cell>
          <table:table-cell office:value-type="string" calcext:value-type="string">
            <text:p><text:s/>954 / 0.700 <text:s/>sqft / nd</text:p>
          </table:table-cell>
          <table:table-cell office:value-type="string" calcext:value-type="string">
            <text:p><text:s/>429 / 0.700 <text:s/>sqft / nd</text:p>
          </table:table-cell>
          <table:table-cell office:value-type="string" calcext:value-type="string">
            <text:p><text:s/>516 / 0.700 <text:s/>sqft / nd</text:p>
          </table:table-cell>
          <table:table-cell office:value-type="string" calcext:value-type="string">
            <text:p><text:s/>585 / 0.700 <text:s/>sqft / nd</text:p>
          </table:table-cell>
          <table:table-cell office:value-type="string" calcext:value-type="string">
            <text:p><text:s/>624 / 0.700 <text:s/>sqft / nd</text:p>
          </table:table-cell>
          <table:table-cell office:value-type="string" calcext:value-type="string">
            <text:p><text:s/>707 / 0.700 <text:s/>sqft / nd</text:p>
          </table:table-cell>
          <table:table-cell office:value-type="string" calcext:value-type="string">
            <text:p><text:s/>829 / 0.700 <text:s/>sqft / nd</text:p>
          </table:table-cell>
          <table:table-cell office:value-type="string" calcext:value-type="string">
            <text:p><text:s/>958 / 0.700 <text:s/>sqft / nd</text:p>
          </table:table-cell>
          <table:table-cell office:value-type="string" calcext:value-type="string">
            <text:p><text:s/>498 / 0.700 <text:s/>sqft / nd</text:p>
          </table:table-cell>
          <table:table-cell office:value-type="string" calcext:value-type="string">
            <text:p><text:s/>575 / 0.700 <text:s/>sqft / nd</text:p>
          </table:table-cell>
          <table:table-cell office:value-type="string" calcext:value-type="string">
            <text:p><text:s/>645 / 0.700 <text:s/>sqft / nd</text:p>
          </table:table-cell>
          <table:table-cell office:value-type="string" calcext:value-type="string">
            <text:p><text:s/>742 / 0.700 <text:s/>sqft / nd</text:p>
          </table:table-cell>
          <table:table-cell office:value-type="string" calcext:value-type="string">
            <text:p><text:s/>838 / 0.700 <text:s/>sqft / nd</text:p>
          </table:table-cell>
          <table:table-cell office:value-type="string" calcext:value-type="string">
            <text:p><text:s/>939 / 0.700 <text:s/>sqft / nd</text:p>
          </table:table-cell>
          <table:table-cell office:value-type="string" calcext:value-type="string">
            <text:p><text:s/>1293 / 0.700 <text:s/>sqft / nd</text:p>
          </table:table-cell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75 / 0.071 <text:s/>sqft / nd</text:p>
          </table:table-cell>
          <table:table-cell office:value-type="string" calcext:value-type="string">
            <text:p><text:s/>95 / 0.071 <text:s/>sqft / nd</text:p>
          </table:table-cell>
          <table:table-cell office:value-type="string" calcext:value-type="string">
            <text:p><text:s/>120 / 0.070 <text:s/>sqft / nd</text:p>
          </table:table-cell>
          <table:table-cell office:value-type="string" calcext:value-type="string">
            <text:p><text:s/>116 / 0.071 <text:s/>sqft / nd</text:p>
          </table:table-cell>
          <table:table-cell office:value-type="string" calcext:value-type="string">
            <text:p><text:s/>168 / 0.070 <text:s/>sqft / nd</text:p>
          </table:table-cell>
          <table:table-cell office:value-type="string" calcext:value-type="string">
            <text:p><text:s/>177 / 0.070 <text:s/>sqft / nd</text:p>
          </table:table-cell>
          <table:table-cell/>
          <table:table-cell office:value-type="string" calcext:value-type="string">
            <text:p><text:s/>144 / 0.070 <text:s/>sqft / nd</text:p>
          </table:table-cell>
          <table:table-cell office:value-type="string" calcext:value-type="string">
            <text:p><text:s/>180 / 0.070 <text:s/>sqft / nd</text:p>
          </table:table-cell>
          <table:table-cell office:value-type="string" calcext:value-type="string">
            <text:p><text:s/>190 / 0.070 <text:s/>sqft / nd</text:p>
          </table:table-cell>
          <table:table-cell office:value-type="string" calcext:value-type="string">
            <text:p><text:s/>230 / 0.070 <text:s/>sqft / nd</text:p>
          </table:table-cell>
          <table:table-cell office:value-type="string" calcext:value-type="string">
            <text:p><text:s/>288 / 0.070 <text:s/>sqft / nd</text:p>
          </table:table-cell>
          <table:table-cell office:value-type="string" calcext:value-type="string">
            <text:p><text:s/>266 / 0.070 <text:s/>sqft / nd</text:p>
          </table:table-cell>
          <table:table-cell office:value-type="string" calcext:value-type="string">
            <text:p><text:s/>367 / 0.070 <text:s/>sqft / nd</text:p>
          </table:table-cell>
          <table:table-cell office:value-type="string" calcext:value-type="string">
            <text:p><text:s/>228 / 0.070 <text:s/>sqft / nd</text:p>
          </table:table-cell>
          <table:table-cell office:value-type="string" calcext:value-type="string">
            <text:p><text:s/>270 / 0.070 <text:s/>sqft / nd</text:p>
          </table:table-cell>
          <table:table-cell office:value-type="string" calcext:value-type="string">
            <text:p><text:s/>319 / 0.070 <text:s/>sqft / nd</text:p>
          </table:table-cell>
          <table:table-cell office:value-type="string" calcext:value-type="string">
            <text:p><text:s/>329 / 0.070 <text:s/>sqft / nd</text:p>
          </table:table-cell>
          <table:table-cell office:value-type="string" calcext:value-type="string">
            <text:p><text:s/>359 / 0.070 <text:s/>sqft / nd</text:p>
          </table:table-cell>
          <table:table-cell office:value-type="string" calcext:value-type="string">
            <text:p><text:s/>414 / 0.070 <text:s/>sqft / nd</text:p>
          </table:table-cell>
          <table:table-cell office:value-type="string" calcext:value-type="string">
            <text:p><text:s/>423 / 0.070 <text:s/>sqft / nd</text:p>
          </table:table-cell>
          <table:table-cell office:value-type="string" calcext:value-type="string">
            <text:p><text:s/>278 / 0.070 <text:s/>sqft / nd</text:p>
          </table:table-cell>
          <table:table-cell office:value-type="string" calcext:value-type="string">
            <text:p><text:s/>344 / 0.070 <text:s/>sqft / nd</text:p>
          </table:table-cell>
          <table:table-cell office:value-type="string" calcext:value-type="string">
            <text:p><text:s/>402 / 0.070 <text:s/>sqft / nd</text:p>
          </table:table-cell>
          <table:table-cell office:value-type="string" calcext:value-type="string">
            <text:p><text:s/>408 / 0.070 <text:s/>sqft / nd</text:p>
          </table:table-cell>
          <table:table-cell office:value-type="string" calcext:value-type="string">
            <text:p><text:s/>393 / 0.070 <text:s/>sqft / nd</text:p>
          </table:table-cell>
          <table:table-cell office:value-type="string" calcext:value-type="string">
            <text:p><text:s/>399 / 0.070 <text:s/>sqft / nd</text:p>
          </table:table-cell>
          <table:table-cell office:value-type="string" calcext:value-type="string">
            <text:p><text:s/>623 / 0.070 <text:s/>sqft / nd</text:p>
          </table:table-cell>
          <table:table-cell office:value-type="string" calcext:value-type="string">
            <text:p><text:s/>343 / 0.070 <text:s/>sqft / nd</text:p>
          </table:table-cell>
          <table:table-cell office:value-type="string" calcext:value-type="string">
            <text:p><text:s/>436 / 0.070 <text:s/>sqft / nd</text:p>
          </table:table-cell>
          <table:table-cell office:value-type="string" calcext:value-type="string">
            <text:p><text:s/>473 / 0.070 <text:s/>sqft / nd</text:p>
          </table:table-cell>
          <table:table-cell office:value-type="string" calcext:value-type="string">
            <text:p><text:s/>493 / 0.070 <text:s/>sqft / nd</text:p>
          </table:table-cell>
          <table:table-cell office:value-type="string" calcext:value-type="string">
            <text:p><text:s/>520 / 0.070 <text:s/>sqft / nd</text:p>
          </table:table-cell>
          <table:table-cell office:value-type="string" calcext:value-type="string">
            <text:p><text:s/>567 / 0.070 <text:s/>sqft / nd</text:p>
          </table:table-cell>
          <table:table-cell office:value-type="string" calcext:value-type="string">
            <text:p><text:s/>627 / 0.070 <text:s/>sqft / nd</text:p>
          </table:table-cell>
          <table:table-cell office:value-type="string" calcext:value-type="string">
            <text:p><text:s/>407 / 0.070 <text:s/>sqft / nd</text:p>
          </table:table-cell>
          <table:table-cell office:value-type="string" calcext:value-type="string">
            <text:p><text:s/>536 / 0.070 <text:s/>sqft / nd</text:p>
          </table:table-cell>
          <table:table-cell office:value-type="string" calcext:value-type="string">
            <text:p><text:s/>549 / 0.070 <text:s/>sqft / nd</text:p>
          </table:table-cell>
          <table:table-cell office:value-type="string" calcext:value-type="string">
            <text:p><text:s/>574 / 0.070 <text:s/>sqft / nd</text:p>
          </table:table-cell>
          <table:table-cell office:value-type="string" calcext:value-type="string">
            <text:p><text:s/>616 / 0.070 <text:s/>sqft / nd</text:p>
          </table:table-cell>
          <table:table-cell office:value-type="string" calcext:value-type="string">
            <text:p><text:s/>682 / 0.070 <text:s/>sqft / nd</text:p>
          </table:table-cell>
          <table:table-cell office:value-type="string" calcext:value-type="string">
            <text:p><text:s/>796 / 0.070 <text:s/>sqft / nd</text:p>
          </table:table-cell>
          <table:table-cell office:value-type="string" calcext:value-type="string">
            <text:p><text:s/>459 / 0.070 <text:s/>sqft / nd</text:p>
          </table:table-cell>
          <table:table-cell office:value-type="string" calcext:value-type="string">
            <text:p><text:s/>574 / 0.070 <text:s/>sqft / nd</text:p>
          </table:table-cell>
          <table:table-cell office:value-type="string" calcext:value-type="string">
            <text:p><text:s/>591 / 0.070 <text:s/>sqft / nd</text:p>
          </table:table-cell>
          <table:table-cell office:value-type="string" calcext:value-type="string">
            <text:p><text:s/>604 / 0.070 <text:s/>sqft / nd</text:p>
          </table:table-cell>
          <table:table-cell office:value-type="string" calcext:value-type="string">
            <text:p><text:s/>675 / 0.070 <text:s/>sqft / nd</text:p>
          </table:table-cell>
          <table:table-cell office:value-type="string" calcext:value-type="string">
            <text:p><text:s/>774 / 0.070 <text:s/>sqft / nd</text:p>
          </table:table-cell>
          <table:table-cell office:value-type="string" calcext:value-type="string">
            <text:p><text:s/>832 / 0.070 <text:s/>sqft / nd</text:p>
          </table:table-cell>
          <table:table-cell office:value-type="string" calcext:value-type="string">
            <text:p><text:s/>529 / 0.070 <text:s/>sqft / nd</text:p>
          </table:table-cell>
          <table:table-cell office:value-type="string" calcext:value-type="string">
            <text:p><text:s/>615 / 0.070 <text:s/>sqft / nd</text:p>
          </table:table-cell>
          <table:table-cell office:value-type="string" calcext:value-type="string">
            <text:p><text:s/>634 / 0.070 <text:s/>sqft / nd</text:p>
          </table:table-cell>
          <table:table-cell office:value-type="string" calcext:value-type="string">
            <text:p><text:s/>725 / 0.070 <text:s/>sqft / nd</text:p>
          </table:table-cell>
          <table:table-cell office:value-type="string" calcext:value-type="string">
            <text:p><text:s/>804 / 0.070 <text:s/>sqft / nd</text:p>
          </table:table-cell>
          <table:table-cell office:value-type="string" calcext:value-type="string">
            <text:p><text:s/>895 / 0.070 <text:s/>sqft / nd</text:p>
          </table:table-cell>
          <table:table-cell office:value-type="string" calcext:value-type="string">
            <text:p><text:s/>1098 / 0.075 <text:s/>sqft / nd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office:value-type="string" calcext:value-type="string">
            <text:p>-</text:p>
          </table:table-cell>
          <table:table-cell table:number-columns-repeated="6" office:value-type="string" calcext:value-type="string">
            <text:p>-----------------------------</text:p>
          </table:table-cell>
          <table:table-cell/>
          <table:table-cell table:number-columns-repeated="49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24579 <text:s/>ft</text:p>
          </table:table-cell>
          <table:table-cell office:value-type="string" calcext:value-type="string">
            <text:p><text:s/>27845 <text:s/>ft</text:p>
          </table:table-cell>
          <table:table-cell office:value-type="string" calcext:value-type="string">
            <text:p><text:s/>38718 <text:s/>ft</text:p>
          </table:table-cell>
          <table:table-cell office:value-type="string" calcext:value-type="string">
            <text:p><text:s/>37105 <text:s/>ft</text:p>
          </table:table-cell>
          <table:table-cell office:value-type="string" calcext:value-type="string">
            <text:p><text:s/>34519 <text:s/>ft</text:p>
          </table:table-cell>
          <table:table-cell office:value-type="string" calcext:value-type="string">
            <text:p><text:s/>35071 <text:s/>ft</text:p>
          </table:table-cell>
          <table:table-cell/>
          <table:table-cell office:value-type="string" calcext:value-type="string">
            <text:p><text:s/>23096 <text:s/>ft</text:p>
          </table:table-cell>
          <table:table-cell office:value-type="string" calcext:value-type="string">
            <text:p><text:s/>30723 <text:s/>ft</text:p>
          </table:table-cell>
          <table:table-cell office:value-type="string" calcext:value-type="string">
            <text:p><text:s/>31290 <text:s/>ft</text:p>
          </table:table-cell>
          <table:table-cell office:value-type="string" calcext:value-type="string">
            <text:p><text:s/>37717 <text:s/>ft</text:p>
          </table:table-cell>
          <table:table-cell office:value-type="string" calcext:value-type="string">
            <text:p><text:s/>39497 <text:s/>ft</text:p>
          </table:table-cell>
          <table:table-cell office:value-type="string" calcext:value-type="string">
            <text:p><text:s/>38280 <text:s/>ft</text:p>
          </table:table-cell>
          <table:table-cell office:value-type="string" calcext:value-type="string">
            <text:p><text:s/>39516 <text:s/>ft</text:p>
          </table:table-cell>
          <table:table-cell office:value-type="string" calcext:value-type="string">
            <text:p><text:s/>23226 <text:s/>ft</text:p>
          </table:table-cell>
          <table:table-cell office:value-type="string" calcext:value-type="string">
            <text:p><text:s/>31880 <text:s/>ft</text:p>
          </table:table-cell>
          <table:table-cell office:value-type="string" calcext:value-type="string">
            <text:p><text:s/>35994 <text:s/>ft</text:p>
          </table:table-cell>
          <table:table-cell office:value-type="string" calcext:value-type="string">
            <text:p><text:s/>35048 <text:s/>ft</text:p>
          </table:table-cell>
          <table:table-cell office:value-type="string" calcext:value-type="string">
            <text:p><text:s/>36292 <text:s/>ft</text:p>
          </table:table-cell>
          <table:table-cell office:value-type="string" calcext:value-type="string">
            <text:p><text:s/>35879 <text:s/>ft</text:p>
          </table:table-cell>
          <table:table-cell office:value-type="string" calcext:value-type="string">
            <text:p><text:s/>36692 <text:s/>ft</text:p>
          </table:table-cell>
          <table:table-cell office:value-type="string" calcext:value-type="string">
            <text:p><text:s/>23398 <text:s/>ft</text:p>
          </table:table-cell>
          <table:table-cell office:value-type="string" calcext:value-type="string">
            <text:p><text:s/>32458 <text:s/>ft</text:p>
          </table:table-cell>
          <table:table-cell office:value-type="string" calcext:value-type="string">
            <text:p><text:s/>35559 <text:s/>ft</text:p>
          </table:table-cell>
          <table:table-cell office:value-type="string" calcext:value-type="string">
            <text:p><text:s/>34965 <text:s/>ft</text:p>
          </table:table-cell>
          <table:table-cell office:value-type="string" calcext:value-type="string">
            <text:p><text:s/>33140 <text:s/>ft</text:p>
          </table:table-cell>
          <table:table-cell office:value-type="string" calcext:value-type="string">
            <text:p><text:s/>33352 <text:s/>ft</text:p>
          </table:table-cell>
          <table:table-cell office:value-type="string" calcext:value-type="string">
            <text:p><text:s/>35590 <text:s/>ft</text:p>
          </table:table-cell>
          <table:table-cell office:value-type="string" calcext:value-type="string">
            <text:p><text:s/>23552 <text:s/>ft</text:p>
          </table:table-cell>
          <table:table-cell office:value-type="string" calcext:value-type="string">
            <text:p><text:s/>30857 <text:s/>ft</text:p>
          </table:table-cell>
          <table:table-cell office:value-type="string" calcext:value-type="string">
            <text:p><text:s/>32953 <text:s/>ft</text:p>
          </table:table-cell>
          <table:table-cell office:value-type="string" calcext:value-type="string">
            <text:p><text:s/>32170 <text:s/>ft</text:p>
          </table:table-cell>
          <table:table-cell office:value-type="string" calcext:value-type="string">
            <text:p><text:s/>31618 <text:s/>ft</text:p>
          </table:table-cell>
          <table:table-cell office:value-type="string" calcext:value-type="string">
            <text:p><text:s/>32589 <text:s/>ft</text:p>
          </table:table-cell>
          <table:table-cell office:value-type="string" calcext:value-type="string">
            <text:p><text:s/>33677 <text:s/>ft</text:p>
          </table:table-cell>
          <table:table-cell office:value-type="string" calcext:value-type="string">
            <text:p><text:s/>23747 <text:s/>ft</text:p>
          </table:table-cell>
          <table:table-cell office:value-type="string" calcext:value-type="string">
            <text:p><text:s/>32354 <text:s/>ft</text:p>
          </table:table-cell>
          <table:table-cell office:value-type="string" calcext:value-type="string">
            <text:p><text:s/>31617 <text:s/>ft</text:p>
          </table:table-cell>
          <table:table-cell office:value-type="string" calcext:value-type="string">
            <text:p><text:s/>31158 <text:s/>ft</text:p>
          </table:table-cell>
          <table:table-cell office:value-type="string" calcext:value-type="string">
            <text:p><text:s/>31043 <text:s/>ft</text:p>
          </table:table-cell>
          <table:table-cell office:value-type="string" calcext:value-type="string">
            <text:p><text:s/>32263 <text:s/>ft</text:p>
          </table:table-cell>
          <table:table-cell office:value-type="string" calcext:value-type="string">
            <text:p><text:s/>33398 <text:s/>ft</text:p>
          </table:table-cell>
          <table:table-cell office:value-type="string" calcext:value-type="string">
            <text:p><text:s/>23813 <text:s/>ft</text:p>
          </table:table-cell>
          <table:table-cell office:value-type="string" calcext:value-type="string">
            <text:p><text:s/>28935 <text:s/>ft</text:p>
          </table:table-cell>
          <table:table-cell office:value-type="string" calcext:value-type="string">
            <text:p><text:s/>30766 <text:s/>ft</text:p>
          </table:table-cell>
          <table:table-cell office:value-type="string" calcext:value-type="string">
            <text:p><text:s/>29977 <text:s/>ft</text:p>
          </table:table-cell>
          <table:table-cell office:value-type="string" calcext:value-type="string">
            <text:p><text:s/>31215 <text:s/>ft</text:p>
          </table:table-cell>
          <table:table-cell office:value-type="string" calcext:value-type="string">
            <text:p><text:s/>31907 <text:s/>ft</text:p>
          </table:table-cell>
          <table:table-cell office:value-type="string" calcext:value-type="string">
            <text:p><text:s/>33904 <text:s/>ft</text:p>
          </table:table-cell>
          <table:table-cell office:value-type="string" calcext:value-type="string">
            <text:p><text:s/>23967 <text:s/>ft</text:p>
          </table:table-cell>
          <table:table-cell office:value-type="string" calcext:value-type="string">
            <text:p><text:s/>29673 <text:s/>ft</text:p>
          </table:table-cell>
          <table:table-cell office:value-type="string" calcext:value-type="string">
            <text:p><text:s/>29659 <text:s/>ft</text:p>
          </table:table-cell>
          <table:table-cell office:value-type="string" calcext:value-type="string">
            <text:p><text:s/>30130 <text:s/>ft</text:p>
          </table:table-cell>
          <table:table-cell office:value-type="string" calcext:value-type="string">
            <text:p><text:s/>31205 <text:s/>ft</text:p>
          </table:table-cell>
          <table:table-cell office:value-type="string" calcext:value-type="string">
            <text:p><text:s/>31860 <text:s/>ft</text:p>
          </table:table-cell>
          <table:table-cell office:value-type="string" calcext:value-type="string">
            <text:p><text:s/>31503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string" calcext:value-type="string">
            <text:p>=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/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3175.52 lbf</text:p>
          </table:table-cell>
          <table:table-cell office:value-type="string" calcext:value-type="string">
            <text:p><text:s/>3208.23 lbf</text:p>
          </table:table-cell>
          <table:table-cell office:value-type="string" calcext:value-type="string">
            <text:p><text:s/>2830.33 lbf</text:p>
          </table:table-cell>
          <table:table-cell office:value-type="string" calcext:value-type="string">
            <text:p><text:s/>3456.70 lbf</text:p>
          </table:table-cell>
          <table:table-cell office:value-type="string" calcext:value-type="string">
            <text:p><text:s/>4751.71 lbf</text:p>
          </table:table-cell>
          <table:table-cell office:value-type="string" calcext:value-type="string">
            <text:p><text:s/>5781.19 lbf</text:p>
          </table:table-cell>
          <table:table-cell/>
          <table:table-cell office:value-type="string" calcext:value-type="string">
            <text:p><text:s/>5775.90 lbf</text:p>
          </table:table-cell>
          <table:table-cell office:value-type="string" calcext:value-type="string">
            <text:p><text:s/>5383.82 lbf</text:p>
          </table:table-cell>
          <table:table-cell office:value-type="string" calcext:value-type="string">
            <text:p><text:s/>5839.40 lbf</text:p>
          </table:table-cell>
          <table:table-cell office:value-type="string" calcext:value-type="string">
            <text:p><text:s/>5817.75 lbf</text:p>
          </table:table-cell>
          <table:table-cell office:value-type="string" calcext:value-type="string">
            <text:p><text:s/>6508.04 lbf</text:p>
          </table:table-cell>
          <table:table-cell office:value-type="string" calcext:value-type="string">
            <text:p><text:s/>7943.62 lbf</text:p>
          </table:table-cell>
          <table:table-cell office:value-type="string" calcext:value-type="string">
            <text:p><text:s/>9553.60 lbf</text:p>
          </table:table-cell>
          <table:table-cell office:value-type="string" calcext:value-type="string">
            <text:p><text:s/>8454.31 lbf</text:p>
          </table:table-cell>
          <table:table-cell office:value-type="string" calcext:value-type="string">
            <text:p><text:s/>7853.66 lbf</text:p>
          </table:table-cell>
          <table:table-cell office:value-type="string" calcext:value-type="string">
            <text:p><text:s/>8220.15 lbf</text:p>
          </table:table-cell>
          <table:table-cell office:value-type="string" calcext:value-type="string">
            <text:p><text:s/>9121.80 lbf</text:p>
          </table:table-cell>
          <table:table-cell office:value-type="string" calcext:value-type="string">
            <text:p><text:s/>9947.08 lbf</text:p>
          </table:table-cell>
          <table:table-cell office:value-type="string" calcext:value-type="string">
            <text:p><text:s/>11641.71 lbf</text:p>
          </table:table-cell>
          <table:table-cell office:value-type="string" calcext:value-type="string">
            <text:p><text:s/>14051.98 lbf</text:p>
          </table:table-cell>
          <table:table-cell office:value-type="string" calcext:value-type="string">
            <text:p><text:s/>10612.06 lbf</text:p>
          </table:table-cell>
          <table:table-cell office:value-type="string" calcext:value-type="string">
            <text:p><text:s/>9858.22 lbf</text:p>
          </table:table-cell>
          <table:table-cell office:value-type="string" calcext:value-type="string">
            <text:p><text:s/>10399.28 lbf</text:p>
          </table:table-cell>
          <table:table-cell office:value-type="string" calcext:value-type="string">
            <text:p><text:s/>11484.46 lbf</text:p>
          </table:table-cell>
          <table:table-cell office:value-type="string" calcext:value-type="string">
            <text:p><text:s/>12888.82 lbf</text:p>
          </table:table-cell>
          <table:table-cell office:value-type="string" calcext:value-type="string">
            <text:p><text:s/>14421.04 lbf</text:p>
          </table:table-cell>
          <table:table-cell office:value-type="string" calcext:value-type="string">
            <text:p><text:s/>16760.65 lbf</text:p>
          </table:table-cell>
          <table:table-cell office:value-type="string" calcext:value-type="string">
            <text:p><text:s/>14176.94 lbf</text:p>
          </table:table-cell>
          <table:table-cell office:value-type="string" calcext:value-type="string">
            <text:p><text:s/>13835.82 lbf</text:p>
          </table:table-cell>
          <table:table-cell office:value-type="string" calcext:value-type="string">
            <text:p><text:s/>14682.20 lbf</text:p>
          </table:table-cell>
          <table:table-cell office:value-type="string" calcext:value-type="string">
            <text:p><text:s/>16153.53 lbf</text:p>
          </table:table-cell>
          <table:table-cell office:value-type="string" calcext:value-type="string">
            <text:p><text:s/>17816.13 lbf</text:p>
          </table:table-cell>
          <table:table-cell office:value-type="string" calcext:value-type="string">
            <text:p><text:s/>19745.18 lbf</text:p>
          </table:table-cell>
          <table:table-cell office:value-type="string" calcext:value-type="string">
            <text:p><text:s/>22856.86 lbf</text:p>
          </table:table-cell>
          <table:table-cell office:value-type="string" calcext:value-type="string">
            <text:p><text:s/>16632.20 lbf</text:p>
          </table:table-cell>
          <table:table-cell office:value-type="string" calcext:value-type="string">
            <text:p><text:s/>16254.11 lbf</text:p>
          </table:table-cell>
          <table:table-cell office:value-type="string" calcext:value-type="string">
            <text:p><text:s/>17580.99 lbf</text:p>
          </table:table-cell>
          <table:table-cell office:value-type="string" calcext:value-type="string">
            <text:p><text:s/>19312.68 lbf</text:p>
          </table:table-cell>
          <table:table-cell office:value-type="string" calcext:value-type="string">
            <text:p><text:s/>21434.68 lbf</text:p>
          </table:table-cell>
          <table:table-cell office:value-type="string" calcext:value-type="string">
            <text:p><text:s/>23735.30 lbf</text:p>
          </table:table-cell>
          <table:table-cell office:value-type="string" calcext:value-type="string">
            <text:p><text:s/>27208.50 lbf</text:p>
          </table:table-cell>
          <table:table-cell office:value-type="string" calcext:value-type="string">
            <text:p><text:s/>18733.73 lbf</text:p>
          </table:table-cell>
          <table:table-cell office:value-type="string" calcext:value-type="string">
            <text:p><text:s/>18716.00 lbf</text:p>
          </table:table-cell>
          <table:table-cell office:value-type="string" calcext:value-type="string">
            <text:p><text:s/>19915.16 lbf</text:p>
          </table:table-cell>
          <table:table-cell office:value-type="string" calcext:value-type="string">
            <text:p><text:s/>21949.20 lbf</text:p>
          </table:table-cell>
          <table:table-cell office:value-type="string" calcext:value-type="string">
            <text:p><text:s/>24172.11 lbf</text:p>
          </table:table-cell>
          <table:table-cell office:value-type="string" calcext:value-type="string">
            <text:p><text:s/>27004.61 lbf</text:p>
          </table:table-cell>
          <table:table-cell office:value-type="string" calcext:value-type="string">
            <text:p><text:s/>30681.31 lbf</text:p>
          </table:table-cell>
          <table:table-cell office:value-type="string" calcext:value-type="string">
            <text:p><text:s/>21121.10 lbf</text:p>
          </table:table-cell>
          <table:table-cell office:value-type="string" calcext:value-type="string">
            <text:p><text:s/>21285.04 lbf</text:p>
          </table:table-cell>
          <table:table-cell office:value-type="string" calcext:value-type="string">
            <text:p><text:s/>22981.53 lbf</text:p>
          </table:table-cell>
          <table:table-cell office:value-type="string" calcext:value-type="string">
            <text:p><text:s/>25130.55 lbf</text:p>
          </table:table-cell>
          <table:table-cell office:value-type="string" calcext:value-type="string">
            <text:p><text:s/>27723.76 lbf</text:p>
          </table:table-cell>
          <table:table-cell office:value-type="string" calcext:value-type="string">
            <text:p><text:s/>31139.42 lbf</text:p>
          </table:table-cell>
          <table:table-cell office:value-type="string" calcext:value-type="string">
            <text:p><text:s/>36303.40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string" calcext:value-type="string">
            <text:p>=</text:p>
          </table:table-cell>
          <table:table-cell office:value-type="float" office:value="0.32" calcext:value-type="float">
            <text:p>0.32</text:p>
          </table:table-cell>
          <table:table-cell office:value-type="float" office:value="0.35" calcext:value-type="float">
            <text:p>0.35</text:p>
          </table:table-cell>
          <table:table-cell office:value-type="float" office:value="0.51" calcext:value-type="float">
            <text:p>0.51</text:p>
          </table:table-cell>
          <table:table-cell office:value-type="float" office:value="0.46" calcext:value-type="float">
            <text:p>0.46</text:p>
          </table:table-cell>
          <table:table-cell office:value-type="float" office:value="0.35" calcext:value-type="float">
            <text:p>0.35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32" calcext:value-type="float">
            <text:p>0.32</text:p>
          </table:table-cell>
          <table:table-cell office:value-type="float" office:value="0.45" calcext:value-type="float">
            <text:p>0.45</text:p>
          </table:table-cell>
          <table:table-cell office:value-type="float" office:value="0.54" calcext:value-type="float">
            <text:p>0.54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34" calcext:value-type="float">
            <text:p>0.34</text:p>
          </table:table-cell>
          <table:table-cell office:value-type="float" office:value="0.48" calcext:value-type="float">
            <text:p>0.48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35" calcext:value-type="float">
            <text:p>0.35</text:p>
          </table:table-cell>
          <table:table-cell office:value-type="float" office:value="0.47" calcext:value-type="float">
            <text:p>0.47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36" calcext:value-type="float">
            <text:p>0.36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37" calcext:value-type="float">
            <text:p>0.37</text:p>
          </table:table-cell>
          <table:table-cell office:value-type="float" office:value="0.45" calcext:value-type="float">
            <text:p>0.45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string" calcext:value-type="string">
            <text:p>=</text:p>
          </table:table-cell>
          <table:table-cell office:value-type="float" office:value="0.01903" calcext:value-type="float">
            <text:p>0.01903</text:p>
          </table:table-cell>
          <table:table-cell office:value-type="float" office:value="0.01783" calcext:value-type="float">
            <text:p>0.01783</text:p>
          </table:table-cell>
          <table:table-cell office:value-type="float" office:value="0.01728" calcext:value-type="float">
            <text:p>0.0172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406" calcext:value-type="float">
            <text:p>0.01406</text:p>
          </table:table-cell>
          <table:table-cell/>
          <table:table-cell office:value-type="float" office:value="0.01723" calcext:value-type="float">
            <text:p>0.01723</text:p>
          </table:table-cell>
          <table:table-cell office:value-type="float" office:value="0.01699" calcext:value-type="float">
            <text:p>0.01699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614" calcext:value-type="float">
            <text:p>0.01614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1717" calcext:value-type="float">
            <text:p>0.01717</text:p>
          </table:table-cell>
          <table:table-cell office:value-type="float" office:value="0.01694" calcext:value-type="float">
            <text:p>0.01694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1531" calcext:value-type="float">
            <text:p>0.01531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1654" calcext:value-type="float">
            <text:p>0.01654</text:p>
          </table:table-cell>
          <table:table-cell office:value-type="float" office:value="0.01655" calcext:value-type="float">
            <text:p>0.01655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534" calcext:value-type="float">
            <text:p>0.01534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0.01413" calcext:value-type="float">
            <text:p>0.01413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0.01745" calcext:value-type="float">
            <text:p>0.01745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1652" calcext:value-type="float">
            <text:p>0.01652</text:p>
          </table:table-cell>
          <table:table-cell office:value-type="float" office:value="0.01582" calcext:value-type="float">
            <text:p>0.01582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01728" calcext:value-type="float">
            <text:p>0.01728</text:p>
          </table:table-cell>
          <table:table-cell office:value-type="float" office:value="0.01716" calcext:value-type="float">
            <text:p>0.01716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554" calcext:value-type="float">
            <text:p>0.01554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707" calcext:value-type="float">
            <text:p>0.01707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0.01582" calcext:value-type="float">
            <text:p>0.01582</text:p>
          </table:table-cell>
          <table:table-cell office:value-type="float" office:value="0.01538" calcext:value-type="float">
            <text:p>0.01538</text:p>
          </table:table-cell>
          <table:table-cell office:value-type="float" office:value="0.01495" calcext:value-type="float">
            <text:p>0.01495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0.01396" calcext:value-type="float">
            <text:p>0.01396</text:p>
          </table:table-cell>
          <table:table-cell office:value-type="float" office:value="0.01693" calcext:value-type="float">
            <text:p>0.01693</text:p>
          </table:table-cell>
          <table:table-cell office:value-type="float" office:value="0.01658" calcext:value-type="float">
            <text:p>0.01658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518" calcext:value-type="float">
            <text:p>0.01518</text:p>
          </table:table-cell>
          <table:table-cell office:value-type="float" office:value="0.01476" calcext:value-type="float">
            <text:p>0.01476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0.01352" calcext:value-type="float">
            <text:p>0.01352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string" calcext:value-type="string">
            <text:p>=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0374" calcext:value-type="float">
            <text:p>0.00374</text:p>
          </table:table-cell>
          <table:table-cell office:value-type="float" office:value="0.00827" calcext:value-type="float">
            <text:p>0.00827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782" calcext:value-type="float">
            <text:p>0.00782</text:p>
          </table:table-cell>
          <table:table-cell/>
          <table:table-cell office:value-type="float" office:value="0.00303" calcext:value-type="float">
            <text:p>0.00303</text:p>
          </table:table-cell>
          <table:table-cell office:value-type="float" office:value="0.00517" calcext:value-type="float">
            <text:p>0.00517</text:p>
          </table:table-cell>
          <table:table-cell office:value-type="float" office:value="0.00573" calcext:value-type="float">
            <text:p>0.00573</text:p>
          </table:table-cell>
          <table:table-cell office:value-type="float" office:value="0.00916" calcext:value-type="float">
            <text:p>0.00916</text:p>
          </table:table-cell>
          <table:table-cell office:value-type="float" office:value="0.00959" calcext:value-type="float">
            <text:p>0.00959</text:p>
          </table:table-cell>
          <table:table-cell office:value-type="float" office:value="0.01036" calcext:value-type="float">
            <text:p>0.01036</text:p>
          </table:table-cell>
          <table:table-cell office:value-type="float" office:value="0.01003" calcext:value-type="float">
            <text:p>0.01003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885" calcext:value-type="float">
            <text:p>0.00885</text:p>
          </table:table-cell>
          <table:table-cell office:value-type="float" office:value="0.00869" calcext:value-type="float">
            <text:p>0.00869</text:p>
          </table:table-cell>
          <table:table-cell office:value-type="float" office:value="0.00984" calcext:value-type="float">
            <text:p>0.00984</text:p>
          </table:table-cell>
          <table:table-cell office:value-type="float" office:value="0.00934" calcext:value-type="float">
            <text:p>0.00934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882" calcext:value-type="float">
            <text:p>0.00882</text:p>
          </table:table-cell>
          <table:table-cell office:value-type="float" office:value="0.00906" calcext:value-type="float">
            <text:p>0.00906</text:p>
          </table:table-cell>
          <table:table-cell office:value-type="float" office:value="0.00882" calcext:value-type="float">
            <text:p>0.00882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0.00914" calcext:value-type="float">
            <text:p>0.00914</text:p>
          </table:table-cell>
          <table:table-cell office:value-type="float" office:value="0.00406" calcext:value-type="float">
            <text:p>0.00406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.00846" calcext:value-type="float">
            <text:p>0.00846</text:p>
          </table:table-cell>
          <table:table-cell office:value-type="float" office:value="0.00839" calcext:value-type="float">
            <text:p>0.00839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938" calcext:value-type="float">
            <text:p>0.00938</text:p>
          </table:table-cell>
          <table:table-cell office:value-type="float" office:value="0.01042" calcext:value-type="float">
            <text:p>0.01042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807" calcext:value-type="float">
            <text:p>0.00807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817" calcext:value-type="float">
            <text:p>0.00817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967" calcext:value-type="float">
            <text:p>0.00967</text:p>
          </table:table-cell>
          <table:table-cell office:value-type="float" office:value="0.01048" calcext:value-type="float">
            <text:p>0.01048</text:p>
          </table:table-cell>
          <table:table-cell office:value-type="float" office:value="0.00451" calcext:value-type="float">
            <text:p>0.00451</text:p>
          </table:table-cell>
          <table:table-cell office:value-type="float" office:value="0.00636" calcext:value-type="float">
            <text:p>0.00636</text:p>
          </table:table-cell>
          <table:table-cell office:value-type="float" office:value="0.00798" calcext:value-type="float">
            <text:p>0.00798</text:p>
          </table:table-cell>
          <table:table-cell office:value-type="float" office:value="0.00806" calcext:value-type="float">
            <text:p>0.00806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0.00966" calcext:value-type="float">
            <text:p>0.00966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0474" calcext:value-type="float">
            <text:p>0.00474</text:p>
          </table:table-cell>
          <table:table-cell office:value-type="float" office:value="0.00756" calcext:value-type="float">
            <text:p>0.00756</text:p>
          </table:table-cell>
          <table:table-cell office:value-type="float" office:value="0.00805" calcext:value-type="float">
            <text:p>0.00805</text:p>
          </table:table-cell>
          <table:table-cell office:value-type="float" office:value="0.00819" calcext:value-type="float">
            <text:p>0.00819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1008" calcext:value-type="float">
            <text:p>0.01008</text:p>
          </table:table-cell>
          <table:table-cell office:value-type="float" office:value="0.01021" calcext:value-type="float">
            <text:p>0.01021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string" calcext:value-type="string">
            <text:p>=</text:p>
          </table:table-cell>
          <table:table-cell office:value-type="float" office:value="0.73197" calcext:value-type="float">
            <text:p>0.73197</text:p>
          </table:table-cell>
          <table:table-cell office:value-type="float" office:value="0.74035" calcext:value-type="float">
            <text:p>0.74035</text:p>
          </table:table-cell>
          <table:table-cell office:value-type="float" office:value="0.75072" calcext:value-type="float">
            <text:p>0.75072</text:p>
          </table:table-cell>
          <table:table-cell office:value-type="float" office:value="0.81301" calcext:value-type="float">
            <text:p>0.81301</text:p>
          </table:table-cell>
          <table:table-cell office:value-type="float" office:value="0.85307" calcext:value-type="float">
            <text:p>0.85307</text:p>
          </table:table-cell>
          <table:table-cell office:value-type="float" office:value="0.8667" calcext:value-type="float">
            <text:p>0.8667</text:p>
          </table:table-cell>
          <table:table-cell/>
          <table:table-cell office:value-type="float" office:value="0.75257" calcext:value-type="float">
            <text:p>0.75257</text:p>
          </table:table-cell>
          <table:table-cell office:value-type="float" office:value="0.74822" calcext:value-type="float">
            <text:p>0.74822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7608" calcext:value-type="float">
            <text:p>0.7608</text:p>
          </table:table-cell>
          <table:table-cell office:value-type="float" office:value="0.79293" calcext:value-type="float">
            <text:p>0.79293</text:p>
          </table:table-cell>
          <table:table-cell office:value-type="float" office:value="0.82067" calcext:value-type="float">
            <text:p>0.82067</text:p>
          </table:table-cell>
          <table:table-cell office:value-type="float" office:value="0.8295" calcext:value-type="float">
            <text:p>0.8295</text:p>
          </table:table-cell>
          <table:table-cell office:value-type="float" office:value="0.75101" calcext:value-type="float">
            <text:p>0.75101</text:p>
          </table:table-cell>
          <table:table-cell office:value-type="float" office:value="0.75959" calcext:value-type="float">
            <text:p>0.75959</text:p>
          </table:table-cell>
          <table:table-cell office:value-type="float" office:value="0.74989" calcext:value-type="float">
            <text:p>0.74989</text:p>
          </table:table-cell>
          <table:table-cell office:value-type="float" office:value="0.77186" calcext:value-type="float">
            <text:p>0.77186</text:p>
          </table:table-cell>
          <table:table-cell office:value-type="float" office:value="0.78959" calcext:value-type="float">
            <text:p>0.78959</text:p>
          </table:table-cell>
          <table:table-cell office:value-type="float" office:value="0.81964" calcext:value-type="float">
            <text:p>0.81964</text:p>
          </table:table-cell>
          <table:table-cell office:value-type="float" office:value="0.83403" calcext:value-type="float">
            <text:p>0.83403</text:p>
          </table:table-cell>
          <table:table-cell office:value-type="float" office:value="0.76103" calcext:value-type="float">
            <text:p>0.76103</text:p>
          </table:table-cell>
          <table:table-cell office:value-type="float" office:value="0.75234" calcext:value-type="float">
            <text:p>0.75234</text:p>
          </table:table-cell>
          <table:table-cell office:value-type="float" office:value="0.76015" calcext:value-type="float">
            <text:p>0.76015</text:p>
          </table:table-cell>
          <table:table-cell office:value-type="float" office:value="0.77769" calcext:value-type="float">
            <text:p>0.77769</text:p>
          </table:table-cell>
          <table:table-cell office:value-type="float" office:value="0.79581" calcext:value-type="float">
            <text:p>0.79581</text:p>
          </table:table-cell>
          <table:table-cell office:value-type="float" office:value="0.82103" calcext:value-type="float">
            <text:p>0.82103</text:p>
          </table:table-cell>
          <table:table-cell office:value-type="float" office:value="0.83247" calcext:value-type="float">
            <text:p>0.83247</text:p>
          </table:table-cell>
          <table:table-cell office:value-type="float" office:value="0.76236" calcext:value-type="float">
            <text:p>0.76236</text:p>
          </table:table-cell>
          <table:table-cell office:value-type="float" office:value="0.74509" calcext:value-type="float">
            <text:p>0.74509</text:p>
          </table:table-cell>
          <table:table-cell office:value-type="float" office:value="0.76752" calcext:value-type="float">
            <text:p>0.76752</text:p>
          </table:table-cell>
          <table:table-cell office:value-type="float" office:value="0.78458" calcext:value-type="float">
            <text:p>0.78458</text:p>
          </table:table-cell>
          <table:table-cell office:value-type="float" office:value="0.79741" calcext:value-type="float">
            <text:p>0.79741</text:p>
          </table:table-cell>
          <table:table-cell office:value-type="float" office:value="0.81178" calcext:value-type="float">
            <text:p>0.81178</text:p>
          </table:table-cell>
          <table:table-cell office:value-type="float" office:value="0.82562" calcext:value-type="float">
            <text:p>0.82562</text:p>
          </table:table-cell>
          <table:table-cell office:value-type="float" office:value="0.763" calcext:value-type="float">
            <text:p>0.763</text:p>
          </table:table-cell>
          <table:table-cell office:value-type="float" office:value="0.74657" calcext:value-type="float">
            <text:p>0.74657</text:p>
          </table:table-cell>
          <table:table-cell office:value-type="float" office:value="0.77353" calcext:value-type="float">
            <text:p>0.77353</text:p>
          </table:table-cell>
          <table:table-cell office:value-type="float" office:value="0.78863" calcext:value-type="float">
            <text:p>0.78863</text:p>
          </table:table-cell>
          <table:table-cell office:value-type="float" office:value="0.79871" calcext:value-type="float">
            <text:p>0.79871</text:p>
          </table:table-cell>
          <table:table-cell office:value-type="float" office:value="0.80636" calcext:value-type="float">
            <text:p>0.80636</text:p>
          </table:table-cell>
          <table:table-cell office:value-type="float" office:value="0.82403" calcext:value-type="float">
            <text:p>0.82403</text:p>
          </table:table-cell>
          <table:table-cell office:value-type="float" office:value="0.75957" calcext:value-type="float">
            <text:p>0.75957</text:p>
          </table:table-cell>
          <table:table-cell office:value-type="float" office:value="0.76054" calcext:value-type="float">
            <text:p>0.76054</text:p>
          </table:table-cell>
          <table:table-cell office:value-type="float" office:value="0.78098" calcext:value-type="float">
            <text:p>0.78098</text:p>
          </table:table-cell>
          <table:table-cell office:value-type="float" office:value="0.7912" calcext:value-type="float">
            <text:p>0.7912</text:p>
          </table:table-cell>
          <table:table-cell office:value-type="float" office:value="0.79772" calcext:value-type="float">
            <text:p>0.79772</text:p>
          </table:table-cell>
          <table:table-cell office:value-type="float" office:value="0.80562" calcext:value-type="float">
            <text:p>0.80562</text:p>
          </table:table-cell>
          <table:table-cell office:value-type="float" office:value="0.8189" calcext:value-type="float">
            <text:p>0.8189</text:p>
          </table:table-cell>
          <table:table-cell office:value-type="float" office:value="0.76237" calcext:value-type="float">
            <text:p>0.76237</text:p>
          </table:table-cell>
          <table:table-cell office:value-type="float" office:value="0.76512" calcext:value-type="float">
            <text:p>0.76512</text:p>
          </table:table-cell>
          <table:table-cell office:value-type="float" office:value="0.78521" calcext:value-type="float">
            <text:p>0.78521</text:p>
          </table:table-cell>
          <table:table-cell office:value-type="float" office:value="0.79202" calcext:value-type="float">
            <text:p>0.79202</text:p>
          </table:table-cell>
          <table:table-cell office:value-type="float" office:value="0.79879" calcext:value-type="float">
            <text:p>0.79879</text:p>
          </table:table-cell>
          <table:table-cell office:value-type="float" office:value="0.80327" calcext:value-type="float">
            <text:p>0.80327</text:p>
          </table:table-cell>
          <table:table-cell office:value-type="float" office:value="0.83406" calcext:value-type="float">
            <text:p>0.83406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string" calcext:value-type="string">
            <text:p>=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37" calcext:value-type="float">
            <text:p>0.00137</text:p>
          </table:table-cell>
          <table:table-cell table:number-columns-repeated="2" office:value-type="float" office:value="0.00108" calcext:value-type="float">
            <text:p>0.00108</text:p>
          </table:table-cell>
          <table:table-cell/>
          <table:table-cell office:value-type="float" office:value="0.00133" calcext:value-type="float">
            <text:p>0.00133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278" calcext:value-type="float">
            <text:p>0.00278</text:p>
          </table:table-cell>
          <table:table-cell office:value-type="float" office:value="0.00273" calcext:value-type="float">
            <text:p>0.00273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0.00282" calcext:value-type="float">
            <text:p>0.00282</text:p>
          </table:table-cell>
          <table:table-cell office:value-type="float" office:value="0.00211" calcext:value-type="float">
            <text:p>0.00211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0.00234" calcext:value-type="float">
            <text:p>0.00234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0.00234" calcext:value-type="float">
            <text:p>0.00234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string" calcext:value-type="string">
            <text:p>=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0104" calcext:value-type="float">
            <text:p>0.00104</text:p>
          </table:table-cell>
          <table:table-cell/>
          <table:table-cell office:value-type="float" office:value="0.00132" calcext:value-type="float">
            <text:p>0.0013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97" calcext:value-type="float">
            <text:p>0.00097</text:p>
          </table:table-cell>
          <table:table-cell table:number-columns-repeated="2" office:value-type="float" office:value="0.00095" calcext:value-type="float">
            <text:p>0.0009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42" calcext:value-type="float">
            <text:p>0.00042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string" calcext:value-type="string">
            <text:p>=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48" calcext:value-type="float">
            <text:p>0.00048</text:p>
          </table:table-cell>
          <table:table-cell/>
          <table:table-cell office:value-type="float" office:value="0.00046" calcext:value-type="float">
            <text:p>0.0004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9" calcext:value-type="float">
            <text:p>0.00059</text:p>
          </table:table-cell>
          <table:table-cell table:number-columns-repeated="2" office:value-type="float" office:value="0.00057" calcext:value-type="float">
            <text:p>0.00057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5" calcext:value-type="float">
            <text:p>0.00055</text:p>
          </table:table-cell>
          <table:table-cell table:number-columns-repeated="2" office:value-type="float" office:value="0.00054" calcext:value-type="float">
            <text:p>0.00054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4" calcext:value-type="float">
            <text:p>0.00054</text:p>
          </table:table-cell>
          <table:table-cell table:number-columns-repeated="2" office:value-type="float" office:value="0.00055" calcext:value-type="float">
            <text:p>0.0005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51" calcext:value-type="float">
            <text:p>0.00051</text:p>
          </table:table-cell>
          <table:table-cell table:number-columns-repeated="2" office:value-type="float" office:value="0.00053" calcext:value-type="float">
            <text:p>0.00053</text:p>
          </table:table-cell>
          <table:table-cell table:number-columns-repeated="2" office:value-type="float" office:value="0.00055" calcext:value-type="float">
            <text:p>0.0005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3" calcext:value-type="float">
            <text:p>0.00053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string" calcext:value-type="string">
            <text:p>=</text:p>
          </table:table-cell>
          <table:table-cell office:value-type="float" office:value="0.02595" calcext:value-type="float">
            <text:p>0.02595</text:p>
          </table:table-cell>
          <table:table-cell office:value-type="float" office:value="0.02477" calcext:value-type="float">
            <text:p>0.02477</text:p>
          </table:table-cell>
          <table:table-cell office:value-type="float" office:value="0.02911" calcext:value-type="float">
            <text:p>0.02911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2448" calcext:value-type="float">
            <text:p>0.02448</text:p>
          </table:table-cell>
          <table:table-cell/>
          <table:table-cell office:value-type="float" office:value="0.02337" calcext:value-type="float">
            <text:p>0.02337</text:p>
          </table:table-cell>
          <table:table-cell office:value-type="float" office:value="0.02555" calcext:value-type="float">
            <text:p>0.02555</text:p>
          </table:table-cell>
          <table:table-cell office:value-type="float" office:value="0.02585" calcext:value-type="float">
            <text:p>0.02585</text:p>
          </table:table-cell>
          <table:table-cell office:value-type="float" office:value="0.02967" calcext:value-type="float">
            <text:p>0.02967</text:p>
          </table:table-cell>
          <table:table-cell office:value-type="float" office:value="0.02783" calcext:value-type="float">
            <text:p>0.02783</text:p>
          </table:table-cell>
          <table:table-cell office:value-type="float" office:value="0.02871" calcext:value-type="float">
            <text:p>0.02871</text:p>
          </table:table-cell>
          <table:table-cell office:value-type="float" office:value="0.02784" calcext:value-type="float">
            <text:p>0.02784</text:p>
          </table:table-cell>
          <table:table-cell office:value-type="float" office:value="0.02335" calcext:value-type="float">
            <text:p>0.02335</text:p>
          </table:table-cell>
          <table:table-cell office:value-type="float" office:value="0.02683" calcext:value-type="float">
            <text:p>0.02683</text:p>
          </table:table-cell>
          <table:table-cell office:value-type="float" office:value="0.03011" calcext:value-type="float">
            <text:p>0.03011</text:p>
          </table:table-cell>
          <table:table-cell office:value-type="float" office:value="0.02914" calcext:value-type="float">
            <text:p>0.02914</text:p>
          </table:table-cell>
          <table:table-cell office:value-type="float" office:value="0.02922" calcext:value-type="float">
            <text:p>0.0292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918" calcext:value-type="float">
            <text:p>0.02918</text:p>
          </table:table-cell>
          <table:table-cell office:value-type="float" office:value="0.02322" calcext:value-type="float">
            <text:p>0.02322</text:p>
          </table:table-cell>
          <table:table-cell office:value-type="float" office:value="0.02742" calcext:value-type="float">
            <text:p>0.02742</text:p>
          </table:table-cell>
          <table:table-cell office:value-type="float" office:value="0.02887" calcext:value-type="float">
            <text:p>0.02887</text:p>
          </table:table-cell>
          <table:table-cell office:value-type="float" office:value="0.02867" calcext:value-type="float">
            <text:p>0.02867</text:p>
          </table:table-cell>
          <table:table-cell office:value-type="float" office:value="0.02799" calcext:value-type="float">
            <text:p>0.02799</text:p>
          </table:table-cell>
          <table:table-cell office:value-type="float" office:value="0.02732" calcext:value-type="float">
            <text:p>0.02732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2449" calcext:value-type="float">
            <text:p>0.02449</text:p>
          </table:table-cell>
          <table:table-cell office:value-type="float" office:value="0.02798" calcext:value-type="float">
            <text:p>0.02798</text:p>
          </table:table-cell>
          <table:table-cell office:value-type="float" office:value="0.02886" calcext:value-type="float">
            <text:p>0.02886</text:p>
          </table:table-cell>
          <table:table-cell office:value-type="float" office:value="0.02798" calcext:value-type="float">
            <text:p>0.02798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02753" calcext:value-type="float">
            <text:p>0.02753</text:p>
          </table:table-cell>
          <table:table-cell office:value-type="float" office:value="0.02808" calcext:value-type="float">
            <text:p>0.02808</text:p>
          </table:table-cell>
          <table:table-cell office:value-type="float" office:value="0.02455" calcext:value-type="float">
            <text:p>0.02455</text:p>
          </table:table-cell>
          <table:table-cell office:value-type="float" office:value="0.02911" calcext:value-type="float">
            <text:p>0.02911</text:p>
          </table:table-cell>
          <table:table-cell office:value-type="float" office:value="0.02774" calcext:value-type="float">
            <text:p>0.02774</text:p>
          </table:table-cell>
          <table:table-cell office:value-type="float" office:value="0.02725" calcext:value-type="float">
            <text:p>0.02725</text:p>
          </table:table-cell>
          <table:table-cell office:value-type="float" office:value="0.02729" calcext:value-type="float">
            <text:p>0.02729</text:p>
          </table:table-cell>
          <table:table-cell office:value-type="float" office:value="0.02825" calcext:value-type="float">
            <text:p>0.02825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2719" calcext:value-type="float">
            <text:p>0.02719</text:p>
          </table:table-cell>
          <table:table-cell office:value-type="float" office:value="0.02699" calcext:value-type="float">
            <text:p>0.02699</text:p>
          </table:table-cell>
          <table:table-cell office:value-type="float" office:value="0.02796" calcext:value-type="float">
            <text:p>0.02796</text:p>
          </table:table-cell>
          <table:table-cell office:value-type="float" office:value="0.02822" calcext:value-type="float">
            <text:p>0.02822</text:p>
          </table:table-cell>
          <table:table-cell office:value-type="float" office:value="0.03042" calcext:value-type="float">
            <text:p>0.03042</text:p>
          </table:table-cell>
          <table:table-cell office:value-type="float" office:value="0.02451" calcext:value-type="float">
            <text:p>0.02451</text:p>
          </table:table-cell>
          <table:table-cell office:value-type="float" office:value="0.02755" calcext:value-type="float">
            <text:p>0.02755</text:p>
          </table:table-cell>
          <table:table-cell office:value-type="float" office:value="0.02715" calcext:value-type="float">
            <text:p>0.0271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59" calcext:value-type="float">
            <text:p>0.02759</text:p>
          </table:table-cell>
          <table:table-cell office:value-type="float" office:value="0.02866" calcext:value-type="float">
            <text:p>0.02866</text:p>
          </table:table-cell>
          <table:table-cell office:value-type="float" office:value="0.02701" calcext:value-type="float">
            <text:p>0.02701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string" calcext:value-type="string">
            <text:p>=</text:p>
          </table:table-cell>
          <table:table-cell office:value-type="float" office:value="12.3" calcext:value-type="float">
            <text:p>12.3</text:p>
          </table:table-cell>
          <table:table-cell office:value-type="float" office:value="14.1" calcext:value-type="float">
            <text:p>14.1</text:p>
          </table:table-cell>
          <table:table-cell office:value-type="float" office:value="17.7" calcext:value-type="float">
            <text:p>17.7</text:p>
          </table:table-cell>
          <table:table-cell office:value-type="float" office:value="16.3" calcext:value-type="float">
            <text:p>16.3</text:p>
          </table:table-cell>
          <table:table-cell office:value-type="float" office:value="14.9" calcext:value-type="float">
            <text:p>14.9</text:p>
          </table:table-cell>
          <table:table-cell office:value-type="float" office:value="14.6" calcext:value-type="float">
            <text:p>14.6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16.1" calcext:value-type="float">
            <text:p>16.1</text:p>
          </table:table-cell>
          <table:table-cell office:value-type="float" office:value="16.4" calcext:value-type="float">
            <text:p>16.4</text:p>
          </table:table-cell>
          <table:table-cell office:value-type="float" office:value="18.4" calcext:value-type="float">
            <text:p>18.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.5" calcext:value-type="float">
            <text:p>17.5</text:p>
          </table:table-cell>
          <table:table-cell office:value-type="float" office:value="13.7" calcext:value-type="float">
            <text:p>13.7</text:p>
          </table:table-cell>
          <table:table-cell office:value-type="float" office:value="16.7" calcext:value-type="float">
            <text:p>16.7</text:p>
          </table:table-cell>
          <table:table-cell office:value-type="float" office:value="17.9" calcext:value-type="float">
            <text:p>17.9</text:p>
          </table:table-cell>
          <table:table-cell office:value-type="float" office:value="17.7" calcext:value-type="float">
            <text:p>17.7</text:p>
          </table:table-cell>
          <table:table-cell office:value-type="float" office:value="18.3" calcext:value-type="float">
            <text:p>18.3</text:p>
          </table:table-cell>
          <table:table-cell office:value-type="float" office:value="17.9" calcext:value-type="float">
            <text:p>17.9</text:p>
          </table:table-cell>
          <table:table-cell office:value-type="float" office:value="17.2" calcext:value-type="float">
            <text:p>17.2</text:p>
          </table:table-cell>
          <table:table-cell office:value-type="float" office:value="14.5" calcext:value-type="float">
            <text:p>14.5</text:p>
          </table:table-cell>
          <table:table-cell office:value-type="float" office:value="17.6" calcext:value-type="float">
            <text:p>17.6</text:p>
          </table:table-cell>
          <table:table-cell office:value-type="float" office:value="18.7" calcext:value-type="float">
            <text:p>18.7</text:p>
          </table:table-cell>
          <table:table-cell office:value-type="float" office:value="18.5" calcext:value-type="float">
            <text:p>18.5</text:p>
          </table:table-cell>
          <table:table-cell office:value-type="float" office:value="18" calcext:value-type="float">
            <text:p>18</text:p>
          </table:table-cell>
          <table:table-cell office:value-type="float" office:value="18.1" calcext:value-type="float">
            <text:p>18.1</text:p>
          </table:table-cell>
          <table:table-cell office:value-type="float" office:value="18.7" calcext:value-type="float">
            <text:p>18.7</text:p>
          </table:table-cell>
          <table:table-cell office:value-type="float" office:value="14.2" calcext:value-type="float">
            <text:p>14.2</text:p>
          </table:table-cell>
          <table:table-cell office:value-type="float" office:value="16.9" calcext:value-type="float">
            <text:p>16.9</text:p>
          </table:table-cell>
          <table:table-cell table:number-columns-repeated="2" office:value-type="float" office:value="17.6" calcext:value-type="float">
            <text:p>17.6</text:p>
          </table:table-cell>
          <table:table-cell office:value-type="float" office:value="17.7" calcext:value-type="float">
            <text:p>17.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.7" calcext:value-type="float">
            <text:p>14.7</text:p>
          </table:table-cell>
          <table:table-cell office:value-type="float" office:value="17.7" calcext:value-type="float">
            <text:p>17.7</text:p>
          </table:table-cell>
          <table:table-cell table:number-columns-repeated="3" office:value-type="float" office:value="17.8" calcext:value-type="float">
            <text:p>17.8</text:p>
          </table:table-cell>
          <table:table-cell office:value-type="float" office:value="18.2" calcext:value-type="float">
            <text:p>18.2</text:p>
          </table:table-cell>
          <table:table-cell office:value-type="float" office:value="18.3" calcext:value-type="float">
            <text:p>18.3</text:p>
          </table:table-cell>
          <table:table-cell office:value-type="float" office:value="15.1" calcext:value-type="float">
            <text:p>15.1</text:p>
          </table:table-cell>
          <table:table-cell office:value-type="float" office:value="17.4" calcext:value-type="float">
            <text:p>17.4</text:p>
          </table:table-cell>
          <table:table-cell office:value-type="float" office:value="17.9" calcext:value-type="float">
            <text:p>17.9</text:p>
          </table:table-cell>
          <table:table-cell office:value-type="float" office:value="17.8" calcext:value-type="float">
            <text:p>17.8</text:p>
          </table:table-cell>
          <table:table-cell office:value-type="float" office:value="18.1" calcext:value-type="float">
            <text:p>18.1</text:p>
          </table:table-cell>
          <table:table-cell office:value-type="float" office:value="18.3" calcext:value-type="float">
            <text:p>18.3</text:p>
          </table:table-cell>
          <table:table-cell office:value-type="float" office:value="18.5" calcext:value-type="float">
            <text:p>18.5</text:p>
          </table:table-cell>
          <table:table-cell office:value-type="float" office:value="15.6" calcext:value-type="float">
            <text:p>15.6</text:p>
          </table:table-cell>
          <table:table-cell office:value-type="float" office:value="17.5" calcext:value-type="float">
            <text:p>17.5</text:p>
          </table:table-cell>
          <table:table-cell office:value-type="float" office:value="17.8" calcext:value-type="float">
            <text:p>17.8</text:p>
          </table:table-cell>
          <table:table-cell office:value-type="float" office:value="18.2" calcext:value-type="float">
            <text:p>18.2</text:p>
          </table:table-cell>
          <table:table-cell office:value-type="float" office:value="18.5" calcext:value-type="float">
            <text:p>18.5</text:p>
          </table:table-cell>
          <table:table-cell office:value-type="float" office:value="18.6" calcext:value-type="float">
            <text:p>18.6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48 <text:s/>lbm/lbf-hr</text:p>
          </table:table-cell>
          <table:table-cell office:value-type="string" calcext:value-type="string">
            <text:p><text:s/>0.559 <text:s/>lbm/lbf-hr</text:p>
          </table:table-cell>
          <table:table-cell office:value-type="string" calcext:value-type="string">
            <text:p><text:s/>0.561 <text:s/>lbm/lbf-hr</text:p>
          </table:table-cell>
          <table:table-cell office:value-type="string" calcext:value-type="string">
            <text:p><text:s/>0.563 <text:s/>lbm/lbf-hr</text:p>
          </table:table-cell>
          <table:table-cell office:value-type="string" calcext:value-type="string">
            <text:p><text:s/>0.570 <text:s/>lbm/lbf-hr</text:p>
          </table:table-cell>
          <table:table-cell/>
          <table:table-cell office:value-type="string" calcext:value-type="string">
            <text:p><text:s/>0.535 <text:s/>lbm/lbf-hr</text:p>
          </table:table-cell>
          <table:table-cell office:value-type="string" calcext:value-type="string">
            <text:p><text:s/>0.547 <text:s/>lbm/lbf-hr</text:p>
          </table:table-cell>
          <table:table-cell office:value-type="string" calcext:value-type="string">
            <text:p><text:s/>0.553 <text:s/>lbm/lbf-hr</text:p>
          </table:table-cell>
          <table:table-cell office:value-type="string" calcext:value-type="string">
            <text:p><text:s/>0.563 <text:s/>lbm/lbf-hr</text:p>
          </table:table-cell>
          <table:table-cell office:value-type="string" calcext:value-type="string">
            <text:p><text:s/>0.568 <text:s/>lbm/lbf-hr</text:p>
          </table:table-cell>
          <table:table-cell office:value-type="string" calcext:value-type="string">
            <text:p><text:s/>0.571 <text:s/>lbm/lbf-hr</text:p>
          </table:table-cell>
          <table:table-cell office:value-type="string" calcext:value-type="string">
            <text:p><text:s/>0.581 <text:s/>lbm/lbf-hr</text:p>
          </table:table-cell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46 <text:s/>lbm/lbf-hr</text:p>
          </table:table-cell>
          <table:table-cell office:value-type="string" calcext:value-type="string">
            <text:p><text:s/>0.559 <text:s/>lbm/lbf-hr</text:p>
          </table:table-cell>
          <table:table-cell office:value-type="string" calcext:value-type="string">
            <text:p><text:s/>0.563 <text:s/>lbm/lbf-hr</text:p>
          </table:table-cell>
          <table:table-cell office:value-type="string" calcext:value-type="string">
            <text:p><text:s/>0.569 <text:s/>lbm/lbf-hr</text:p>
          </table:table-cell>
          <table:table-cell office:value-type="string" calcext:value-type="string">
            <text:p><text:s/>0.572 <text:s/>lbm/lbf-hr</text:p>
          </table:table-cell>
          <table:table-cell office:value-type="string" calcext:value-type="string">
            <text:p><text:s/>0.579 <text:s/>lbm/lbf-hr</text:p>
          </table:table-cell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48 <text:s/>lbm/lbf-hr</text:p>
          </table:table-cell>
          <table:table-cell office:value-type="string" calcext:value-type="string">
            <text:p><text:s/>0.557 <text:s/>lbm/lbf-hr</text:p>
          </table:table-cell>
          <table:table-cell office:value-type="string" calcext:value-type="string">
            <text:p><text:s/>0.563 <text:s/>lbm/lbf-hr</text:p>
          </table:table-cell>
          <table:table-cell office:value-type="string" calcext:value-type="string">
            <text:p><text:s/>0.567 <text:s/>lbm/lbf-hr</text:p>
          </table:table-cell>
          <table:table-cell office:value-type="string" calcext:value-type="string">
            <text:p><text:s/>0.569 <text:s/>lbm/lbf-hr</text:p>
          </table:table-cell>
          <table:table-cell office:value-type="string" calcext:value-type="string">
            <text:p><text:s/>0.580 <text:s/>lbm/lbf-hr</text:p>
          </table:table-cell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47 <text:s/>lbm/lbf-hr</text:p>
          </table:table-cell>
          <table:table-cell office:value-type="string" calcext:value-type="string">
            <text:p><text:s/>0.555 <text:s/>lbm/lbf-hr</text:p>
          </table:table-cell>
          <table:table-cell office:value-type="string" calcext:value-type="string">
            <text:p><text:s/>0.560 <text:s/>lbm/lbf-hr</text:p>
          </table:table-cell>
          <table:table-cell office:value-type="string" calcext:value-type="string">
            <text:p><text:s/>0.566 <text:s/>lbm/lbf-hr</text:p>
          </table:table-cell>
          <table:table-cell office:value-type="string" calcext:value-type="string">
            <text:p><text:s/>0.570 <text:s/>lbm/lbf-hr</text:p>
          </table:table-cell>
          <table:table-cell office:value-type="string" calcext:value-type="string">
            <text:p><text:s/>0.575 <text:s/>lbm/lbf-hr</text:p>
          </table:table-cell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48 <text:s/>lbm/lbf-hr</text:p>
          </table:table-cell>
          <table:table-cell office:value-type="string" calcext:value-type="string">
            <text:p><text:s/>0.554 <text:s/>lbm/lbf-hr</text:p>
          </table:table-cell>
          <table:table-cell office:value-type="string" calcext:value-type="string">
            <text:p><text:s/>0.559 <text:s/>lbm/lbf-hr</text:p>
          </table:table-cell>
          <table:table-cell office:value-type="string" calcext:value-type="string">
            <text:p><text:s/>0.564 <text:s/>lbm/lbf-hr</text:p>
          </table:table-cell>
          <table:table-cell office:value-type="string" calcext:value-type="string">
            <text:p><text:s/>0.569 <text:s/>lbm/lbf-hr</text:p>
          </table:table-cell>
          <table:table-cell office:value-type="string" calcext:value-type="string">
            <text:p><text:s/>0.573 <text:s/>lbm/lbf-hr</text:p>
          </table:table-cell>
          <table:table-cell office:value-type="string" calcext:value-type="string">
            <text:p><text:s/>0.537 <text:s/>lbm/lbf-hr</text:p>
          </table:table-cell>
          <table:table-cell office:value-type="string" calcext:value-type="string">
            <text:p><text:s/>0.546 <text:s/>lbm/lbf-hr</text:p>
          </table:table-cell>
          <table:table-cell office:value-type="string" calcext:value-type="string">
            <text:p><text:s/>0.553 <text:s/>lbm/lbf-hr</text:p>
          </table:table-cell>
          <table:table-cell office:value-type="string" calcext:value-type="string">
            <text:p><text:s/>0.557 <text:s/>lbm/lbf-hr</text:p>
          </table:table-cell>
          <table:table-cell office:value-type="string" calcext:value-type="string">
            <text:p><text:s/>0.563 <text:s/>lbm/lbf-hr</text:p>
          </table:table-cell>
          <table:table-cell office:value-type="string" calcext:value-type="string">
            <text:p><text:s/>0.567 <text:s/>lbm/lbf-hr</text:p>
          </table:table-cell>
          <table:table-cell office:value-type="string" calcext:value-type="string">
            <text:p><text:s/>0.577 <text:s/>lbm/lbf-hr</text:p>
          </table:table-cell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46 <text:s/>lbm/lbf-hr</text:p>
          </table:table-cell>
          <table:table-cell office:value-type="string" calcext:value-type="string">
            <text:p><text:s/>0.552 <text:s/>lbm/lbf-hr</text:p>
          </table:table-cell>
          <table:table-cell office:value-type="string" calcext:value-type="string">
            <text:p><text:s/>0.557 <text:s/>lbm/lbf-hr</text:p>
          </table:table-cell>
          <table:table-cell office:value-type="string" calcext:value-type="string">
            <text:p><text:s/>0.562 <text:s/>lbm/lbf-hr</text:p>
          </table:table-cell>
          <table:table-cell office:value-type="string" calcext:value-type="string">
            <text:p><text:s/>0.567 <text:s/>lbm/lbf-hr</text:p>
          </table:table-cell>
          <table:table-cell office:value-type="string" calcext:value-type="string">
            <text:p><text:s/>0.573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0.353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36 percent</text:p>
          </table:table-cell>
          <table:table-cell office:value-type="string" calcext:value-type="string">
            <text:p><text:s/>0.342 percent</text:p>
          </table:table-cell>
          <table:table-cell office:value-type="string" calcext:value-type="string">
            <text:p><text:s/>0.350 percent</text:p>
          </table:table-cell>
          <table:table-cell office:value-type="string" calcext:value-type="string">
            <text:p><text:s/>0.351 percent</text:p>
          </table:table-cell>
          <table:table-cell/>
          <table:table-cell office:value-type="string" calcext:value-type="string">
            <text:p><text:s/>0.355 percent</text:p>
          </table:table-cell>
          <table:table-cell office:value-type="string" calcext:value-type="string">
            <text:p><text:s/>0.344 percent</text:p>
          </table:table-cell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40 percent</text:p>
          </table:table-cell>
          <table:table-cell office:value-type="string" calcext:value-type="string">
            <text:p><text:s/>0.344 percent</text:p>
          </table:table-cell>
          <table:table-cell office:value-type="string" calcext:value-type="string">
            <text:p><text:s/>0.349 percent</text:p>
          </table:table-cell>
          <table:table-cell office:value-type="string" calcext:value-type="string">
            <text:p><text:s/>0.350 percent</text:p>
          </table:table-cell>
          <table:table-cell office:value-type="string" calcext:value-type="string">
            <text:p><text:s/>0.355 percent</text:p>
          </table:table-cell>
          <table:table-cell office:value-type="string" calcext:value-type="string">
            <text:p><text:s/>0.343 percent</text:p>
          </table:table-cell>
          <table:table-cell office:value-type="string" calcext:value-type="string">
            <text:p><text:s/>0.336 percent</text:p>
          </table:table-cell>
          <table:table-cell office:value-type="string" calcext:value-type="string">
            <text:p><text:s/>0.342 percent</text:p>
          </table:table-cell>
          <table:table-cell office:value-type="string" calcext:value-type="string">
            <text:p><text:s/>0.344 percent</text:p>
          </table:table-cell>
          <table:table-cell office:value-type="string" calcext:value-type="string">
            <text:p><text:s/>0.349 percent</text:p>
          </table:table-cell>
          <table:table-cell office:value-type="string" calcext:value-type="string">
            <text:p><text:s/>0.351 percent</text:p>
          </table:table-cell>
          <table:table-cell office:value-type="string" calcext:value-type="string">
            <text:p><text:s/>0.355 percent</text:p>
          </table:table-cell>
          <table:table-cell office:value-type="string" calcext:value-type="string">
            <text:p><text:s/>0.341 percent</text:p>
          </table:table-cell>
          <table:table-cell office:value-type="string" calcext:value-type="string">
            <text:p><text:s/>0.338 percent</text:p>
          </table:table-cell>
          <table:table-cell office:value-type="string" calcext:value-type="string">
            <text:p><text:s/>0.342 percent</text:p>
          </table:table-cell>
          <table:table-cell office:value-type="string" calcext:value-type="string">
            <text:p><text:s/>0.350 percent</text:p>
          </table:table-cell>
          <table:table-cell office:value-type="string" calcext:value-type="string">
            <text:p><text:s/>0.355 percent</text:p>
          </table:table-cell>
          <table:table-cell office:value-type="string" calcext:value-type="string">
            <text:p><text:s/>0.352 percent</text:p>
          </table:table-cell>
          <table:table-cell office:value-type="string" calcext:value-type="string">
            <text:p><text:s/>0.354 percent</text:p>
          </table:table-cell>
          <table:table-cell office:value-type="string" calcext:value-type="string">
            <text:p><text:s/>0.344 percent</text:p>
          </table:table-cell>
          <table:table-cell office:value-type="string" calcext:value-type="string">
            <text:p><text:s/>0.343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53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58 percent</text:p>
          </table:table-cell>
          <table:table-cell office:value-type="string" calcext:value-type="string">
            <text:p><text:s/>0.354 percent</text:p>
          </table:table-cell>
          <table:table-cell office:value-type="string" calcext:value-type="string">
            <text:p><text:s/>0.341 percent</text:p>
          </table:table-cell>
          <table:table-cell office:value-type="string" calcext:value-type="string">
            <text:p><text:s/>0.346 percent</text:p>
          </table:table-cell>
          <table:table-cell office:value-type="string" calcext:value-type="string">
            <text:p><text:s/>0.350 percent</text:p>
          </table:table-cell>
          <table:table-cell office:value-type="string" calcext:value-type="string">
            <text:p><text:s/>0.355 percent</text:p>
          </table:table-cell>
          <table:table-cell office:value-type="string" calcext:value-type="string">
            <text:p><text:s/>0.357 percent</text:p>
          </table:table-cell>
          <table:table-cell office:value-type="string" calcext:value-type="string">
            <text:p><text:s/>0.359 percent</text:p>
          </table:table-cell>
          <table:table-cell office:value-type="string" calcext:value-type="string">
            <text:p><text:s/>0.353 percent</text:p>
          </table:table-cell>
          <table:table-cell table:number-columns-repeated="2" office:value-type="string" calcext:value-type="string">
            <text:p><text:s/>0.348 percent</text:p>
          </table:table-cell>
          <table:table-cell office:value-type="string" calcext:value-type="string">
            <text:p><text:s/>0.353 percent</text:p>
          </table:table-cell>
          <table:table-cell office:value-type="string" calcext:value-type="string">
            <text:p><text:s/>0.355 percent</text:p>
          </table:table-cell>
          <table:table-cell office:value-type="string" calcext:value-type="string">
            <text:p><text:s/>0.358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54 percent</text:p>
          </table:table-cell>
          <table:table-cell office:value-type="string" calcext:value-type="string">
            <text:p><text:s/>0.346 percent</text:p>
          </table:table-cell>
          <table:table-cell office:value-type="string" calcext:value-type="string">
            <text:p><text:s/>0.350 percent</text:p>
          </table:table-cell>
          <table:table-cell office:value-type="string" calcext:value-type="string">
            <text:p><text:s/>0.353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59 percent</text:p>
          </table:table-cell>
          <table:table-cell office:value-type="string" calcext:value-type="string">
            <text:p><text:s/>0.362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string" calcext:value-type="string">
            <text:p>=</text:p>
          </table:table-cell>
          <table:table-cell office:value-type="float" office:value="5313.4" calcext:value-type="float">
            <text:p>5313.4</text:p>
          </table:table-cell>
          <table:table-cell office:value-type="float" office:value="5991.1" calcext:value-type="float">
            <text:p>5991.1</text:p>
          </table:table-cell>
          <table:table-cell office:value-type="float" office:value="7266.2" calcext:value-type="float">
            <text:p>7266.2</text:p>
          </table:table-cell>
          <table:table-cell office:value-type="float" office:value="6824.7" calcext:value-type="float">
            <text:p>6824.7</text:p>
          </table:table-cell>
          <table:table-cell office:value-type="float" office:value="6383.7" calcext:value-type="float">
            <text:p>6383.7</text:p>
          </table:table-cell>
          <table:table-cell office:value-type="float" office:value="6298.4" calcext:value-type="float">
            <text:p>6298.4</text:p>
          </table:table-cell>
          <table:table-cell/>
          <table:table-cell office:value-type="float" office:value="5772.7" calcext:value-type="float">
            <text:p>5772.7</text:p>
          </table:table-cell>
          <table:table-cell office:value-type="float" office:value="6797" calcext:value-type="float">
            <text:p>6797</text:p>
          </table:table-cell>
          <table:table-cell office:value-type="float" office:value="6983.7" calcext:value-type="float">
            <text:p>6983.7</text:p>
          </table:table-cell>
          <table:table-cell office:value-type="float" office:value="7658.5" calcext:value-type="float">
            <text:p>7658.5</text:p>
          </table:table-cell>
          <table:table-cell office:value-type="float" office:value="8003.2" calcext:value-type="float">
            <text:p>8003.2</text:p>
          </table:table-cell>
          <table:table-cell office:value-type="float" office:value="7497.3" calcext:value-type="float">
            <text:p>7497.3</text:p>
          </table:table-cell>
          <table:table-cell office:value-type="float" office:value="7505.3" calcext:value-type="float">
            <text:p>7505.3</text:p>
          </table:table-cell>
          <table:table-cell office:value-type="float" office:value="5968" calcext:value-type="float">
            <text:p>5968</text:p>
          </table:table-cell>
          <table:table-cell office:value-type="float" office:value="7011.6" calcext:value-type="float">
            <text:p>7011.6</text:p>
          </table:table-cell>
          <table:table-cell office:value-type="float" office:value="7378.3" calcext:value-type="float">
            <text:p>7378.3</text:p>
          </table:table-cell>
          <table:table-cell office:value-type="float" office:value="7414" calcext:value-type="float">
            <text:p>7414</text:p>
          </table:table-cell>
          <table:table-cell office:value-type="float" office:value="7697.9" calcext:value-type="float">
            <text:p>7697.9</text:p>
          </table:table-cell>
          <table:table-cell office:value-type="float" office:value="7674.6" calcext:value-type="float">
            <text:p>7674.6</text:p>
          </table:table-cell>
          <table:table-cell office:value-type="float" office:value="7383.6" calcext:value-type="float">
            <text:p>7383.6</text:p>
          </table:table-cell>
          <table:table-cell office:value-type="float" office:value="6299.6" calcext:value-type="float">
            <text:p>6299.6</text:p>
          </table:table-cell>
          <table:table-cell office:value-type="float" office:value="7355.9" calcext:value-type="float">
            <text:p>7355.9</text:p>
          </table:table-cell>
          <table:table-cell office:value-type="float" office:value="7731" calcext:value-type="float">
            <text:p>7731</text:p>
          </table:table-cell>
          <table:table-cell office:value-type="float" office:value="7758.5" calcext:value-type="float">
            <text:p>7758.5</text:p>
          </table:table-cell>
          <table:table-cell office:value-type="float" office:value="7702.7" calcext:value-type="float">
            <text:p>7702.7</text:p>
          </table:table-cell>
          <table:table-cell office:value-type="float" office:value="7850.9" calcext:value-type="float">
            <text:p>7850.9</text:p>
          </table:table-cell>
          <table:table-cell office:value-type="float" office:value="8041" calcext:value-type="float">
            <text:p>8041</text:p>
          </table:table-cell>
          <table:table-cell office:value-type="float" office:value="6159.1" calcext:value-type="float">
            <text:p>6159.1</text:p>
          </table:table-cell>
          <table:table-cell office:value-type="float" office:value="7131.6" calcext:value-type="float">
            <text:p>7131.6</text:p>
          </table:table-cell>
          <table:table-cell office:value-type="float" office:value="7408.3" calcext:value-type="float">
            <text:p>7408.3</text:p>
          </table:table-cell>
          <table:table-cell office:value-type="float" office:value="7512.8" calcext:value-type="float">
            <text:p>7512.8</text:p>
          </table:table-cell>
          <table:table-cell office:value-type="float" office:value="7648.1" calcext:value-type="float">
            <text:p>7648.1</text:p>
          </table:table-cell>
          <table:table-cell office:value-type="float" office:value="7850.9" calcext:value-type="float">
            <text:p>7850.9</text:p>
          </table:table-cell>
          <table:table-cell office:value-type="float" office:value="7879.8" calcext:value-type="float">
            <text:p>7879.8</text:p>
          </table:table-cell>
          <table:table-cell office:value-type="float" office:value="6362.8" calcext:value-type="float">
            <text:p>6362.8</text:p>
          </table:table-cell>
          <table:table-cell office:value-type="float" office:value="7384.4" calcext:value-type="float">
            <text:p>7384.4</text:p>
          </table:table-cell>
          <table:table-cell office:value-type="float" office:value="7511.9" calcext:value-type="float">
            <text:p>7511.9</text:p>
          </table:table-cell>
          <table:table-cell office:value-type="float" office:value="7630.3" calcext:value-type="float">
            <text:p>7630.3</text:p>
          </table:table-cell>
          <table:table-cell office:value-type="float" office:value="7728.6" calcext:value-type="float">
            <text:p>7728.6</text:p>
          </table:table-cell>
          <table:table-cell office:value-type="float" office:value="7925.7" calcext:value-type="float">
            <text:p>7925.7</text:p>
          </table:table-cell>
          <table:table-cell office:value-type="float" office:value="8048.9" calcext:value-type="float">
            <text:p>8048.9</text:p>
          </table:table-cell>
          <table:table-cell office:value-type="float" office:value="6540.5" calcext:value-type="float">
            <text:p>6540.5</text:p>
          </table:table-cell>
          <table:table-cell office:value-type="float" office:value="7418.1" calcext:value-type="float">
            <text:p>7418.1</text:p>
          </table:table-cell>
          <table:table-cell office:value-type="float" office:value="7610.3" calcext:value-type="float">
            <text:p>7610.3</text:p>
          </table:table-cell>
          <table:table-cell office:value-type="float" office:value="7696.3" calcext:value-type="float">
            <text:p>7696.3</text:p>
          </table:table-cell>
          <table:table-cell office:value-type="float" office:value="7873.3" calcext:value-type="float">
            <text:p>7873.3</text:p>
          </table:table-cell>
          <table:table-cell office:value-type="float" office:value="8033.1" calcext:value-type="float">
            <text:p>8033.1</text:p>
          </table:table-cell>
          <table:table-cell office:value-type="float" office:value="8049.8" calcext:value-type="float">
            <text:p>8049.8</text:p>
          </table:table-cell>
          <table:table-cell office:value-type="float" office:value="6745.1" calcext:value-type="float">
            <text:p>6745.1</text:p>
          </table:table-cell>
          <table:table-cell office:value-type="float" office:value="7441.2" calcext:value-type="float">
            <text:p>7441.2</text:p>
          </table:table-cell>
          <table:table-cell office:value-type="float" office:value="7614.1" calcext:value-type="float">
            <text:p>7614.1</text:p>
          </table:table-cell>
          <table:table-cell office:value-type="float" office:value="7875.2" calcext:value-type="float">
            <text:p>7875.2</text:p>
          </table:table-cell>
          <table:table-cell office:value-type="float" office:value="8061.2" calcext:value-type="float">
            <text:p>8061.2</text:p>
          </table:table-cell>
          <table:table-cell office:value-type="float" office:value="8159.4" calcext:value-type="float">
            <text:p>8159.4</text:p>
          </table:table-cell>
          <table:table-cell office:value-type="float" office:value="8085.4" calcext:value-type="float">
            <text:p>8085.4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3826 <text:s/>lbs</text:p>
          </table:table-cell>
          <table:table-cell office:value-type="string" calcext:value-type="string">
            <text:p><text:s/>7696 <text:s/>lbs</text:p>
          </table:table-cell>
          <table:table-cell office:value-type="string" calcext:value-type="string">
            <text:p><text:s/>10398 <text:s/>lbs</text:p>
          </table:table-cell>
          <table:table-cell office:value-type="string" calcext:value-type="string">
            <text:p><text:s/>16089 <text:s/>lbs</text:p>
          </table:table-cell>
          <table:table-cell office:value-type="string" calcext:value-type="string">
            <text:p><text:s/>26419 <text:s/>lbs</text:p>
          </table:table-cell>
          <table:table-cell office:value-type="string" calcext:value-type="string">
            <text:p><text:s/>37142 <text:s/>lbs</text:p>
          </table:table-cell>
          <table:table-cell/>
          <table:table-cell office:value-type="string" calcext:value-type="string">
            <text:p><text:s/>6907 <text:s/>lbs</text:p>
          </table:table-cell>
          <table:table-cell office:value-type="string" calcext:value-type="string">
            <text:p><text:s/>13033 <text:s/>lbs</text:p>
          </table:table-cell>
          <table:table-cell office:value-type="string" calcext:value-type="string">
            <text:p><text:s/>20504 <text:s/>lbs</text:p>
          </table:table-cell>
          <table:table-cell office:value-type="string" calcext:value-type="string">
            <text:p><text:s/>27050 <text:s/>lbs</text:p>
          </table:table-cell>
          <table:table-cell office:value-type="string" calcext:value-type="string">
            <text:p><text:s/>36899 <text:s/>lbs</text:p>
          </table:table-cell>
          <table:table-cell office:value-type="string" calcext:value-type="string">
            <text:p><text:s/>51244 <text:s/>lbs</text:p>
          </table:table-cell>
          <table:table-cell office:value-type="string" calcext:value-type="string">
            <text:p><text:s/>70177 <text:s/>lbs</text:p>
          </table:table-cell>
          <table:table-cell office:value-type="string" calcext:value-type="string">
            <text:p><text:s/>10150 <text:s/>lbs</text:p>
          </table:table-cell>
          <table:table-cell office:value-type="string" calcext:value-type="string">
            <text:p><text:s/>19082 <text:s/>lbs</text:p>
          </table:table-cell>
          <table:table-cell office:value-type="string" calcext:value-type="string">
            <text:p><text:s/>29552 <text:s/>lbs</text:p>
          </table:table-cell>
          <table:table-cell office:value-type="string" calcext:value-type="string">
            <text:p><text:s/>41956 <text:s/>lbs</text:p>
          </table:table-cell>
          <table:table-cell office:value-type="string" calcext:value-type="string">
            <text:p><text:s/>55468 <text:s/>lbs</text:p>
          </table:table-cell>
          <table:table-cell office:value-type="string" calcext:value-type="string">
            <text:p><text:s/>75195 <text:s/>lbs</text:p>
          </table:table-cell>
          <table:table-cell office:value-type="string" calcext:value-type="string">
            <text:p><text:s/>101396 <text:s/>lbs</text:p>
          </table:table-cell>
          <table:table-cell office:value-type="string" calcext:value-type="string">
            <text:p><text:s/>12694 <text:s/>lbs</text:p>
          </table:table-cell>
          <table:table-cell office:value-type="string" calcext:value-type="string">
            <text:p><text:s/>23965 <text:s/>lbs</text:p>
          </table:table-cell>
          <table:table-cell office:value-type="string" calcext:value-type="string">
            <text:p><text:s/>37280 <text:s/>lbs</text:p>
          </table:table-cell>
          <table:table-cell office:value-type="string" calcext:value-type="string">
            <text:p><text:s/>52851 <text:s/>lbs</text:p>
          </table:table-cell>
          <table:table-cell office:value-type="string" calcext:value-type="string">
            <text:p><text:s/>70817 <text:s/>lbs</text:p>
          </table:table-cell>
          <table:table-cell office:value-type="string" calcext:value-type="string">
            <text:p><text:s/>91588 <text:s/>lbs</text:p>
          </table:table-cell>
          <table:table-cell office:value-type="string" calcext:value-type="string">
            <text:p><text:s/>123257 <text:s/>lbs</text:p>
          </table:table-cell>
          <table:table-cell office:value-type="string" calcext:value-type="string">
            <text:p><text:s/>17062 <text:s/>lbs</text:p>
          </table:table-cell>
          <table:table-cell office:value-type="string" calcext:value-type="string">
            <text:p><text:s/>33328 <text:s/>lbs</text:p>
          </table:table-cell>
          <table:table-cell office:value-type="string" calcext:value-type="string">
            <text:p><text:s/>51874 <text:s/>lbs</text:p>
          </table:table-cell>
          <table:table-cell office:value-type="string" calcext:value-type="string">
            <text:p><text:s/>73152 <text:s/>lbs</text:p>
          </table:table-cell>
          <table:table-cell office:value-type="string" calcext:value-type="string">
            <text:p><text:s/>97338 <text:s/>lbs</text:p>
          </table:table-cell>
          <table:table-cell office:value-type="string" calcext:value-type="string">
            <text:p><text:s/>125252 <text:s/>lbs</text:p>
          </table:table-cell>
          <table:table-cell office:value-type="string" calcext:value-type="string">
            <text:p><text:s/>163511 <text:s/>lbs</text:p>
          </table:table-cell>
          <table:table-cell office:value-type="string" calcext:value-type="string">
            <text:p><text:s/>20028 <text:s/>lbs</text:p>
          </table:table-cell>
          <table:table-cell office:value-type="string" calcext:value-type="string">
            <text:p><text:s/>39462 <text:s/>lbs</text:p>
          </table:table-cell>
          <table:table-cell office:value-type="string" calcext:value-type="string">
            <text:p><text:s/>61735 <text:s/>lbs</text:p>
          </table:table-cell>
          <table:table-cell office:value-type="string" calcext:value-type="string">
            <text:p><text:s/>87064 <text:s/>lbs</text:p>
          </table:table-cell>
          <table:table-cell office:value-type="string" calcext:value-type="string">
            <text:p><text:s/>116279 <text:s/>lbs</text:p>
          </table:table-cell>
          <table:table-cell office:value-type="string" calcext:value-type="string">
            <text:p><text:s/>149573 <text:s/>lbs</text:p>
          </table:table-cell>
          <table:table-cell office:value-type="string" calcext:value-type="string">
            <text:p><text:s/>193747 <text:s/>lbs</text:p>
          </table:table-cell>
          <table:table-cell office:value-type="string" calcext:value-type="string">
            <text:p><text:s/>22519 <text:s/>lbs</text:p>
          </table:table-cell>
          <table:table-cell office:value-type="string" calcext:value-type="string">
            <text:p><text:s/>44648 <text:s/>lbs</text:p>
          </table:table-cell>
          <table:table-cell office:value-type="string" calcext:value-type="string">
            <text:p><text:s/>69453 <text:s/>lbs</text:p>
          </table:table-cell>
          <table:table-cell office:value-type="string" calcext:value-type="string">
            <text:p><text:s/>97893 <text:s/>lbs</text:p>
          </table:table-cell>
          <table:table-cell office:value-type="string" calcext:value-type="string">
            <text:p><text:s/>130637 <text:s/>lbs</text:p>
          </table:table-cell>
          <table:table-cell office:value-type="string" calcext:value-type="string">
            <text:p><text:s/>169087 <text:s/>lbs</text:p>
          </table:table-cell>
          <table:table-cell office:value-type="string" calcext:value-type="string">
            <text:p><text:s/>217454 <text:s/>lbs</text:p>
          </table:table-cell>
          <table:table-cell office:value-type="string" calcext:value-type="string">
            <text:p><text:s/>25403 <text:s/>lbs</text:p>
          </table:table-cell>
          <table:table-cell office:value-type="string" calcext:value-type="string">
            <text:p><text:s/>50868 <text:s/>lbs</text:p>
          </table:table-cell>
          <table:table-cell office:value-type="string" calcext:value-type="string">
            <text:p><text:s/>79510 <text:s/>lbs</text:p>
          </table:table-cell>
          <table:table-cell office:value-type="string" calcext:value-type="string">
            <text:p><text:s/>112157 <text:s/>lbs</text:p>
          </table:table-cell>
          <table:table-cell office:value-type="string" calcext:value-type="string">
            <text:p><text:s/>149707 <text:s/>lbs</text:p>
          </table:table-cell>
          <table:table-cell office:value-type="string" calcext:value-type="string">
            <text:p><text:s/>194426 <text:s/>lbs</text:p>
          </table:table-cell>
          <table:table-cell office:value-type="string" calcext:value-type="string">
            <text:p><text:s/>255776 <text:s/>lbs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office:value-type="string" calcext:value-type="string">
            <text:p>-</text:p>
          </table:table-cell>
          <table:table-cell table:number-columns-repeated="6" office:value-type="string" calcext:value-type="string">
            <text:p>---------------------------</text:p>
          </table:table-cell>
          <table:table-cell/>
          <table:table-cell table:number-columns-repeated="49" office:value-type="string" calcext:value-type="string">
            <text:p>---------------------------</text:p>
          </table:table-cell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40031 <text:s/>ft</text:p>
          </table:table-cell>
          <table:table-cell office:value-type="string" calcext:value-type="string">
            <text:p><text:s/>41194 <text:s/>ft</text:p>
          </table:table-cell>
          <table:table-cell office:value-type="string" calcext:value-type="string">
            <text:p><text:s/>41115 <text:s/>ft</text:p>
          </table:table-cell>
          <table:table-cell office:value-type="string" calcext:value-type="string">
            <text:p><text:s/>40725 <text:s/>ft</text:p>
          </table:table-cell>
          <table:table-cell office:value-type="string" calcext:value-type="string">
            <text:p><text:s/>18357 <text:s/>ft</text:p>
          </table:table-cell>
          <table:table-cell/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9043 <text:s/>ft</text:p>
          </table:table-cell>
          <table:table-cell office:value-type="string" calcext:value-type="string">
            <text:p><text:s/>39251 <text:s/>ft</text:p>
          </table:table-cell>
          <table:table-cell office:value-type="string" calcext:value-type="string">
            <text:p><text:s/>41218 <text:s/>ft</text:p>
          </table:table-cell>
          <table:table-cell office:value-type="string" calcext:value-type="string">
            <text:p><text:s/>43929 <text:s/>ft</text:p>
          </table:table-cell>
          <table:table-cell office:value-type="string" calcext:value-type="string">
            <text:p><text:s/>44067 <text:s/>ft</text:p>
          </table:table-cell>
          <table:table-cell office:value-type="string" calcext:value-type="string">
            <text:p><text:s/>46340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7153 <text:s/>ft</text:p>
          </table:table-cell>
          <table:table-cell office:value-type="string" calcext:value-type="string">
            <text:p><text:s/>39135 <text:s/>ft</text:p>
          </table:table-cell>
          <table:table-cell office:value-type="string" calcext:value-type="string">
            <text:p><text:s/>38997 <text:s/>ft</text:p>
          </table:table-cell>
          <table:table-cell office:value-type="string" calcext:value-type="string">
            <text:p><text:s/>40921 <text:s/>ft</text:p>
          </table:table-cell>
          <table:table-cell office:value-type="string" calcext:value-type="string">
            <text:p><text:s/>41591 <text:s/>ft</text:p>
          </table:table-cell>
          <table:table-cell office:value-type="string" calcext:value-type="string">
            <text:p><text:s/>43621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6519 <text:s/>ft</text:p>
          </table:table-cell>
          <table:table-cell office:value-type="string" calcext:value-type="string">
            <text:p><text:s/>38156 <text:s/>ft</text:p>
          </table:table-cell>
          <table:table-cell office:value-type="string" calcext:value-type="string">
            <text:p><text:s/>38750 <text:s/>ft</text:p>
          </table:table-cell>
          <table:table-cell office:value-type="string" calcext:value-type="string">
            <text:p><text:s/>38589 <text:s/>ft</text:p>
          </table:table-cell>
          <table:table-cell office:value-type="string" calcext:value-type="string">
            <text:p><text:s/>39593 <text:s/>ft</text:p>
          </table:table-cell>
          <table:table-cell office:value-type="string" calcext:value-type="string">
            <text:p><text:s/>42113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5675 <text:s/>ft</text:p>
          </table:table-cell>
          <table:table-cell office:value-type="string" calcext:value-type="string">
            <text:p><text:s/>36321 <text:s/>ft</text:p>
          </table:table-cell>
          <table:table-cell office:value-type="string" calcext:value-type="string">
            <text:p><text:s/>36900 <text:s/>ft</text:p>
          </table:table-cell>
          <table:table-cell office:value-type="string" calcext:value-type="string">
            <text:p><text:s/>37574 <text:s/>ft</text:p>
          </table:table-cell>
          <table:table-cell office:value-type="string" calcext:value-type="string">
            <text:p><text:s/>39054 <text:s/>ft</text:p>
          </table:table-cell>
          <table:table-cell office:value-type="string" calcext:value-type="string">
            <text:p><text:s/>40747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5877 <text:s/>ft</text:p>
          </table:table-cell>
          <table:table-cell office:value-type="string" calcext:value-type="string">
            <text:p><text:s/>35188 <text:s/>ft</text:p>
          </table:table-cell>
          <table:table-cell office:value-type="string" calcext:value-type="string">
            <text:p><text:s/>36135 <text:s/>ft</text:p>
          </table:table-cell>
          <table:table-cell office:value-type="string" calcext:value-type="string">
            <text:p><text:s/>37099 <text:s/>ft</text:p>
          </table:table-cell>
          <table:table-cell office:value-type="string" calcext:value-type="string">
            <text:p><text:s/>38730 <text:s/>ft</text:p>
          </table:table-cell>
          <table:table-cell office:value-type="string" calcext:value-type="string">
            <text:p><text:s/>40393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3839 <text:s/>ft</text:p>
          </table:table-cell>
          <table:table-cell office:value-type="string" calcext:value-type="string">
            <text:p><text:s/>34517 <text:s/>ft</text:p>
          </table:table-cell>
          <table:table-cell office:value-type="string" calcext:value-type="string">
            <text:p><text:s/>35099 <text:s/>ft</text:p>
          </table:table-cell>
          <table:table-cell office:value-type="string" calcext:value-type="string">
            <text:p><text:s/>37074 <text:s/>ft</text:p>
          </table:table-cell>
          <table:table-cell office:value-type="string" calcext:value-type="string">
            <text:p><text:s/>38372 <text:s/>ft</text:p>
          </table:table-cell>
          <table:table-cell office:value-type="string" calcext:value-type="string">
            <text:p><text:s/>39436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3537 <text:s/>ft</text:p>
          </table:table-cell>
          <table:table-cell office:value-type="string" calcext:value-type="string">
            <text:p><text:s/>33317 <text:s/>ft</text:p>
          </table:table-cell>
          <table:table-cell office:value-type="string" calcext:value-type="string">
            <text:p><text:s/>35081 <text:s/>ft</text:p>
          </table:table-cell>
          <table:table-cell office:value-type="string" calcext:value-type="string">
            <text:p><text:s/>36934 <text:s/>ft</text:p>
          </table:table-cell>
          <table:table-cell office:value-type="string" calcext:value-type="string">
            <text:p><text:s/>38077 <text:s/>ft</text:p>
          </table:table-cell>
          <table:table-cell office:value-type="string" calcext:value-type="string">
            <text:p><text:s/>30819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string" calcext:value-type="string">
            <text:p>=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/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2848.51 lbf</text:p>
          </table:table-cell>
          <table:table-cell office:value-type="string" calcext:value-type="string">
            <text:p><text:s/>2360.31 lbf</text:p>
          </table:table-cell>
          <table:table-cell office:value-type="string" calcext:value-type="string">
            <text:p><text:s/>2485.10 lbf</text:p>
          </table:table-cell>
          <table:table-cell office:value-type="string" calcext:value-type="string">
            <text:p><text:s/>2846.14 lbf</text:p>
          </table:table-cell>
          <table:table-cell office:value-type="string" calcext:value-type="string">
            <text:p><text:s/>3593.97 lbf</text:p>
          </table:table-cell>
          <table:table-cell office:value-type="string" calcext:value-type="string">
            <text:p><text:s/>7870.23 lbf</text:p>
          </table:table-cell>
          <table:table-cell/>
          <table:table-cell office:value-type="string" calcext:value-type="string">
            <text:p><text:s/>5009.11 lbf</text:p>
          </table:table-cell>
          <table:table-cell office:value-type="string" calcext:value-type="string">
            <text:p><text:s/>4411.33 lbf</text:p>
          </table:table-cell>
          <table:table-cell office:value-type="string" calcext:value-type="string">
            <text:p><text:s/>4695.67 lbf</text:p>
          </table:table-cell>
          <table:table-cell office:value-type="string" calcext:value-type="string">
            <text:p><text:s/>4895.67 lbf</text:p>
          </table:table-cell>
          <table:table-cell office:value-type="string" calcext:value-type="string">
            <text:p><text:s/>5273.25 lbf</text:p>
          </table:table-cell>
          <table:table-cell office:value-type="string" calcext:value-type="string">
            <text:p><text:s/>6038.25 lbf</text:p>
          </table:table-cell>
          <table:table-cell office:value-type="string" calcext:value-type="string">
            <text:p><text:s/>6913.23 lbf</text:p>
          </table:table-cell>
          <table:table-cell office:value-type="string" calcext:value-type="string">
            <text:p><text:s/>7376.70 lbf</text:p>
          </table:table-cell>
          <table:table-cell office:value-type="string" calcext:value-type="string">
            <text:p><text:s/>6796.05 lbf</text:p>
          </table:table-cell>
          <table:table-cell office:value-type="string" calcext:value-type="string">
            <text:p><text:s/>7159.86 lbf</text:p>
          </table:table-cell>
          <table:table-cell office:value-type="string" calcext:value-type="string">
            <text:p><text:s/>7593.37 lbf</text:p>
          </table:table-cell>
          <table:table-cell office:value-type="string" calcext:value-type="string">
            <text:p><text:s/>7988.79 lbf</text:p>
          </table:table-cell>
          <table:table-cell office:value-type="string" calcext:value-type="string">
            <text:p><text:s/>8901.99 lbf</text:p>
          </table:table-cell>
          <table:table-cell office:value-type="string" calcext:value-type="string">
            <text:p><text:s/>10113.68 lbf</text:p>
          </table:table-cell>
          <table:table-cell office:value-type="string" calcext:value-type="string">
            <text:p><text:s/>9368.77 lbf</text:p>
          </table:table-cell>
          <table:table-cell office:value-type="string" calcext:value-type="string">
            <text:p><text:s/>8732.86 lbf</text:p>
          </table:table-cell>
          <table:table-cell office:value-type="string" calcext:value-type="string">
            <text:p><text:s/>9138.82 lbf</text:p>
          </table:table-cell>
          <table:table-cell office:value-type="string" calcext:value-type="string">
            <text:p><text:s/>9631.86 lbf</text:p>
          </table:table-cell>
          <table:table-cell office:value-type="string" calcext:value-type="string">
            <text:p><text:s/>10239.31 lbf</text:p>
          </table:table-cell>
          <table:table-cell office:value-type="string" calcext:value-type="string">
            <text:p><text:s/>11013.07 lbf</text:p>
          </table:table-cell>
          <table:table-cell office:value-type="string" calcext:value-type="string">
            <text:p><text:s/>12364.77 lbf</text:p>
          </table:table-cell>
          <table:table-cell office:value-type="string" calcext:value-type="string">
            <text:p><text:s/>12579.47 lbf</text:p>
          </table:table-cell>
          <table:table-cell office:value-type="string" calcext:value-type="string">
            <text:p><text:s/>12087.57 lbf</text:p>
          </table:table-cell>
          <table:table-cell office:value-type="string" calcext:value-type="string">
            <text:p><text:s/>12712.53 lbf</text:p>
          </table:table-cell>
          <table:table-cell office:value-type="string" calcext:value-type="string">
            <text:p><text:s/>13327.15 lbf</text:p>
          </table:table-cell>
          <table:table-cell office:value-type="string" calcext:value-type="string">
            <text:p><text:s/>14041.07 lbf</text:p>
          </table:table-cell>
          <table:table-cell office:value-type="string" calcext:value-type="string">
            <text:p><text:s/>15040.73 lbf</text:p>
          </table:table-cell>
          <table:table-cell office:value-type="string" calcext:value-type="string">
            <text:p><text:s/>16714.64 lbf</text:p>
          </table:table-cell>
          <table:table-cell office:value-type="string" calcext:value-type="string">
            <text:p><text:s/>14877.21 lbf</text:p>
          </table:table-cell>
          <table:table-cell office:value-type="string" calcext:value-type="string">
            <text:p><text:s/>14533.43 lbf</text:p>
          </table:table-cell>
          <table:table-cell office:value-type="string" calcext:value-type="string">
            <text:p><text:s/>15206.16 lbf</text:p>
          </table:table-cell>
          <table:table-cell office:value-type="string" calcext:value-type="string">
            <text:p><text:s/>15918.59 lbf</text:p>
          </table:table-cell>
          <table:table-cell office:value-type="string" calcext:value-type="string">
            <text:p><text:s/>16920.24 lbf</text:p>
          </table:table-cell>
          <table:table-cell office:value-type="string" calcext:value-type="string">
            <text:p><text:s/>18141.18 lbf</text:p>
          </table:table-cell>
          <table:table-cell office:value-type="string" calcext:value-type="string">
            <text:p><text:s/>20045.90 lbf</text:p>
          </table:table-cell>
          <table:table-cell office:value-type="string" calcext:value-type="string">
            <text:p><text:s/>16842.45 lbf</text:p>
          </table:table-cell>
          <table:table-cell office:value-type="string" calcext:value-type="string">
            <text:p><text:s/>16363.00 lbf</text:p>
          </table:table-cell>
          <table:table-cell office:value-type="string" calcext:value-type="string">
            <text:p><text:s/>17217.53 lbf</text:p>
          </table:table-cell>
          <table:table-cell office:value-type="string" calcext:value-type="string">
            <text:p><text:s/>18093.64 lbf</text:p>
          </table:table-cell>
          <table:table-cell office:value-type="string" calcext:value-type="string">
            <text:p><text:s/>19223.40 lbf</text:p>
          </table:table-cell>
          <table:table-cell office:value-type="string" calcext:value-type="string">
            <text:p><text:s/>20720.78 lbf</text:p>
          </table:table-cell>
          <table:table-cell office:value-type="string" calcext:value-type="string">
            <text:p><text:s/>22757.84 lbf</text:p>
          </table:table-cell>
          <table:table-cell office:value-type="string" calcext:value-type="string">
            <text:p><text:s/>19096.75 lbf</text:p>
          </table:table-cell>
          <table:table-cell office:value-type="string" calcext:value-type="string">
            <text:p><text:s/>18956.49 lbf</text:p>
          </table:table-cell>
          <table:table-cell office:value-type="string" calcext:value-type="string">
            <text:p><text:s/>19894.91 lbf</text:p>
          </table:table-cell>
          <table:table-cell office:value-type="string" calcext:value-type="string">
            <text:p><text:s/>20836.79 lbf</text:p>
          </table:table-cell>
          <table:table-cell office:value-type="string" calcext:value-type="string">
            <text:p><text:s/>22184.77 lbf</text:p>
          </table:table-cell>
          <table:table-cell office:value-type="string" calcext:value-type="string">
            <text:p><text:s/>24041.78 lbf</text:p>
          </table:table-cell>
          <table:table-cell office:value-type="string" calcext:value-type="string">
            <text:p><text:s/>29060.99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string" calcext:value-type="string">
            <text:p>=</text:p>
          </table:table-cell>
          <table:table-cell office:value-type="float" office:value="0.35" calcext:value-type="float">
            <text:p>0.35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0.35" calcext:value-type="float">
            <text:p>0.35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0.54" calcext:value-type="float">
            <text:p>0.54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office:value-type="float" office:value="0.37" calcext:value-type="float">
            <text:p>0.37</text:p>
          </table:table-cell>
          <table:table-cell office:value-type="float" office:value="0.51" calcext:value-type="float">
            <text:p>0.51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4" calcext:value-type="float">
            <text:p>0.4</text:p>
          </table:table-cell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42" calcext:value-type="float">
            <text:p>0.42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43" calcext:value-type="float">
            <text:p>0.43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0.54" calcext:value-type="float">
            <text:p>0.54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string" calcext:value-type="string">
            <text:p>=</text:p>
          </table:table-cell>
          <table:table-cell office:value-type="float" office:value="0.01935" calcext:value-type="float">
            <text:p>0.01935</text:p>
          </table:table-cell>
          <table:table-cell office:value-type="float" office:value="0.01915" calcext:value-type="float">
            <text:p>0.01915</text:p>
          </table:table-cell>
          <table:table-cell office:value-type="float" office:value="0.01759" calcext:value-type="float">
            <text:p>0.01759</text:p>
          </table:table-cell>
          <table:table-cell office:value-type="float" office:value="0.01647" calcext:value-type="float">
            <text:p>0.01647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1297" calcext:value-type="float">
            <text:p>0.01297</text:p>
          </table:table-cell>
          <table:table-cell/>
          <table:table-cell office:value-type="float" office:value="0.01764" calcext:value-type="float">
            <text:p>0.01764</text:p>
          </table:table-cell>
          <table:table-cell office:value-type="float" office:value="0.01783" calcext:value-type="float">
            <text:p>0.01783</text:p>
          </table:table-cell>
          <table:table-cell office:value-type="float" office:value="0.01729" calcext:value-type="float">
            <text:p>0.01729</text:p>
          </table:table-cell>
          <table:table-cell office:value-type="float" office:value="0.01654" calcext:value-type="float">
            <text:p>0.01654</text:p>
          </table:table-cell>
          <table:table-cell office:value-type="float" office:value="0.01542" calcext:value-type="float">
            <text:p>0.01542</text:p>
          </table:table-cell>
          <table:table-cell office:value-type="float" office:value="0.01528" calcext:value-type="float">
            <text:p>0.01528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1756" calcext:value-type="float">
            <text:p>0.01756</text:p>
          </table:table-cell>
          <table:table-cell office:value-type="float" office:value="0.01744" calcext:value-type="float">
            <text:p>0.01744</text:p>
          </table:table-cell>
          <table:table-cell office:value-type="float" office:value="0.01718" calcext:value-type="float">
            <text:p>0.01718</text:p>
          </table:table-cell>
          <table:table-cell office:value-type="float" office:value="0.01652" calcext:value-type="float">
            <text:p>0.01652</text:p>
          </table:table-cell>
          <table:table-cell office:value-type="float" office:value="0.01582" calcext:value-type="float">
            <text:p>0.01582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1489" calcext:value-type="float">
            <text:p>0.01489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1691" calcext:value-type="float">
            <text:p>0.01691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571" calcext:value-type="float">
            <text:p>0.01571</text:p>
          </table:table-cell>
          <table:table-cell office:value-type="float" office:value="0.01534" calcext:value-type="float">
            <text:p>0.01534</text:p>
          </table:table-cell>
          <table:table-cell office:value-type="float" office:value="0.01468" calcext:value-type="float">
            <text:p>0.01468</text:p>
          </table:table-cell>
          <table:table-cell office:value-type="float" office:value="0.01378" calcext:value-type="float">
            <text:p>0.01378</text:p>
          </table:table-cell>
          <table:table-cell office:value-type="float" office:value="0.01781" calcext:value-type="float">
            <text:p>0.01781</text:p>
          </table:table-cell>
          <table:table-cell office:value-type="float" office:value="0.01775" calcext:value-type="float">
            <text:p>0.01775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.01623" calcext:value-type="float">
            <text:p>0.01623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1513" calcext:value-type="float">
            <text:p>0.01513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763" calcext:value-type="float">
            <text:p>0.01763</text:p>
          </table:table-cell>
          <table:table-cell office:value-type="float" office:value="0.01747" calcext:value-type="float">
            <text:p>0.01747</text:p>
          </table:table-cell>
          <table:table-cell office:value-type="float" office:value="0.01646" calcext:value-type="float">
            <text:p>0.01646</text:p>
          </table:table-cell>
          <table:table-cell office:value-type="float" office:value="0.01593" calcext:value-type="float">
            <text:p>0.01593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1518" calcext:value-type="float">
            <text:p>0.01518</text:p>
          </table:table-cell>
          <table:table-cell office:value-type="float" office:value="0.01452" calcext:value-type="float">
            <text:p>0.01452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678" calcext:value-type="float">
            <text:p>0.01678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1577" calcext:value-type="float">
            <text:p>0.01577</text:p>
          </table:table-cell>
          <table:table-cell office:value-type="float" office:value="0.01541" calcext:value-type="float">
            <text:p>0.01541</text:p>
          </table:table-cell>
          <table:table-cell office:value-type="float" office:value="0.01499" calcext:value-type="float">
            <text:p>0.01499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0.01689" calcext:value-type="float">
            <text:p>0.01689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1556" calcext:value-type="float">
            <text:p>0.01556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1347" calcext:value-type="float">
            <text:p>0.01347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string" calcext:value-type="string">
            <text:p>=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00772" calcext:value-type="float">
            <text:p>0.00772</text:p>
          </table:table-cell>
          <table:table-cell office:value-type="float" office:value="0.00827" calcext:value-type="float">
            <text:p>0.00827</text:p>
          </table:table-cell>
          <table:table-cell office:value-type="float" office:value="0.00642" calcext:value-type="float">
            <text:p>0.00642</text:p>
          </table:table-cell>
          <table:table-cell office:value-type="float" office:value="0.00109" calcext:value-type="float">
            <text:p>0.00109</text:p>
          </table:table-cell>
          <table:table-cell/>
          <table:table-cell office:value-type="float" office:value="0.00411" calcext:value-type="float">
            <text:p>0.00411</text:p>
          </table:table-cell>
          <table:table-cell office:value-type="float" office:value="0.00893" calcext:value-type="float">
            <text:p>0.00893</text:p>
          </table:table-cell>
          <table:table-cell office:value-type="float" office:value="0.00867" calcext:value-type="float">
            <text:p>0.00867</text:p>
          </table:table-cell>
          <table:table-cell office:value-type="float" office:value="0.00872" calcext:value-type="float">
            <text:p>0.00872</text:p>
          </table:table-cell>
          <table:table-cell office:value-type="float" office:value="0.00922" calcext:value-type="float">
            <text:p>0.00922</text:p>
          </table:table-cell>
          <table:table-cell office:value-type="float" office:value="0.00989" calcext:value-type="float">
            <text:p>0.00989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0432" calcext:value-type="float">
            <text:p>0.00432</text:p>
          </table:table-cell>
          <table:table-cell office:value-type="float" office:value="0.00849" calcext:value-type="float">
            <text:p>0.00849</text:p>
          </table:table-cell>
          <table:table-cell office:value-type="float" office:value="0.00886" calcext:value-type="float">
            <text:p>0.00886</text:p>
          </table:table-cell>
          <table:table-cell office:value-type="float" office:value="0.00849" calcext:value-type="float">
            <text:p>0.00849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0896" calcext:value-type="float">
            <text:p>0.00896</text:p>
          </table:table-cell>
          <table:table-cell office:value-type="float" office:value="0.01056" calcext:value-type="float">
            <text:p>0.01056</text:p>
          </table:table-cell>
          <table:table-cell office:value-type="float" office:value="0.00479" calcext:value-type="float">
            <text:p>0.00479</text:p>
          </table:table-cell>
          <table:table-cell office:value-type="float" office:value="0.00837" calcext:value-type="float">
            <text:p>0.00837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0.00888" calcext:value-type="float">
            <text:p>0.00888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0.00982" calcext:value-type="float">
            <text:p>0.00982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534" calcext:value-type="float">
            <text:p>0.00534</text:p>
          </table:table-cell>
          <table:table-cell office:value-type="float" office:value="0.00864" calcext:value-type="float">
            <text:p>0.00864</text:p>
          </table:table-cell>
          <table:table-cell office:value-type="float" office:value="0.00859" calcext:value-type="float">
            <text:p>0.00859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00897" calcext:value-type="float">
            <text:p>0.00897</text:p>
          </table:table-cell>
          <table:table-cell office:value-type="float" office:value="0.00973" calcext:value-type="float">
            <text:p>0.00973</text:p>
          </table:table-cell>
          <table:table-cell office:value-type="float" office:value="0.01047" calcext:value-type="float">
            <text:p>0.01047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912" calcext:value-type="float">
            <text:p>0.00912</text:p>
          </table:table-cell>
          <table:table-cell office:value-type="float" office:value="0.00829" calcext:value-type="float">
            <text:p>0.00829</text:p>
          </table:table-cell>
          <table:table-cell office:value-type="float" office:value="0.00877" calcext:value-type="float">
            <text:p>0.00877</text:p>
          </table:table-cell>
          <table:table-cell office:value-type="float" office:value="0.00919" calcext:value-type="float">
            <text:p>0.00919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0.00807" calcext:value-type="float">
            <text:p>0.00807</text:p>
          </table:table-cell>
          <table:table-cell office:value-type="float" office:value="0.00839" calcext:value-type="float">
            <text:p>0.00839</text:p>
          </table:table-cell>
          <table:table-cell office:value-type="float" office:value="0.00874" calcext:value-type="float">
            <text:p>0.00874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0.01018" calcext:value-type="float">
            <text:p>0.01018</text:p>
          </table:table-cell>
          <table:table-cell office:value-type="float" office:value="0.01087" calcext:value-type="float">
            <text:p>0.01087</text:p>
          </table:table-cell>
          <table:table-cell office:value-type="float" office:value="0.00609" calcext:value-type="float">
            <text:p>0.00609</text:p>
          </table:table-cell>
          <table:table-cell office:value-type="float" office:value="0.00876" calcext:value-type="float">
            <text:p>0.00876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0884" calcext:value-type="float">
            <text:p>0.00884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517" calcext:value-type="float">
            <text:p>0.00517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string" calcext:value-type="string">
            <text:p>=</text:p>
          </table:table-cell>
          <table:table-cell office:value-type="float" office:value="0.72914" calcext:value-type="float">
            <text:p>0.72914</text:p>
          </table:table-cell>
          <table:table-cell office:value-type="float" office:value="0.7285" calcext:value-type="float">
            <text:p>0.7285</text:p>
          </table:table-cell>
          <table:table-cell office:value-type="float" office:value="0.74787" calcext:value-type="float">
            <text:p>0.74787</text:p>
          </table:table-cell>
          <table:table-cell office:value-type="float" office:value="0.80959" calcext:value-type="float">
            <text:p>0.80959</text:p>
          </table:table-cell>
          <table:table-cell office:value-type="float" office:value="0.84941" calcext:value-type="float">
            <text:p>0.84941</text:p>
          </table:table-cell>
          <table:table-cell office:value-type="float" office:value="0.87265" calcext:value-type="float">
            <text:p>0.87265</text:p>
          </table:table-cell>
          <table:table-cell/>
          <table:table-cell office:value-type="float" office:value="0.74888" calcext:value-type="float">
            <text:p>0.74888</text:p>
          </table:table-cell>
          <table:table-cell office:value-type="float" office:value="0.74038" calcext:value-type="float">
            <text:p>0.74038</text:p>
          </table:table-cell>
          <table:table-cell office:value-type="float" office:value="0.75509" calcext:value-type="float">
            <text:p>0.75509</text:p>
          </table:table-cell>
          <table:table-cell office:value-type="float" office:value="0.75699" calcext:value-type="float">
            <text:p>0.75699</text:p>
          </table:table-cell>
          <table:table-cell office:value-type="float" office:value="0.78873" calcext:value-type="float">
            <text:p>0.78873</text:p>
          </table:table-cell>
          <table:table-cell office:value-type="float" office:value="0.816" calcext:value-type="float">
            <text:p>0.816</text:p>
          </table:table-cell>
          <table:table-cell office:value-type="float" office:value="0.82429" calcext:value-type="float">
            <text:p>0.82429</text:p>
          </table:table-cell>
          <table:table-cell office:value-type="float" office:value="0.74743" calcext:value-type="float">
            <text:p>0.74743</text:p>
          </table:table-cell>
          <table:table-cell office:value-type="float" office:value="0.75514" calcext:value-type="float">
            <text:p>0.75514</text:p>
          </table:table-cell>
          <table:table-cell office:value-type="float" office:value="0.74642" calcext:value-type="float">
            <text:p>0.74642</text:p>
          </table:table-cell>
          <table:table-cell office:value-type="float" office:value="0.76811" calcext:value-type="float">
            <text:p>0.76811</text:p>
          </table:table-cell>
          <table:table-cell office:value-type="float" office:value="0.78522" calcext:value-type="float">
            <text:p>0.78522</text:p>
          </table:table-cell>
          <table:table-cell office:value-type="float" office:value="0.81514" calcext:value-type="float">
            <text:p>0.81514</text:p>
          </table:table-cell>
          <table:table-cell office:value-type="float" office:value="0.829" calcext:value-type="float">
            <text:p>0.829</text:p>
          </table:table-cell>
          <table:table-cell office:value-type="float" office:value="0.75774" calcext:value-type="float">
            <text:p>0.75774</text:p>
          </table:table-cell>
          <table:table-cell office:value-type="float" office:value="0.74896" calcext:value-type="float">
            <text:p>0.74896</text:p>
          </table:table-cell>
          <table:table-cell office:value-type="float" office:value="0.75755" calcext:value-type="float">
            <text:p>0.75755</text:p>
          </table:table-cell>
          <table:table-cell office:value-type="float" office:value="0.77425" calcext:value-type="float">
            <text:p>0.77425</text:p>
          </table:table-cell>
          <table:table-cell office:value-type="float" office:value="0.79159" calcext:value-type="float">
            <text:p>0.79159</text:p>
          </table:table-cell>
          <table:table-cell office:value-type="float" office:value="0.81672" calcext:value-type="float">
            <text:p>0.81672</text:p>
          </table:table-cell>
          <table:table-cell office:value-type="float" office:value="0.82784" calcext:value-type="float">
            <text:p>0.82784</text:p>
          </table:table-cell>
          <table:table-cell office:value-type="float" office:value="0.75924" calcext:value-type="float">
            <text:p>0.75924</text:p>
          </table:table-cell>
          <table:table-cell office:value-type="float" office:value="0.74119" calcext:value-type="float">
            <text:p>0.74119</text:p>
          </table:table-cell>
          <table:table-cell office:value-type="float" office:value="0.76495" calcext:value-type="float">
            <text:p>0.76495</text:p>
          </table:table-cell>
          <table:table-cell office:value-type="float" office:value="0.78112" calcext:value-type="float">
            <text:p>0.78112</text:p>
          </table:table-cell>
          <table:table-cell office:value-type="float" office:value="0.79321" calcext:value-type="float">
            <text:p>0.79321</text:p>
          </table:table-cell>
          <table:table-cell office:value-type="float" office:value="0.80726" calcext:value-type="float">
            <text:p>0.80726</text:p>
          </table:table-cell>
          <table:table-cell office:value-type="float" office:value="0.82079" calcext:value-type="float">
            <text:p>0.82079</text:p>
          </table:table-cell>
          <table:table-cell office:value-type="float" office:value="0.76003" calcext:value-type="float">
            <text:p>0.76003</text:p>
          </table:table-cell>
          <table:table-cell office:value-type="float" office:value="0.74372" calcext:value-type="float">
            <text:p>0.74372</text:p>
          </table:table-cell>
          <table:table-cell office:value-type="float" office:value="0.77097" calcext:value-type="float">
            <text:p>0.77097</text:p>
          </table:table-cell>
          <table:table-cell office:value-type="float" office:value="0.78528" calcext:value-type="float">
            <text:p>0.78528</text:p>
          </table:table-cell>
          <table:table-cell office:value-type="float" office:value="0.79461" calcext:value-type="float">
            <text:p>0.79461</text:p>
          </table:table-cell>
          <table:table-cell office:value-type="float" office:value="0.80179" calcext:value-type="float">
            <text:p>0.80179</text:p>
          </table:table-cell>
          <table:table-cell office:value-type="float" office:value="0.81928" calcext:value-type="float">
            <text:p>0.81928</text:p>
          </table:table-cell>
          <table:table-cell office:value-type="float" office:value="0.75661" calcext:value-type="float">
            <text:p>0.75661</text:p>
          </table:table-cell>
          <table:table-cell office:value-type="float" office:value="0.75689" calcext:value-type="float">
            <text:p>0.75689</text:p>
          </table:table-cell>
          <table:table-cell office:value-type="float" office:value="0.7784" calcext:value-type="float">
            <text:p>0.7784</text:p>
          </table:table-cell>
          <table:table-cell office:value-type="float" office:value="0.78785" calcext:value-type="float">
            <text:p>0.78785</text:p>
          </table:table-cell>
          <table:table-cell office:value-type="float" office:value="0.79374" calcext:value-type="float">
            <text:p>0.79374</text:p>
          </table:table-cell>
          <table:table-cell office:value-type="float" office:value="0.80113" calcext:value-type="float">
            <text:p>0.80113</text:p>
          </table:table-cell>
          <table:table-cell office:value-type="float" office:value="0.81505" calcext:value-type="float">
            <text:p>0.81505</text:p>
          </table:table-cell>
          <table:table-cell office:value-type="float" office:value="0.75956" calcext:value-type="float">
            <text:p>0.75956</text:p>
          </table:table-cell>
          <table:table-cell office:value-type="float" office:value="0.76231" calcext:value-type="float">
            <text:p>0.76231</text:p>
          </table:table-cell>
          <table:table-cell office:value-type="float" office:value="0.78279" calcext:value-type="float">
            <text:p>0.78279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79497" calcext:value-type="float">
            <text:p>0.79497</text:p>
          </table:table-cell>
          <table:table-cell office:value-type="float" office:value="0.79896" calcext:value-type="float">
            <text:p>0.79896</text:p>
          </table:table-cell>
          <table:table-cell office:value-type="float" office:value="0.83439" calcext:value-type="float">
            <text:p>0.83439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string" calcext:value-type="string">
            <text:p>=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051" calcext:value-type="float">
            <text:p>0.00051</text:p>
          </table:table-cell>
          <table:table-cell/>
          <table:table-cell office:value-type="float" office:value="0.00155" calcext:value-type="float">
            <text:p>0.00155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256" calcext:value-type="float">
            <text:p>0.00256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0278" calcext:value-type="float">
            <text:p>0.00278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264" calcext:value-type="float">
            <text:p>0.00264</text:p>
          </table:table-cell>
          <table:table-cell table:number-columns-repeated="2" office:value-type="float" office:value="0.0024" calcext:value-type="float">
            <text:p>0.0024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65" calcext:value-type="float">
            <text:p>0.00265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201" calcext:value-type="float">
            <text:p>0.00201</text:p>
          </table:table-cell>
          <table:table-cell table:number-columns-repeated="2" office:value-type="float" office:value="0.00216" calcext:value-type="float">
            <text:p>0.0021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82" calcext:value-type="float">
            <text:p>0.00282</text:p>
          </table:table-cell>
          <table:table-cell office:value-type="float" office:value="0.00302" calcext:value-type="float">
            <text:p>0.00302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236" calcext:value-type="float">
            <text:p>0.00236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0.00265" calcext:value-type="float">
            <text:p>0.00265</text:p>
          </table:table-cell>
          <table:table-cell office:value-type="float" office:value="0.00313" calcext:value-type="float">
            <text:p>0.00313</text:p>
          </table:table-cell>
          <table:table-cell office:value-type="float" office:value="0.00148" calcext:value-type="float">
            <text:p>0.00148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string" calcext:value-type="string">
            <text:p>=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0104" calcext:value-type="float">
            <text:p>0.00104</text:p>
          </table:table-cell>
          <table:table-cell/>
          <table:table-cell office:value-type="float" office:value="0.00132" calcext:value-type="float">
            <text:p>0.0013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97" calcext:value-type="float">
            <text:p>0.00097</text:p>
          </table:table-cell>
          <table:table-cell table:number-columns-repeated="2" office:value-type="float" office:value="0.00095" calcext:value-type="float">
            <text:p>0.0009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42" calcext:value-type="float">
            <text:p>0.00042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string" calcext:value-type="string">
            <text:p>=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31" calcext:value-type="float">
            <text:p>0.00031</text:p>
          </table:table-cell>
          <table:table-cell/>
          <table:table-cell office:value-type="float" office:value="0.00049" calcext:value-type="float">
            <text:p>0.00049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57" calcext:value-type="float">
            <text:p>0.00057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57" calcext:value-type="float">
            <text:p>0.00057</text:p>
          </table:table-cell>
          <table:table-cell table:number-columns-repeated="3" office:value-type="float" office:value="0.00056" calcext:value-type="float">
            <text:p>0.000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6" calcext:value-type="float">
            <text:p>0.0006</text:p>
          </table:table-cell>
          <table:table-cell table:number-columns-repeated="3" office:value-type="float" office:value="0.00056" calcext:value-type="float">
            <text:p>0.00056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6" calcext:value-type="float">
            <text:p>0.00056</text:p>
          </table:table-cell>
          <table:table-cell table:number-columns-repeated="2" office:value-type="float" office:value="0.00055" calcext:value-type="float">
            <text:p>0.00055</text:p>
          </table:table-cell>
          <table:table-cell office:value-type="float" office:value="0.00057" calcext:value-type="float">
            <text:p>0.00057</text:p>
          </table:table-cell>
          <table:table-cell table:number-columns-repeated="2" office:value-type="float" office:value="0.00058" calcext:value-type="float">
            <text:p>0.00058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7" calcext:value-type="float">
            <text:p>0.00057</text:p>
          </table:table-cell>
          <table:table-cell table:number-columns-repeated="2" office:value-type="float" office:value="0.00055" calcext:value-type="float">
            <text:p>0.00055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41" calcext:value-type="float">
            <text:p>0.00041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string" calcext:value-type="string">
            <text:p>=</text:p>
          </table:table-cell>
          <table:table-cell office:value-type="float" office:value="0.02707" calcext:value-type="float">
            <text:p>0.02707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2878" calcext:value-type="float">
            <text:p>0.02878</text:p>
          </table:table-cell>
          <table:table-cell office:value-type="float" office:value="0.02784" calcext:value-type="float">
            <text:p>0.02784</text:p>
          </table:table-cell>
          <table:table-cell office:value-type="float" office:value="0.02398" calcext:value-type="float">
            <text:p>0.02398</text:p>
          </table:table-cell>
          <table:table-cell office:value-type="float" office:value="0.01592" calcext:value-type="float">
            <text:p>0.01592</text:p>
          </table:table-cell>
          <table:table-cell/>
          <table:table-cell office:value-type="float" office:value="0.02512" calcext:value-type="float">
            <text:p>0.02512</text:p>
          </table:table-cell>
          <table:table-cell office:value-type="float" office:value="0.03098" calcext:value-type="float">
            <text:p>0.03098</text:p>
          </table:table-cell>
          <table:table-cell office:value-type="float" office:value="0.03028" calcext:value-type="float">
            <text:p>0.03028</text:p>
          </table:table-cell>
          <table:table-cell office:value-type="float" office:value="0.02953" calcext:value-type="float">
            <text:p>0.02953</text:p>
          </table:table-cell>
          <table:table-cell office:value-type="float" office:value="0.02788" calcext:value-type="float">
            <text:p>0.02788</text:p>
          </table:table-cell>
          <table:table-cell office:value-type="float" office:value="0.02879" calcext:value-type="float">
            <text:p>0.02879</text:p>
          </table:table-cell>
          <table:table-cell office:value-type="float" office:value="0.02793" calcext:value-type="float">
            <text:p>0.02793</text:p>
          </table:table-cell>
          <table:table-cell office:value-type="float" office:value="0.02511" calcext:value-type="float">
            <text:p>0.02511</text:p>
          </table:table-cell>
          <table:table-cell office:value-type="float" office:value="0.02977" calcext:value-type="float">
            <text:p>0.02977</text:p>
          </table:table-cell>
          <table:table-cell office:value-type="float" office:value="0.03049" calcext:value-type="float">
            <text:p>0.03049</text:p>
          </table:table-cell>
          <table:table-cell table:number-columns-repeated="2" office:value-type="float" office:value="0.0293" calcext:value-type="float">
            <text:p>0.0293</text:p>
          </table:table-cell>
          <table:table-cell office:value-type="float" office:value="0.02714" calcext:value-type="float">
            <text:p>0.02714</text:p>
          </table:table-cell>
          <table:table-cell office:value-type="float" office:value="0.02927" calcext:value-type="float">
            <text:p>0.02927</text:p>
          </table:table-cell>
          <table:table-cell office:value-type="float" office:value="0.02508" calcext:value-type="float">
            <text:p>0.02508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0.02873" calcext:value-type="float">
            <text:p>0.02873</text:p>
          </table:table-cell>
          <table:table-cell office:value-type="float" office:value="0.02882" calcext:value-type="float">
            <text:p>0.02882</text:p>
          </table:table-cell>
          <table:table-cell office:value-type="float" office:value="0.02881" calcext:value-type="float">
            <text:p>0.02881</text:p>
          </table:table-cell>
          <table:table-cell office:value-type="float" office:value="0.02808" calcext:value-type="float">
            <text:p>0.02808</text:p>
          </table:table-cell>
          <table:table-cell office:value-type="float" office:value="0.02565" calcext:value-type="float">
            <text:p>0.02565</text:p>
          </table:table-cell>
          <table:table-cell office:value-type="float" office:value="0.02641" calcext:value-type="float">
            <text:p>0.02641</text:p>
          </table:table-cell>
          <table:table-cell office:value-type="float" office:value="0.03061" calcext:value-type="float">
            <text:p>0.03061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2886" calcext:value-type="float">
            <text:p>0.02886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851" calcext:value-type="float">
            <text:p>0.02851</text:p>
          </table:table-cell>
          <table:table-cell office:value-type="float" office:value="0.02877" calcext:value-type="float">
            <text:p>0.02877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0.03072" calcext:value-type="float">
            <text:p>0.03072</text:p>
          </table:table-cell>
          <table:table-cell table:number-columns-repeated="2" office:value-type="float" office:value="0.02835" calcext:value-type="float">
            <text:p>0.02835</text:p>
          </table:table-cell>
          <table:table-cell office:value-type="float" office:value="0.02863" calcext:value-type="float">
            <text:p>0.02863</text:p>
          </table:table-cell>
          <table:table-cell office:value-type="float" office:value="0.02933" calcext:value-type="float">
            <text:p>0.02933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2669" calcext:value-type="float">
            <text:p>0.02669</text:p>
          </table:table-cell>
          <table:table-cell office:value-type="float" office:value="0.02837" calcext:value-type="float">
            <text:p>0.02837</text:p>
          </table:table-cell>
          <table:table-cell office:value-type="float" office:value="0.02798" calcext:value-type="float">
            <text:p>0.02798</text:p>
          </table:table-cell>
          <table:table-cell office:value-type="float" office:value="0.02821" calcext:value-type="float">
            <text:p>0.02821</text:p>
          </table:table-cell>
          <table:table-cell office:value-type="float" office:value="0.02929" calcext:value-type="float">
            <text:p>0.02929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2938" calcext:value-type="float">
            <text:p>0.02938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931" calcext:value-type="float">
            <text:p>0.02931</text:p>
          </table:table-cell>
          <table:table-cell office:value-type="float" office:value="0.02781" calcext:value-type="float">
            <text:p>0.02781</text:p>
          </table:table-cell>
          <table:table-cell office:value-type="float" office:value="0.02785" calcext:value-type="float">
            <text:p>0.02785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2969" calcext:value-type="float">
            <text:p>0.02969</text:p>
          </table:table-cell>
          <table:table-cell office:value-type="float" office:value="0.02095" calcext:value-type="float">
            <text:p>0.02095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string" calcext:value-type="string">
            <text:p>=</text:p>
          </table:table-cell>
          <table:table-cell office:value-type="float" office:value="12.9" calcext:value-type="float">
            <text:p>12.9</text:p>
          </table:table-cell>
          <table:table-cell office:value-type="float" office:value="16.5" calcext:value-type="float">
            <text:p>16.5</text:p>
          </table:table-cell>
          <table:table-cell office:value-type="float" office:value="17.2" calcext:value-type="float">
            <text:p>17.2</text:p>
          </table:table-cell>
          <table:table-cell office:value-type="float" office:value="15.9" calcext:value-type="float">
            <text:p>15.9</text:p>
          </table:table-cell>
          <table:table-cell office:value-type="float" office:value="14.4" calcext:value-type="float">
            <text:p>14.4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17.4" calcext:value-type="float">
            <text:p>17.4</text:p>
          </table:table-cell>
          <table:table-cell office:value-type="float" office:value="17.2" calcext:value-type="float">
            <text:p>17.2</text:p>
          </table:table-cell>
          <table:table-cell office:value-type="float" office:value="18" calcext:value-type="float">
            <text:p>18</text:p>
          </table:table-cell>
          <table:table-cell office:value-type="float" office:value="18.5" calcext:value-type="float">
            <text:p>18.5</text:p>
          </table:table-cell>
          <table:table-cell office:value-type="float" office:value="17" calcext:value-type="float">
            <text:p>17</text:p>
          </table:table-cell>
          <table:table-cell office:value-type="float" office:value="16.9" calcext:value-type="float">
            <text:p>16.9</text:p>
          </table:table-cell>
          <table:table-cell office:value-type="float" office:value="14.8" calcext:value-type="float">
            <text:p>14.8</text:p>
          </table:table-cell>
          <table:table-cell office:value-type="float" office:value="17.2" calcext:value-type="float">
            <text:p>17.2</text:p>
          </table:table-cell>
          <table:table-cell office:value-type="float" office:value="17.7" calcext:value-type="float">
            <text:p>17.7</text:p>
          </table:table-cell>
          <table:table-cell office:value-type="float" office:value="17.4" calcext:value-type="float">
            <text:p>17.4</text:p>
          </table:table-cell>
          <table:table-cell office:value-type="float" office:value="17.9" calcext:value-type="float">
            <text:p>17.9</text:p>
          </table:table-cell>
          <table:table-cell office:value-type="float" office:value="17.4" calcext:value-type="float">
            <text:p>17.4</text:p>
          </table:table-cell>
          <table:table-cell office:value-type="float" office:value="16.7" calcext:value-type="float">
            <text:p>16.7</text:p>
          </table:table-cell>
          <table:table-cell office:value-type="float" office:value="15.5" calcext:value-type="float">
            <text:p>15.5</text:p>
          </table:table-cell>
          <table:table-cell office:value-type="float" office:value="17.9" calcext:value-type="float">
            <text:p>17.9</text:p>
          </table:table-cell>
          <table:table-cell office:value-type="float" office:value="18.4" calcext:value-type="float">
            <text:p>18.4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17.7" calcext:value-type="float">
            <text:p>17.7</text:p>
          </table:table-cell>
          <table:table-cell office:value-type="float" office:value="18.1" calcext:value-type="float">
            <text:p>18.1</text:p>
          </table:table-cell>
          <table:table-cell office:value-type="float" office:value="15.1" calcext:value-type="float">
            <text:p>15.1</text:p>
          </table:table-cell>
          <table:table-cell office:value-type="float" office:value="17.3" calcext:value-type="float">
            <text:p>17.3</text:p>
          </table:table-cell>
          <table:table-cell office:value-type="float" office:value="17.5" calcext:value-type="float">
            <text:p>17.5</text:p>
          </table:table-cell>
          <table:table-cell office:value-type="float" office:value="17.4" calcext:value-type="float">
            <text:p>17.4</text:p>
          </table:table-cell>
          <table:table-cell office:value-type="float" office:value="17.5" calcext:value-type="float">
            <text:p>17.5</text:p>
          </table:table-cell>
          <table:table-cell office:value-type="float" office:value="17.7" calcext:value-type="float">
            <text:p>17.7</text:p>
          </table:table-cell>
          <table:table-cell office:value-type="float" office:value="17.5" calcext:value-type="float">
            <text:p>17.5</text:p>
          </table:table-cell>
          <table:table-cell office:value-type="float" office:value="15.5" calcext:value-type="float">
            <text:p>15.5</text:p>
          </table:table-cell>
          <table:table-cell office:value-type="float" office:value="17.8" calcext:value-type="float">
            <text:p>17.8</text:p>
          </table:table-cell>
          <table:table-cell office:value-type="float" office:value="17.6" calcext:value-type="float">
            <text:p>17.6</text:p>
          </table:table-cell>
          <table:table-cell office:value-type="float" office:value="17.7" calcext:value-type="float">
            <text:p>17.7</text:p>
          </table:table-cell>
          <table:table-cell office:value-type="float" office:value="17.6" calcext:value-type="float">
            <text:p>17.6</text:p>
          </table:table-cell>
          <table:table-cell office:value-type="float" office:value="17.8" calcext:value-type="float">
            <text:p>17.8</text:p>
          </table:table-cell>
          <table:table-cell office:value-type="float" office:value="17.9" calcext:value-type="float">
            <text:p>17.9</text:p>
          </table:table-cell>
          <table:table-cell office:value-type="float" office:value="15.9" calcext:value-type="float">
            <text:p>15.9</text:p>
          </table:table-cell>
          <table:table-cell office:value-type="float" office:value="17.9" calcext:value-type="float">
            <text:p>17.9</text:p>
          </table:table-cell>
          <table:table-cell office:value-type="float" office:value="17.8" calcext:value-type="float">
            <text:p>17.8</text:p>
          </table:table-cell>
          <table:table-cell office:value-type="float" office:value="17.7" calcext:value-type="float">
            <text:p>17.7</text:p>
          </table:table-cell>
          <table:table-cell office:value-type="float" office:value="17.9" calcext:value-type="float">
            <text:p>17.9</text:p>
          </table:table-cell>
          <table:table-cell office:value-type="float" office:value="18" calcext:value-type="float">
            <text:p>18</text:p>
          </table:table-cell>
          <table:table-cell office:value-type="float" office:value="18.1" calcext:value-type="float">
            <text:p>18.1</text:p>
          </table:table-cell>
          <table:table-cell office:value-type="float" office:value="16.3" calcext:value-type="float">
            <text:p>16.3</text:p>
          </table:table-cell>
          <table:table-cell office:value-type="float" office:value="17.7" calcext:value-type="float">
            <text:p>17.7</text:p>
          </table:table-cell>
          <table:table-cell office:value-type="float" office:value="17.6" calcext:value-type="float">
            <text:p>17.6</text:p>
          </table:table-cell>
          <table:table-cell office:value-type="float" office:value="18.1" calcext:value-type="float">
            <text:p>18.1</text:p>
          </table:table-cell>
          <table:table-cell table:number-columns-repeated="2" office:value-type="float" office:value="18.3" calcext:value-type="float">
            <text:p>18.3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0.538 <text:s/>lbm/lbf-hr</text:p>
          </table:table-cell>
          <table:table-cell office:value-type="string" calcext:value-type="string">
            <text:p><text:s/>0.555 <text:s/>lbm/lbf-hr</text:p>
          </table:table-cell>
          <table:table-cell office:value-type="string" calcext:value-type="string">
            <text:p><text:s/>0.559 <text:s/>lbm/lbf-hr</text:p>
          </table:table-cell>
          <table:table-cell office:value-type="string" calcext:value-type="string">
            <text:p><text:s/>0.561 <text:s/>lbm/lbf-hr</text:p>
          </table:table-cell>
          <table:table-cell office:value-type="string" calcext:value-type="string">
            <text:p><text:s/>0.565 <text:s/>lbm/lbf-hr</text:p>
          </table:table-cell>
          <table:table-cell office:value-type="string" calcext:value-type="string">
            <text:p><text:s/>0.572 <text:s/>lbm/lbf-hr</text:p>
          </table:table-cell>
          <table:table-cell/>
          <table:table-cell office:value-type="string" calcext:value-type="string">
            <text:p><text:s/>0.537 <text:s/>lbm/lbf-hr</text:p>
          </table:table-cell>
          <table:table-cell office:value-type="string" calcext:value-type="string">
            <text:p><text:s/>0.553 <text:s/>lbm/lbf-hr</text:p>
          </table:table-cell>
          <table:table-cell office:value-type="string" calcext:value-type="string">
            <text:p><text:s/>0.558 <text:s/>lbm/lbf-hr</text:p>
          </table:table-cell>
          <table:table-cell office:value-type="string" calcext:value-type="string">
            <text:p><text:s/>0.563 <text:s/>lbm/lbf-hr</text:p>
          </table:table-cell>
          <table:table-cell office:value-type="string" calcext:value-type="string">
            <text:p><text:s/>0.568 <text:s/>lbm/lbf-hr</text:p>
          </table:table-cell>
          <table:table-cell office:value-type="string" calcext:value-type="string">
            <text:p><text:s/>0.571 <text:s/>lbm/lbf-hr</text:p>
          </table:table-cell>
          <table:table-cell office:value-type="string" calcext:value-type="string">
            <text:p><text:s/>0.581 <text:s/>lbm/lbf-hr</text:p>
          </table:table-cell>
          <table:table-cell office:value-type="string" calcext:value-type="string">
            <text:p><text:s/>0.537 <text:s/>lbm/lbf-hr</text:p>
          </table:table-cell>
          <table:table-cell office:value-type="string" calcext:value-type="string">
            <text:p><text:s/>0.551 <text:s/>lbm/lbf-hr</text:p>
          </table:table-cell>
          <table:table-cell office:value-type="string" calcext:value-type="string">
            <text:p><text:s/>0.559 <text:s/>lbm/lbf-hr</text:p>
          </table:table-cell>
          <table:table-cell office:value-type="string" calcext:value-type="string">
            <text:p><text:s/>0.564 <text:s/>lbm/lbf-hr</text:p>
          </table:table-cell>
          <table:table-cell office:value-type="string" calcext:value-type="string">
            <text:p><text:s/>0.569 <text:s/>lbm/lbf-hr</text:p>
          </table:table-cell>
          <table:table-cell office:value-type="string" calcext:value-type="string">
            <text:p><text:s/>0.572 <text:s/>lbm/lbf-hr</text:p>
          </table:table-cell>
          <table:table-cell office:value-type="string" calcext:value-type="string">
            <text:p><text:s/>0.579 <text:s/>lbm/lbf-hr</text:p>
          </table:table-cell>
          <table:table-cell office:value-type="string" calcext:value-type="string">
            <text:p><text:s/>0.537 <text:s/>lbm/lbf-hr</text:p>
          </table:table-cell>
          <table:table-cell office:value-type="string" calcext:value-type="string">
            <text:p><text:s/>0.551 <text:s/>lbm/lbf-hr</text:p>
          </table:table-cell>
          <table:table-cell office:value-type="string" calcext:value-type="string">
            <text:p><text:s/>0.558 <text:s/>lbm/lbf-hr</text:p>
          </table:table-cell>
          <table:table-cell office:value-type="string" calcext:value-type="string">
            <text:p><text:s/>0.564 <text:s/>lbm/lbf-hr</text:p>
          </table:table-cell>
          <table:table-cell office:value-type="string" calcext:value-type="string">
            <text:p><text:s/>0.570 <text:s/>lbm/lbf-hr</text:p>
          </table:table-cell>
          <table:table-cell office:value-type="string" calcext:value-type="string">
            <text:p><text:s/>0.572 <text:s/>lbm/lbf-hr</text:p>
          </table:table-cell>
          <table:table-cell office:value-type="string" calcext:value-type="string">
            <text:p><text:s/>0.580 <text:s/>lbm/lbf-hr</text:p>
          </table:table-cell>
          <table:table-cell office:value-type="string" calcext:value-type="string">
            <text:p><text:s/>0.537 <text:s/>lbm/lbf-hr</text:p>
          </table:table-cell>
          <table:table-cell office:value-type="string" calcext:value-type="string">
            <text:p><text:s/>0.552 <text:s/>lbm/lbf-hr</text:p>
          </table:table-cell>
          <table:table-cell office:value-type="string" calcext:value-type="string">
            <text:p><text:s/>0.558 <text:s/>lbm/lbf-hr</text:p>
          </table:table-cell>
          <table:table-cell office:value-type="string" calcext:value-type="string">
            <text:p><text:s/>0.564 <text:s/>lbm/lbf-hr</text:p>
          </table:table-cell>
          <table:table-cell office:value-type="string" calcext:value-type="string">
            <text:p><text:s/>0.570 <text:s/>lbm/lbf-hr</text:p>
          </table:table-cell>
          <table:table-cell office:value-type="string" calcext:value-type="string">
            <text:p><text:s/>0.573 <text:s/>lbm/lbf-hr</text:p>
          </table:table-cell>
          <table:table-cell office:value-type="string" calcext:value-type="string">
            <text:p><text:s/>0.577 <text:s/>lbm/lbf-hr</text:p>
          </table:table-cell>
          <table:table-cell office:value-type="string" calcext:value-type="string">
            <text:p><text:s/>0.537 <text:s/>lbm/lbf-hr</text:p>
          </table:table-cell>
          <table:table-cell office:value-type="string" calcext:value-type="string">
            <text:p><text:s/>0.552 <text:s/>lbm/lbf-hr</text:p>
          </table:table-cell>
          <table:table-cell office:value-type="string" calcext:value-type="string">
            <text:p><text:s/>0.557 <text:s/>lbm/lbf-hr</text:p>
          </table:table-cell>
          <table:table-cell office:value-type="string" calcext:value-type="string">
            <text:p><text:s/>0.564 <text:s/>lbm/lbf-hr</text:p>
          </table:table-cell>
          <table:table-cell office:value-type="string" calcext:value-type="string">
            <text:p><text:s/>0.568 <text:s/>lbm/lbf-hr</text:p>
          </table:table-cell>
          <table:table-cell office:value-type="string" calcext:value-type="string">
            <text:p><text:s/>0.572 <text:s/>lbm/lbf-hr</text:p>
          </table:table-cell>
          <table:table-cell office:value-type="string" calcext:value-type="string">
            <text:p><text:s/>0.576 <text:s/>lbm/lbf-hr</text:p>
          </table:table-cell>
          <table:table-cell office:value-type="string" calcext:value-type="string">
            <text:p><text:s/>0.538 <text:s/>lbm/lbf-hr</text:p>
          </table:table-cell>
          <table:table-cell office:value-type="string" calcext:value-type="string">
            <text:p><text:s/>0.549 <text:s/>lbm/lbf-hr</text:p>
          </table:table-cell>
          <table:table-cell office:value-type="string" calcext:value-type="string">
            <text:p><text:s/>0.556 <text:s/>lbm/lbf-hr</text:p>
          </table:table-cell>
          <table:table-cell office:value-type="string" calcext:value-type="string">
            <text:p><text:s/>0.561 <text:s/>lbm/lbf-hr</text:p>
          </table:table-cell>
          <table:table-cell office:value-type="string" calcext:value-type="string">
            <text:p><text:s/>0.567 <text:s/>lbm/lbf-hr</text:p>
          </table:table-cell>
          <table:table-cell office:value-type="string" calcext:value-type="string">
            <text:p><text:s/>0.571 <text:s/>lbm/lbf-hr</text:p>
          </table:table-cell>
          <table:table-cell office:value-type="string" calcext:value-type="string">
            <text:p><text:s/>0.579 <text:s/>lbm/lbf-hr</text:p>
          </table:table-cell>
          <table:table-cell office:value-type="string" calcext:value-type="string">
            <text:p><text:s/>0.537 <text:s/>lbm/lbf-hr</text:p>
          </table:table-cell>
          <table:table-cell office:value-type="string" calcext:value-type="string">
            <text:p><text:s/>0.549 <text:s/>lbm/lbf-hr</text:p>
          </table:table-cell>
          <table:table-cell office:value-type="string" calcext:value-type="string">
            <text:p><text:s/>0.554 <text:s/>lbm/lbf-hr</text:p>
          </table:table-cell>
          <table:table-cell office:value-type="string" calcext:value-type="string">
            <text:p><text:s/>0.561 <text:s/>lbm/lbf-hr</text:p>
          </table:table-cell>
          <table:table-cell office:value-type="string" calcext:value-type="string">
            <text:p><text:s/>0.566 <text:s/>lbm/lbf-hr</text:p>
          </table:table-cell>
          <table:table-cell office:value-type="string" calcext:value-type="string">
            <text:p><text:s/>0.571 <text:s/>lbm/lbf-hr</text:p>
          </table:table-cell>
          <table:table-cell office:value-type="string" calcext:value-type="string">
            <text:p><text:s/>0.573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31 percent</text:p>
          </table:table-cell>
          <table:table-cell office:value-type="string" calcext:value-type="string">
            <text:p><text:s/>0.336 percent</text:p>
          </table:table-cell>
          <table:table-cell office:value-type="string" calcext:value-type="string">
            <text:p><text:s/>0.342 percent</text:p>
          </table:table-cell>
          <table:table-cell office:value-type="string" calcext:value-type="string">
            <text:p><text:s/>0.346 percent</text:p>
          </table:table-cell>
          <table:table-cell office:value-type="string" calcext:value-type="string">
            <text:p><text:s/>0.376 percent</text:p>
          </table:table-cell>
          <table:table-cell/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33 percent</text:p>
          </table:table-cell>
          <table:table-cell office:value-type="string" calcext:value-type="string">
            <text:p><text:s/>0.337 percent</text:p>
          </table:table-cell>
          <table:table-cell office:value-type="string" calcext:value-type="string">
            <text:p><text:s/>0.340 percent</text:p>
          </table:table-cell>
          <table:table-cell office:value-type="string" calcext:value-type="string">
            <text:p><text:s/>0.344 percent</text:p>
          </table:table-cell>
          <table:table-cell office:value-type="string" calcext:value-type="string">
            <text:p><text:s/>0.349 percent</text:p>
          </table:table-cell>
          <table:table-cell office:value-type="string" calcext:value-type="string">
            <text:p><text:s/>0.350 percent</text:p>
          </table:table-cell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34 percent</text:p>
          </table:table-cell>
          <table:table-cell office:value-type="string" calcext:value-type="string">
            <text:p><text:s/>0.336 percent</text:p>
          </table:table-cell>
          <table:table-cell office:value-type="string" calcext:value-type="string">
            <text:p><text:s/>0.340 percent</text:p>
          </table:table-cell>
          <table:table-cell office:value-type="string" calcext:value-type="string">
            <text:p><text:s/>0.344 percent</text:p>
          </table:table-cell>
          <table:table-cell office:value-type="string" calcext:value-type="string">
            <text:p><text:s/>0.349 percent</text:p>
          </table:table-cell>
          <table:table-cell office:value-type="string" calcext:value-type="string">
            <text:p><text:s/>0.351 percent</text:p>
          </table:table-cell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33 percent</text:p>
          </table:table-cell>
          <table:table-cell office:value-type="string" calcext:value-type="string">
            <text:p><text:s/>0.336 percent</text:p>
          </table:table-cell>
          <table:table-cell office:value-type="string" calcext:value-type="string">
            <text:p><text:s/>0.340 percent</text:p>
          </table:table-cell>
          <table:table-cell office:value-type="string" calcext:value-type="string">
            <text:p><text:s/>0.343 percent</text:p>
          </table:table-cell>
          <table:table-cell office:value-type="string" calcext:value-type="string">
            <text:p><text:s/>0.349 percent</text:p>
          </table:table-cell>
          <table:table-cell office:value-type="string" calcext:value-type="string">
            <text:p><text:s/>0.350 percent</text:p>
          </table:table-cell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34 percent</text:p>
          </table:table-cell>
          <table:table-cell office:value-type="string" calcext:value-type="string">
            <text:p><text:s/>0.336 percent</text:p>
          </table:table-cell>
          <table:table-cell office:value-type="string" calcext:value-type="string">
            <text:p><text:s/>0.340 percent</text:p>
          </table:table-cell>
          <table:table-cell office:value-type="string" calcext:value-type="string">
            <text:p><text:s/>0.343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52 percent</text:p>
          </table:table-cell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34 percent</text:p>
          </table:table-cell>
          <table:table-cell office:value-type="string" calcext:value-type="string">
            <text:p><text:s/>0.338 percent</text:p>
          </table:table-cell>
          <table:table-cell office:value-type="string" calcext:value-type="string">
            <text:p><text:s/>0.340 percent</text:p>
          </table:table-cell>
          <table:table-cell office:value-type="string" calcext:value-type="string">
            <text:p><text:s/>0.344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53 percent</text:p>
          </table:table-cell>
          <table:table-cell office:value-type="string" calcext:value-type="string">
            <text:p><text:s/>0.346 percent</text:p>
          </table:table-cell>
          <table:table-cell office:value-type="string" calcext:value-type="string">
            <text:p><text:s/>0.338 percent</text:p>
          </table:table-cell>
          <table:table-cell office:value-type="string" calcext:value-type="string">
            <text:p><text:s/>0.340 percent</text:p>
          </table:table-cell>
          <table:table-cell office:value-type="string" calcext:value-type="string">
            <text:p><text:s/>0.343 percent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49 percent</text:p>
          </table:table-cell>
          <table:table-cell office:value-type="string" calcext:value-type="string">
            <text:p><text:s/>0.351 percent</text:p>
          </table:table-cell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39 percent</text:p>
          </table:table-cell>
          <table:table-cell table:number-columns-repeated="2" office:value-type="string" calcext:value-type="string">
            <text:p><text:s/>0.343 percent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50 percent</text:p>
          </table:table-cell>
          <table:table-cell office:value-type="string" calcext:value-type="string">
            <text:p><text:s/>0.363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string" calcext:value-type="string">
            <text:p>=</text:p>
          </table:table-cell>
          <table:table-cell office:value-type="float" office:value="5461.3" calcext:value-type="float">
            <text:p>5461.3</text:p>
          </table:table-cell>
          <table:table-cell office:value-type="float" office:value="6675.2" calcext:value-type="float">
            <text:p>6675.2</text:p>
          </table:table-cell>
          <table:table-cell office:value-type="float" office:value="7086.6" calcext:value-type="float">
            <text:p>7086.6</text:p>
          </table:table-cell>
          <table:table-cell office:value-type="float" office:value="6636.3" calcext:value-type="float">
            <text:p>6636.3</text:p>
          </table:table-cell>
          <table:table-cell office:value-type="float" office:value="6110" calcext:value-type="float">
            <text:p>6110</text:p>
          </table:table-cell>
          <table:table-cell office:value-type="float" office:value="3885.3" calcext:value-type="float">
            <text:p>3885.3</text:p>
          </table:table-cell>
          <table:table-cell/>
          <table:table-cell office:value-type="float" office:value="6099.6" calcext:value-type="float">
            <text:p>6099.6</text:p>
          </table:table-cell>
          <table:table-cell office:value-type="float" office:value="7086.5" calcext:value-type="float">
            <text:p>7086.5</text:p>
          </table:table-cell>
          <table:table-cell office:value-type="float" office:value="7082.6" calcext:value-type="float">
            <text:p>7082.6</text:p>
          </table:table-cell>
          <table:table-cell office:value-type="float" office:value="7487.2" calcext:value-type="float">
            <text:p>7487.2</text:p>
          </table:table-cell>
          <table:table-cell office:value-type="float" office:value="7810" calcext:value-type="float">
            <text:p>7810</text:p>
          </table:table-cell>
          <table:table-cell office:value-type="float" office:value="7285" calcext:value-type="float">
            <text:p>7285</text:p>
          </table:table-cell>
          <table:table-cell office:value-type="float" office:value="7259" calcext:value-type="float">
            <text:p>7259</text:p>
          </table:table-cell>
          <table:table-cell office:value-type="float" office:value="6285.4" calcext:value-type="float">
            <text:p>6285.4</text:p>
          </table:table-cell>
          <table:table-cell office:value-type="float" office:value="7032.1" calcext:value-type="float">
            <text:p>7032.1</text:p>
          </table:table-cell>
          <table:table-cell office:value-type="float" office:value="7265.3" calcext:value-type="float">
            <text:p>7265.3</text:p>
          </table:table-cell>
          <table:table-cell office:value-type="float" office:value="7216.8" calcext:value-type="float">
            <text:p>7216.8</text:p>
          </table:table-cell>
          <table:table-cell office:value-type="float" office:value="7516.5" calcext:value-type="float">
            <text:p>7516.5</text:p>
          </table:table-cell>
          <table:table-cell office:value-type="float" office:value="7444.2" calcext:value-type="float">
            <text:p>7444.2</text:p>
          </table:table-cell>
          <table:table-cell office:value-type="float" office:value="7160.8" calcext:value-type="float">
            <text:p>7160.8</text:p>
          </table:table-cell>
          <table:table-cell office:value-type="float" office:value="6584.3" calcext:value-type="float">
            <text:p>6584.3</text:p>
          </table:table-cell>
          <table:table-cell office:value-type="float" office:value="7283.5" calcext:value-type="float">
            <text:p>7283.5</text:p>
          </table:table-cell>
          <table:table-cell office:value-type="float" office:value="7577.6" calcext:value-type="float">
            <text:p>7577.6</text:p>
          </table:table-cell>
          <table:table-cell office:value-type="float" office:value="7565.7" calcext:value-type="float">
            <text:p>7565.7</text:p>
          </table:table-cell>
          <table:table-cell office:value-type="float" office:value="7437.8" calcext:value-type="float">
            <text:p>7437.8</text:p>
          </table:table-cell>
          <table:table-cell office:value-type="float" office:value="7558.6" calcext:value-type="float">
            <text:p>7558.6</text:p>
          </table:table-cell>
          <table:table-cell office:value-type="float" office:value="7778.7" calcext:value-type="float">
            <text:p>7778.7</text:p>
          </table:table-cell>
          <table:table-cell office:value-type="float" office:value="6405" calcext:value-type="float">
            <text:p>6405</text:p>
          </table:table-cell>
          <table:table-cell office:value-type="float" office:value="7083" calcext:value-type="float">
            <text:p>7083</text:p>
          </table:table-cell>
          <table:table-cell office:value-type="float" office:value="7190.8" calcext:value-type="float">
            <text:p>7190.8</text:p>
          </table:table-cell>
          <table:table-cell office:value-type="float" office:value="7255.3" calcext:value-type="float">
            <text:p>7255.3</text:p>
          </table:table-cell>
          <table:table-cell office:value-type="float" office:value="7350.3" calcext:value-type="float">
            <text:p>7350.3</text:p>
          </table:table-cell>
          <table:table-cell office:value-type="float" office:value="7537" calcext:value-type="float">
            <text:p>7537</text:p>
          </table:table-cell>
          <table:table-cell office:value-type="float" office:value="7572" calcext:value-type="float">
            <text:p>7572</text:p>
          </table:table-cell>
          <table:table-cell office:value-type="float" office:value="6583.4" calcext:value-type="float">
            <text:p>6583.4</text:p>
          </table:table-cell>
          <table:table-cell office:value-type="float" office:value="7263.3" calcext:value-type="float">
            <text:p>7263.3</text:p>
          </table:table-cell>
          <table:table-cell office:value-type="float" office:value="7297.5" calcext:value-type="float">
            <text:p>7297.5</text:p>
          </table:table-cell>
          <table:table-cell office:value-type="float" office:value="7353.2" calcext:value-type="float">
            <text:p>7353.2</text:p>
          </table:table-cell>
          <table:table-cell office:value-type="float" office:value="7415.1" calcext:value-type="float">
            <text:p>7415.1</text:p>
          </table:table-cell>
          <table:table-cell office:value-type="float" office:value="7602.4" calcext:value-type="float">
            <text:p>7602.4</text:p>
          </table:table-cell>
          <table:table-cell office:value-type="float" office:value="7733.2" calcext:value-type="float">
            <text:p>7733.2</text:p>
          </table:table-cell>
          <table:table-cell office:value-type="float" office:value="6746.3" calcext:value-type="float">
            <text:p>6746.3</text:p>
          </table:table-cell>
          <table:table-cell office:value-type="float" office:value="7396.4" calcext:value-type="float">
            <text:p>7396.4</text:p>
          </table:table-cell>
          <table:table-cell office:value-type="float" office:value="7403.6" calcext:value-type="float">
            <text:p>7403.6</text:p>
          </table:table-cell>
          <table:table-cell office:value-type="float" office:value="7427" calcext:value-type="float">
            <text:p>7427</text:p>
          </table:table-cell>
          <table:table-cell office:value-type="float" office:value="7554.6" calcext:value-type="float">
            <text:p>7554.6</text:p>
          </table:table-cell>
          <table:table-cell office:value-type="float" office:value="7696.6" calcext:value-type="float">
            <text:p>7696.6</text:p>
          </table:table-cell>
          <table:table-cell office:value-type="float" office:value="7770.4" calcext:value-type="float">
            <text:p>7770.4</text:p>
          </table:table-cell>
          <table:table-cell office:value-type="float" office:value="6933.7" calcext:value-type="float">
            <text:p>6933.7</text:p>
          </table:table-cell>
          <table:table-cell office:value-type="float" office:value="7343.4" calcext:value-type="float">
            <text:p>7343.4</text:p>
          </table:table-cell>
          <table:table-cell office:value-type="float" office:value="7408.4" calcext:value-type="float">
            <text:p>7408.4</text:p>
          </table:table-cell>
          <table:table-cell office:value-type="float" office:value="7601.6" calcext:value-type="float">
            <text:p>7601.6</text:p>
          </table:table-cell>
          <table:table-cell office:value-type="float" office:value="7734.9" calcext:value-type="float">
            <text:p>7734.9</text:p>
          </table:table-cell>
          <table:table-cell office:value-type="float" office:value="7815.8" calcext:value-type="float">
            <text:p>7815.8</text:p>
          </table:table-cell>
          <table:table-cell office:value-type="float" office:value="7443.7" calcext:value-type="float">
            <text:p>7443.7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1772 <text:s/>lbs</text:p>
          </table:table-cell>
          <table:table-cell office:value-type="string" calcext:value-type="string">
            <text:p><text:s/>2123 <text:s/>lbs</text:p>
          </table:table-cell>
          <table:table-cell office:value-type="string" calcext:value-type="string">
            <text:p><text:s/>3296 <text:s/>lbs</text:p>
          </table:table-cell>
          <table:table-cell office:value-type="string" calcext:value-type="string">
            <text:p><text:s/>4882 <text:s/>lbs</text:p>
          </table:table-cell>
          <table:table-cell office:value-type="string" calcext:value-type="string">
            <text:p><text:s/>7474 <text:s/>lbs</text:p>
          </table:table-cell>
          <table:table-cell office:value-type="string" calcext:value-type="string">
            <text:p><text:s/>17505 <text:s/>lbs</text:p>
          </table:table-cell>
          <table:table-cell/>
          <table:table-cell office:value-type="string" calcext:value-type="string">
            <text:p><text:s/>3116 <text:s/>lbs</text:p>
          </table:table-cell>
          <table:table-cell office:value-type="string" calcext:value-type="string">
            <text:p><text:s/>3874 <text:s/>lbs</text:p>
          </table:table-cell>
          <table:table-cell office:value-type="string" calcext:value-type="string">
            <text:p><text:s/>6013 <text:s/>lbs</text:p>
          </table:table-cell>
          <table:table-cell office:value-type="string" calcext:value-type="string">
            <text:p><text:s/>8242 <text:s/>lbs</text:p>
          </table:table-cell>
          <table:table-cell office:value-type="string" calcext:value-type="string">
            <text:p><text:s/>11073 <text:s/>lbs</text:p>
          </table:table-cell>
          <table:table-cell office:value-type="string" calcext:value-type="string">
            <text:p><text:s/>14707 <text:s/>lbs</text:p>
          </table:table-cell>
          <table:table-cell office:value-type="string" calcext:value-type="string">
            <text:p><text:s/>19494 <text:s/>lbs</text:p>
          </table:table-cell>
          <table:table-cell office:value-type="string" calcext:value-type="string">
            <text:p><text:s/>4604 <text:s/>lbs</text:p>
          </table:table-cell>
          <table:table-cell office:value-type="string" calcext:value-type="string">
            <text:p><text:s/>5900 <text:s/>lbs</text:p>
          </table:table-cell>
          <table:table-cell office:value-type="string" calcext:value-type="string">
            <text:p><text:s/>9152 <text:s/>lbs</text:p>
          </table:table-cell>
          <table:table-cell office:value-type="string" calcext:value-type="string">
            <text:p><text:s/>12645 <text:s/>lbs</text:p>
          </table:table-cell>
          <table:table-cell office:value-type="string" calcext:value-type="string">
            <text:p><text:s/>16443 <text:s/>lbs</text:p>
          </table:table-cell>
          <table:table-cell office:value-type="string" calcext:value-type="string">
            <text:p><text:s/>21616 <text:s/>lbs</text:p>
          </table:table-cell>
          <table:table-cell office:value-type="string" calcext:value-type="string">
            <text:p><text:s/>28072 <text:s/>lbs</text:p>
          </table:table-cell>
          <table:table-cell office:value-type="string" calcext:value-type="string">
            <text:p><text:s/>5779 <text:s/>lbs</text:p>
          </table:table-cell>
          <table:table-cell office:value-type="string" calcext:value-type="string">
            <text:p><text:s/>7445 <text:s/>lbs</text:p>
          </table:table-cell>
          <table:table-cell office:value-type="string" calcext:value-type="string">
            <text:p><text:s/>11610 <text:s/>lbs</text:p>
          </table:table-cell>
          <table:table-cell office:value-type="string" calcext:value-type="string">
            <text:p><text:s/>16012 <text:s/>lbs</text:p>
          </table:table-cell>
          <table:table-cell office:value-type="string" calcext:value-type="string">
            <text:p><text:s/>20798 <text:s/>lbs</text:p>
          </table:table-cell>
          <table:table-cell office:value-type="string" calcext:value-type="string">
            <text:p><text:s/>26422 <text:s/>lbs</text:p>
          </table:table-cell>
          <table:table-cell office:value-type="string" calcext:value-type="string">
            <text:p><text:s/>34457 <text:s/>lbs</text:p>
          </table:table-cell>
          <table:table-cell office:value-type="string" calcext:value-type="string">
            <text:p><text:s/>7839 <text:s/>lbs</text:p>
          </table:table-cell>
          <table:table-cell office:value-type="string" calcext:value-type="string">
            <text:p><text:s/>10279 <text:s/>lbs</text:p>
          </table:table-cell>
          <table:table-cell office:value-type="string" calcext:value-type="string">
            <text:p><text:s/>16087 <text:s/>lbs</text:p>
          </table:table-cell>
          <table:table-cell office:value-type="string" calcext:value-type="string">
            <text:p><text:s/>22084 <text:s/>lbs</text:p>
          </table:table-cell>
          <table:table-cell office:value-type="string" calcext:value-type="string">
            <text:p><text:s/>28581 <text:s/>lbs</text:p>
          </table:table-cell>
          <table:table-cell office:value-type="string" calcext:value-type="string">
            <text:p><text:s/>36064 <text:s/>lbs</text:p>
          </table:table-cell>
          <table:table-cell office:value-type="string" calcext:value-type="string">
            <text:p><text:s/>45866 <text:s/>lbs</text:p>
          </table:table-cell>
          <table:table-cell office:value-type="string" calcext:value-type="string">
            <text:p><text:s/>9249 <text:s/>lbs</text:p>
          </table:table-cell>
          <table:table-cell office:value-type="string" calcext:value-type="string">
            <text:p><text:s/>12328 <text:s/>lbs</text:p>
          </table:table-cell>
          <table:table-cell office:value-type="string" calcext:value-type="string">
            <text:p><text:s/>19172 <text:s/>lbs</text:p>
          </table:table-cell>
          <table:table-cell office:value-type="string" calcext:value-type="string">
            <text:p><text:s/>26336 <text:s/>lbs</text:p>
          </table:table-cell>
          <table:table-cell office:value-type="string" calcext:value-type="string">
            <text:p><text:s/>34211 <text:s/>lbs</text:p>
          </table:table-cell>
          <table:table-cell office:value-type="string" calcext:value-type="string">
            <text:p><text:s/>43149 <text:s/>lbs</text:p>
          </table:table-cell>
          <table:table-cell office:value-type="string" calcext:value-type="string">
            <text:p><text:s/>54643 <text:s/>lbs</text:p>
          </table:table-cell>
          <table:table-cell office:value-type="string" calcext:value-type="string">
            <text:p><text:s/>10387 <text:s/>lbs</text:p>
          </table:table-cell>
          <table:table-cell office:value-type="string" calcext:value-type="string">
            <text:p><text:s/>13805 <text:s/>lbs</text:p>
          </table:table-cell>
          <table:table-cell office:value-type="string" calcext:value-type="string">
            <text:p><text:s/>21555 <text:s/>lbs</text:p>
          </table:table-cell>
          <table:table-cell office:value-type="string" calcext:value-type="string">
            <text:p><text:s/>29581 <text:s/>lbs</text:p>
          </table:table-cell>
          <table:table-cell office:value-type="string" calcext:value-type="string">
            <text:p><text:s/>38645 <text:s/>lbs</text:p>
          </table:table-cell>
          <table:table-cell office:value-type="string" calcext:value-type="string">
            <text:p><text:s/>48882 <text:s/>lbs</text:p>
          </table:table-cell>
          <table:table-cell office:value-type="string" calcext:value-type="string">
            <text:p><text:s/>61965 <text:s/>lbs</text:p>
          </table:table-cell>
          <table:table-cell office:value-type="string" calcext:value-type="string">
            <text:p><text:s/>11788 <text:s/>lbs</text:p>
          </table:table-cell>
          <table:table-cell office:value-type="string" calcext:value-type="string">
            <text:p><text:s/>15880 <text:s/>lbs</text:p>
          </table:table-cell>
          <table:table-cell office:value-type="string" calcext:value-type="string">
            <text:p><text:s/>24686 <text:s/>lbs</text:p>
          </table:table-cell>
          <table:table-cell office:value-type="string" calcext:value-type="string">
            <text:p><text:s/>34034 <text:s/>lbs</text:p>
          </table:table-cell>
          <table:table-cell office:value-type="string" calcext:value-type="string">
            <text:p><text:s/>44520 <text:s/>lbs</text:p>
          </table:table-cell>
          <table:table-cell office:value-type="string" calcext:value-type="string">
            <text:p><text:s/>56533 <text:s/>lbs</text:p>
          </table:table-cell>
          <table:table-cell office:value-type="string" calcext:value-type="string">
            <text:p><text:s/>77161 <text:s/>lbs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office:value-type="string" calcext:value-type="string">
            <text:p>-</text:p>
          </table:table-cell>
          <table:table-cell table:number-columns-repeated="6" office:value-type="string" calcext:value-type="string">
            <text:p>-----------------------------</text:p>
          </table:table-cell>
          <table:table-cell/>
          <table:table-cell table:number-columns-repeated="49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0.95 / 0.95</text:p>
          </table:table-cell>
          <table:table-cell office:value-type="string" calcext:value-type="string">
            <text:p><text:s/>0.78 / 0.95</text:p>
          </table:table-cell>
          <table:table-cell table:number-columns-repeated="4" office:value-type="string" calcext:value-type="string">
            <text:p><text:s/>0.95 / 0.95</text:p>
          </table:table-cell>
          <table:table-cell/>
          <table:table-cell office:value-type="string" calcext:value-type="string">
            <text:p><text:s/>0.95 / 0.95</text:p>
          </table:table-cell>
          <table:table-cell table:number-columns-repeated="2" office:value-type="string" calcext:value-type="string">
            <text:p><text:s/>0.83 / 0.95</text:p>
          </table:table-cell>
          <table:table-cell table:number-columns-repeated="5" office:value-type="string" calcext:value-type="string">
            <text:p><text:s/>0.95 / 0.95</text:p>
          </table:table-cell>
          <table:table-cell office:value-type="string" calcext:value-type="string">
            <text:p><text:s/>0.91 / 0.95</text:p>
          </table:table-cell>
          <table:table-cell office:value-type="string" calcext:value-type="string">
            <text:p><text:s/>0.93 / 0.95</text:p>
          </table:table-cell>
          <table:table-cell table:number-columns-repeated="5" office:value-type="string" calcext:value-type="string">
            <text:p><text:s/>0.95 / 0.95</text:p>
          </table:table-cell>
          <table:table-cell office:value-type="string" calcext:value-type="string">
            <text:p><text:s/>0.94 / 0.95</text:p>
          </table:table-cell>
          <table:table-cell table:number-columns-repeated="6" office:value-type="string" calcext:value-type="string">
            <text:p><text:s/>0.95 / 0.95</text:p>
          </table:table-cell>
          <table:table-cell office:value-type="string" calcext:value-type="string">
            <text:p><text:s/>0.93 / 0.95</text:p>
          </table:table-cell>
          <table:table-cell table:number-columns-repeated="13" office:value-type="string" calcext:value-type="string">
            <text:p><text:s/>0.95 / 0.95</text:p>
          </table:table-cell>
          <table:table-cell office:value-type="string" calcext:value-type="string">
            <text:p><text:s/>0.93 / 0.95</text:p>
          </table:table-cell>
          <table:table-cell table:number-columns-repeated="11" office:value-type="string" calcext:value-type="string">
            <text:p><text:s/>0.95 / 0.95</text:p>
          </table:table-cell>
          <table:table-cell office:value-type="string" calcext:value-type="string">
            <text:p><text:s/>0.87 / 0.95</text:p>
          </table:table-cell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4747 / 5483 <text:s/>ft/ft</text:p>
          </table:table-cell>
          <table:table-cell office:value-type="string" calcext:value-type="string">
            <text:p><text:s/>4399 / 5768 <text:s/>ft/ft</text:p>
          </table:table-cell>
          <table:table-cell office:value-type="string" calcext:value-type="string">
            <text:p><text:s/>4428 / 5968 <text:s/>ft/ft</text:p>
          </table:table-cell>
          <table:table-cell office:value-type="string" calcext:value-type="string">
            <text:p><text:s/>4622 / 6346 <text:s/>ft/ft</text:p>
          </table:table-cell>
          <table:table-cell office:value-type="string" calcext:value-type="string">
            <text:p><text:s/>4469 / 6874 <text:s/>ft/ft</text:p>
          </table:table-cell>
          <table:table-cell office:value-type="string" calcext:value-type="string">
            <text:p><text:s/>5277 / 7716 <text:s/>ft/ft</text:p>
          </table:table-cell>
          <table:table-cell/>
          <table:table-cell office:value-type="string" calcext:value-type="string">
            <text:p><text:s/>7221 / 7221 <text:s/>ft/ft</text:p>
          </table:table-cell>
          <table:table-cell office:value-type="string" calcext:value-type="string">
            <text:p><text:s/>4655 / 7757 <text:s/>ft/ft</text:p>
          </table:table-cell>
          <table:table-cell office:value-type="string" calcext:value-type="string">
            <text:p><text:s/>5119 / 8201 <text:s/>ft/ft</text:p>
          </table:table-cell>
          <table:table-cell office:value-type="string" calcext:value-type="string">
            <text:p><text:s/>5353 / 8132 <text:s/>ft/ft</text:p>
          </table:table-cell>
          <table:table-cell office:value-type="string" calcext:value-type="string">
            <text:p><text:s/>5332 / 8244 <text:s/>ft/ft</text:p>
          </table:table-cell>
          <table:table-cell office:value-type="string" calcext:value-type="string">
            <text:p><text:s/>5492 / 8367 <text:s/>ft/ft</text:p>
          </table:table-cell>
          <table:table-cell office:value-type="string" calcext:value-type="string">
            <text:p><text:s/>5900 / 8491 <text:s/>ft/ft</text:p>
          </table:table-cell>
          <table:table-cell office:value-type="string" calcext:value-type="string">
            <text:p><text:s/>8190 / 8190 <text:s/>ft/ft</text:p>
          </table:table-cell>
          <table:table-cell office:value-type="string" calcext:value-type="string">
            <text:p><text:s/>5223 / 8312 <text:s/>ft/ft</text:p>
          </table:table-cell>
          <table:table-cell office:value-type="string" calcext:value-type="string">
            <text:p><text:s/>5544 / 8409 <text:s/>ft/ft</text:p>
          </table:table-cell>
          <table:table-cell office:value-type="string" calcext:value-type="string">
            <text:p><text:s/>6384 / 8512 <text:s/>ft/ft</text:p>
          </table:table-cell>
          <table:table-cell office:value-type="string" calcext:value-type="string">
            <text:p><text:s/>6543 / 8648 <text:s/>ft/ft</text:p>
          </table:table-cell>
          <table:table-cell office:value-type="string" calcext:value-type="string">
            <text:p><text:s/>6757 / 8874 <text:s/>ft/ft</text:p>
          </table:table-cell>
          <table:table-cell office:value-type="string" calcext:value-type="string">
            <text:p><text:s/>6760 / 9111 <text:s/>ft/ft</text:p>
          </table:table-cell>
          <table:table-cell office:value-type="string" calcext:value-type="string">
            <text:p><text:s/>8453 / 8453 <text:s/>ft/ft</text:p>
          </table:table-cell>
          <table:table-cell office:value-type="string" calcext:value-type="string">
            <text:p><text:s/>5801 / 8613 <text:s/>ft/ft</text:p>
          </table:table-cell>
          <table:table-cell office:value-type="string" calcext:value-type="string">
            <text:p><text:s/>5727 / 8724 <text:s/>ft/ft</text:p>
          </table:table-cell>
          <table:table-cell office:value-type="string" calcext:value-type="string">
            <text:p><text:s/>6486 / 8869 <text:s/>ft/ft</text:p>
          </table:table-cell>
          <table:table-cell office:value-type="string" calcext:value-type="string">
            <text:p><text:s/>8718 / 9022 <text:s/>ft/ft</text:p>
          </table:table-cell>
          <table:table-cell office:value-type="string" calcext:value-type="string">
            <text:p><text:s/>9134 / 9305 <text:s/>ft/ft</text:p>
          </table:table-cell>
          <table:table-cell office:value-type="string" calcext:value-type="string">
            <text:p><text:s/>7832 / 9596 <text:s/>ft/ft</text:p>
          </table:table-cell>
          <table:table-cell office:value-type="string" calcext:value-type="string">
            <text:p><text:s/>7348 / 8728 <text:s/>ft/ft</text:p>
          </table:table-cell>
          <table:table-cell office:value-type="string" calcext:value-type="string">
            <text:p><text:s/>5742 / 9020 <text:s/>ft/ft</text:p>
          </table:table-cell>
          <table:table-cell office:value-type="string" calcext:value-type="string">
            <text:p><text:s/>6324 / 9174 <text:s/>ft/ft</text:p>
          </table:table-cell>
          <table:table-cell office:value-type="string" calcext:value-type="string">
            <text:p><text:s/>7928 / 9392 <text:s/>ft/ft</text:p>
          </table:table-cell>
          <table:table-cell office:value-type="string" calcext:value-type="string">
            <text:p><text:s/>8991 / 9594 <text:s/>ft/ft</text:p>
          </table:table-cell>
          <table:table-cell office:value-type="string" calcext:value-type="string">
            <text:p><text:s/>9826 / 9830 <text:s/>ft/ft</text:p>
          </table:table-cell>
          <table:table-cell office:value-type="string" calcext:value-type="string">
            <text:p><text:s/>10044 / 10044 <text:s/>ft/ft</text:p>
          </table:table-cell>
          <table:table-cell office:value-type="string" calcext:value-type="string">
            <text:p><text:s/>7450 / 9073 <text:s/>ft/ft</text:p>
          </table:table-cell>
          <table:table-cell office:value-type="string" calcext:value-type="string">
            <text:p><text:s/>6205 / 9370 <text:s/>ft/ft</text:p>
          </table:table-cell>
          <table:table-cell office:value-type="string" calcext:value-type="string">
            <text:p><text:s/>7247 / 9528 <text:s/>ft/ft</text:p>
          </table:table-cell>
          <table:table-cell office:value-type="string" calcext:value-type="string">
            <text:p><text:s/>8435 / 9751 <text:s/>ft/ft</text:p>
          </table:table-cell>
          <table:table-cell office:value-type="string" calcext:value-type="string">
            <text:p><text:s/>10052 / 10053 <text:s/>ft/ft</text:p>
          </table:table-cell>
          <table:table-cell office:value-type="string" calcext:value-type="string">
            <text:p><text:s/>10336 / 10337 <text:s/>ft/ft</text:p>
          </table:table-cell>
          <table:table-cell office:value-type="string" calcext:value-type="string">
            <text:p><text:s/>10624 / 10625 <text:s/>ft/ft</text:p>
          </table:table-cell>
          <table:table-cell office:value-type="string" calcext:value-type="string">
            <text:p><text:s/>7291 / 9315 <text:s/>ft/ft</text:p>
          </table:table-cell>
          <table:table-cell office:value-type="string" calcext:value-type="string">
            <text:p><text:s/>7864 / 9661 <text:s/>ft/ft</text:p>
          </table:table-cell>
          <table:table-cell office:value-type="string" calcext:value-type="string">
            <text:p><text:s/>7692 / 9805 <text:s/>ft/ft</text:p>
          </table:table-cell>
          <table:table-cell office:value-type="string" calcext:value-type="string">
            <text:p><text:s/>10132 / 10130 <text:s/>ft/ft</text:p>
          </table:table-cell>
          <table:table-cell office:value-type="string" calcext:value-type="string">
            <text:p><text:s/>10412 / 10413 <text:s/>ft/ft</text:p>
          </table:table-cell>
          <table:table-cell office:value-type="string" calcext:value-type="string">
            <text:p><text:s/>10792 / 10792 <text:s/>ft/ft</text:p>
          </table:table-cell>
          <table:table-cell office:value-type="string" calcext:value-type="string">
            <text:p><text:s/>11122 / 11122 <text:s/>ft/ft</text:p>
          </table:table-cell>
          <table:table-cell office:value-type="string" calcext:value-type="string">
            <text:p><text:s/>8688 / 9656 <text:s/>ft/ft</text:p>
          </table:table-cell>
          <table:table-cell office:value-type="string" calcext:value-type="string">
            <text:p><text:s/>8458 / 9963 <text:s/>ft/ft</text:p>
          </table:table-cell>
          <table:table-cell office:value-type="string" calcext:value-type="string">
            <text:p><text:s/>10233 / 10232 <text:s/>ft/ft</text:p>
          </table:table-cell>
          <table:table-cell office:value-type="string" calcext:value-type="string">
            <text:p><text:s/>10568 / 10568 <text:s/>ft/ft</text:p>
          </table:table-cell>
          <table:table-cell office:value-type="string" calcext:value-type="string">
            <text:p><text:s/>10963 / 10963 <text:s/>ft/ft</text:p>
          </table:table-cell>
          <table:table-cell office:value-type="string" calcext:value-type="string">
            <text:p><text:s/>11363 / 11363 <text:s/>ft/ft</text:p>
          </table:table-cell>
          <table:table-cell office:value-type="string" calcext:value-type="string">
            <text:p><text:s/>11801 / 11806 <text:s/>ft/ft</text:p>
          </table:table-cell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129.5 / 129.7 <text:s/>KCAS / KCAS</text:p>
          </table:table-cell>
          <table:table-cell office:value-type="string" calcext:value-type="string">
            <text:p><text:s/>129.8 / 129.8 <text:s/>KCAS / KCAS</text:p>
          </table:table-cell>
          <table:table-cell office:value-type="string" calcext:value-type="string">
            <text:p><text:s/>130.0 / 130.0 <text:s/>KCAS / KCAS</text:p>
          </table:table-cell>
          <table:table-cell office:value-type="string" calcext:value-type="string">
            <text:p><text:s/>123.8 / 130.2 <text:s/>KCAS / KCAS</text:p>
          </table:table-cell>
          <table:table-cell office:value-type="string" calcext:value-type="string">
            <text:p><text:s/>112.6 / 130.6 <text:s/>KCAS / KCAS</text:p>
          </table:table-cell>
          <table:table-cell office:value-type="string" calcext:value-type="string">
            <text:p><text:s/>110.0 / 131.1 <text:s/>KCAS / KCAS</text:p>
          </table:table-cell>
          <table:table-cell/>
          <table:table-cell office:value-type="string" calcext:value-type="string">
            <text:p><text:s/>130.8 / 130.8 <text:s/>KCAS / KCAS</text:p>
          </table:table-cell>
          <table:table-cell office:value-type="string" calcext:value-type="string">
            <text:p><text:s/>131.1 / 131.1 <text:s/>KCAS / KCAS</text:p>
          </table:table-cell>
          <table:table-cell office:value-type="string" calcext:value-type="string">
            <text:p><text:s/>131.4 / 131.4 <text:s/>KCAS / KCAS</text:p>
          </table:table-cell>
          <table:table-cell office:value-type="string" calcext:value-type="string">
            <text:p><text:s/>131.7 / 131.7 <text:s/>KCAS / KCAS</text:p>
          </table:table-cell>
          <table:table-cell office:value-type="string" calcext:value-type="string">
            <text:p><text:s/>130.7 / 132.2 <text:s/>KCAS / KCAS</text:p>
          </table:table-cell>
          <table:table-cell office:value-type="string" calcext:value-type="string">
            <text:p><text:s/>124.3 / 132.8 <text:s/>KCAS / KCAS</text:p>
          </table:table-cell>
          <table:table-cell office:value-type="string" calcext:value-type="string">
            <text:p><text:s/>118.5 / 133.3 <text:s/>KCAS / KCAS</text:p>
          </table:table-cell>
          <table:table-cell office:value-type="string" calcext:value-type="string">
            <text:p><text:s/>132.0 / 132.0 <text:s/>KCAS / KCAS</text:p>
          </table:table-cell>
          <table:table-cell office:value-type="string" calcext:value-type="string">
            <text:p><text:s/>132.5 / 132.5 <text:s/>KCAS / KCAS</text:p>
          </table:table-cell>
          <table:table-cell office:value-type="string" calcext:value-type="string">
            <text:p><text:s/>132.9 / 133.0 <text:s/>KCAS / KCAS</text:p>
          </table:table-cell>
          <table:table-cell office:value-type="string" calcext:value-type="string">
            <text:p><text:s/>133.5 / 133.4 <text:s/>KCAS / KCAS</text:p>
          </table:table-cell>
          <table:table-cell office:value-type="string" calcext:value-type="string">
            <text:p><text:s/>134.0 / 134.0 <text:s/>KCAS / KCAS</text:p>
          </table:table-cell>
          <table:table-cell office:value-type="string" calcext:value-type="string">
            <text:p><text:s/>130.4 / 135.0 <text:s/>KCAS / KCAS</text:p>
          </table:table-cell>
          <table:table-cell office:value-type="string" calcext:value-type="string">
            <text:p><text:s/>125.5 / 136.1 <text:s/>KCAS / KCAS</text:p>
          </table:table-cell>
          <table:table-cell office:value-type="string" calcext:value-type="string">
            <text:p><text:s/>133.2 / 133.1 <text:s/>KCAS / KCAS</text:p>
          </table:table-cell>
          <table:table-cell office:value-type="string" calcext:value-type="string">
            <text:p><text:s/>133.9 / 133.9 <text:s/>KCAS / KCAS</text:p>
          </table:table-cell>
          <table:table-cell office:value-type="string" calcext:value-type="string">
            <text:p><text:s/>134.4 / 134.4 <text:s/>KCAS / KCAS</text:p>
          </table:table-cell>
          <table:table-cell office:value-type="string" calcext:value-type="string">
            <text:p><text:s/>135.0 / 135.0 <text:s/>KCAS / KCAS</text:p>
          </table:table-cell>
          <table:table-cell office:value-type="string" calcext:value-type="string">
            <text:p><text:s/>135.7 / 135.7 <text:s/>KCAS / KCAS</text:p>
          </table:table-cell>
          <table:table-cell office:value-type="string" calcext:value-type="string">
            <text:p><text:s/>136.8 / 137.0 <text:s/>KCAS / KCAS</text:p>
          </table:table-cell>
          <table:table-cell office:value-type="string" calcext:value-type="string">
            <text:p><text:s/>132.2 / 138.3 <text:s/>KCAS / KCAS</text:p>
          </table:table-cell>
          <table:table-cell office:value-type="string" calcext:value-type="string">
            <text:p><text:s/>134.4 / 134.4 <text:s/>KCAS / KCAS</text:p>
          </table:table-cell>
          <table:table-cell office:value-type="string" calcext:value-type="string">
            <text:p><text:s/>135.7 / 135.7 <text:s/>KCAS / KCAS</text:p>
          </table:table-cell>
          <table:table-cell office:value-type="string" calcext:value-type="string">
            <text:p><text:s/>136.4 / 136.4 <text:s/>KCAS / KCAS</text:p>
          </table:table-cell>
          <table:table-cell office:value-type="string" calcext:value-type="string">
            <text:p><text:s/>137.3 / 137.4 <text:s/>KCAS / KCAS</text:p>
          </table:table-cell>
          <table:table-cell office:value-type="string" calcext:value-type="string">
            <text:p><text:s/>138.3 / 138.3 <text:s/>KCAS / KCAS</text:p>
          </table:table-cell>
          <table:table-cell office:value-type="string" calcext:value-type="string">
            <text:p><text:s/>139.3 / 139.3 <text:s/>KCAS / KCAS</text:p>
          </table:table-cell>
          <table:table-cell office:value-type="string" calcext:value-type="string">
            <text:p><text:s/>137.0 / 140.3 <text:s/>KCAS / KCAS</text:p>
          </table:table-cell>
          <table:table-cell office:value-type="string" calcext:value-type="string">
            <text:p><text:s/>135.9 / 135.9 <text:s/>KCAS / KCAS</text:p>
          </table:table-cell>
          <table:table-cell office:value-type="string" calcext:value-type="string">
            <text:p><text:s/>137.3 / 137.3 <text:s/>KCAS / KCAS</text:p>
          </table:table-cell>
          <table:table-cell office:value-type="string" calcext:value-type="string">
            <text:p><text:s/>137.9 / 138.0 <text:s/>KCAS / KCAS</text:p>
          </table:table-cell>
          <table:table-cell office:value-type="string" calcext:value-type="string">
            <text:p><text:s/>139.0 / 139.0 <text:s/>KCAS / KCAS</text:p>
          </table:table-cell>
          <table:table-cell office:value-type="string" calcext:value-type="string">
            <text:p><text:s/>140.2 / 140.3 <text:s/>KCAS / KCAS</text:p>
          </table:table-cell>
          <table:table-cell office:value-type="string" calcext:value-type="string">
            <text:p><text:s/>141.6 / 141.6 <text:s/>KCAS / KCAS</text:p>
          </table:table-cell>
          <table:table-cell office:value-type="string" calcext:value-type="string">
            <text:p><text:s/>140.2 / 142.9 <text:s/>KCAS / KCAS</text:p>
          </table:table-cell>
          <table:table-cell office:value-type="string" calcext:value-type="string">
            <text:p><text:s/>137.0 / 137.0 <text:s/>KCAS / KCAS</text:p>
          </table:table-cell>
          <table:table-cell office:value-type="string" calcext:value-type="string">
            <text:p><text:s/>138.5 / 138.6 <text:s/>KCAS / KCAS</text:p>
          </table:table-cell>
          <table:table-cell office:value-type="string" calcext:value-type="string">
            <text:p><text:s/>139.2 / 139.2 <text:s/>KCAS / KCAS</text:p>
          </table:table-cell>
          <table:table-cell office:value-type="string" calcext:value-type="string">
            <text:p><text:s/>140.7 / 140.7 <text:s/>KCAS / KCAS</text:p>
          </table:table-cell>
          <table:table-cell office:value-type="string" calcext:value-type="string">
            <text:p><text:s/>141.9 / 141.9 <text:s/>KCAS / KCAS</text:p>
          </table:table-cell>
          <table:table-cell office:value-type="string" calcext:value-type="string">
            <text:p><text:s/>143.6 / 143.6 <text:s/>KCAS / KCAS</text:p>
          </table:table-cell>
          <table:table-cell office:value-type="string" calcext:value-type="string">
            <text:p><text:s/>142.9 / 145.1 <text:s/>KCAS / KCAS</text:p>
          </table:table-cell>
          <table:table-cell office:value-type="string" calcext:value-type="string">
            <text:p><text:s/>138.5 / 138.5 <text:s/>KCAS / KCAS</text:p>
          </table:table-cell>
          <table:table-cell office:value-type="string" calcext:value-type="string">
            <text:p><text:s/>140.0 / 139.9 <text:s/>KCAS / KCAS</text:p>
          </table:table-cell>
          <table:table-cell office:value-type="string" calcext:value-type="string">
            <text:p><text:s/>141.2 / 141.1 <text:s/>KCAS / KCAS</text:p>
          </table:table-cell>
          <table:table-cell office:value-type="string" calcext:value-type="string">
            <text:p><text:s/>142.6 / 142.6 <text:s/>KCAS / KCAS</text:p>
          </table:table-cell>
          <table:table-cell office:value-type="string" calcext:value-type="string">
            <text:p><text:s/>144.4 / 144.4 <text:s/>KCAS / KCAS</text:p>
          </table:table-cell>
          <table:table-cell office:value-type="string" calcext:value-type="string">
            <text:p><text:s/>146.2 / 146.2 <text:s/>KCAS / KCAS</text:p>
          </table:table-cell>
          <table:table-cell office:value-type="string" calcext:value-type="string">
            <text:p><text:s/>145.7 / 148.2 <text:s/>KCAS / KCAS</text:p>
          </table:table-cell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0.538 / 0.05</text:p>
          </table:table-cell>
          <table:table-cell office:value-type="string" calcext:value-type="string">
            <text:p><text:s/>0.122 / 0.05</text:p>
          </table:table-cell>
          <table:table-cell table:number-columns-repeated="4" office:value-type="string" calcext:value-type="string">
            <text:p><text:s/>0.050 / 0.05</text:p>
          </table:table-cell>
          <table:table-cell/>
          <table:table-cell office:value-type="string" calcext:value-type="string">
            <text:p><text:s/>0.677 / 0.05</text:p>
          </table:table-cell>
          <table:table-cell office:value-type="string" calcext:value-type="string">
            <text:p><text:s/>0.424 / 0.05</text:p>
          </table:table-cell>
          <table:table-cell office:value-type="string" calcext:value-type="string">
            <text:p><text:s/>0.157 / 0.05</text:p>
          </table:table-cell>
          <table:table-cell office:value-type="string" calcext:value-type="string">
            <text:p><text:s/>0.053 / 0.05</text:p>
          </table:table-cell>
          <table:table-cell table:number-columns-repeated="3" office:value-type="string" calcext:value-type="string">
            <text:p><text:s/>0.050 / 0.05</text:p>
          </table:table-cell>
          <table:table-cell office:value-type="string" calcext:value-type="string">
            <text:p><text:s/>0.729 / 0.05</text:p>
          </table:table-cell>
          <table:table-cell office:value-type="string" calcext:value-type="string">
            <text:p><text:s/>0.540 / 0.05</text:p>
          </table:table-cell>
          <table:table-cell office:value-type="string" calcext:value-type="string">
            <text:p><text:s/>0.325 / 0.05</text:p>
          </table:table-cell>
          <table:table-cell office:value-type="string" calcext:value-type="string">
            <text:p><text:s/>0.115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051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773 / 0.05</text:p>
          </table:table-cell>
          <table:table-cell office:value-type="string" calcext:value-type="string">
            <text:p><text:s/>0.590 / 0.05</text:p>
          </table:table-cell>
          <table:table-cell office:value-type="string" calcext:value-type="string">
            <text:p><text:s/>0.427 / 0.05</text:p>
          </table:table-cell>
          <table:table-cell office:value-type="string" calcext:value-type="string">
            <text:p><text:s/>0.255 / 0.05</text:p>
          </table:table-cell>
          <table:table-cell office:value-type="string" calcext:value-type="string">
            <text:p><text:s/>0.078 / 0.05</text:p>
          </table:table-cell>
          <table:table-cell office:value-type="string" calcext:value-type="string">
            <text:p><text:s/>0.051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792 / 0.05</text:p>
          </table:table-cell>
          <table:table-cell office:value-type="string" calcext:value-type="string">
            <text:p><text:s/>0.605 / 0.05</text:p>
          </table:table-cell>
          <table:table-cell office:value-type="string" calcext:value-type="string">
            <text:p><text:s/>0.448 / 0.05</text:p>
          </table:table-cell>
          <table:table-cell office:value-type="string" calcext:value-type="string">
            <text:p><text:s/>0.281 / 0.05</text:p>
          </table:table-cell>
          <table:table-cell office:value-type="string" calcext:value-type="string">
            <text:p><text:s/>0.131 / 0.05</text:p>
          </table:table-cell>
          <table:table-cell table:number-columns-repeated="2" office:value-type="string" calcext:value-type="string">
            <text:p><text:s/>0.050 / 0.05</text:p>
          </table:table-cell>
          <table:table-cell office:value-type="string" calcext:value-type="string">
            <text:p><text:s/>0.809 / 0.05</text:p>
          </table:table-cell>
          <table:table-cell office:value-type="string" calcext:value-type="string">
            <text:p><text:s/>0.640 / 0.05</text:p>
          </table:table-cell>
          <table:table-cell office:value-type="string" calcext:value-type="string">
            <text:p><text:s/>0.489 / 0.05</text:p>
          </table:table-cell>
          <table:table-cell office:value-type="string" calcext:value-type="string">
            <text:p><text:s/>0.336 / 0.05</text:p>
          </table:table-cell>
          <table:table-cell office:value-type="string" calcext:value-type="string">
            <text:p><text:s/>0.163 / 0.05</text:p>
          </table:table-cell>
          <table:table-cell table:number-columns-repeated="2" office:value-type="string" calcext:value-type="string">
            <text:p><text:s/>0.050 / 0.05</text:p>
          </table:table-cell>
          <table:table-cell office:value-type="string" calcext:value-type="string">
            <text:p><text:s/>0.821 / 0.05</text:p>
          </table:table-cell>
          <table:table-cell office:value-type="string" calcext:value-type="string">
            <text:p><text:s/>0.660 / 0.05</text:p>
          </table:table-cell>
          <table:table-cell office:value-type="string" calcext:value-type="string">
            <text:p><text:s/>0.520 / 0.05</text:p>
          </table:table-cell>
          <table:table-cell office:value-type="string" calcext:value-type="string">
            <text:p><text:s/>0.355 / 0.05</text:p>
          </table:table-cell>
          <table:table-cell office:value-type="string" calcext:value-type="string">
            <text:p><text:s/>0.205 / 0.05</text:p>
          </table:table-cell>
          <table:table-cell office:value-type="string" calcext:value-type="string">
            <text:p><text:s/>0.052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828 / 0.05</text:p>
          </table:table-cell>
          <table:table-cell office:value-type="string" calcext:value-type="string">
            <text:p><text:s/>0.677 / 0.05</text:p>
          </table:table-cell>
          <table:table-cell office:value-type="string" calcext:value-type="string">
            <text:p><text:s/>0.539 / 0.05</text:p>
          </table:table-cell>
          <table:table-cell office:value-type="string" calcext:value-type="string">
            <text:p><text:s/>0.384 / 0.05</text:p>
          </table:table-cell>
          <table:table-cell office:value-type="string" calcext:value-type="string">
            <text:p><text:s/>0.242 / 0.05</text:p>
          </table:table-cell>
          <table:table-cell office:value-type="string" calcext:value-type="string">
            <text:p><text:s/>0.084 / 0.05</text:p>
          </table:table-cell>
          <table:table-cell office:value-type="string" calcext:value-type="string">
            <text:p><text:s/>0.050 / 0.05</text:p>
          </table:table-cell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0.053 / 0.024 deg / deg</text:p>
          </table:table-cell>
          <table:table-cell office:value-type="string" calcext:value-type="string">
            <text:p><text:s/>0.071 / 0.024 deg / deg</text:p>
          </table:table-cell>
          <table:table-cell office:value-type="string" calcext:value-type="string">
            <text:p><text:s/>0.077 / 0.024 deg / deg</text:p>
          </table:table-cell>
          <table:table-cell office:value-type="string" calcext:value-type="string">
            <text:p><text:s/>0.053 / 0.024 deg / deg</text:p>
          </table:table-cell>
          <table:table-cell table:number-columns-repeated="2" office:value-type="string" calcext:value-type="string">
            <text:p><text:s/>0.024 / 0.024 deg / deg</text:p>
          </table:table-cell>
          <table:table-cell/>
          <table:table-cell office:value-type="string" calcext:value-type="string">
            <text:p><text:s/>0.049 / 0.024 deg / deg</text:p>
          </table:table-cell>
          <table:table-cell office:value-type="string" calcext:value-type="string">
            <text:p><text:s/>0.063 / 0.024 deg / deg</text:p>
          </table:table-cell>
          <table:table-cell office:value-type="string" calcext:value-type="string">
            <text:p><text:s/>0.056 / 0.024 deg / deg</text:p>
          </table:table-cell>
          <table:table-cell office:value-type="string" calcext:value-type="string">
            <text:p><text:s/>0.062 / 0.024 deg / deg</text:p>
          </table:table-cell>
          <table:table-cell office:value-type="string" calcext:value-type="string">
            <text:p><text:s/>0.065 / 0.024 deg / deg</text:p>
          </table:table-cell>
          <table:table-cell office:value-type="string" calcext:value-type="string">
            <text:p><text:s/>0.052 / 0.024 deg / deg</text:p>
          </table:table-cell>
          <table:table-cell office:value-type="string" calcext:value-type="string">
            <text:p><text:s/>0.059 / 0.024 deg / deg</text:p>
          </table:table-cell>
          <table:table-cell office:value-type="string" calcext:value-type="string">
            <text:p><text:s/>0.047 / 0.024 deg / deg</text:p>
          </table:table-cell>
          <table:table-cell office:value-type="string" calcext:value-type="string">
            <text:p><text:s/>0.051 / 0.024 deg / deg</text:p>
          </table:table-cell>
          <table:table-cell office:value-type="string" calcext:value-type="string">
            <text:p><text:s/>0.058 / 0.024 deg / deg</text:p>
          </table:table-cell>
          <table:table-cell office:value-type="string" calcext:value-type="string">
            <text:p><text:s/>0.046 / 0.024 deg / deg</text:p>
          </table:table-cell>
          <table:table-cell office:value-type="string" calcext:value-type="string">
            <text:p><text:s/>0.044 / 0.024 deg / deg</text:p>
          </table:table-cell>
          <table:table-cell office:value-type="string" calcext:value-type="string">
            <text:p><text:s/>0.035 / 0.024 deg / deg</text:p>
          </table:table-cell>
          <table:table-cell office:value-type="string" calcext:value-type="string">
            <text:p><text:s/>0.031 / 0.024 deg / deg</text:p>
          </table:table-cell>
          <table:table-cell/>
          <table:table-cell office:value-type="string" calcext:value-type="string">
            <text:p><text:s/>0.049 / 0.024 deg / deg</text:p>
          </table:table-cell>
          <table:table-cell office:value-type="string" calcext:value-type="string">
            <text:p><text:s/>0.048 / 0.024 deg / deg</text:p>
          </table:table-cell>
          <table:table-cell office:value-type="string" calcext:value-type="string">
            <text:p><text:s/>0.039 / 0.024 deg / deg</text:p>
          </table:table-cell>
          <table:table-cell office:value-type="string" calcext:value-type="string">
            <text:p><text:s/>0.033 / 0.024 deg / deg</text:p>
          </table:table-cell>
          <table:table-cell office:value-type="string" calcext:value-type="string">
            <text:p><text:s/>0.025 / 0.024 deg / deg</text:p>
          </table:table-cell>
          <table:table-cell office:value-type="string" calcext:value-type="string">
            <text:p><text:s/>0.026 / 0.024 deg / deg</text:p>
          </table:table-cell>
          <table:table-cell office:value-type="string" calcext:value-type="string">
            <text:p><text:s/>Segment Gradient / Requirement</text:p>
          </table:table-cell>
          <table:table-cell office:value-type="string" calcext:value-type="string">
            <text:p><text:s/>0.041 / 0.024 deg / deg</text:p>
          </table:table-cell>
          <table:table-cell office:value-type="string" calcext:value-type="string">
            <text:p><text:s/>0.034 / 0.024 deg / deg</text:p>
          </table:table-cell>
          <table:table-cell office:value-type="string" calcext:value-type="string">
            <text:p><text:s/>0.031 / 0.024 deg / deg</text:p>
          </table:table-cell>
          <table:table-cell table:number-columns-repeated="3" office:value-type="string" calcext:value-type="string">
            <text:p><text:s/>0.024 / 0.024 deg / deg</text:p>
          </table:table-cell>
          <table:table-cell office:value-type="string" calcext:value-type="string">
            <text:p><text:s/>0.032 / 0.024 deg / deg</text:p>
          </table:table-cell>
          <table:table-cell office:value-type="string" calcext:value-type="string">
            <text:p><text:s/>0.043 / 0.024 deg / deg</text:p>
          </table:table-cell>
          <table:table-cell office:value-type="string" calcext:value-type="string">
            <text:p><text:s/>0.029 / 0.024 deg / deg</text:p>
          </table:table-cell>
          <table:table-cell table:number-columns-repeated="4" office:value-type="string" calcext:value-type="string">
            <text:p><text:s/>0.024 / 0.024 deg / deg</text:p>
          </table:table-cell>
          <table:table-cell office:value-type="string" calcext:value-type="string">
            <text:p><text:s/>0.027 / 0.024 deg / deg</text:p>
          </table:table-cell>
          <table:table-cell office:value-type="string" calcext:value-type="string">
            <text:p><text:s/>0.036 / 0.024 deg / deg</text:p>
          </table:table-cell>
          <table:table-cell table:number-columns-repeated="5" office:value-type="string" calcext:value-type="string">
            <text:p><text:s/>0.024 / 0.024 deg / deg</text:p>
          </table:table-cell>
          <table:table-cell office:value-type="string" calcext:value-type="string">
            <text:p><text:s/>0.031 / 0.024 deg / deg</text:p>
          </table:table-cell>
          <table:table-cell office:value-type="string" calcext:value-type="string">
            <text:p><text:s/>0.034 / 0.024 deg / deg</text:p>
          </table:table-cell>
          <table:table-cell office:value-type="string" calcext:value-type="string">
            <text:p><text:s/>0.026 / 0.024 deg / deg</text:p>
          </table:table-cell>
          <table:table-cell table:number-columns-repeated="4" office:value-type="string" calcext:value-type="string">
            <text:p><text:s/>0.024 / 0.024 deg / deg</text:p>
          </table:table-cell>
        </table:table-row>
        <table:table-row table:style-name="ro1">
          <table:table-cell office:value-type="string" calcext:value-type="string">
            <text:p>Takeoff Convergence</text:p>
          </table:table-cell>
          <table:table-cell office:value-type="string" calcext:value-type="string">
            <text:p>=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table:number-columns-repeated="3"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f Convergence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06" calcext:value-type="float">
            <text:p>0.0006</text:p>
          </table:table-cell>
          <table:table-cell office:value-type="float" office:value="-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-0.0003" calcext:value-type="float">
            <text:p>-0.0003</text:p>
          </table:table-cell>
          <table:table-cell office:value-type="string" calcext:value-type="string">
            <text:p>f Convergence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" calcext:value-type="float">
            <text:p>-0.0001</text:p>
          </table:table-cell>
        </table:table-row>
        <table:table-row table:style-name="ro1">
          <table:table-cell office:value-type="string" calcext:value-type="string">
            <text:p>Econ Throttle Max</text:p>
          </table:table-cell>
          <table:table-cell office:value-type="string" calcext:value-type="string">
            <text:p>=</text:p>
          </table:table-cell>
          <table:table-cell office:value-type="float" office:value="0.94" calcext:value-type="float">
            <text:p>0.94</text:p>
          </table:table-cell>
          <table:table-cell table:number-columns-repeated="4" office:value-type="float" office:value="0.95" calcext:value-type="float">
            <text:p>0.95</text:p>
          </table:table-cell>
          <table:table-cell office:value-type="float" office:value="0.72" calcext:value-type="float">
            <text:p>0.72</text:p>
          </table:table-cell>
          <table:table-cell/>
          <table:table-cell table:number-columns-repeated="14" office:value-type="float" office:value="0.95" calcext:value-type="float">
            <text:p>0.95</text:p>
          </table:table-cell>
          <table:table-cell/>
          <table:table-cell table:number-columns-repeated="6" office:value-type="float" office:value="0.95" calcext:value-type="float">
            <text:p>0.95</text:p>
          </table:table-cell>
          <table:table-cell office:value-type="string" calcext:value-type="string">
            <text:p>hrottle Max</text:p>
          </table:table-cell>
          <table:table-cell table:number-columns-repeated="19"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95" calcext:value-type="float">
            <text:p>0.95</text:p>
          </table:table-cell>
          <table:table-cell office:value-type="string" calcext:value-type="string">
            <text:p>hrottle Max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Flag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<text:s text:c="16"/>approach_req = 3*10**(-5) * mtow_guess + 128.45 # Knots</text:p>
          </table:table-cell>
          <table:table-cell table:number-columns-repeated="39"/>
        </table:table-row>
        <table:table-row table:style-name="ro1">
          <table:table-cell table:number-columns-repeated="58"/>
        </table:table-row>
        <table:table-row table:style-name="ro1">
          <table:table-cell/>
          <table:table-cell table:number-columns-repeated="2" office:value-type="float" office:value="129.7" calcext:value-type="float">
            <text:p>129.7</text:p>
          </table:table-cell>
          <table:table-cell office:value-type="float" office:value="4712" calcext:value-type="float">
            <text:p>4712</text:p>
          </table:table-cell>
          <table:table-cell office:value-type="float" office:value="5487" calcext:value-type="float">
            <text:p>5487</text:p>
          </table:table-cell>
          <table:table-cell table:number-columns-repeated="3"/>
          <table:table-cell office:value-type="string" calcext:value-type="string">
            <text:p>Pax <text:s/>Range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23"/>
        </table:table-row>
        <table:table-row table:style-name="ro1">
          <table:table-cell/>
          <table:table-cell table:number-columns-repeated="2" office:value-type="float" office:value="129.8" calcext:value-type="float">
            <text:p>129.8</text:p>
          </table:table-cell>
          <table:table-cell office:value-type="float" office:value="4201" calcext:value-type="float">
            <text:p>4201</text:p>
          </table:table-cell>
          <table:table-cell office:value-type="float" office:value="5759" calcext:value-type="float">
            <text:p>5759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style-name="ce1" table:formula="of:=[.C3]" office:value-type="string" office:string-value=" 40672  lbm" calcext:value-type="string">
            <text:p><text:s/>40672 <text:s/>lbm</text:p>
          </table:table-cell>
          <table:table-cell table:style-name="ce1" table:formula="of:=[.G3]" office:value-type="string" office:string-value=" 74425  lbm" calcext:value-type="string">
            <text:p><text:s/>74425 <text:s/>lbm</text:p>
          </table:table-cell>
          <table:table-cell table:style-name="ce1" table:formula="of:=[.N3]" office:value-type="string" office:string-value=" 129589  lbm" calcext:value-type="string">
            <text:p><text:s/>129589 <text:s/>lbm</text:p>
          </table:table-cell>
          <table:table-cell table:style-name="ce1" table:formula="of:=[.U3]" office:value-type="string" office:string-value=" 190058  lbm" calcext:value-type="string">
            <text:p><text:s/>190058 <text:s/>lbm</text:p>
          </table:table-cell>
          <table:table-cell table:style-name="ce3" table:formula="of:=[.AB3]" office:value-type="string" office:string-value=" 241467  lbm" calcext:value-type="string">
            <text:p><text:s/>241467 <text:s/>lbm</text:p>
          </table:table-cell>
          <table:table-cell table:style-name="ce3" table:formula="of:=[.AI3]" office:value-type="string" office:string-value=" 328223  lbm" calcext:value-type="string">
            <text:p><text:s/>328223 <text:s/>lbm</text:p>
          </table:table-cell>
          <table:table-cell table:style-name="ce3" table:formula="of:=[.AP3]" office:value-type="string" office:string-value=" 396436  lbm" calcext:value-type="string">
            <text:p><text:s/>396436 <text:s/>lbm</text:p>
          </table:table-cell>
          <table:table-cell table:style-name="ce3" table:formula="of:=[.AW3]" office:value-type="string" office:string-value=" 454808  lbm" calcext:value-type="string">
            <text:p><text:s/>454808 <text:s/>lbm</text:p>
          </table:table-cell>
          <table:table-cell office:value-type="float" office:value="1000" calcext:value-type="float">
            <text:p>1000</text:p>
          </table:table-cell>
          <table:table-cell table:style-name="ce11" table:formula="of:=0.046*[.J78]+3617" office:value-type="string" office:string-value="" calcext:value-type="error">
            <text:p>#VALUE!</text:p>
          </table:table-cell>
          <table:table-cell table:style-name="ce11" table:formula="of:=0.046*[.K78]+3617" office:value-type="string" office:string-value="" calcext:value-type="error">
            <text:p>#VALUE!</text:p>
          </table:table-cell>
          <table:table-cell table:style-name="ce11" table:formula="of:=0.0067*[.L78]+7400" office:value-type="string" office:string-value="" calcext:value-type="error">
            <text:p>#VALUE!</text:p>
          </table:table-cell>
          <table:table-cell table:style-name="ce11" table:formula="of:=0.0067*[.M78]+7400" office:value-type="string" office:string-value="" calcext:value-type="error">
            <text:p>#VALUE!</text:p>
          </table:table-cell>
          <table:table-cell table:style-name="ce11" table:formula="of:=0.0067*[.N78]+7400" office:value-type="string" office:string-value="" calcext:value-type="error">
            <text:p>#VALUE!</text:p>
          </table:table-cell>
          <table:table-cell table:style-name="ce11" table:formula="of:=0.0067*[.O78]+7400" office:value-type="string" office:string-value="" calcext:value-type="error">
            <text:p>#VALUE!</text:p>
          </table:table-cell>
          <table:table-cell table:style-name="ce11" table:formula="of:=0.0067*[.P78]+7400" office:value-type="string" office:string-value="" calcext:value-type="error">
            <text:p>#VALUE!</text:p>
          </table:table-cell>
          <table:table-cell table:style-name="ce11" table:formula="of:=0.0067*[.Q78]+7400" office:value-type="string" office:string-value="" calcext:value-type="error">
            <text:p>#VALUE!</text:p>
          </table:table-cell>
          <table:table-cell table:style-name="ce11"/>
          <table:table-cell table:style-name="ce12" table:formula="of:=3*10^-5*[.J78]+128.45" office:value-type="string" office:string-value="" calcext:value-type="error">
            <text:p>#VALUE!</text:p>
          </table:table-cell>
          <table:table-cell table:style-name="ce12" table:formula="of:=3*10^-5*[.K78]+128.45" office:value-type="string" office:string-value="" calcext:value-type="error">
            <text:p>#VALUE!</text:p>
          </table:table-cell>
          <table:table-cell table:style-name="ce12" table:formula="of:=3*10^-5*[.L78]+128.45" office:value-type="string" office:string-value="" calcext:value-type="error">
            <text:p>#VALUE!</text:p>
          </table:table-cell>
          <table:table-cell table:style-name="ce12" table:formula="of:=3*10^-5*[.M78]+128.45" office:value-type="string" office:string-value="" calcext:value-type="error">
            <text:p>#VALUE!</text:p>
          </table:table-cell>
          <table:table-cell table:style-name="ce12" table:formula="of:=3*10^-5*[.N78]+128.45" office:value-type="string" office:string-value="" calcext:value-type="error">
            <text:p>#VALUE!</text:p>
          </table:table-cell>
          <table:table-cell table:style-name="ce12" table:formula="of:=3*10^-5*[.O78]+128.45" office:value-type="string" office:string-value="" calcext:value-type="error">
            <text:p>#VALUE!</text:p>
          </table:table-cell>
          <table:table-cell table:style-name="ce12" table:formula="of:=3*10^-5*[.P78]+128.45" office:value-type="string" office:string-value="" calcext:value-type="error">
            <text:p>#VALUE!</text:p>
          </table:table-cell>
          <table:table-cell table:style-name="ce12" table:formula="of:=3*10^-5*[.Q78]+128.45" office:value-type="string" office:string-value="" calcext:value-type="error">
            <text:p>#VALUE!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29.8" calcext:value-type="float">
            <text:p>129.8</text:p>
          </table:table-cell>
          <table:table-cell office:value-type="float" office:value="130" calcext:value-type="float">
            <text:p>130</text:p>
          </table:table-cell>
          <table:table-cell office:value-type="float" office:value="5125" calcext:value-type="float">
            <text:p>5125</text:p>
          </table:table-cell>
          <table:table-cell office:value-type="float" office:value="6025" calcext:value-type="float">
            <text:p>602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style-name="ce1" table:formula="of:=[.D3]" office:value-type="string" office:string-value=" 47095  lbm" calcext:value-type="string">
            <text:p><text:s/>47095 <text:s/>lbm</text:p>
          </table:table-cell>
          <table:table-cell table:style-name="ce1" table:formula="of:=[.H3]" office:value-type="string" office:string-value=" 89080  lbm" calcext:value-type="string">
            <text:p><text:s/>89080 <text:s/>lbm</text:p>
          </table:table-cell>
          <table:table-cell table:style-name="ce1" table:formula="of:=[.O3]" office:value-type="string" office:string-value=" 146066  lbm" calcext:value-type="string">
            <text:p><text:s/>146066 <text:s/>lbm</text:p>
          </table:table-cell>
          <table:table-cell table:style-name="ce1" table:formula="of:=[.V3]" office:value-type="string" office:string-value=" 218407  lbm" calcext:value-type="string">
            <text:p><text:s/>218407 <text:s/>lbm</text:p>
          </table:table-cell>
          <table:table-cell table:style-name="ce3" table:formula="of:=[.AC3]" office:value-type="string" office:string-value=" 271440  lbm" calcext:value-type="string">
            <text:p><text:s/>271440 <text:s/>lbm</text:p>
          </table:table-cell>
          <table:table-cell table:style-name="ce3" table:formula="of:=[.AJ3]" office:value-type="string" office:string-value=" 370613  lbm" calcext:value-type="string">
            <text:p><text:s/>370613 <text:s/>lbm</text:p>
          </table:table-cell>
          <table:table-cell table:style-name="ce3" table:formula="of:=[.AQ3]" office:value-type="string" office:string-value=" 448078  lbm" calcext:value-type="string">
            <text:p><text:s/>448078 <text:s/>lbm</text:p>
          </table:table-cell>
          <table:table-cell table:style-name="ce3" table:formula="of:=[.AX3]" office:value-type="string" office:string-value=" 513775  lbm" calcext:value-type="string">
            <text:p><text:s/>513775 <text:s/>lbm</text:p>
          </table:table-cell>
          <table:table-cell office:value-type="float" office:value="2000" calcext:value-type="float">
            <text:p>2000</text:p>
          </table:table-cell>
          <table:table-cell table:style-name="ce11" table:formula="of:=0.046*[.J79]+3617" office:value-type="string" office:string-value="" calcext:value-type="error">
            <text:p>#VALUE!</text:p>
          </table:table-cell>
          <table:table-cell table:style-name="ce11" table:formula="of:=0.046*[.K79]+3617" office:value-type="string" office:string-value="" calcext:value-type="error">
            <text:p>#VALUE!</text:p>
          </table:table-cell>
          <table:table-cell table:style-name="ce11" table:formula="of:=0.0067*[.L79]+7400" office:value-type="string" office:string-value="" calcext:value-type="error">
            <text:p>#VALUE!</text:p>
          </table:table-cell>
          <table:table-cell table:style-name="ce11" table:formula="of:=0.0067*[.M79]+7400" office:value-type="string" office:string-value="" calcext:value-type="error">
            <text:p>#VALUE!</text:p>
          </table:table-cell>
          <table:table-cell table:style-name="ce11" table:formula="of:=0.0067*[.N79]+7400" office:value-type="string" office:string-value="" calcext:value-type="error">
            <text:p>#VALUE!</text:p>
          </table:table-cell>
          <table:table-cell table:style-name="ce11" table:formula="of:=0.0067*[.O79]+7400" office:value-type="string" office:string-value="" calcext:value-type="error">
            <text:p>#VALUE!</text:p>
          </table:table-cell>
          <table:table-cell table:style-name="ce11" table:formula="of:=0.0067*[.P79]+7400" office:value-type="string" office:string-value="" calcext:value-type="error">
            <text:p>#VALUE!</text:p>
          </table:table-cell>
          <table:table-cell table:style-name="ce11" table:formula="of:=0.0067*[.Q79]+7400" office:value-type="string" office:string-value="" calcext:value-type="error">
            <text:p>#VALUE!</text:p>
          </table:table-cell>
          <table:table-cell table:style-name="ce11"/>
          <table:table-cell table:style-name="ce12" table:formula="of:=3*10^-5*[.J79]+128.45" office:value-type="string" office:string-value="" calcext:value-type="error">
            <text:p>#VALUE!</text:p>
          </table:table-cell>
          <table:table-cell table:style-name="ce12" table:formula="of:=3*10^-5*[.K79]+128.45" office:value-type="string" office:string-value="" calcext:value-type="error">
            <text:p>#VALUE!</text:p>
          </table:table-cell>
          <table:table-cell table:style-name="ce12" table:formula="of:=3*10^-5*[.L79]+128.45" office:value-type="string" office:string-value="" calcext:value-type="error">
            <text:p>#VALUE!</text:p>
          </table:table-cell>
          <table:table-cell table:style-name="ce12" table:formula="of:=3*10^-5*[.M79]+128.45" office:value-type="string" office:string-value="" calcext:value-type="error">
            <text:p>#VALUE!</text:p>
          </table:table-cell>
          <table:table-cell table:style-name="ce12" table:formula="of:=3*10^-5*[.N79]+128.45" office:value-type="string" office:string-value="" calcext:value-type="error">
            <text:p>#VALUE!</text:p>
          </table:table-cell>
          <table:table-cell table:style-name="ce12" table:formula="of:=3*10^-5*[.O79]+128.45" office:value-type="string" office:string-value="" calcext:value-type="error">
            <text:p>#VALUE!</text:p>
          </table:table-cell>
          <table:table-cell table:style-name="ce12" table:formula="of:=3*10^-5*[.P79]+128.45" office:value-type="string" office:string-value="" calcext:value-type="error">
            <text:p>#VALUE!</text:p>
          </table:table-cell>
          <table:table-cell table:style-name="ce12" table:formula="of:=3*10^-5*[.Q79]+128.45" office:value-type="string" office:string-value="" calcext:value-type="error">
            <text:p>#VALUE!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23.8" calcext:value-type="float">
            <text:p>123.8</text:p>
          </table:table-cell>
          <table:table-cell office:value-type="float" office:value="130.6" calcext:value-type="float">
            <text:p>130.6</text:p>
          </table:table-cell>
          <table:table-cell office:value-type="float" office:value="4623" calcext:value-type="float">
            <text:p>4623</text:p>
          </table:table-cell>
          <table:table-cell office:value-type="float" office:value="6992" calcext:value-type="float">
            <text:p>699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table:style-name="ce1" table:formula="of:=[.E3]" office:value-type="string" office:string-value=" 52510  lbm" calcext:value-type="string">
            <text:p><text:s/>52510 <text:s/>lbm</text:p>
          </table:table-cell>
          <table:table-cell table:style-name="ce1" table:formula="of:=[.L3]" office:value-type="string" office:string-value=" 100054  lbm" calcext:value-type="string">
            <text:p><text:s/>100054 <text:s/>lbm</text:p>
          </table:table-cell>
          <table:table-cell table:style-name="ce1" table:formula="of:=[.P3]" office:value-type="string" office:string-value=" 175860  lbm" calcext:value-type="string">
            <text:p><text:s/>175860 <text:s/>lbm</text:p>
          </table:table-cell>
          <table:table-cell table:style-name="ce1" table:formula="of:=[.W3]" office:value-type="string" office:string-value=" 252877  lbm" calcext:value-type="string">
            <text:p><text:s/>252877 <text:s/>lbm</text:p>
          </table:table-cell>
          <table:table-cell table:style-name="ce3" table:formula="of:=[.AD3]" office:value-type="string" office:string-value=" 326686  lbm" calcext:value-type="string">
            <text:p><text:s/>326686 <text:s/>lbm</text:p>
          </table:table-cell>
          <table:table-cell table:style-name="ce3" table:formula="of:=[.AK3]" office:value-type="string" office:string-value=" 428590  lbm" calcext:value-type="string">
            <text:p><text:s/>428590 <text:s/>lbm</text:p>
          </table:table-cell>
          <table:table-cell table:style-name="ce3" table:formula="of:=[.AR3]" office:value-type="string" office:string-value=" 518523  lbm" calcext:value-type="string">
            <text:p><text:s/>518523 <text:s/>lbm</text:p>
          </table:table-cell>
          <table:table-cell table:style-name="ce3" table:formula="of:=[.AY3]" office:value-type="string" office:string-value=" 589397  lbm" calcext:value-type="string">
            <text:p><text:s/>589397 <text:s/>lbm</text:p>
          </table:table-cell>
          <table:table-cell office:value-type="float" office:value="3000" calcext:value-type="float">
            <text:p>3000</text:p>
          </table:table-cell>
          <table:table-cell table:style-name="ce11" table:formula="of:=0.046*[.J80]+3617" office:value-type="string" office:string-value="" calcext:value-type="error">
            <text:p>#VALUE!</text:p>
          </table:table-cell>
          <table:table-cell table:style-name="ce11" table:formula="of:=0.046*[.K80]+3617" office:value-type="string" office:string-value="" calcext:value-type="error">
            <text:p>#VALUE!</text:p>
          </table:table-cell>
          <table:table-cell table:style-name="ce11" table:formula="of:=0.0067*[.L80]+7400" office:value-type="string" office:string-value="" calcext:value-type="error">
            <text:p>#VALUE!</text:p>
          </table:table-cell>
          <table:table-cell table:style-name="ce11" table:formula="of:=0.0067*[.M80]+7400" office:value-type="string" office:string-value="" calcext:value-type="error">
            <text:p>#VALUE!</text:p>
          </table:table-cell>
          <table:table-cell table:style-name="ce11" table:formula="of:=0.0067*[.N80]+7400" office:value-type="string" office:string-value="" calcext:value-type="error">
            <text:p>#VALUE!</text:p>
          </table:table-cell>
          <table:table-cell table:style-name="ce11" table:formula="of:=0.0067*[.O80]+7400" office:value-type="string" office:string-value="" calcext:value-type="error">
            <text:p>#VALUE!</text:p>
          </table:table-cell>
          <table:table-cell table:style-name="ce11" table:formula="of:=0.0067*[.P80]+7400" office:value-type="string" office:string-value="" calcext:value-type="error">
            <text:p>#VALUE!</text:p>
          </table:table-cell>
          <table:table-cell table:style-name="ce11" table:formula="of:=0.0067*[.Q80]+7400" office:value-type="string" office:string-value="" calcext:value-type="error">
            <text:p>#VALUE!</text:p>
          </table:table-cell>
          <table:table-cell table:style-name="ce11"/>
          <table:table-cell table:style-name="ce12" table:formula="of:=3*10^-5*[.J80]+128.45" office:value-type="string" office:string-value="" calcext:value-type="error">
            <text:p>#VALUE!</text:p>
          </table:table-cell>
          <table:table-cell table:style-name="ce12" table:formula="of:=3*10^-5*[.K80]+128.45" office:value-type="string" office:string-value="" calcext:value-type="error">
            <text:p>#VALUE!</text:p>
          </table:table-cell>
          <table:table-cell table:style-name="ce12" table:formula="of:=3*10^-5*[.L80]+128.45" office:value-type="string" office:string-value="" calcext:value-type="error">
            <text:p>#VALUE!</text:p>
          </table:table-cell>
          <table:table-cell table:style-name="ce12" table:formula="of:=3*10^-5*[.M80]+128.45" office:value-type="string" office:string-value="" calcext:value-type="error">
            <text:p>#VALUE!</text:p>
          </table:table-cell>
          <table:table-cell table:style-name="ce12" table:formula="of:=3*10^-5*[.N80]+128.45" office:value-type="string" office:string-value="" calcext:value-type="error">
            <text:p>#VALUE!</text:p>
          </table:table-cell>
          <table:table-cell table:style-name="ce12" table:formula="of:=3*10^-5*[.O80]+128.45" office:value-type="string" office:string-value="" calcext:value-type="error">
            <text:p>#VALUE!</text:p>
          </table:table-cell>
          <table:table-cell table:style-name="ce12" table:formula="of:=3*10^-5*[.P80]+128.45" office:value-type="string" office:string-value="" calcext:value-type="error">
            <text:p>#VALUE!</text:p>
          </table:table-cell>
          <table:table-cell table:style-name="ce12" table:formula="of:=3*10^-5*[.Q80]+128.45" office:value-type="string" office:string-value="" calcext:value-type="error">
            <text:p>#VALUE!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15.6" calcext:value-type="float">
            <text:p>115.6</text:p>
          </table:table-cell>
          <table:table-cell office:value-type="float" office:value="130.7" calcext:value-type="float">
            <text:p>130.7</text:p>
          </table:table-cell>
          <table:table-cell office:value-type="float" office:value="5940" calcext:value-type="float">
            <text:p>5940</text:p>
          </table:table-cell>
          <table:table-cell office:value-type="float" office:value="7042" calcext:value-type="float">
            <text:p>70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table:style-name="ce1" table:formula="of:=[.C3]" office:value-type="string" office:string-value=" 40672  lbm" calcext:value-type="string">
            <text:p><text:s/>40672 <text:s/>lbm</text:p>
          </table:table-cell>
          <table:table-cell table:style-name="ce1" table:formula="of:=[.J3]" office:value-type="string" office:string-value=" 79360  lbm" calcext:value-type="string">
            <text:p><text:s/>79360 <text:s/>lbm</text:p>
          </table:table-cell>
          <table:table-cell table:style-name="ce1" table:formula="of:=[.Q3]" office:value-type="string" office:string-value=" 120250  lbm" calcext:value-type="string">
            <text:p><text:s/>120250 <text:s/>lbm</text:p>
          </table:table-cell>
          <table:table-cell table:style-name="ce1" table:formula="of:=[.X3]" office:value-type="string" office:string-value=" 159104  lbm" calcext:value-type="string">
            <text:p><text:s/>159104 <text:s/>lbm</text:p>
          </table:table-cell>
          <table:table-cell table:style-name="ce3" table:formula="of:=[.AE3]" office:value-type="string" office:string-value=" 208232  lbm" calcext:value-type="string">
            <text:p><text:s/>208232 <text:s/>lbm</text:p>
          </table:table-cell>
          <table:table-cell table:style-name="ce3" table:formula="of:=[.AL3]" office:value-type="string" office:string-value=" 252400  lbm" calcext:value-type="string">
            <text:p><text:s/>252400 <text:s/>lbm</text:p>
          </table:table-cell>
          <table:table-cell table:style-name="ce3" table:formula="of:=[.AS3]" office:value-type="string" office:string-value=" 292630  lbm" calcext:value-type="string">
            <text:p><text:s/>292630 <text:s/>lbm</text:p>
          </table:table-cell>
          <table:table-cell table:style-name="ce3" table:formula="of:=[.AZ3]" office:value-type="string" office:string-value=" 339538  lbm" calcext:value-type="string">
            <text:p><text:s/>339538 <text:s/>lbm</text:p>
          </table:table-cell>
          <table:table-cell office:value-type="float" office:value="4000" calcext:value-type="float">
            <text:p>4000</text:p>
          </table:table-cell>
          <table:table-cell table:style-name="ce11" table:formula="of:=0.046*[.J81]+3617" office:value-type="string" office:string-value="" calcext:value-type="error">
            <text:p>#VALUE!</text:p>
          </table:table-cell>
          <table:table-cell table:style-name="ce11" table:formula="of:=0.0067*[.K81]+7400" office:value-type="string" office:string-value="" calcext:value-type="error">
            <text:p>#VALUE!</text:p>
          </table:table-cell>
          <table:table-cell table:style-name="ce11" table:formula="of:=0.0067*[.L81]+7400" office:value-type="string" office:string-value="" calcext:value-type="error">
            <text:p>#VALUE!</text:p>
          </table:table-cell>
          <table:table-cell table:style-name="ce11" table:formula="of:=0.0067*[.M81]+7400" office:value-type="string" office:string-value="" calcext:value-type="error">
            <text:p>#VALUE!</text:p>
          </table:table-cell>
          <table:table-cell table:style-name="ce11" table:formula="of:=0.0067*[.N81]+7400" office:value-type="string" office:string-value="" calcext:value-type="error">
            <text:p>#VALUE!</text:p>
          </table:table-cell>
          <table:table-cell table:style-name="ce11" table:formula="of:=0.0067*[.O81]+7400" office:value-type="string" office:string-value="" calcext:value-type="error">
            <text:p>#VALUE!</text:p>
          </table:table-cell>
          <table:table-cell table:style-name="ce11" table:formula="of:=0.0067*[.P81]+7400" office:value-type="string" office:string-value="" calcext:value-type="error">
            <text:p>#VALUE!</text:p>
          </table:table-cell>
          <table:table-cell table:style-name="ce11" table:formula="of:=0.0067*[.Q81]+7400" office:value-type="string" office:string-value="" calcext:value-type="error">
            <text:p>#VALUE!</text:p>
          </table:table-cell>
          <table:table-cell table:style-name="ce11"/>
          <table:table-cell table:style-name="ce12" table:formula="of:=3*10^-5*[.J81]+128.45" office:value-type="string" office:string-value="" calcext:value-type="error">
            <text:p>#VALUE!</text:p>
          </table:table-cell>
          <table:table-cell table:style-name="ce12" table:formula="of:=3*10^-5*[.K81]+128.45" office:value-type="string" office:string-value="" calcext:value-type="error">
            <text:p>#VALUE!</text:p>
          </table:table-cell>
          <table:table-cell table:style-name="ce12" table:formula="of:=3*10^-5*[.L81]+128.45" office:value-type="string" office:string-value="" calcext:value-type="error">
            <text:p>#VALUE!</text:p>
          </table:table-cell>
          <table:table-cell table:style-name="ce12" table:formula="of:=3*10^-5*[.M81]+128.45" office:value-type="string" office:string-value="" calcext:value-type="error">
            <text:p>#VALUE!</text:p>
          </table:table-cell>
          <table:table-cell table:style-name="ce12" table:formula="of:=3*10^-5*[.N81]+128.45" office:value-type="string" office:string-value="" calcext:value-type="error">
            <text:p>#VALUE!</text:p>
          </table:table-cell>
          <table:table-cell table:style-name="ce12" table:formula="of:=3*10^-5*[.O81]+128.45" office:value-type="string" office:string-value="" calcext:value-type="error">
            <text:p>#VALUE!</text:p>
          </table:table-cell>
          <table:table-cell table:style-name="ce12" table:formula="of:=3*10^-5*[.P81]+128.45" office:value-type="string" office:string-value="" calcext:value-type="error">
            <text:p>#VALUE!</text:p>
          </table:table-cell>
          <table:table-cell table:style-name="ce12" table:formula="of:=3*10^-5*[.Q81]+128.45" office:value-type="string" office:string-value="" calcext:value-type="error">
            <text:p>#VALUE!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float" office:value="5000" calcext:value-type="float">
            <text:p>5000</text:p>
          </table:table-cell>
          <table:table-cell table:style-name="ce6" table:formula="of:=[.D3]" office:value-type="string" office:string-value=" 47095  lbm" calcext:value-type="string">
            <text:p><text:s/>47095 <text:s/>lbm</text:p>
          </table:table-cell>
          <table:table-cell office:value-type="float" office:value="125715" calcext:value-type="float">
            <text:p>125715</text:p>
          </table:table-cell>
          <table:table-cell office:value-type="float" office:value="186000" calcext:value-type="float">
            <text:p>186000</text:p>
          </table:table-cell>
          <table:table-cell office:value-type="float" office:value="241800" calcext:value-type="float">
            <text:p>241800</text:p>
          </table:table-cell>
          <table:table-cell office:value-type="float" office:value="327100" calcext:value-type="float">
            <text:p>327100</text:p>
          </table:table-cell>
          <table:table-cell office:value-type="float" office:value="395600" calcext:value-type="float">
            <text:p>395600</text:p>
          </table:table-cell>
          <table:table-cell office:value-type="float" office:value="449252" calcext:value-type="float">
            <text:p>449252</text:p>
          </table:table-cell>
          <table:table-cell office:value-type="float" office:value="531366" calcext:value-type="float">
            <text:p>531366</text:p>
          </table:table-cell>
          <table:table-cell office:value-type="float" office:value="5000" calcext:value-type="float">
            <text:p>5000</text:p>
          </table:table-cell>
          <table:table-cell table:style-name="ce11" table:formula="of:=0.046*[.J82]+3617" office:value-type="string" office:string-value="" calcext:value-type="error">
            <text:p>#VALUE!</text:p>
          </table:table-cell>
          <table:table-cell table:style-name="ce11" table:formula="of:=0.0067*[.K82]+7400" office:value-type="float" office:value="8242.2905" calcext:value-type="float">
            <text:p>8242</text:p>
          </table:table-cell>
          <table:table-cell table:style-name="ce11" table:formula="of:=0.0067*[.L82]+7400" office:value-type="float" office:value="8646.2" calcext:value-type="float">
            <text:p>8646</text:p>
          </table:table-cell>
          <table:table-cell table:style-name="ce11" table:formula="of:=0.0067*[.M82]+7400" office:value-type="float" office:value="9020.06" calcext:value-type="float">
            <text:p>9020</text:p>
          </table:table-cell>
          <table:table-cell table:style-name="ce11" table:formula="of:=0.0067*[.N82]+7400" office:value-type="float" office:value="9591.57" calcext:value-type="float">
            <text:p>9592</text:p>
          </table:table-cell>
          <table:table-cell table:style-name="ce11" table:formula="of:=0.0067*[.O82]+7400" office:value-type="float" office:value="10050.52" calcext:value-type="float">
            <text:p>10051</text:p>
          </table:table-cell>
          <table:table-cell table:style-name="ce11" table:formula="of:=0.0067*[.P82]+7400" office:value-type="float" office:value="10409.9884" calcext:value-type="float">
            <text:p>10410</text:p>
          </table:table-cell>
          <table:table-cell table:style-name="ce11" table:formula="of:=0.0067*[.Q82]+7400" office:value-type="float" office:value="10960.1522" calcext:value-type="float">
            <text:p>10960</text:p>
          </table:table-cell>
          <table:table-cell table:style-name="ce11"/>
          <table:table-cell table:style-name="ce12" table:formula="of:=3*10^-5*[.J82]+128.45" office:value-type="string" office:string-value="" calcext:value-type="error">
            <text:p>#VALUE!</text:p>
          </table:table-cell>
          <table:table-cell table:style-name="ce12" table:formula="of:=3*10^-5*[.K82]+128.45" office:value-type="float" office:value="132.22145" calcext:value-type="float">
            <text:p>132.22</text:p>
          </table:table-cell>
          <table:table-cell table:style-name="ce12" table:formula="of:=3*10^-5*[.L82]+128.45" office:value-type="float" office:value="134.03" calcext:value-type="float">
            <text:p>134.03</text:p>
          </table:table-cell>
          <table:table-cell table:style-name="ce12" table:formula="of:=3*10^-5*[.M82]+128.45" office:value-type="float" office:value="135.704" calcext:value-type="float">
            <text:p>135.70</text:p>
          </table:table-cell>
          <table:table-cell table:style-name="ce12" table:formula="of:=3*10^-5*[.N82]+128.45" office:value-type="float" office:value="138.263" calcext:value-type="float">
            <text:p>138.26</text:p>
          </table:table-cell>
          <table:table-cell table:style-name="ce12" table:formula="of:=3*10^-5*[.O82]+128.45" office:value-type="float" office:value="140.318" calcext:value-type="float">
            <text:p>140.32</text:p>
          </table:table-cell>
          <table:table-cell table:style-name="ce12" table:formula="of:=3*10^-5*[.P82]+128.45" office:value-type="float" office:value="141.92756" calcext:value-type="float">
            <text:p>141.93</text:p>
          </table:table-cell>
          <table:table-cell table:style-name="ce12" table:formula="of:=3*10^-5*[.Q82]+128.45" office:value-type="float" office:value="144.39098" calcext:value-type="float">
            <text:p>144.39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float" office:value="6000" calcext:value-type="float">
            <text:p>6000</text:p>
          </table:table-cell>
          <table:table-cell office:value-type="float" office:value="89058" calcext:value-type="float">
            <text:p>89058</text:p>
          </table:table-cell>
          <table:table-cell office:value-type="float" office:value="144072" calcext:value-type="float">
            <text:p>144072</text:p>
          </table:table-cell>
          <table:table-cell table:formula="of:=0.0022753*[.I83]^2+3.78*[.I83]+115116" office:value-type="float" office:value="219706.8" calcext:value-type="float">
            <text:p>219706.8</text:p>
          </table:table-cell>
          <table:table-cell table:formula="of:=0.00272*[.I83]^2+5.49141*[.I83]+153222" office:value-type="float" office:value="284090.46" calcext:value-type="float">
            <text:p>284090.46</text:p>
          </table:table-cell>
          <table:table-cell table:formula="of:=32.044*[.I83]+170074" office:value-type="float" office:value="362338" calcext:value-type="float">
            <text:p>362338</text:p>
          </table:table-cell>
          <table:table-cell table:formula="of:=0.001*[.I83]^2+30.0665*[.I83]+221500" office:value-type="float" office:value="437899" calcext:value-type="float">
            <text:p>437899</text:p>
          </table:table-cell>
          <table:table-cell table:formula="of:=0.001*[.I83]^2+36.25*[.I83]+252361" office:value-type="float" office:value="505861" calcext:value-type="float">
            <text:p>505861</text:p>
          </table:table-cell>
          <table:table-cell table:formula="of:=0.0026*[.I83]^2+32.377*[.I83]+303137" office:value-type="float" office:value="590999" calcext:value-type="float">
            <text:p>590999</text:p>
          </table:table-cell>
          <table:table-cell office:value-type="float" office:value="6000" calcext:value-type="float">
            <text:p>6000</text:p>
          </table:table-cell>
          <table:table-cell table:style-name="ce11" table:formula="of:=0.046*[.J83]+3617" office:value-type="float" office:value="7713.668" calcext:value-type="float">
            <text:p>7714</text:p>
          </table:table-cell>
          <table:table-cell table:style-name="ce11" table:formula="of:=0.0067*[.K83]+7400" office:value-type="float" office:value="8365.2824" calcext:value-type="float">
            <text:p>8365</text:p>
          </table:table-cell>
          <table:table-cell table:style-name="ce11" table:formula="of:=0.0067*[.L83]+7400" office:value-type="float" office:value="8872.03556" calcext:value-type="float">
            <text:p>8872</text:p>
          </table:table-cell>
          <table:table-cell table:style-name="ce11" table:formula="of:=0.0067*[.M83]+7400" office:value-type="float" office:value="9303.406082" calcext:value-type="float">
            <text:p>9303</text:p>
          </table:table-cell>
          <table:table-cell table:style-name="ce11" table:formula="of:=0.0067*[.N83]+7400" office:value-type="float" office:value="9827.6646" calcext:value-type="float">
            <text:p>9828</text:p>
          </table:table-cell>
          <table:table-cell table:style-name="ce11" table:formula="of:=0.0067*[.O83]+7400" office:value-type="float" office:value="10333.9233" calcext:value-type="float">
            <text:p>10334</text:p>
          </table:table-cell>
          <table:table-cell table:style-name="ce11" table:formula="of:=0.0067*[.P83]+7400" office:value-type="float" office:value="10789.2687" calcext:value-type="float">
            <text:p>10789</text:p>
          </table:table-cell>
          <table:table-cell table:style-name="ce11" table:formula="of:=0.0067*[.Q83]+7400" office:value-type="float" office:value="11359.6933" calcext:value-type="float">
            <text:p>11360</text:p>
          </table:table-cell>
          <table:table-cell table:style-name="ce11"/>
          <table:table-cell table:style-name="ce12" table:formula="of:=3*10^-5*[.J83]+128.45" office:value-type="float" office:value="131.12174" calcext:value-type="float">
            <text:p>131.12</text:p>
          </table:table-cell>
          <table:table-cell table:style-name="ce12" table:formula="of:=3*10^-5*[.K83]+128.45" office:value-type="float" office:value="132.77216" calcext:value-type="float">
            <text:p>132.77</text:p>
          </table:table-cell>
          <table:table-cell table:style-name="ce12" table:formula="of:=3*10^-5*[.L83]+128.45" office:value-type="float" office:value="135.041204" calcext:value-type="float">
            <text:p>135.04</text:p>
          </table:table-cell>
          <table:table-cell table:style-name="ce12" table:formula="of:=3*10^-5*[.M83]+128.45" office:value-type="float" office:value="136.9727138" calcext:value-type="float">
            <text:p>136.97</text:p>
          </table:table-cell>
          <table:table-cell table:style-name="ce12" table:formula="of:=3*10^-5*[.N83]+128.45" office:value-type="float" office:value="139.32014" calcext:value-type="float">
            <text:p>139.32</text:p>
          </table:table-cell>
          <table:table-cell table:style-name="ce12" table:formula="of:=3*10^-5*[.O83]+128.45" office:value-type="float" office:value="141.58697" calcext:value-type="float">
            <text:p>141.59</text:p>
          </table:table-cell>
          <table:table-cell table:style-name="ce12" table:formula="of:=3*10^-5*[.P83]+128.45" office:value-type="float" office:value="143.62583" calcext:value-type="float">
            <text:p>143.63</text:p>
          </table:table-cell>
          <table:table-cell table:style-name="ce12" table:formula="of:=3*10^-5*[.Q83]+128.45" office:value-type="float" office:value="146.17997" calcext:value-type="float">
            <text:p>146.18</text:p>
          </table:table-cell>
          <table:table-cell table:number-columns-repeated="23"/>
        </table:table-row>
        <table:table-row table:style-name="ro1">
          <table:table-cell/>
          <table:table-cell table:number-columns-repeated="2" office:value-type="float" office:value="130.8" calcext:value-type="float">
            <text:p>130.8</text:p>
          </table:table-cell>
          <table:table-cell office:value-type="float" office:value="5445" calcext:value-type="float">
            <text:p>5445</text:p>
          </table:table-cell>
          <table:table-cell office:value-type="float" office:value="7266" calcext:value-type="float">
            <text:p>7266</text:p>
          </table:table-cell>
          <table:table-cell table:number-columns-repeated="3"/>
          <table:table-cell office:value-type="float" office:value="7000" calcext:value-type="float">
            <text:p>7000</text:p>
          </table:table-cell>
          <table:table-cell table:style-name="ce6" table:formula="of:=0.001589*[.I84]^2-1.902*[.I84]+42121" office:value-type="float" office:value="106668" calcext:value-type="float">
            <text:p>106668</text:p>
          </table:table-cell>
          <table:table-cell table:formula="of:=0.001102*[.I84]^2+5.013*[.I84]+73513" office:value-type="float" office:value="162602" calcext:value-type="float">
            <text:p>162602</text:p>
          </table:table-cell>
          <table:table-cell office:value-type="float" office:value="255000" calcext:value-type="float">
            <text:p>255000</text:p>
          </table:table-cell>
          <table:table-cell office:value-type="float" office:value="327490" calcext:value-type="float">
            <text:p>327490</text:p>
          </table:table-cell>
          <table:table-cell table:formula="of:=32.044*[.I84]+170074" office:value-type="float" office:value="394382" calcext:value-type="float">
            <text:p>394382</text:p>
          </table:table-cell>
          <table:table-cell table:formula="of:=0.001*[.I84]^2+30.0665*[.I84]+221500" office:value-type="float" office:value="480965.5" calcext:value-type="float">
            <text:p>480965.5</text:p>
          </table:table-cell>
          <table:table-cell table:formula="of:=0.001*[.I84]^2+36.25*[.I84]+252361" office:value-type="float" office:value="555111" calcext:value-type="float">
            <text:p>555111</text:p>
          </table:table-cell>
          <table:table-cell table:formula="of:=0.0026*[.I84]^2+32.377*[.I84]+303137" office:value-type="float" office:value="657176" calcext:value-type="float">
            <text:p>657176</text:p>
          </table:table-cell>
          <table:table-cell office:value-type="float" office:value="7000" calcext:value-type="float">
            <text:p>7000</text:p>
          </table:table-cell>
          <table:table-cell table:style-name="ce11" table:formula="of:=0.0067*[.J84]+7400" office:value-type="float" office:value="8114.6756" calcext:value-type="float">
            <text:p>8115</text:p>
          </table:table-cell>
          <table:table-cell table:style-name="ce11" table:formula="of:=0.0067*[.K84]+7400" office:value-type="float" office:value="8489.4334" calcext:value-type="float">
            <text:p>8489</text:p>
          </table:table-cell>
          <table:table-cell table:style-name="ce11" table:formula="of:=0.0067*[.L84]+7400" office:value-type="float" office:value="9108.5" calcext:value-type="float">
            <text:p>9109</text:p>
          </table:table-cell>
          <table:table-cell table:style-name="ce11" table:formula="of:=0.0067*[.M84]+7400" office:value-type="float" office:value="9594.183" calcext:value-type="float">
            <text:p>9594</text:p>
          </table:table-cell>
          <table:table-cell table:style-name="ce11" table:formula="of:=0.0067*[.N84]+7400" office:value-type="float" office:value="10042.3594" calcext:value-type="float">
            <text:p>10042</text:p>
          </table:table-cell>
          <table:table-cell table:style-name="ce11" table:formula="of:=0.0067*[.O84]+7400" office:value-type="float" office:value="10622.46885" calcext:value-type="float">
            <text:p>10622</text:p>
          </table:table-cell>
          <table:table-cell table:style-name="ce11" table:formula="of:=0.0067*[.P84]+7400" office:value-type="float" office:value="11119.2437" calcext:value-type="float">
            <text:p>11119</text:p>
          </table:table-cell>
          <table:table-cell table:style-name="ce11" table:formula="of:=0.0067*[.Q84]+7400" office:value-type="float" office:value="11803.0792" calcext:value-type="float">
            <text:p>11803</text:p>
          </table:table-cell>
          <table:table-cell table:style-name="ce11"/>
          <table:table-cell table:style-name="ce12" table:formula="of:=3*10^-5*[.J84]+128.45" office:value-type="float" office:value="131.65004" calcext:value-type="float">
            <text:p>131.65</text:p>
          </table:table-cell>
          <table:table-cell table:style-name="ce12" table:formula="of:=3*10^-5*[.K84]+128.45" office:value-type="float" office:value="133.32806" calcext:value-type="float">
            <text:p>133.33</text:p>
          </table:table-cell>
          <table:table-cell table:style-name="ce12" table:formula="of:=3*10^-5*[.L84]+128.45" office:value-type="float" office:value="136.1" calcext:value-type="float">
            <text:p>136.10</text:p>
          </table:table-cell>
          <table:table-cell table:style-name="ce12" table:formula="of:=3*10^-5*[.M84]+128.45" office:value-type="float" office:value="138.2747" calcext:value-type="float">
            <text:p>138.27</text:p>
          </table:table-cell>
          <table:table-cell table:style-name="ce12" table:formula="of:=3*10^-5*[.N84]+128.45" office:value-type="float" office:value="140.28146" calcext:value-type="float">
            <text:p>140.28</text:p>
          </table:table-cell>
          <table:table-cell table:style-name="ce12" table:formula="of:=3*10^-5*[.O84]+128.45" office:value-type="float" office:value="142.878965" calcext:value-type="float">
            <text:p>142.88</text:p>
          </table:table-cell>
          <table:table-cell table:style-name="ce12" table:formula="of:=3*10^-5*[.P84]+128.45" office:value-type="float" office:value="145.10333" calcext:value-type="float">
            <text:p>145.10</text:p>
          </table:table-cell>
          <table:table-cell table:style-name="ce12" table:formula="of:=3*10^-5*[.Q84]+128.45" office:value-type="float" office:value="148.16528" calcext:value-type="float">
            <text:p>148.17</text:p>
          </table:table-cell>
          <table:table-cell table:number-columns-repeated="23"/>
        </table:table-row>
        <table:table-row table:style-name="ro1">
          <table:table-cell/>
          <table:table-cell table:number-columns-repeated="2" office:value-type="float" office:value="132.2" calcext:value-type="float">
            <text:p>132.2</text:p>
          </table:table-cell>
          <table:table-cell office:value-type="float" office:value="4969" calcext:value-type="float">
            <text:p>4969</text:p>
          </table:table-cell>
          <table:table-cell office:value-type="float" office:value="8244" calcext:value-type="float">
            <text:p>8244</text:p>
          </table:table-cell>
          <table:table-cell table:number-columns-repeated="7"/>
          <table:table-cell office:value-type="float" office:value="327490" calcext:value-type="float">
            <text:p>327490</text:p>
          </table:table-cell>
          <table:table-cell table:number-columns-repeated="45"/>
        </table:table-row>
        <table:table-row table:style-name="ro1">
          <table:table-cell/>
          <table:table-cell table:number-columns-repeated="2" office:value-type="float" office:value="131.4" calcext:value-type="float">
            <text:p>131.4</text:p>
          </table:table-cell>
          <table:table-cell office:value-type="float" office:value="5401" calcext:value-type="float">
            <text:p>5401</text:p>
          </table:table-cell>
          <table:table-cell office:value-type="float" office:value="8219" calcext:value-type="float">
            <text:p>8219</text:p>
          </table:table-cell>
          <table:table-cell table:number-columns-repeated="53"/>
        </table:table-row>
        <table:table-row table:style-name="ro1">
          <table:table-cell/>
          <table:table-cell table:number-columns-repeated="2" office:value-type="float" office:value="131.7" calcext:value-type="float">
            <text:p>131.7</text:p>
          </table:table-cell>
          <table:table-cell office:value-type="float" office:value="6025" calcext:value-type="float">
            <text:p>6025</text:p>
          </table:table-cell>
          <table:table-cell office:value-type="float" office:value="8133" calcext:value-type="float">
            <text:p>8133</text:p>
          </table:table-cell>
          <table:table-cell table:number-columns-repeated="53"/>
        </table:table-row>
        <table:table-row table:style-name="ro1">
          <table:table-cell table:number-columns-repeated="58"/>
        </table:table-row>
        <table:table-row table:style-name="ro1">
          <table:table-cell/>
          <table:table-cell office:value-type="float" office:value="123.1" calcext:value-type="float">
            <text:p>123.1</text:p>
          </table:table-cell>
          <table:table-cell office:value-type="float" office:value="133.7" calcext:value-type="float">
            <text:p>133.7</text:p>
          </table:table-cell>
          <table:table-cell office:value-type="float" office:value="4854" calcext:value-type="float">
            <text:p>4854</text:p>
          </table:table-cell>
          <table:table-cell office:value-type="float" office:value="8581" calcext:value-type="float">
            <text:p>8581</text:p>
          </table:table-cell>
          <table:table-cell table:number-columns-repeated="53"/>
        </table:table-row>
        <table:table-row table:style-name="ro1">
          <table:table-cell table:number-columns-repeated="58"/>
        </table:table-row>
        <table:table-row table:style-name="ro1">
          <table:table-cell/>
          <table:table-cell table:number-columns-repeated="2" office:value-type="float" office:value="132" calcext:value-type="float">
            <text:p>132</text:p>
          </table:table-cell>
          <table:table-cell office:value-type="float" office:value="6937" calcext:value-type="float">
            <text:p>6937</text:p>
          </table:table-cell>
          <table:table-cell office:value-type="float" office:value="8190" calcext:value-type="float">
            <text:p>8190</text:p>
          </table:table-cell>
          <table:table-cell table:number-columns-repeated="3"/>
          <table:table-cell office:value-type="string" calcext:value-type="string">
            <text:p>Pax <text:s/>Range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MTOW</text:p>
          </table:table-cell>
          <table:table-cell/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132.5" calcext:value-type="float">
            <text:p>132.5</text:p>
          </table:table-cell>
          <table:table-cell office:value-type="float" office:value="4823" calcext:value-type="float">
            <text:p>4823</text:p>
          </table:table-cell>
          <table:table-cell office:value-type="float" office:value="8318" calcext:value-type="float">
            <text:p>831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style-name="ce2" table:formula="of:=[.C17]" office:value-type="string" office:string-value=" 392  sqft" calcext:value-type="string">
            <text:p><text:s/>392 <text:s/>sqft</text:p>
          </table:table-cell>
          <table:table-cell table:style-name="ce2" table:formula="of:=[.G17]" office:value-type="string" office:string-value=" 857  sqft" calcext:value-type="string">
            <text:p><text:s/>857 <text:s/>sqft</text:p>
          </table:table-cell>
          <table:table-cell table:style-name="ce2" table:formula="of:=[.N17]" office:value-type="string" office:string-value=" 1260  sqft" calcext:value-type="string">
            <text:p><text:s/>1260 <text:s/>sqft</text:p>
          </table:table-cell>
          <table:table-cell table:style-name="ce2" table:formula="of:=[.U17]" office:value-type="string" office:string-value=" 1573  sqft" calcext:value-type="string">
            <text:p><text:s/>1573 <text:s/>sqft</text:p>
          </table:table-cell>
          <table:table-cell table:style-name="ce4" table:formula="of:=[.AB17]" office:value-type="string" office:string-value=" 1834  sqft" calcext:value-type="string">
            <text:p><text:s/>1834 <text:s/>sqft</text:p>
          </table:table-cell>
          <table:table-cell table:style-name="ce4" table:formula="of:=[.AI17]" office:value-type="string" office:string-value=" 2422  sqft" calcext:value-type="string">
            <text:p><text:s/>2422 <text:s/>sqft</text:p>
          </table:table-cell>
          <table:table-cell table:style-name="ce4" table:formula="of:=[.AP17]" office:value-type="string" office:string-value=" 2839  sqft" calcext:value-type="string">
            <text:p><text:s/>2839 <text:s/>sqft</text:p>
          </table:table-cell>
          <table:table-cell table:style-name="ce4" table:formula="of:=[.AW17]" office:value-type="string" office:string-value=" 3150  sqft" calcext:value-type="string">
            <text:p><text:s/>3150 <text:s/>sqft</text:p>
          </table:table-cell>
          <table:table-cell table:number-columns-repeated="2"/>
          <table:table-cell office:value-type="string" calcext:value-type="string">
            <text:p>MLW</text:p>
          </table:table-cell>
          <table:table-cell/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33.1" calcext:value-type="float">
            <text:p>133.1</text:p>
          </table:table-cell>
          <table:table-cell office:value-type="float" office:value="132.9" calcext:value-type="float">
            <text:p>132.9</text:p>
          </table:table-cell>
          <table:table-cell office:value-type="float" office:value="5378" calcext:value-type="float">
            <text:p>5378</text:p>
          </table:table-cell>
          <table:table-cell office:value-type="float" office:value="8407" calcext:value-type="float">
            <text:p>8407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style-name="ce2" table:formula="of:=[.D17]" office:value-type="string" office:string-value=" 459  sqft" calcext:value-type="string">
            <text:p><text:s/>459 <text:s/>sqft</text:p>
          </table:table-cell>
          <table:table-cell table:style-name="ce2" table:formula="of:=[.H17]" office:value-type="string" office:string-value=" 990  sqft" calcext:value-type="string">
            <text:p><text:s/>990 <text:s/>sqft</text:p>
          </table:table-cell>
          <table:table-cell table:style-name="ce2" table:formula="of:=[.O17]" office:value-type="string" office:string-value=" 1352  sqft" calcext:value-type="string">
            <text:p><text:s/>1352 <text:s/>sqft</text:p>
          </table:table-cell>
          <table:table-cell table:style-name="ce2" table:formula="of:=[.V17]" office:value-type="string" office:string-value=" 1878  sqft" calcext:value-type="string">
            <text:p><text:s/>1878 <text:s/>sqft</text:p>
          </table:table-cell>
          <table:table-cell table:style-name="ce4" table:formula="of:=[.AC17]" office:value-type="string" office:string-value=" 2041  sqft" calcext:value-type="string">
            <text:p><text:s/>2041 <text:s/>sqft</text:p>
          </table:table-cell>
          <table:table-cell table:style-name="ce4" table:formula="of:=[.AJ17]" office:value-type="string" office:string-value=" 2675  sqft" calcext:value-type="string">
            <text:p><text:s/>2675 <text:s/>sqft</text:p>
          </table:table-cell>
          <table:table-cell table:style-name="ce4" table:formula="of:=[.AQ17]" office:value-type="string" office:string-value=" 3088  sqft" calcext:value-type="string">
            <text:p><text:s/>3088 <text:s/>sqft</text:p>
          </table:table-cell>
          <table:table-cell table:style-name="ce4" table:formula="of:=[.AX17]" office:value-type="string" office:string-value=" 3459  sqft" calcext:value-type="string">
            <text:p><text:s/>3459 <text:s/>sqft</text:p>
          </table:table-cell>
          <table:table-cell table:number-columns-repeated="2"/>
          <table:table-cell office:value-type="string" calcext:value-type="string">
            <text:p>Paylo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33.2" calcext:value-type="float">
            <text:p>133.2</text:p>
          </table:table-cell>
          <table:table-cell office:value-type="float" office:value="133.4" calcext:value-type="float">
            <text:p>133.4</text:p>
          </table:table-cell>
          <table:table-cell office:value-type="float" office:value="6415" calcext:value-type="float">
            <text:p>6415</text:p>
          </table:table-cell>
          <table:table-cell office:value-type="float" office:value="8509" calcext:value-type="float">
            <text:p>8509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table:style-name="ce2" table:formula="of:=[.E17]" office:value-type="string" office:string-value=" 548  sqft" calcext:value-type="string">
            <text:p><text:s/>548 <text:s/>sqft</text:p>
          </table:table-cell>
          <table:table-cell table:style-name="ce2" table:formula="of:=[.L17]" office:value-type="string" office:string-value=" 896  sqft" calcext:value-type="string">
            <text:p><text:s/>896 <text:s/>sqft</text:p>
          </table:table-cell>
          <table:table-cell table:style-name="ce2" table:formula="of:=[.P17]" office:value-type="string" office:string-value=" 1712  sqft" calcext:value-type="string">
            <text:p><text:s/>1712 <text:s/>sqft</text:p>
          </table:table-cell>
          <table:table-cell table:style-name="ce2" table:formula="of:=[.W17]" office:value-type="string" office:string-value=" 2097  sqft" calcext:value-type="string">
            <text:p><text:s/>2097 <text:s/>sqft</text:p>
          </table:table-cell>
          <table:table-cell table:style-name="ce4" table:formula="of:=[.AD17]" office:value-type="string" office:string-value=" 2722  sqft" calcext:value-type="string">
            <text:p><text:s/>2722 <text:s/>sqft</text:p>
          </table:table-cell>
          <table:table-cell table:style-name="ce4" table:formula="of:=[.AK17]" office:value-type="string" office:string-value=" 3074  sqft" calcext:value-type="string">
            <text:p><text:s/>3074 <text:s/>sqft</text:p>
          </table:table-cell>
          <table:table-cell table:style-name="ce4" table:formula="of:=[.AR17]" office:value-type="string" office:string-value=" 3620  sqft" calcext:value-type="string">
            <text:p><text:s/>3620 <text:s/>sqft</text:p>
          </table:table-cell>
          <table:table-cell table:style-name="ce4" table:formula="of:=[.AY17]" office:value-type="string" office:string-value=" 3848  sqft" calcext:value-type="string">
            <text:p><text:s/>3848 <text:s/>sqft</text:p>
          </table:table-cell>
          <table:table-cell table:number-columns-repeated="2"/>
          <table:table-cell office:value-type="string" calcext:value-type="string">
            <text:p>OEW</text:p>
          </table:table-cell>
          <table:table-cell/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float" office:value="4000" calcext:value-type="float">
            <text:p>4000</text:p>
          </table:table-cell>
          <table:table-cell table:style-name="ce2" table:formula="of:=[.C17]" office:value-type="string" office:string-value=" 392  sqft" calcext:value-type="string">
            <text:p><text:s/>392 <text:s/>sqft</text:p>
          </table:table-cell>
          <table:table-cell table:style-name="ce2" table:formula="of:=[.J17]" office:value-type="string" office:string-value=" 743  sqft" calcext:value-type="string">
            <text:p><text:s/>743 <text:s/>sqft</text:p>
          </table:table-cell>
          <table:table-cell table:style-name="ce2" table:formula="of:=[.Q17]" office:value-type="string" office:string-value=" 1094  sqft" calcext:value-type="string">
            <text:p><text:s/>1094 <text:s/>sqft</text:p>
          </table:table-cell>
          <table:table-cell table:style-name="ce2" table:formula="of:=[.X17]" office:value-type="string" office:string-value=" 1391  sqft" calcext:value-type="string">
            <text:p><text:s/>1391 <text:s/>sqft</text:p>
          </table:table-cell>
          <table:table-cell table:style-name="ce4" table:formula="of:=[.AE17]" office:value-type="string" office:string-value=" 1774  sqft" calcext:value-type="string">
            <text:p><text:s/>1774 <text:s/>sqft</text:p>
          </table:table-cell>
          <table:table-cell table:style-name="ce4" table:formula="of:=[.AL17]" office:value-type="string" office:string-value=" 2093  sqft" calcext:value-type="string">
            <text:p><text:s/>2093 <text:s/>sqft</text:p>
          </table:table-cell>
          <table:table-cell table:style-name="ce4" table:formula="of:=[.AS17]" office:value-type="string" office:string-value=" 2350  sqft" calcext:value-type="string">
            <text:p><text:s/>2350 <text:s/>sqft</text:p>
          </table:table-cell>
          <table:table-cell table:style-name="ce4" table:formula="of:=[.AZ17]" office:value-type="string" office:string-value=" 2688  sqft" calcext:value-type="string">
            <text:p><text:s/>2688 <text:s/>sqft</text:p>
          </table:table-cell>
          <table:table-cell table:number-columns-repeated="41"/>
        </table:table-row>
        <table:table-row table:style-name="ro1">
          <table:table-cell table:number-columns-repeated="8"/>
          <table:table-cell office:value-type="float" office:value="5000" calcext:value-type="float">
            <text:p>5000</text:p>
          </table:table-cell>
          <table:table-cell table:formula="of:=[.D17]" office:value-type="string" office:string-value=" 459  sqft" calcext:value-type="string">
            <text:p><text:s/>459 <text:s/>sqft</text:p>
          </table:table-cell>
          <table:table-cell table:number-columns-repeated="9"/>
          <table:table-cell office:value-type="string" calcext:value-type="string">
            <text:p>Engine</text:p>
          </table:table-cell>
          <table:table-cell office:value-type="string" calcext:value-type="string">
            <text:p><text:s/>Type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float" office:value="6000" calcext:value-type="float">
            <text:p>6000</text:p>
          </table:table-cell>
          <table:table-cell table:formula="of:=[.E17]" office:value-type="string" office:string-value=" 548  sqft" calcext:value-type="string">
            <text:p><text:s/>548 <text:s/>sqft</text:p>
          </table:table-cell>
          <table:table-cell table:number-columns-repeated="9"/>
          <table:table-cell office:value-type="string" calcext:value-type="string">
            <text:p>Engine</text:p>
          </table:table-cell>
          <table:table-cell office:value-type="string" calcext:value-type="string">
            <text:p><text:s/>Thrust (M0.25)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table:number-columns-repeated="2" office:value-type="float" office:value="133.1" calcext:value-type="float">
            <text:p>133.1</text:p>
          </table:table-cell>
          <table:table-cell office:value-type="float" office:value="7278" calcext:value-type="float">
            <text:p>7278</text:p>
          </table:table-cell>
          <table:table-cell office:value-type="float" office:value="8453" calcext:value-type="float">
            <text:p>8453</text:p>
          </table:table-cell>
          <table:table-cell table:number-columns-repeated="3"/>
          <table:table-cell office:value-type="float" office:value="7000" calcext:value-type="float">
            <text:p>7000</text:p>
          </table:table-cell>
          <table:table-cell table:formula="of:=[.D17]" office:value-type="string" office:string-value=" 459  sqft" calcext:value-type="string">
            <text:p><text:s/>459 <text:s/>sqft</text:p>
          </table:table-cell>
          <table:table-cell table:number-columns-repeated="9"/>
          <table:table-cell office:value-type="string" calcext:value-type="string">
            <text:p>Number</text:p>
          </table:table-cell>
          <table:table-cell office:value-type="string" calcext:value-type="string">
            <text:p><text:s/>of Engines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33.8" calcext:value-type="float">
            <text:p>133.8</text:p>
          </table:table-cell>
          <table:table-cell office:value-type="float" office:value="133.9" calcext:value-type="float">
            <text:p>133.9</text:p>
          </table:table-cell>
          <table:table-cell office:value-type="float" office:value="5132" calcext:value-type="float">
            <text:p>5132</text:p>
          </table:table-cell>
          <table:table-cell office:value-type="float" office:value="8611" calcext:value-type="float">
            <text:p>8611</text:p>
          </table:table-cell>
          <table:table-cell table:number-columns-repeated="14"/>
          <table:table-cell office:value-type="string" calcext:value-type="string">
            <text:p>Engine</text:p>
          </table:table-cell>
          <table:table-cell office:value-type="string" calcext:value-type="string">
            <text:p><text:s/>Bypass Ratio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table:number-columns-repeated="2" office:value-type="float" office:value="134.4" calcext:value-type="float">
            <text:p>134.4</text:p>
          </table:table-cell>
          <table:table-cell office:value-type="float" office:value="6006" calcext:value-type="float">
            <text:p>6006</text:p>
          </table:table-cell>
          <table:table-cell office:value-type="float" office:value="8729" calcext:value-type="float">
            <text:p>8729</text:p>
          </table:table-cell>
          <table:table-cell table:number-columns-repeated="14"/>
          <table:table-cell office:value-type="string" calcext:value-type="string">
            <text:p>Nacell</text:p>
          </table:table-cell>
          <table:table-cell office:value-type="string" calcext:value-type="string">
            <text:p>e Diameter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table:number-columns-repeated="2" office:value-type="float" office:value="135" calcext:value-type="float">
            <text:p>135</text:p>
          </table:table-cell>
          <table:table-cell office:value-type="float" office:value="6765" calcext:value-type="float">
            <text:p>6765</text:p>
          </table:table-cell>
          <table:table-cell office:value-type="float" office:value="8870" calcext:value-type="float">
            <text:p>8870</text:p>
          </table:table-cell>
          <table:table-cell table:number-columns-repeated="3"/>
          <table:table-cell office:value-type="string" calcext:value-type="string">
            <text:p>Appr Spee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Fan Di</text:p>
          </table:table-cell>
          <table:table-cell office:value-type="string" calcext:value-type="string">
            <text:p>ameter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129.7" calcext:value-type="float">
            <text:p>129.7</text:p>
          </table:table-cell>
          <table:table-cell office:value-type="float" office:value="130.8" calcext:value-type="float">
            <text:p>130.8</text:p>
          </table:table-cell>
          <table:table-cell office:value-type="float" office:value="132" calcext:value-type="float">
            <text:p>132</text:p>
          </table:table-cell>
          <table:table-cell office:value-type="float" office:value="133.1" calcext:value-type="float">
            <text:p>133.1</text:p>
          </table:table-cell>
          <table:table-cell office:value-type="float" office:value="134.7" calcext:value-type="float">
            <text:p>134.7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.6" calcext:value-type="float">
            <text:p>138.6</text:p>
          </table:table-cell>
          <table:table-cell table:number-columns-repeated="2"/>
          <table:table-cell office:value-type="string" calcext:value-type="string">
            <text:p>Fan Pr</text:p>
          </table:table-cell>
          <table:table-cell office:value-type="string" calcext:value-type="string">
            <text:p>essure Ratio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float" office:value="2000" calcext:value-type="float">
            <text:p>2000</text:p>
          </table:table-cell>
          <table:table-cell office:value-type="float" office:value="129.8" calcext:value-type="float">
            <text:p>129.8</text:p>
          </table:table-cell>
          <table:table-cell office:value-type="float" office:value="132.2" calcext:value-type="float">
            <text:p>132.2</text:p>
          </table:table-cell>
          <table:table-cell office:value-type="float" office:value="132.5" calcext:value-type="float">
            <text:p>132.5</text:p>
          </table:table-cell>
          <table:table-cell office:value-type="float" office:value="133.9" calcext:value-type="float">
            <text:p>133.9</text:p>
          </table:table-cell>
          <table:table-cell office:value-type="float" office:value="137.9" calcext:value-type="float">
            <text:p>137.9</text:p>
          </table:table-cell>
          <table:table-cell office:value-type="float" office:value="137.4" calcext:value-type="float">
            <text:p>137.4</text:p>
          </table:table-cell>
          <table:table-cell office:value-type="float" office:value="138.6" calcext:value-type="float">
            <text:p>138.6</text:p>
          </table:table-cell>
          <table:table-cell office:value-type="float" office:value="139.8" calcext:value-type="float">
            <text:p>139.8</text:p>
          </table:table-cell>
          <table:table-cell table:number-columns-repeated="2"/>
          <table:table-cell office:value-type="string" calcext:value-type="string">
            <text:p>Thrust</text:p>
          </table:table-cell>
          <table:table-cell office:value-type="string" calcext:value-type="string">
            <text:p><text:s/>to Weight (SLS)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float" office:value="3000" calcext:value-type="float">
            <text:p>3000</text:p>
          </table:table-cell>
          <table:table-cell office:value-type="float" office:value="130" calcext:value-type="float">
            <text:p>130</text:p>
          </table:table-cell>
          <table:table-cell office:value-type="float" office:value="131.4" calcext:value-type="float">
            <text:p>131.4</text:p>
          </table:table-cell>
          <table:table-cell office:value-type="float" office:value="132.9" calcext:value-type="float">
            <text:p>132.9</text:p>
          </table:table-cell>
          <table:table-cell office:value-type="float" office:value="134.4" calcext:value-type="float">
            <text:p>134.4</text:p>
          </table:table-cell>
          <table:table-cell office:value-type="float" office:value="136.5" calcext:value-type="float">
            <text:p>136.5</text:p>
          </table:table-cell>
          <table:table-cell office:value-type="float" office:value="138.1" calcext:value-type="float">
            <text:p>138.1</text:p>
          </table:table-cell>
          <table:table-cell office:value-type="float" office:value="139.2" calcext:value-type="float">
            <text:p>139.2</text:p>
          </table:table-cell>
          <table:table-cell office:value-type="float" office:value="140.9" calcext:value-type="float">
            <text:p>140.9</text:p>
          </table:table-cell>
          <table:table-cell table:number-columns-repeated="41"/>
        </table:table-row>
        <table:table-row table:style-name="ro1">
          <table:table-cell/>
          <table:table-cell table:number-columns-repeated="2" office:value-type="float" office:value="134.7" calcext:value-type="float">
            <text:p>134.7</text:p>
          </table:table-cell>
          <table:table-cell table:number-columns-repeated="2" office:value-type="float" office:value="8788" calcext:value-type="float">
            <text:p>8788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130.6" calcext:value-type="float">
            <text:p>130.6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4" calcext:value-type="float">
            <text:p>133.4</text:p>
          </table:table-cell>
          <table:table-cell office:value-type="float" office:value="135" calcext:value-type="float">
            <text:p>135</text:p>
          </table:table-cell>
          <table:table-cell office:value-type="float" office:value="137.4" calcext:value-type="float">
            <text:p>137.4</text:p>
          </table:table-cell>
          <table:table-cell office:value-type="float" office:value="138.9" calcext:value-type="float">
            <text:p>138.9</text:p>
          </table:table-cell>
          <table:table-cell office:value-type="float" office:value="140.7" calcext:value-type="float">
            <text:p>140.7</text:p>
          </table:table-cell>
          <table:table-cell office:value-type="float" office:value="142.6" calcext:value-type="float">
            <text:p>142.6</text:p>
          </table:table-cell>
          <table:table-cell table:number-columns-repeated="2"/>
          <table:table-cell office:value-type="string" calcext:value-type="string">
            <text:p>Wing A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37.8" calcext:value-type="float">
            <text:p>137.8</text:p>
          </table:table-cell>
          <table:table-cell office:value-type="float" office:value="137.9" calcext:value-type="float">
            <text:p>137.9</text:p>
          </table:table-cell>
          <table:table-cell office:value-type="float" office:value="6058" calcext:value-type="float">
            <text:p>6058</text:p>
          </table:table-cell>
          <table:table-cell office:value-type="float" office:value="9508" calcext:value-type="float">
            <text:p>9508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130.7" calcext:value-type="float">
            <text:p>130.7</text:p>
          </table:table-cell>
          <table:table-cell table:number-columns-repeated="9"/>
          <table:table-cell office:value-type="string" calcext:value-type="string">
            <text:p>Wing 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table:number-columns-repeated="2" office:value-type="float" office:value="136.5" calcext:value-type="float">
            <text:p>136.5</text:p>
          </table:table-cell>
          <table:table-cell office:value-type="float" office:value="6493" calcext:value-type="float">
            <text:p>6493</text:p>
          </table:table-cell>
          <table:table-cell office:value-type="float" office:value="9191" calcext:value-type="float">
            <text:p>9191</text:p>
          </table:table-cell>
          <table:table-cell table:number-columns-repeated="3"/>
          <table:table-cell office:value-type="float" office:value="6000" calcext:value-type="float">
            <text:p>6000</text:p>
          </table:table-cell>
          <table:table-cell/>
          <table:table-cell office:value-type="float" office:value="133.7" calcext:value-type="float">
            <text:p>133.7</text:p>
          </table:table-cell>
          <table:table-cell table:number-columns-repeated="8"/>
          <table:table-cell office:value-type="string" calcext:value-type="string">
            <text:p>Wing t</text:p>
          </table:table-cell>
          <table:table-cell office:value-type="string" calcext:value-type="string">
            <text:p>/c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table:number-columns-repeated="2" office:value-type="float" office:value="137.4" calcext:value-type="float">
            <text:p>137.4</text:p>
          </table:table-cell>
          <table:table-cell office:value-type="float" office:value="7262" calcext:value-type="float">
            <text:p>7262</text:p>
          </table:table-cell>
          <table:table-cell office:value-type="float" office:value="9396" calcext:value-type="float">
            <text:p>9396</text:p>
          </table:table-cell>
          <table:table-cell table:number-columns-repeated="3"/>
          <table:table-cell office:value-type="float" office:value="7000" calcext:value-type="float">
            <text:p>7000</text:p>
          </table:table-cell>
          <table:table-cell table:number-columns-repeated="10"/>
          <table:table-cell office:value-type="string" calcext:value-type="string">
            <text:p>Wing 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Wing L</text:p>
          </table:table-cell>
          <table:table-cell office:value-type="string" calcext:value-type="string">
            <text:p>oading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string" calcext:value-type="string">
            <text:p>TOFL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Wing O</text:p>
          </table:table-cell>
          <table:table-cell office:value-type="string" calcext:value-type="string">
            <text:p>rigin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5487" calcext:value-type="float">
            <text:p>5487</text:p>
          </table:table-cell>
          <table:table-cell office:value-type="float" office:value="7266" calcext:value-type="float">
            <text:p>7266</text:p>
          </table:table-cell>
          <table:table-cell office:value-type="float" office:value="8190" calcext:value-type="float">
            <text:p>8190</text:p>
          </table:table-cell>
          <table:table-cell office:value-type="float" office:value="8453" calcext:value-type="float">
            <text:p>8453</text:p>
          </table:table-cell>
          <table:table-cell office:value-type="float" office:value="8788" calcext:value-type="float">
            <text:p>8788</text:p>
          </table:table-cell>
          <table:table-cell office:value-type="float" office:value="9082" calcext:value-type="float">
            <text:p>9082</text:p>
          </table:table-cell>
          <table:table-cell office:value-type="float" office:value="9314" calcext:value-type="float">
            <text:p>9314</text:p>
          </table:table-cell>
          <table:table-cell office:value-type="float" office:value="9660" calcext:value-type="float">
            <text:p>9660</text:p>
          </table:table-cell>
          <table:table-cell table:number-columns-repeated="2"/>
          <table:table-cell office:value-type="string" calcext:value-type="string">
            <text:p>Fuel V</text:p>
          </table:table-cell>
          <table:table-cell office:value-type="string" calcext:value-type="string">
            <text:p>olume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table:number-columns-repeated="2" office:value-type="float" office:value="136" calcext:value-type="float">
            <text:p>136</text:p>
          </table:table-cell>
          <table:table-cell office:value-type="float" office:value="8143" calcext:value-type="float">
            <text:p>8143</text:p>
          </table:table-cell>
          <table:table-cell office:value-type="float" office:value="9082" calcext:value-type="float">
            <text:p>908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5759" calcext:value-type="float">
            <text:p>5759</text:p>
          </table:table-cell>
          <table:table-cell office:value-type="float" office:value="8244" calcext:value-type="float">
            <text:p>8244</text:p>
          </table:table-cell>
          <table:table-cell office:value-type="float" office:value="8318" calcext:value-type="float">
            <text:p>8318</text:p>
          </table:table-cell>
          <table:table-cell office:value-type="float" office:value="8611" calcext:value-type="float">
            <text:p>8611</text:p>
          </table:table-cell>
          <table:table-cell office:value-type="float" office:value="9508" calcext:value-type="float">
            <text:p>9508</text:p>
          </table:table-cell>
          <table:table-cell office:value-type="float" office:value="9391" calcext:value-type="float">
            <text:p>9391</text:p>
          </table:table-cell>
          <table:table-cell office:value-type="float" office:value="9663" calcext:value-type="float">
            <text:p>9663</text:p>
          </table:table-cell>
          <table:table-cell office:value-type="float" office:value="9932" calcext:value-type="float">
            <text:p>9932</text:p>
          </table:table-cell>
          <table:table-cell table:number-columns-repeated="2"/>
          <table:table-cell office:value-type="string" calcext:value-type="string">
            <text:p>Wing S</text:p>
          </table:table-cell>
          <table:table-cell office:value-type="string" calcext:value-type="string">
            <text:p>weep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37.3" calcext:value-type="float">
            <text:p>137.3</text:p>
          </table:table-cell>
          <table:table-cell office:value-type="float" office:value="137.4" calcext:value-type="float">
            <text:p>137.4</text:p>
          </table:table-cell>
          <table:table-cell office:value-type="float" office:value="5935" calcext:value-type="float">
            <text:p>5935</text:p>
          </table:table-cell>
          <table:table-cell office:value-type="float" office:value="9391" calcext:value-type="float">
            <text:p>939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6025" calcext:value-type="float">
            <text:p>6025</text:p>
          </table:table-cell>
          <table:table-cell office:value-type="float" office:value="8219" calcext:value-type="float">
            <text:p>8219</text:p>
          </table:table-cell>
          <table:table-cell office:value-type="float" office:value="8407" calcext:value-type="float">
            <text:p>8407</text:p>
          </table:table-cell>
          <table:table-cell office:value-type="float" office:value="8729" calcext:value-type="float">
            <text:p>8729</text:p>
          </table:table-cell>
          <table:table-cell office:value-type="float" office:value="9191" calcext:value-type="float">
            <text:p>9191</text:p>
          </table:table-cell>
          <table:table-cell office:value-type="float" office:value="9570" calcext:value-type="float">
            <text:p>9570</text:p>
          </table:table-cell>
          <table:table-cell office:value-type="float" office:value="9797" calcext:value-type="float">
            <text:p>9797</text:p>
          </table:table-cell>
          <table:table-cell office:value-type="float" office:value="10191" calcext:value-type="float">
            <text:p>10191</text:p>
          </table:table-cell>
          <table:table-cell table:number-columns-repeated="2"/>
          <table:table-cell office:value-type="string" calcext:value-type="string">
            <text:p>Horizo</text:p>
          </table:table-cell>
          <table:table-cell office:value-type="string" calcext:value-type="string">
            <text:p>ntail Tail Area / Volume Coefficient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table:number-columns-repeated="2" office:value-type="float" office:value="138.1" calcext:value-type="float">
            <text:p>138.1</text:p>
          </table:table-cell>
          <table:table-cell office:value-type="float" office:value="8443" calcext:value-type="float">
            <text:p>8443</text:p>
          </table:table-cell>
          <table:table-cell office:value-type="float" office:value="9570" calcext:value-type="float">
            <text:p>957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6992" calcext:value-type="float">
            <text:p>6992</text:p>
          </table:table-cell>
          <table:table-cell office:value-type="float" office:value="8133" calcext:value-type="float">
            <text:p>8133</text:p>
          </table:table-cell>
          <table:table-cell office:value-type="float" office:value="8509" calcext:value-type="float">
            <text:p>8509</text:p>
          </table:table-cell>
          <table:table-cell office:value-type="float" office:value="8870" calcext:value-type="float">
            <text:p>8870</text:p>
          </table:table-cell>
          <table:table-cell office:value-type="float" office:value="9396" calcext:value-type="float">
            <text:p>9396</text:p>
          </table:table-cell>
          <table:table-cell office:value-type="float" office:value="9747" calcext:value-type="float">
            <text:p>9747</text:p>
          </table:table-cell>
          <table:table-cell office:value-type="float" office:value="10139" calcext:value-type="float">
            <text:p>10139</text:p>
          </table:table-cell>
          <table:table-cell office:value-type="float" office:value="10573" calcext:value-type="float">
            <text:p>10573</text:p>
          </table:table-cell>
          <table:table-cell table:number-columns-repeated="2"/>
          <table:table-cell office:value-type="string" calcext:value-type="string">
            <text:p>Vertic</text:p>
          </table:table-cell>
          <table:table-cell office:value-type="string" calcext:value-type="string">
            <text:p>al Tail Area / Volume Coefficient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38.8" calcext:value-type="float">
            <text:p>138.8</text:p>
          </table:table-cell>
          <table:table-cell office:value-type="float" office:value="138.9" calcext:value-type="float">
            <text:p>138.9</text:p>
          </table:table-cell>
          <table:table-cell office:value-type="float" office:value="9675" calcext:value-type="float">
            <text:p>9675</text:p>
          </table:table-cell>
          <table:table-cell office:value-type="float" office:value="9747" calcext:value-type="float">
            <text:p>9747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42" calcext:value-type="float">
            <text:p>7042</text:p>
          </table:table-cell>
          <table:table-cell table:number-columns-repeated="48"/>
        </table:table-row>
        <table:table-row table:style-name="ro1">
          <table:table-cell table:number-columns-repeated="8"/>
          <table:table-cell office:value-type="float" office:value="6000" calcext:value-type="float">
            <text:p>6000</text:p>
          </table:table-cell>
          <table:table-cell/>
          <table:table-cell office:value-type="float" office:value="8581" calcext:value-type="float">
            <text:p>8581</text:p>
          </table:table-cell>
          <table:table-cell table:number-columns-repeated="8"/>
          <table:table-cell office:value-type="string" calcext:value-type="string">
            <text:p>------</text:p>
          </table:table-cell>
          <table:table-cell office:value-type="string" calcext:value-type="string">
            <text:p>--------------------DESIGN RANGE-----</text:p>
          </table:table-cell>
          <table:table-cell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float" office:value="7000" calcext:value-type="float">
            <text:p>7000</text:p>
          </table:table-cell>
          <table:table-cell table:number-columns-repeated="10"/>
          <table:table-cell office:value-type="string" calcext:value-type="string">
            <text:p>Cruise</text:p>
          </table:table-cell>
          <table:table-cell office:value-type="string" calcext:value-type="string">
            <text:p><text:s/>Altitude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Cruise</text:p>
          </table:table-cell>
          <table:table-cell office:value-type="string" calcext:value-type="string">
            <text:p><text:s/>Mach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table:number-columns-repeated="2" office:value-type="float" office:value="137" calcext:value-type="float">
            <text:p>137</text:p>
          </table:table-cell>
          <table:table-cell office:value-type="float" office:value="8344" calcext:value-type="float">
            <text:p>8344</text:p>
          </table:table-cell>
          <table:table-cell office:value-type="float" office:value="9314" calcext:value-type="float">
            <text:p>9314</text:p>
          </table:table-cell>
          <table:table-cell table:number-columns-repeated="14"/>
          <table:table-cell office:value-type="string" calcext:value-type="string">
            <text:p>Initia</text:p>
          </table:table-cell>
          <table:table-cell office:value-type="string" calcext:value-type="string">
            <text:p>l Cruise Thrust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table:number-columns-repeated="2" office:value-type="float" office:value="138.6" calcext:value-type="float">
            <text:p>138.6</text:p>
          </table:table-cell>
          <table:table-cell office:value-type="float" office:value="6280" calcext:value-type="float">
            <text:p>6280</text:p>
          </table:table-cell>
          <table:table-cell office:value-type="float" office:value="9663" calcext:value-type="float">
            <text:p>9663</text:p>
          </table:table-cell>
          <table:table-cell table:number-columns-repeated="14"/>
          <table:table-cell office:value-type="string" calcext:value-type="string">
            <text:p>Initia</text:p>
          </table:table-cell>
          <table:table-cell office:value-type="string" calcext:value-type="string">
            <text:p>l Cruise Cl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table:number-columns-repeated="2" office:value-type="float" office:value="139.2" calcext:value-type="float">
            <text:p>139.2</text:p>
          </table:table-cell>
          <table:table-cell office:value-type="float" office:value="9248" calcext:value-type="float">
            <text:p>9248</text:p>
          </table:table-cell>
          <table:table-cell office:value-type="float" office:value="9797" calcext:value-type="float">
            <text:p>9797</text:p>
          </table:table-cell>
          <table:table-cell table:number-columns-repeated="14"/>
          <table:table-cell office:value-type="string" calcext:value-type="string">
            <text:p>Initia</text:p>
          </table:table-cell>
          <table:table-cell office:value-type="string" calcext:value-type="string">
            <text:p>l Parasite Cd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40.8" calcext:value-type="float">
            <text:p>140.8</text:p>
          </table:table-cell>
          <table:table-cell office:value-type="float" office:value="140.7" calcext:value-type="float">
            <text:p>140.7</text:p>
          </table:table-cell>
          <table:table-cell office:value-type="float" office:value="10145" calcext:value-type="float">
            <text:p>10145</text:p>
          </table:table-cell>
          <table:table-cell office:value-type="float" office:value="10139" calcext:value-type="float">
            <text:p>10139</text:p>
          </table:table-cell>
          <table:table-cell table:number-columns-repeated="14"/>
          <table:table-cell office:value-type="string" calcext:value-type="string">
            <text:p>Initia</text:p>
          </table:table-cell>
          <table:table-cell office:value-type="string" calcext:value-type="string">
            <text:p>l Induced Cd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Initia</text:p>
          </table:table-cell>
          <table:table-cell office:value-type="string" calcext:value-type="string">
            <text:p>l Viscous e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Initia</text:p>
          </table:table-cell>
          <table:table-cell office:value-type="string" calcext:value-type="string">
            <text:p>l Compressible Cd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Initia</text:p>
          </table:table-cell>
          <table:table-cell office:value-type="string" calcext:value-type="string">
            <text:p>l Misc Cd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table:number-columns-repeated="2" office:value-type="float" office:value="138.6" calcext:value-type="float">
            <text:p>138.6</text:p>
          </table:table-cell>
          <table:table-cell office:value-type="float" office:value="8157" calcext:value-type="float">
            <text:p>8157</text:p>
          </table:table-cell>
          <table:table-cell office:value-type="float" office:value="9660" calcext:value-type="float">
            <text:p>9660</text:p>
          </table:table-cell>
          <table:table-cell table:number-columns-repeated="14"/>
          <table:table-cell office:value-type="string" calcext:value-type="string">
            <text:p>Initia</text:p>
          </table:table-cell>
          <table:table-cell office:value-type="string" calcext:value-type="string">
            <text:p>l Trim Cd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39.9" calcext:value-type="float">
            <text:p>139.9</text:p>
          </table:table-cell>
          <table:table-cell office:value-type="float" office:value="139.8" calcext:value-type="float">
            <text:p>139.8</text:p>
          </table:table-cell>
          <table:table-cell office:value-type="float" office:value="6990" calcext:value-type="float">
            <text:p>6990</text:p>
          </table:table-cell>
          <table:table-cell office:value-type="float" office:value="9932" calcext:value-type="float">
            <text:p>9932</text:p>
          </table:table-cell>
          <table:table-cell table:number-columns-repeated="14"/>
          <table:table-cell office:value-type="string" calcext:value-type="string">
            <text:p>Initia</text:p>
          </table:table-cell>
          <table:table-cell office:value-type="string" calcext:value-type="string">
            <text:p>l Total Cd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table:number-columns-repeated="2" office:value-type="float" office:value="140.9" calcext:value-type="float">
            <text:p>140.9</text:p>
          </table:table-cell>
          <table:table-cell office:value-type="float" office:value="10194" calcext:value-type="float">
            <text:p>10194</text:p>
          </table:table-cell>
          <table:table-cell office:value-type="float" office:value="10191" calcext:value-type="float">
            <text:p>10191</text:p>
          </table:table-cell>
          <table:table-cell table:number-columns-repeated="14"/>
          <table:table-cell office:value-type="string" calcext:value-type="string">
            <text:p>Initia</text:p>
          </table:table-cell>
          <table:table-cell office:value-type="string" calcext:value-type="string">
            <text:p>l Cruise L/D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/>
          <table:table-cell table:number-columns-repeated="2" office:value-type="float" office:value="142.6" calcext:value-type="float">
            <text:p>142.6</text:p>
          </table:table-cell>
          <table:table-cell table:number-columns-repeated="2" office:value-type="float" office:value="10573" calcext:value-type="float">
            <text:p>10573</text:p>
          </table:table-cell>
          <table:table-cell table:number-columns-repeated="14"/>
          <table:table-cell office:value-type="string" calcext:value-type="string">
            <text:p>Initia</text:p>
          </table:table-cell>
          <table:table-cell office:value-type="string" calcext:value-type="string">
            <text:p>l Cruise SFC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Initia</text:p>
          </table:table-cell>
          <table:table-cell office:value-type="string" calcext:value-type="string">
            <text:p>l Cruise Engine Efficiency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Cruise</text:p>
          </table:table-cell>
          <table:table-cell office:value-type="string" calcext:value-type="string">
            <text:p><text:s/>Range Factor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58"/>
        </table:table-row>
        <table:table-row table:style-name="ro1">
          <table:table-cell table:number-columns-repeated="19"/>
          <table:table-cell office:value-type="string" calcext:value-type="string">
            <text:p>Design</text:p>
          </table:table-cell>
          <table:table-cell office:value-type="string" calcext:value-type="string">
            <text:p><text:s/>Mission Fuel Burn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58"/>
        </table:table-row>
        <table:table-row table:style-name="ro1">
          <table:table-cell table:number-columns-repeated="19"/>
          <table:table-cell office:value-type="string" calcext:value-type="string">
            <text:p>------</text:p>
          </table:table-cell>
          <table:table-cell office:value-type="string" calcext:value-type="string">
            <text:p>--------------------ECON RANGE-------</text:p>
          </table:table-cell>
          <table:table-cell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Cruise</text:p>
          </table:table-cell>
          <table:table-cell office:value-type="string" calcext:value-type="string">
            <text:p><text:s/>Altitude - Econ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Cruise</text:p>
          </table:table-cell>
          <table:table-cell office:value-type="string" calcext:value-type="string">
            <text:p><text:s/>Mach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Initia</text:p>
          </table:table-cell>
          <table:table-cell office:value-type="string" calcext:value-type="string">
            <text:p>l Cruise Thrust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Initia</text:p>
          </table:table-cell>
          <table:table-cell office:value-type="string" calcext:value-type="string">
            <text:p>l Cruise Cl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Initia</text:p>
          </table:table-cell>
          <table:table-cell office:value-type="string" calcext:value-type="string">
            <text:p>l Parasite Cd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Initia</text:p>
          </table:table-cell>
          <table:table-cell office:value-type="string" calcext:value-type="string">
            <text:p>l Induced Cd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Initia</text:p>
          </table:table-cell>
          <table:table-cell office:value-type="string" calcext:value-type="string">
            <text:p>l Viscous e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Initia</text:p>
          </table:table-cell>
          <table:table-cell office:value-type="string" calcext:value-type="string">
            <text:p>l Compressible Cd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Initia</text:p>
          </table:table-cell>
          <table:table-cell office:value-type="string" calcext:value-type="string">
            <text:p>l Misc Cd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Initia</text:p>
          </table:table-cell>
          <table:table-cell office:value-type="string" calcext:value-type="string">
            <text:p>l Trim Cd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Initia</text:p>
          </table:table-cell>
          <table:table-cell office:value-type="string" calcext:value-type="string">
            <text:p>l Total Cd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Initia</text:p>
          </table:table-cell>
          <table:table-cell office:value-type="string" calcext:value-type="string">
            <text:p>l Cruise L/D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Initia</text:p>
          </table:table-cell>
          <table:table-cell office:value-type="string" calcext:value-type="string">
            <text:p>l Cruise SFC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Initia</text:p>
          </table:table-cell>
          <table:table-cell office:value-type="string" calcext:value-type="string">
            <text:p>l Cruise Engine Efficiency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Cruise</text:p>
          </table:table-cell>
          <table:table-cell office:value-type="string" calcext:value-type="string">
            <text:p><text:s/>Range Factor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58"/>
        </table:table-row>
        <table:table-row table:style-name="ro1">
          <table:table-cell table:number-columns-repeated="19"/>
          <table:table-cell office:value-type="string" calcext:value-type="string">
            <text:p>Econ M</text:p>
          </table:table-cell>
          <table:table-cell office:value-type="string" calcext:value-type="string">
            <text:p>ission Takeoff Weight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58"/>
        </table:table-row>
        <table:table-row table:style-name="ro1">
          <table:table-cell table:number-columns-repeated="19"/>
          <table:table-cell office:value-type="string" calcext:value-type="string">
            <text:p>------</text:p>
          </table:table-cell>
          <table:table-cell office:value-type="string" calcext:value-type="string">
            <text:p>--------------------REQUIREMENTS-----</text:p>
          </table:table-cell>
          <table:table-cell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Maximu</text:p>
          </table:table-cell>
          <table:table-cell office:value-type="string" calcext:value-type="string">
            <text:p>m Throttle Setting / Requirement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Takeof</text:p>
          </table:table-cell>
          <table:table-cell office:value-type="string" calcext:value-type="string">
            <text:p>f Field Length / Requirement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Approa</text:p>
          </table:table-cell>
          <table:table-cell office:value-type="string" calcext:value-type="string">
            <text:p>ch Speed / Requirement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Fuel M</text:p>
          </table:table-cell>
          <table:table-cell office:value-type="string" calcext:value-type="string">
            <text:p>argin <text:s text:c="2"/>/ Requirement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Second</text:p>
          </table:table-cell>
          <table:table-cell office:value-type="string" calcext:value-type="string">
            <text:p><text:s/>Segment Gradient / Requirement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Takeof</text:p>
          </table:table-cell>
          <table:table-cell office:value-type="string" calcext:value-type="string">
            <text:p>f Convergence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 calcext:value-type="string">
            <text:p>Econ T</text:p>
          </table:table-cell>
          <table:table-cell office:value-type="string" calcext:value-type="string">
            <text:p>hrottle Max</text:p>
          </table:table-cell>
          <table:table-cell office:value-type="string" calcext:value-type="string">
            <text:p>=</text:p>
          </table:table-cell>
          <table:table-cell table:number-columns-repeated="36"/>
        </table:table-row>
        <calcext:conditional-formats>
          <calcext:conditional-format calcext:target-range-address="DS_0.J78:DS_0.Q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S_0.J92:DS_0.Q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DS_Appr20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ax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MTOW</text:p>
          </table:table-cell>
          <table:table-cell office:value-type="string" calcext:value-type="string">
            <text:p><text:s/>76699 <text:s/>lbm</text:p>
          </table:table-cell>
          <table:table-cell office:value-type="string" calcext:value-type="string">
            <text:p><text:s/>99195 <text:s/>lbm</text:p>
          </table:table-cell>
          <table:table-cell office:value-type="string" calcext:value-type="string">
            <text:p><text:s/>126616 <text:s/>lbm</text:p>
          </table:table-cell>
          <table:table-cell office:value-type="string" calcext:value-type="string">
            <text:p><text:s/>153963 <text:s/>lbm</text:p>
          </table:table-cell>
          <table:table-cell office:value-type="string" calcext:value-type="string">
            <text:p><text:s/>194083 <text:s/>lbm</text:p>
          </table:table-cell>
          <table:table-cell office:value-type="string" calcext:value-type="string">
            <text:p><text:s/>243943 <text:s/>lbm</text:p>
          </table:table-cell>
          <table:table-cell office:value-type="string" calcext:value-type="string">
            <text:p><text:s/>249116 <text:s/>lbm</text:p>
          </table:table-cell>
          <table:table-cell office:value-type="string" calcext:value-type="string">
            <text:p><text:s/>319566 <text:s/>lbm</text:p>
          </table:table-cell>
          <table:table-cell office:value-type="string" calcext:value-type="string">
            <text:p><text:s/>397853 <text:s/>lbm</text:p>
          </table:table-cell>
          <table:table-cell office:value-type="string" calcext:value-type="string">
            <text:p><text:s/>335116 <text:s/>lbm</text:p>
          </table:table-cell>
          <table:table-cell office:value-type="string" calcext:value-type="string">
            <text:p><text:s/>421589 <text:s/>lbm</text:p>
          </table:table-cell>
          <table:table-cell office:value-type="string" calcext:value-type="string">
            <text:p><text:s/>537317 <text:s/>lbm</text:p>
          </table:table-cell>
        </table:table-row>
        <table:table-row table:style-name="ro1">
          <table:table-cell office:value-type="string" calcext:value-type="string">
            <text:p>MLW</text:p>
          </table:table-cell>
          <table:table-cell table:number-columns-repeated="12" office:value-type="string" calcext:value-type="string">
            <text:p><text:s/>0 <text:s/>lbm</text:p>
          </table:table-cell>
        </table:table-row>
        <table:table-row table:style-name="ro1">
          <table:table-cell office:value-type="string" calcext:value-type="string">
            <text:p>Payload</text:p>
          </table:table-cell>
          <table:table-cell table:number-columns-repeated="3" office:value-type="string" calcext:value-type="string">
            <text:p><text:s/>25500 lbm</text:p>
          </table:table-cell>
          <table:table-cell table:number-columns-repeated="3" office:value-type="string" calcext:value-type="string">
            <text:p><text:s/>51000 lbm</text:p>
          </table:table-cell>
          <table:table-cell table:number-columns-repeated="3" office:value-type="string" calcext:value-type="string">
            <text:p><text:s/>76500 lbm</text:p>
          </table:table-cell>
          <table:table-cell table:number-columns-repeated="3" office:value-type="string" calcext:value-type="string">
            <text:p><text:s/>102000 lbm</text:p>
          </table:table-cell>
        </table:table-row>
        <table:table-row table:style-name="ro1">
          <table:table-cell office:value-type="string" calcext:value-type="string">
            <text:p>OEW</text:p>
          </table:table-cell>
          <table:table-cell office:value-type="string" calcext:value-type="string">
            <text:p><text:s/>43592 lbm</text:p>
          </table:table-cell>
          <table:table-cell office:value-type="string" calcext:value-type="string">
            <text:p><text:s/>54007 lbm</text:p>
          </table:table-cell>
          <table:table-cell office:value-type="string" calcext:value-type="string">
            <text:p><text:s/>62008 lbm</text:p>
          </table:table-cell>
          <table:table-cell office:value-type="string" calcext:value-type="string">
            <text:p><text:s/>87685 lbm</text:p>
          </table:table-cell>
          <table:table-cell office:value-type="string" calcext:value-type="string">
            <text:p><text:s/>104780 lbm</text:p>
          </table:table-cell>
          <table:table-cell office:value-type="string" calcext:value-type="string">
            <text:p><text:s/>121190 lbm</text:p>
          </table:table-cell>
          <table:table-cell office:value-type="string" calcext:value-type="string">
            <text:p><text:s/>147625 lbm</text:p>
          </table:table-cell>
          <table:table-cell office:value-type="string" calcext:value-type="string">
            <text:p><text:s/>178139 lbm</text:p>
          </table:table-cell>
          <table:table-cell office:value-type="string" calcext:value-type="string">
            <text:p><text:s/>203120 lbm</text:p>
          </table:table-cell>
          <table:table-cell office:value-type="string" calcext:value-type="string">
            <text:p><text:s/>200438 lbm</text:p>
          </table:table-cell>
          <table:table-cell office:value-type="string" calcext:value-type="string">
            <text:p><text:s/>234895 lbm</text:p>
          </table:table-cell>
          <table:table-cell office:value-type="string" calcext:value-type="string">
            <text:p><text:s/>281590 lbm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gine Type</text:p>
          </table:table-cell>
          <table:table-cell table:number-columns-repeated="12" office:value-type="string" calcext:value-type="string">
            <text:p><text:s/>turbofan</text:p>
          </table:table-cell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<text:s/>8684 <text:s/>lbf</text:p>
          </table:table-cell>
          <table:table-cell office:value-type="string" calcext:value-type="string">
            <text:p><text:s/>11808 <text:s/>lbf</text:p>
          </table:table-cell>
          <table:table-cell office:value-type="string" calcext:value-type="string">
            <text:p><text:s/>16562 <text:s/>lbf</text:p>
          </table:table-cell>
          <table:table-cell office:value-type="string" calcext:value-type="string">
            <text:p><text:s/>14989 <text:s/>lbf</text:p>
          </table:table-cell>
          <table:table-cell office:value-type="string" calcext:value-type="string">
            <text:p><text:s/>20196 <text:s/>lbf</text:p>
          </table:table-cell>
          <table:table-cell office:value-type="string" calcext:value-type="string">
            <text:p><text:s/>25380 <text:s/>lbf</text:p>
          </table:table-cell>
          <table:table-cell office:value-type="string" calcext:value-type="string">
            <text:p><text:s/>23454 <text:s/>lbf</text:p>
          </table:table-cell>
          <table:table-cell office:value-type="string" calcext:value-type="string">
            <text:p><text:s/>31534 <text:s/>lbf</text:p>
          </table:table-cell>
          <table:table-cell office:value-type="string" calcext:value-type="string">
            <text:p><text:s/>38624 <text:s/>lbf</text:p>
          </table:table-cell>
          <table:table-cell office:value-type="string" calcext:value-type="string">
            <text:p><text:s/>30877 <text:s/>lbf</text:p>
          </table:table-cell>
          <table:table-cell office:value-type="string" calcext:value-type="string">
            <text:p><text:s/>39559 <text:s/>lbf</text:p>
          </table:table-cell>
          <table:table-cell office:value-type="string" calcext:value-type="string">
            <text:p><text:s/>51180 <text:s/>lbf</text:p>
          </table:table-cell>
        </table:table-row>
        <table:table-row table:style-name="ro1">
          <table:table-cell office:value-type="string" calcext:value-type="string">
            <text:p>Number of Engines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float" office:value="9.60731063132431" calcext:value-type="float">
            <text:p>9.60731063132431</text:p>
          </table:table-cell>
          <table:table-cell office:value-type="float" office:value="9.6649321629081" calcext:value-type="float">
            <text:p>9.6649321629081</text:p>
          </table:table-cell>
          <table:table-cell office:value-type="float" office:value="9.33829964625398" calcext:value-type="float">
            <text:p>9.33829964625398</text:p>
          </table:table-cell>
          <table:table-cell office:value-type="float" office:value="11.315603128204" calcext:value-type="float">
            <text:p>11.315603128204</text:p>
          </table:table-cell>
          <table:table-cell office:value-type="float" office:value="10.0820683420136" calcext:value-type="float">
            <text:p>10.0820683420136</text:p>
          </table:table-cell>
          <table:table-cell office:value-type="float" office:value="9.2398087534627" calcext:value-type="float">
            <text:p>9.2398087534627</text:p>
          </table:table-cell>
          <table:table-cell office:value-type="float" office:value="10.9861574958169" calcext:value-type="float">
            <text:p>10.9861574958169</text:p>
          </table:table-cell>
          <table:table-cell office:value-type="float" office:value="9.95686470589845" calcext:value-type="float">
            <text:p>9.95686470589845</text:p>
          </table:table-cell>
          <table:table-cell office:value-type="float" office:value="9.42593779343542" calcext:value-type="float">
            <text:p>9.42593779343542</text:p>
          </table:table-cell>
          <table:table-cell office:value-type="float" office:value="11.2429017572309" calcext:value-type="float">
            <text:p>11.2429017572309</text:p>
          </table:table-cell>
          <table:table-cell office:value-type="float" office:value="10.2652753249097" calcext:value-type="float">
            <text:p>10.2652753249097</text:p>
          </table:table-cell>
          <table:table-cell office:value-type="float" office:value="9.90983195769178" calcext:value-type="float">
            <text:p>9.90983195769178</text:p>
          </table:table-cell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<text:s/>50.6 inches</text:p>
          </table:table-cell>
          <table:table-cell office:value-type="string" calcext:value-type="string">
            <text:p><text:s/>59.1 inches</text:p>
          </table:table-cell>
          <table:table-cell office:value-type="string" calcext:value-type="string">
            <text:p><text:s/>69.0 inches</text:p>
          </table:table-cell>
          <table:table-cell office:value-type="string" calcext:value-type="string">
            <text:p><text:s/>71.3 inches</text:p>
          </table:table-cell>
          <table:table-cell office:value-type="string" calcext:value-type="string">
            <text:p><text:s/>78.7 inches</text:p>
          </table:table-cell>
          <table:table-cell office:value-type="string" calcext:value-type="string">
            <text:p><text:s/>85.1 inches</text:p>
          </table:table-cell>
          <table:table-cell office:value-type="string" calcext:value-type="string">
            <text:p><text:s/>88.0 inches</text:p>
          </table:table-cell>
          <table:table-cell office:value-type="string" calcext:value-type="string">
            <text:p><text:s/>97.8 inches</text:p>
          </table:table-cell>
          <table:table-cell office:value-type="string" calcext:value-type="string">
            <text:p><text:s/>105.8 inches</text:p>
          </table:table-cell>
          <table:table-cell office:value-type="string" calcext:value-type="string">
            <text:p><text:s/>102.0 inches</text:p>
          </table:table-cell>
          <table:table-cell office:value-type="string" calcext:value-type="string">
            <text:p><text:s/>110.9 inches</text:p>
          </table:table-cell>
          <table:table-cell office:value-type="string" calcext:value-type="string">
            <text:p><text:s/>124.3 inches</text:p>
          </table:table-cell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<text:s/>45.1 Inches</text:p>
          </table:table-cell>
          <table:table-cell office:value-type="string" calcext:value-type="string">
            <text:p><text:s/>52.8 Inches</text:p>
          </table:table-cell>
          <table:table-cell office:value-type="string" calcext:value-type="string">
            <text:p><text:s/>61.6 Inches</text:p>
          </table:table-cell>
          <table:table-cell office:value-type="string" calcext:value-type="string">
            <text:p><text:s/>63.6 Inches</text:p>
          </table:table-cell>
          <table:table-cell office:value-type="string" calcext:value-type="string">
            <text:p><text:s/>70.2 Inches</text:p>
          </table:table-cell>
          <table:table-cell office:value-type="string" calcext:value-type="string">
            <text:p><text:s/>76.0 Inches</text:p>
          </table:table-cell>
          <table:table-cell office:value-type="string" calcext:value-type="string">
            <text:p><text:s/>78.5 Inches</text:p>
          </table:table-cell>
          <table:table-cell office:value-type="string" calcext:value-type="string">
            <text:p><text:s/>87.3 Inches</text:p>
          </table:table-cell>
          <table:table-cell office:value-type="string" calcext:value-type="string">
            <text:p><text:s/>94.5 Inches</text:p>
          </table:table-cell>
          <table:table-cell office:value-type="string" calcext:value-type="string">
            <text:p><text:s/>91.0 Inches</text:p>
          </table:table-cell>
          <table:table-cell office:value-type="string" calcext:value-type="string">
            <text:p><text:s/>99.0 Inches</text:p>
          </table:table-cell>
          <table:table-cell office:value-type="string" calcext:value-type="string">
            <text:p><text:s/>111.0 Inches</text:p>
          </table:table-cell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float" office:value="1.48384511078092" calcext:value-type="float">
            <text:p>1.48384511078092</text:p>
          </table:table-cell>
          <table:table-cell office:value-type="float" office:value="1.48049250307297" calcext:value-type="float">
            <text:p>1.48049250307297</text:p>
          </table:table-cell>
          <table:table-cell office:value-type="float" office:value="1.50009009097475" calcext:value-type="float">
            <text:p>1.50009009097475</text:p>
          </table:table-cell>
          <table:table-cell office:value-type="float" office:value="1.40000000023628" calcext:value-type="float">
            <text:p>1.40000000023628</text:p>
          </table:table-cell>
          <table:table-cell office:value-type="float" office:value="1.45745506985296" calcext:value-type="float">
            <text:p>1.45745506985296</text:p>
          </table:table-cell>
          <table:table-cell office:value-type="float" office:value="1.50629389996064" calcext:value-type="float">
            <text:p>1.50629389996064</text:p>
          </table:table-cell>
          <table:table-cell office:value-type="float" office:value="1.41398136259758" calcext:value-type="float">
            <text:p>1.41398136259758</text:p>
          </table:table-cell>
          <table:table-cell office:value-type="float" office:value="1.46415063221758" calcext:value-type="float">
            <text:p>1.46415063221758</text:p>
          </table:table-cell>
          <table:table-cell office:value-type="float" office:value="1.49468766567871" calcext:value-type="float">
            <text:p>1.49468766567871</text:p>
          </table:table-cell>
          <table:table-cell office:value-type="float" office:value="1.40300921954135" calcext:value-type="float">
            <text:p>1.40300921954135</text:p>
          </table:table-cell>
          <table:table-cell office:value-type="float" office:value="1.44797553799397" calcext:value-type="float">
            <text:p>1.44797553799397</text:p>
          </table:table-cell>
          <table:table-cell office:value-type="float" office:value="1.46671312162248" calcext:value-type="float">
            <text:p>1.46671312162248</text:p>
          </table:table-cell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float" office:value="0.321" calcext:value-type="float">
            <text:p>0.321</text:p>
          </table:table-cell>
          <table:table-cell office:value-type="float" office:value="0.337" calcext:value-type="float">
            <text:p>0.337</text:p>
          </table:table-cell>
          <table:table-cell office:value-type="float" office:value="0.369" calcext:value-type="float">
            <text:p>0.369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7" calcext:value-type="float">
            <text:p>0.297</text:p>
          </table:table-cell>
          <table:table-cell office:value-type="float" office:value="0.293" calcext:value-type="float">
            <text:p>0.293</text:p>
          </table:table-cell>
          <table:table-cell office:value-type="float" office:value="0.273" calcext:value-type="float">
            <text:p>0.273</text:p>
          </table:table-cell>
          <table:table-cell office:value-type="float" office:value="0.281" calcext:value-type="float">
            <text:p>0.281</text:p>
          </table:table-cell>
          <table:table-cell office:value-type="float" office:value="0.274" calcext:value-type="float">
            <text:p>0.274</text:p>
          </table:table-cell>
          <table:table-cell office:value-type="float" office:value="0.268" calcext:value-type="float">
            <text:p>0.268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<text:s/>574 <text:s/>sqft</text:p>
          </table:table-cell>
          <table:table-cell office:value-type="string" calcext:value-type="string">
            <text:p><text:s/>841 <text:s/>sqft</text:p>
          </table:table-cell>
          <table:table-cell office:value-type="string" calcext:value-type="string">
            <text:p><text:s/>1148 <text:s/>sqft</text:p>
          </table:table-cell>
          <table:table-cell office:value-type="string" calcext:value-type="string">
            <text:p><text:s/>1030 <text:s/>sqft</text:p>
          </table:table-cell>
          <table:table-cell office:value-type="string" calcext:value-type="string">
            <text:p><text:s/>1347 <text:s/>sqft</text:p>
          </table:table-cell>
          <table:table-cell office:value-type="string" calcext:value-type="string">
            <text:p><text:s/>1826 <text:s/>sqft</text:p>
          </table:table-cell>
          <table:table-cell office:value-type="string" calcext:value-type="string">
            <text:p><text:s/>1628 <text:s/>sqft</text:p>
          </table:table-cell>
          <table:table-cell office:value-type="string" calcext:value-type="string">
            <text:p><text:s/>2084 <text:s/>sqft</text:p>
          </table:table-cell>
          <table:table-cell office:value-type="string" calcext:value-type="string">
            <text:p><text:s/>2695 <text:s/>sqft</text:p>
          </table:table-cell>
          <table:table-cell office:value-type="string" calcext:value-type="string">
            <text:p><text:s/>2148 <text:s/>sqft</text:p>
          </table:table-cell>
          <table:table-cell office:value-type="string" calcext:value-type="string">
            <text:p><text:s/>2676 <text:s/>sqft</text:p>
          </table:table-cell>
          <table:table-cell office:value-type="string" calcext:value-type="string">
            <text:p><text:s/>3398 <text:s/>sqft</text:p>
          </table:table-cell>
        </table:table-row>
        <table:table-row table:style-name="ro1">
          <table:table-cell office:value-type="string" calcext:value-type="string">
            <text:p>Wing AR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.13" calcext:value-type="float">
            <text:p>11.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.85" calcext:value-type="float">
            <text:p>11.8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.73" calcext:value-type="float">
            <text:p>11.73</text:p>
          </table:table-cell>
          <table:table-cell office:value-type="float" office:value="14" calcext:value-type="float">
            <text:p>14</text:p>
          </table:table-cell>
          <table:table-cell office:value-type="float" office:value="13.19" calcext:value-type="float">
            <text:p>13.19</text:p>
          </table:table-cell>
          <table:table-cell office:value-type="float" office:value="12.34" calcext:value-type="float">
            <text:p>12.34</text:p>
          </table:table-cell>
        </table:table-row>
        <table:table-row table:style-name="ro1">
          <table:table-cell office:value-type="string" calcext:value-type="string">
            <text:p>Wing tc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" calcext:value-type="float">
            <text:p>0.09</text:p>
          </table:table-cell>
          <table:table-cell office:value-type="float" office:value="0.094" calcext:value-type="float">
            <text:p>0.094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<text:s/>89.7 <text:s/>ft</text:p>
          </table:table-cell>
          <table:table-cell office:value-type="string" calcext:value-type="string">
            <text:p><text:s/>108.5 <text:s/>ft</text:p>
          </table:table-cell>
          <table:table-cell office:value-type="string" calcext:value-type="string">
            <text:p><text:s/>113.1 <text:s/>ft</text:p>
          </table:table-cell>
          <table:table-cell office:value-type="string" calcext:value-type="string">
            <text:p><text:s/>120.1 <text:s/>ft</text:p>
          </table:table-cell>
          <table:table-cell office:value-type="string" calcext:value-type="string">
            <text:p><text:s/>137.3 <text:s/>ft</text:p>
          </table:table-cell>
          <table:table-cell office:value-type="string" calcext:value-type="string">
            <text:p><text:s/>147.1 <text:s/>ft</text:p>
          </table:table-cell>
          <table:table-cell office:value-type="string" calcext:value-type="string">
            <text:p><text:s/>151.0 <text:s/>ft</text:p>
          </table:table-cell>
          <table:table-cell office:value-type="string" calcext:value-type="string">
            <text:p><text:s/>170.8 <text:s/>ft</text:p>
          </table:table-cell>
          <table:table-cell office:value-type="string" calcext:value-type="string">
            <text:p><text:s/>177.8 <text:s/>ft</text:p>
          </table:table-cell>
          <table:table-cell office:value-type="string" calcext:value-type="string">
            <text:p><text:s/>173.4 <text:s/>ft</text:p>
          </table:table-cell>
          <table:table-cell office:value-type="string" calcext:value-type="string">
            <text:p><text:s/>187.9 <text:s/>ft</text:p>
          </table:table-cell>
          <table:table-cell office:value-type="string" calcext:value-type="string">
            <text:p><text:s/>204.8 <text:s/>ft</text:p>
          </table:table-cell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<text:s/>133.6 <text:s/>lbs/sqft</text:p>
          </table:table-cell>
          <table:table-cell office:value-type="string" calcext:value-type="string">
            <text:p><text:s/>118.0 <text:s/>lbs/sqft</text:p>
          </table:table-cell>
          <table:table-cell office:value-type="string" calcext:value-type="string">
            <text:p><text:s/>110.3 <text:s/>lbs/sqft</text:p>
          </table:table-cell>
          <table:table-cell office:value-type="string" calcext:value-type="string">
            <text:p><text:s/>149.5 <text:s/>lbs/sqft</text:p>
          </table:table-cell>
          <table:table-cell office:value-type="string" calcext:value-type="string">
            <text:p><text:s/>144.1 <text:s/>lbs/sqft</text:p>
          </table:table-cell>
          <table:table-cell office:value-type="string" calcext:value-type="string">
            <text:p><text:s/>133.6 <text:s/>lbs/sqft</text:p>
          </table:table-cell>
          <table:table-cell office:value-type="string" calcext:value-type="string">
            <text:p><text:s/>153.0 <text:s/>lbs/sqft</text:p>
          </table:table-cell>
          <table:table-cell office:value-type="string" calcext:value-type="string">
            <text:p><text:s/>153.3 <text:s/>lbs/sqft</text:p>
          </table:table-cell>
          <table:table-cell office:value-type="string" calcext:value-type="string">
            <text:p><text:s/>147.6 <text:s/>lbs/sqft</text:p>
          </table:table-cell>
          <table:table-cell office:value-type="string" calcext:value-type="string">
            <text:p><text:s/>156.0 <text:s/>lbs/sqft</text:p>
          </table:table-cell>
          <table:table-cell office:value-type="string" calcext:value-type="string">
            <text:p><text:s/>157.6 <text:s/>lbs/sqft</text:p>
          </table:table-cell>
          <table:table-cell office:value-type="string" calcext:value-type="string">
            <text:p><text:s/>158.1 <text:s/>lbs/sqft</text:p>
          </table:table-cell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<text:s/>55.87 <text:s/>ft</text:p>
          </table:table-cell>
          <table:table-cell office:value-type="string" calcext:value-type="string">
            <text:p><text:s/>52.19 <text:s/>ft</text:p>
          </table:table-cell>
          <table:table-cell office:value-type="string" calcext:value-type="string">
            <text:p><text:s/>43.64 <text:s/>ft</text:p>
          </table:table-cell>
          <table:table-cell office:value-type="string" calcext:value-type="string">
            <text:p><text:s/>76.32 <text:s/>ft</text:p>
          </table:table-cell>
          <table:table-cell office:value-type="string" calcext:value-type="string">
            <text:p><text:s/>76.80 <text:s/>ft</text:p>
          </table:table-cell>
          <table:table-cell office:value-type="string" calcext:value-type="string">
            <text:p><text:s/>66.09 <text:s/>ft</text:p>
          </table:table-cell>
          <table:table-cell office:value-type="string" calcext:value-type="string">
            <text:p><text:s/>93.75 <text:s/>ft</text:p>
          </table:table-cell>
          <table:table-cell office:value-type="string" calcext:value-type="string">
            <text:p><text:s/>100.44 <text:s/>ft</text:p>
          </table:table-cell>
          <table:table-cell office:value-type="string" calcext:value-type="string">
            <text:p><text:s/>90.23 <text:s/>ft</text:p>
          </table:table-cell>
          <table:table-cell office:value-type="string" calcext:value-type="string">
            <text:p><text:s/>115.96 <text:s/>ft</text:p>
          </table:table-cell>
          <table:table-cell office:value-type="string" calcext:value-type="string">
            <text:p><text:s/>115.33 <text:s/>ft</text:p>
          </table:table-cell>
          <table:table-cell office:value-type="string" calcext:value-type="string">
            <text:p><text:s/>108.98 <text:s/>ft</text:p>
          </table:table-cell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<text:s/>1925 <text:s/>USG</text:p>
          </table:table-cell>
          <table:table-cell office:value-type="string" calcext:value-type="string">
            <text:p><text:s/>2783 <text:s/>USG</text:p>
          </table:table-cell>
          <table:table-cell office:value-type="string" calcext:value-type="string">
            <text:p><text:s/>5772 <text:s/>USG</text:p>
          </table:table-cell>
          <table:table-cell office:value-type="string" calcext:value-type="string">
            <text:p><text:s/>4830 <text:s/>USG</text:p>
          </table:table-cell>
          <table:table-cell office:value-type="string" calcext:value-type="string">
            <text:p><text:s/>5721 <text:s/>USG</text:p>
          </table:table-cell>
          <table:table-cell office:value-type="string" calcext:value-type="string">
            <text:p><text:s/>10565 <text:s/>USG</text:p>
          </table:table-cell>
          <table:table-cell office:value-type="string" calcext:value-type="string">
            <text:p><text:s/>9364 <text:s/>USG</text:p>
          </table:table-cell>
          <table:table-cell office:value-type="string" calcext:value-type="string">
            <text:p><text:s/>10316 <text:s/>USG</text:p>
          </table:table-cell>
          <table:table-cell office:value-type="string" calcext:value-type="string">
            <text:p><text:s/>17381 <text:s/>USG</text:p>
          </table:table-cell>
          <table:table-cell office:value-type="string" calcext:value-type="string">
            <text:p><text:s/>12095 <text:s/>USG</text:p>
          </table:table-cell>
          <table:table-cell office:value-type="string" calcext:value-type="string">
            <text:p><text:s/>15491 <text:s/>USG</text:p>
          </table:table-cell>
          <table:table-cell office:value-type="string" calcext:value-type="string">
            <text:p><text:s/>22625 <text:s/>USG</text:p>
          </table:table-cell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<text:s/>28.5 deg</text:p>
          </table:table-cell>
          <table:table-cell office:value-type="string" calcext:value-type="string">
            <text:p><text:s/>32.7 deg</text:p>
          </table:table-cell>
          <table:table-cell office:value-type="string" calcext:value-type="string">
            <text:p><text:s/>41.9 deg</text:p>
          </table:table-cell>
          <table:table-cell office:value-type="string" calcext:value-type="string">
            <text:p><text:s/>30.2 deg</text:p>
          </table:table-cell>
          <table:table-cell office:value-type="string" calcext:value-type="string">
            <text:p><text:s/>27.6 deg</text:p>
          </table:table-cell>
          <table:table-cell office:value-type="string" calcext:value-type="string">
            <text:p><text:s/>39.3 deg</text:p>
          </table:table-cell>
          <table:table-cell office:value-type="string" calcext:value-type="string">
            <text:p><text:s/>31.1 deg</text:p>
          </table:table-cell>
          <table:table-cell office:value-type="string" calcext:value-type="string">
            <text:p><text:s/>19.4 deg</text:p>
          </table:table-cell>
          <table:table-cell office:value-type="string" calcext:value-type="string">
            <text:p><text:s/>33.1 deg</text:p>
          </table:table-cell>
          <table:table-cell office:value-type="string" calcext:value-type="string">
            <text:p><text:s/>19.0 deg</text:p>
          </table:table-cell>
          <table:table-cell office:value-type="string" calcext:value-type="string">
            <text:p><text:s/>19.7 deg</text:p>
          </table:table-cell>
          <table:table-cell office:value-type="string" calcext:value-type="string">
            <text:p><text:s/>28.4 deg</text:p>
          </table:table-cell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<text:s/>88 / 0.700 <text:s/>sqft / nd</text:p>
          </table:table-cell>
          <table:table-cell office:value-type="string" calcext:value-type="string">
            <text:p><text:s/>153 / 0.700 <text:s/>sqft / nd</text:p>
          </table:table-cell>
          <table:table-cell office:value-type="string" calcext:value-type="string">
            <text:p><text:s/>252 / 0.700 <text:s/>sqft / nd</text:p>
          </table:table-cell>
          <table:table-cell office:value-type="string" calcext:value-type="string">
            <text:p><text:s/>160 / 0.700 <text:s/>sqft / nd</text:p>
          </table:table-cell>
          <table:table-cell office:value-type="string" calcext:value-type="string">
            <text:p><text:s/>238 / 0.700 <text:s/>sqft / nd</text:p>
          </table:table-cell>
          <table:table-cell office:value-type="string" calcext:value-type="string">
            <text:p><text:s/>387 / 0.700 <text:s/>sqft / nd</text:p>
          </table:table-cell>
          <table:table-cell office:value-type="string" calcext:value-type="string">
            <text:p><text:s/>258 / 0.700 <text:s/>sqft / nd</text:p>
          </table:table-cell>
          <table:table-cell office:value-type="string" calcext:value-type="string">
            <text:p><text:s/>373 / 0.700 <text:s/>sqft / nd</text:p>
          </table:table-cell>
          <table:table-cell office:value-type="string" calcext:value-type="string">
            <text:p><text:s/>587 / 0.700 <text:s/>sqft / nd</text:p>
          </table:table-cell>
          <table:table-cell office:value-type="string" calcext:value-type="string">
            <text:p><text:s/>345 / 0.700 <text:s/>sqft / nd</text:p>
          </table:table-cell>
          <table:table-cell office:value-type="string" calcext:value-type="string">
            <text:p><text:s/>492 / 0.700 <text:s/>sqft / nd</text:p>
          </table:table-cell>
          <table:table-cell office:value-type="string" calcext:value-type="string">
            <text:p><text:s/>727 / 0.700 <text:s/>sqft / nd</text:p>
          </table:table-cell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<text:s/>104 / 0.072 <text:s/>sqft / nd</text:p>
          </table:table-cell>
          <table:table-cell office:value-type="string" calcext:value-type="string">
            <text:p><text:s/>175 / 0.070 <text:s/>sqft / nd</text:p>
          </table:table-cell>
          <table:table-cell office:value-type="string" calcext:value-type="string">
            <text:p><text:s/>234 / 0.070 <text:s/>sqft / nd</text:p>
          </table:table-cell>
          <table:table-cell office:value-type="string" calcext:value-type="string">
            <text:p><text:s/>185 / 0.071 <text:s/>sqft / nd</text:p>
          </table:table-cell>
          <table:table-cell office:value-type="string" calcext:value-type="string">
            <text:p><text:s/>274 / 0.070 <text:s/>sqft / nd</text:p>
          </table:table-cell>
          <table:table-cell office:value-type="string" calcext:value-type="string">
            <text:p><text:s/>382 / 0.070 <text:s/>sqft / nd</text:p>
          </table:table-cell>
          <table:table-cell office:value-type="string" calcext:value-type="string">
            <text:p><text:s/>303 / 0.072 <text:s/>sqft / nd</text:p>
          </table:table-cell>
          <table:table-cell office:value-type="string" calcext:value-type="string">
            <text:p><text:s/>433 / 0.070 <text:s/>sqft / nd</text:p>
          </table:table-cell>
          <table:table-cell office:value-type="string" calcext:value-type="string">
            <text:p><text:s/>580 / 0.070 <text:s/>sqft / nd</text:p>
          </table:table-cell>
          <table:table-cell office:value-type="string" calcext:value-type="string">
            <text:p><text:s/>401 / 0.071 <text:s/>sqft / nd</text:p>
          </table:table-cell>
          <table:table-cell office:value-type="string" calcext:value-type="string">
            <text:p><text:s/>539 / 0.070 <text:s/>sqft / nd</text:p>
          </table:table-cell>
          <table:table-cell office:value-type="string" calcext:value-type="string">
            <text:p><text:s/>755 / 0.070 <text:s/>sqft / nd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<text:s/>31218 <text:s/>ft</text:p>
          </table:table-cell>
          <table:table-cell office:value-type="string" calcext:value-type="string">
            <text:p><text:s/>37447 <text:s/>ft</text:p>
          </table:table-cell>
          <table:table-cell office:value-type="string" calcext:value-type="string">
            <text:p><text:s/>38858 <text:s/>ft</text:p>
          </table:table-cell>
          <table:table-cell office:value-type="string" calcext:value-type="string">
            <text:p><text:s/>24638 <text:s/>ft</text:p>
          </table:table-cell>
          <table:table-cell office:value-type="string" calcext:value-type="string">
            <text:p><text:s/>32967 <text:s/>ft</text:p>
          </table:table-cell>
          <table:table-cell office:value-type="string" calcext:value-type="string">
            <text:p><text:s/>34581 <text:s/>ft</text:p>
          </table:table-cell>
          <table:table-cell office:value-type="string" calcext:value-type="string">
            <text:p><text:s/>23913 <text:s/>ft</text:p>
          </table:table-cell>
          <table:table-cell office:value-type="string" calcext:value-type="string">
            <text:p><text:s/>30079 <text:s/>ft</text:p>
          </table:table-cell>
          <table:table-cell office:value-type="string" calcext:value-type="string">
            <text:p><text:s/>31947 <text:s/>ft</text:p>
          </table:table-cell>
          <table:table-cell office:value-type="string" calcext:value-type="string">
            <text:p><text:s/>22881 <text:s/>ft</text:p>
          </table:table-cell>
          <table:table-cell office:value-type="string" calcext:value-type="string">
            <text:p><text:s/>28181 <text:s/>ft</text:p>
          </table:table-cell>
          <table:table-cell office:value-type="string" calcext:value-type="string">
            <text:p><text:s/>31829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4393.54 lbf</text:p>
          </table:table-cell>
          <table:table-cell office:value-type="string" calcext:value-type="string">
            <text:p><text:s/>4871.43 lbf</text:p>
          </table:table-cell>
          <table:table-cell office:value-type="string" calcext:value-type="string">
            <text:p><text:s/>6554.00 lbf</text:p>
          </table:table-cell>
          <table:table-cell office:value-type="string" calcext:value-type="string">
            <text:p><text:s/>9194.07 lbf</text:p>
          </table:table-cell>
          <table:table-cell office:value-type="string" calcext:value-type="string">
            <text:p><text:s/>9749.81 lbf</text:p>
          </table:table-cell>
          <table:table-cell office:value-type="string" calcext:value-type="string">
            <text:p><text:s/>12127.80 lbf</text:p>
          </table:table-cell>
          <table:table-cell office:value-type="string" calcext:value-type="string">
            <text:p><text:s/>15064.60 lbf</text:p>
          </table:table-cell>
          <table:table-cell office:value-type="string" calcext:value-type="string">
            <text:p><text:s/>16804.60 lbf</text:p>
          </table:table-cell>
          <table:table-cell office:value-type="string" calcext:value-type="string">
            <text:p><text:s/>20337.75 lbf</text:p>
          </table:table-cell>
          <table:table-cell office:value-type="string" calcext:value-type="string">
            <text:p><text:s/>19776.46 lbf</text:p>
          </table:table-cell>
          <table:table-cell office:value-type="string" calcext:value-type="string">
            <text:p><text:s/>22192.37 lbf</text:p>
          </table:table-cell>
          <table:table-cell office:value-type="string" calcext:value-type="string">
            <text:p><text:s/>26668.92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0.46" calcext:value-type="float">
            <text:p>0.46</text:p>
          </table:table-cell>
          <table:table-cell office:value-type="float" office:value="0.59" calcext:value-type="float">
            <text:p>0.59</text:p>
          </table:table-cell>
          <table:table-cell office:value-type="float" office:value="0.55" calcext:value-type="float">
            <text:p>0.55</text:p>
          </table:table-cell>
          <table:table-cell office:value-type="float" office:value="0.46" calcext:value-type="float">
            <text:p>0.46</text:p>
          </table:table-cell>
          <table:table-cell office:value-type="float" office:value="0.56" calcext:value-type="float">
            <text:p>0.56</text:p>
          </table:table-cell>
          <table:table-cell office:value-type="float" office:value="0.54" calcext:value-type="float">
            <text:p>0.54</text:p>
          </table:table-cell>
          <table:table-cell office:value-type="float" office:value="0.45" calcext:value-type="float">
            <text:p>0.45</text:p>
          </table:table-cell>
          <table:table-cell office:value-type="float" office:value="0.53" calcext:value-type="float">
            <text:p>0.5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957" calcext:value-type="float">
            <text:p>0.01957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1534" calcext:value-type="float">
            <text:p>0.01534</text:p>
          </table:table-cell>
          <table:table-cell office:value-type="float" office:value="0.01861" calcext:value-type="float">
            <text:p>0.01861</text:p>
          </table:table-cell>
          <table:table-cell office:value-type="float" office:value="0.01679" calcext:value-type="float">
            <text:p>0.01679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1918" calcext:value-type="float">
            <text:p>0.01918</text:p>
          </table:table-cell>
          <table:table-cell office:value-type="float" office:value="0.01747" calcext:value-type="float">
            <text:p>0.01747</text:p>
          </table:table-cell>
          <table:table-cell office:value-type="float" office:value="0.01528" calcext:value-type="float">
            <text:p>0.01528</text:p>
          </table:table-cell>
          <table:table-cell office:value-type="float" office:value="0.01854" calcext:value-type="float">
            <text:p>0.01854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.01516" calcext:value-type="float">
            <text:p>0.01516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957" calcext:value-type="float">
            <text:p>0.00957</text:p>
          </table:table-cell>
          <table:table-cell office:value-type="float" office:value="0.01086" calcext:value-type="float">
            <text:p>0.01086</text:p>
          </table:table-cell>
          <table:table-cell office:value-type="float" office:value="0.01085" calcext:value-type="float">
            <text:p>0.01085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1072" calcext:value-type="float">
            <text:p>0.01072</text:p>
          </table:table-cell>
          <table:table-cell office:value-type="float" office:value="0.01013" calcext:value-type="float">
            <text:p>0.01013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942" calcext:value-type="float">
            <text:p>0.00942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629" calcext:value-type="float">
            <text:p>0.00629</text:p>
          </table:table-cell>
          <table:table-cell office:value-type="float" office:value="0.00876" calcext:value-type="float">
            <text:p>0.00876</text:p>
          </table:table-cell>
          <table:table-cell office:value-type="float" office:value="0.01075" calcext:value-type="float">
            <text:p>0.01075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2481" calcext:value-type="float">
            <text:p>0.72481</text:p>
          </table:table-cell>
          <table:table-cell office:value-type="float" office:value="0.75088" calcext:value-type="float">
            <text:p>0.75088</text:p>
          </table:table-cell>
          <table:table-cell office:value-type="float" office:value="0.79583" calcext:value-type="float">
            <text:p>0.79583</text:p>
          </table:table-cell>
          <table:table-cell office:value-type="float" office:value="0.73329" calcext:value-type="float">
            <text:p>0.73329</text:p>
          </table:table-cell>
          <table:table-cell office:value-type="float" office:value="0.75003" calcext:value-type="float">
            <text:p>0.75003</text:p>
          </table:table-cell>
          <table:table-cell office:value-type="float" office:value="0.79251" calcext:value-type="float">
            <text:p>0.79251</text:p>
          </table:table-cell>
          <table:table-cell office:value-type="float" office:value="0.72824" calcext:value-type="float">
            <text:p>0.72824</text:p>
          </table:table-cell>
          <table:table-cell office:value-type="float" office:value="0.74373" calcext:value-type="float">
            <text:p>0.74373</text:p>
          </table:table-cell>
          <table:table-cell office:value-type="float" office:value="0.78949" calcext:value-type="float">
            <text:p>0.78949</text:p>
          </table:table-cell>
          <table:table-cell office:value-type="float" office:value="0.73395" calcext:value-type="float">
            <text:p>0.73395</text:p>
          </table:table-cell>
          <table:table-cell office:value-type="float" office:value="0.7591" calcext:value-type="float">
            <text:p>0.7591</text:p>
          </table:table-cell>
          <table:table-cell office:value-type="float" office:value="0.78374" calcext:value-type="float">
            <text:p>0.78374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063" calcext:value-type="float">
            <text:p>0.00063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8" calcext:value-type="float">
            <text:p>0.00058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3295" calcext:value-type="float">
            <text:p>0.03295</text:p>
          </table:table-cell>
          <table:table-cell office:value-type="float" office:value="0.03072" calcext:value-type="float">
            <text:p>0.03072</text:p>
          </table:table-cell>
          <table:table-cell office:value-type="float" office:value="0.02983" calcext:value-type="float">
            <text:p>0.02983</text:p>
          </table:table-cell>
          <table:table-cell office:value-type="float" office:value="0.02866" calcext:value-type="float">
            <text:p>0.02866</text:p>
          </table:table-cell>
          <table:table-cell office:value-type="float" office:value="0.03103" calcext:value-type="float">
            <text:p>0.03103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3027" calcext:value-type="float">
            <text:p>0.03027</text:p>
          </table:table-cell>
          <table:table-cell office:value-type="float" office:value="0.02843" calcext:value-type="float">
            <text:p>0.02843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2858" calcext:value-type="float">
            <text:p>0.02858</text:p>
          </table:table-cell>
          <table:table-cell office:value-type="float" office:value="0.02941" calcext:value-type="float">
            <text:p>0.02941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6.8" calcext:value-type="float">
            <text:p>16.8</text:p>
          </table:table-cell>
          <table:table-cell office:value-type="float" office:value="19.5" calcext:value-type="float">
            <text:p>19.5</text:p>
          </table:table-cell>
          <table:table-cell office:value-type="float" office:value="18.4" calcext:value-type="float">
            <text:p>18.4</text:p>
          </table:table-cell>
          <table:table-cell office:value-type="float" office:value="16.2" calcext:value-type="float">
            <text:p>16.2</text:p>
          </table:table-cell>
          <table:table-cell office:value-type="float" office:value="19.2" calcext:value-type="float">
            <text:p>19.2</text:p>
          </table:table-cell>
          <table:table-cell office:value-type="float" office:value="19.3" calcext:value-type="float">
            <text:p>19.3</text:p>
          </table:table-cell>
          <table:table-cell office:value-type="float" office:value="16" calcext:value-type="float">
            <text:p>16</text:p>
          </table:table-cell>
          <table:table-cell office:value-type="float" office:value="18.3" calcext:value-type="float">
            <text:p>18.3</text:p>
          </table:table-cell>
          <table:table-cell office:value-type="float" office:value="18.8" calcext:value-type="float">
            <text:p>18.8</text:p>
          </table:table-cell>
          <table:table-cell office:value-type="float" office:value="16.4" calcext:value-type="float">
            <text:p>16.4</text:p>
          </table:table-cell>
          <table:table-cell office:value-type="float" office:value="18.4" calcext:value-type="float">
            <text:p>18.4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42 <text:s/>lbm/lbf-hr</text:p>
          </table:table-cell>
          <table:table-cell office:value-type="string" calcext:value-type="string">
            <text:p><text:s/>0.556 <text:s/>lbm/lbf-hr</text:p>
          </table:table-cell>
          <table:table-cell office:value-type="string" calcext:value-type="string">
            <text:p><text:s/>0.567 <text:s/>lbm/lbf-hr</text:p>
          </table:table-cell>
          <table:table-cell office:value-type="string" calcext:value-type="string">
            <text:p><text:s/>0.534 <text:s/>lbm/lbf-hr</text:p>
          </table:table-cell>
          <table:table-cell office:value-type="string" calcext:value-type="string">
            <text:p><text:s/>0.552 <text:s/>lbm/lbf-hr</text:p>
          </table:table-cell>
          <table:table-cell office:value-type="string" calcext:value-type="string">
            <text:p><text:s/>0.565 <text:s/>lbm/lbf-hr</text:p>
          </table:table-cell>
          <table:table-cell office:value-type="string" calcext:value-type="string">
            <text:p><text:s/>0.535 <text:s/>lbm/lbf-hr</text:p>
          </table:table-cell>
          <table:table-cell office:value-type="string" calcext:value-type="string">
            <text:p><text:s/>0.550 <text:s/>lbm/lbf-hr</text:p>
          </table:table-cell>
          <table:table-cell office:value-type="string" calcext:value-type="string">
            <text:p><text:s/>0.563 <text:s/>lbm/lbf-hr</text:p>
          </table:table-cell>
          <table:table-cell office:value-type="string" calcext:value-type="string">
            <text:p><text:s/>0.534 <text:s/>lbm/lbf-hr</text:p>
          </table:table-cell>
          <table:table-cell office:value-type="string" calcext:value-type="string">
            <text:p><text:s/>0.548 <text:s/>lbm/lbf-hr</text:p>
          </table:table-cell>
          <table:table-cell office:value-type="string" calcext:value-type="string">
            <text:p><text:s/>0.561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39 percent</text:p>
          </table:table-cell>
          <table:table-cell office:value-type="string" calcext:value-type="string">
            <text:p><text:s/>0.337 percent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54 percent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55 percent</text:p>
          </table:table-cell>
          <table:table-cell office:value-type="string" calcext:value-type="string">
            <text:p><text:s/>0.351 percent</text:p>
          </table:table-cell>
          <table:table-cell office:value-type="string" calcext:value-type="string">
            <text:p><text:s/>0.354 percent</text:p>
          </table:table-cell>
          <table:table-cell office:value-type="string" calcext:value-type="string">
            <text:p><text:s/>0.356 percent</text:p>
          </table:table-cell>
          <table:table-cell table:number-columns-repeated="2" office:value-type="string" calcext:value-type="string">
            <text:p><text:s/>0.355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957.9" calcext:value-type="float">
            <text:p>6957.9</text:p>
          </table:table-cell>
          <table:table-cell office:value-type="float" office:value="8049.5" calcext:value-type="float">
            <text:p>8049.5</text:p>
          </table:table-cell>
          <table:table-cell office:value-type="float" office:value="7785.1" calcext:value-type="float">
            <text:p>7785.1</text:p>
          </table:table-cell>
          <table:table-cell office:value-type="float" office:value="7024.3" calcext:value-type="float">
            <text:p>7024.3</text:p>
          </table:table-cell>
          <table:table-cell office:value-type="float" office:value="8092.8" calcext:value-type="float">
            <text:p>8092.8</text:p>
          </table:table-cell>
          <table:table-cell office:value-type="float" office:value="8238.3" calcext:value-type="float">
            <text:p>8238.3</text:p>
          </table:table-cell>
          <table:table-cell office:value-type="float" office:value="6952.9" calcext:value-type="float">
            <text:p>6952.9</text:p>
          </table:table-cell>
          <table:table-cell office:value-type="float" office:value="7873.2" calcext:value-type="float">
            <text:p>7873.2</text:p>
          </table:table-cell>
          <table:table-cell office:value-type="float" office:value="8168.2" calcext:value-type="float">
            <text:p>8168.2</text:p>
          </table:table-cell>
          <table:table-cell office:value-type="float" office:value="7178.5" calcext:value-type="float">
            <text:p>7178.5</text:p>
          </table:table-cell>
          <table:table-cell office:value-type="float" office:value="7976.2" calcext:value-type="float">
            <text:p>7976.2</text:p>
          </table:table-cell>
          <table:table-cell office:value-type="float" office:value="8455.4" calcext:value-type="float">
            <text:p>8455.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<text:s/>5679 <text:s/>lbs</text:p>
          </table:table-cell>
          <table:table-cell office:value-type="string" calcext:value-type="string">
            <text:p><text:s/>17741 <text:s/>lbs</text:p>
          </table:table-cell>
          <table:table-cell office:value-type="string" calcext:value-type="string">
            <text:p><text:s/>36756 <text:s/>lbs</text:p>
          </table:table-cell>
          <table:table-cell office:value-type="string" calcext:value-type="string">
            <text:p><text:s/>11194 <text:s/>lbs</text:p>
          </table:table-cell>
          <table:table-cell office:value-type="string" calcext:value-type="string">
            <text:p><text:s/>34471 <text:s/>lbs</text:p>
          </table:table-cell>
          <table:table-cell office:value-type="string" calcext:value-type="string">
            <text:p><text:s/>67339 <text:s/>lbs</text:p>
          </table:table-cell>
          <table:table-cell office:value-type="string" calcext:value-type="string">
            <text:p><text:s/>18331 <text:s/>lbs</text:p>
          </table:table-cell>
          <table:table-cell office:value-type="string" calcext:value-type="string">
            <text:p><text:s/>58285 <text:s/>lbs</text:p>
          </table:table-cell>
          <table:table-cell office:value-type="string" calcext:value-type="string">
            <text:p><text:s/>110791 <text:s/>lbs</text:p>
          </table:table-cell>
          <table:table-cell office:value-type="string" calcext:value-type="string">
            <text:p><text:s/>23927 <text:s/>lbs</text:p>
          </table:table-cell>
          <table:table-cell office:value-type="string" calcext:value-type="string">
            <text:p><text:s/>76006 <text:s/>lbs</text:p>
          </table:table-cell>
          <table:table-cell office:value-type="string" calcext:value-type="string">
            <text:p><text:s/>144221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table:number-columns-repeated="12" office:value-type="string" calcext:value-type="string">
            <text:p>---------------------------</text:p>
          </table:table-cell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9757 <text:s/>ft</text:p>
          </table:table-cell>
          <table:table-cell office:value-type="string" calcext:value-type="string">
            <text:p><text:s/>43440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6479 <text:s/>ft</text:p>
          </table:table-cell>
          <table:table-cell office:value-type="string" calcext:value-type="string">
            <text:p><text:s/>39297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4778 <text:s/>ft</text:p>
          </table:table-cell>
          <table:table-cell office:value-type="string" calcext:value-type="string">
            <text:p><text:s/>37403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3356 <text:s/>ft</text:p>
          </table:table-cell>
          <table:table-cell office:value-type="string" calcext:value-type="string">
            <text:p><text:s/>36971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4507.00 lbf</text:p>
          </table:table-cell>
          <table:table-cell office:value-type="string" calcext:value-type="string">
            <text:p><text:s/>4311.16 lbf</text:p>
          </table:table-cell>
          <table:table-cell office:value-type="string" calcext:value-type="string">
            <text:p><text:s/>5275.52 lbf</text:p>
          </table:table-cell>
          <table:table-cell office:value-type="string" calcext:value-type="string">
            <text:p><text:s/>8479.98 lbf</text:p>
          </table:table-cell>
          <table:table-cell office:value-type="string" calcext:value-type="string">
            <text:p><text:s/>8525.48 lbf</text:p>
          </table:table-cell>
          <table:table-cell office:value-type="string" calcext:value-type="string">
            <text:p><text:s/>9835.16 lbf</text:p>
          </table:table-cell>
          <table:table-cell office:value-type="string" calcext:value-type="string">
            <text:p><text:s/>13723.79 lbf</text:p>
          </table:table-cell>
          <table:table-cell office:value-type="string" calcext:value-type="string">
            <text:p><text:s/>14475.06 lbf</text:p>
          </table:table-cell>
          <table:table-cell office:value-type="string" calcext:value-type="string">
            <text:p><text:s/>16352.18 lbf</text:p>
          </table:table-cell>
          <table:table-cell office:value-type="string" calcext:value-type="string">
            <text:p><text:s/>17767.82 lbf</text:p>
          </table:table-cell>
          <table:table-cell office:value-type="string" calcext:value-type="string">
            <text:p><text:s/>19050.05 lbf</text:p>
          </table:table-cell>
          <table:table-cell office:value-type="string" calcext:value-type="string">
            <text:p><text:s/>21665.56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46" calcext:value-type="float">
            <text:p>0.46</text:p>
          </table:table-cell>
          <table:table-cell office:value-type="float" office:value="0.58" calcext:value-type="float">
            <text:p>0.58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office:value-type="float" office:value="0.61" calcext:value-type="float">
            <text:p>0.61</text:p>
          </table:table-cell>
          <table:table-cell office:value-type="float" office:value="0.55" calcext:value-type="float">
            <text:p>0.55</text:p>
          </table:table-cell>
          <table:table-cell office:value-type="float" office:value="0.52" calcext:value-type="float">
            <text:p>0.52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7" calcext:value-type="float">
            <text:p>0.57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926" calcext:value-type="float">
            <text:p>0.01926</text:p>
          </table:table-cell>
          <table:table-cell office:value-type="float" office:value="0.01698" calcext:value-type="float">
            <text:p>0.01698</text:p>
          </table:table-cell>
          <table:table-cell office:value-type="float" office:value="0.01585" calcext:value-type="float">
            <text:p>0.01585</text:p>
          </table:table-cell>
          <table:table-cell office:value-type="float" office:value="0.01891" calcext:value-type="float">
            <text:p>0.01891</text:p>
          </table:table-cell>
          <table:table-cell office:value-type="float" office:value="0.01711" calcext:value-type="float">
            <text:p>0.01711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1954" calcext:value-type="float">
            <text:p>0.01954</text:p>
          </table:table-cell>
          <table:table-cell office:value-type="float" office:value="0.01788" calcext:value-type="float">
            <text:p>0.01788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1898" calcext:value-type="float">
            <text:p>0.01898</text:p>
          </table:table-cell>
          <table:table-cell office:value-type="float" office:value="0.01723" calcext:value-type="float">
            <text:p>0.01723</text:p>
          </table:table-cell>
          <table:table-cell office:value-type="float" office:value="0.01557" calcext:value-type="float">
            <text:p>0.01557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1029" calcext:value-type="float">
            <text:p>0.01029</text:p>
          </table:table-cell>
          <table:table-cell office:value-type="float" office:value="0.01047" calcext:value-type="float">
            <text:p>0.01047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013" calcext:value-type="float">
            <text:p>0.01013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1091" calcext:value-type="float">
            <text:p>0.01091</text:p>
          </table:table-cell>
          <table:table-cell office:value-type="float" office:value="0.01044" calcext:value-type="float">
            <text:p>0.01044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1054" calcext:value-type="float">
            <text:p>0.01054</text:p>
          </table:table-cell>
          <table:table-cell office:value-type="float" office:value="0.01127" calcext:value-type="float">
            <text:p>0.01127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2753" calcext:value-type="float">
            <text:p>0.72753</text:p>
          </table:table-cell>
          <table:table-cell office:value-type="float" office:value="0.74828" calcext:value-type="float">
            <text:p>0.74828</text:p>
          </table:table-cell>
          <table:table-cell office:value-type="float" office:value="0.79156" calcext:value-type="float">
            <text:p>0.79156</text:p>
          </table:table-cell>
          <table:table-cell office:value-type="float" office:value="0.73063" calcext:value-type="float">
            <text:p>0.73063</text:p>
          </table:table-cell>
          <table:table-cell office:value-type="float" office:value="0.74708" calcext:value-type="float">
            <text:p>0.74708</text:p>
          </table:table-cell>
          <table:table-cell office:value-type="float" office:value="0.78853" calcext:value-type="float">
            <text:p>0.78853</text:p>
          </table:table-cell>
          <table:table-cell office:value-type="float" office:value="0.72502" calcext:value-type="float">
            <text:p>0.72502</text:p>
          </table:table-cell>
          <table:table-cell office:value-type="float" office:value="0.73997" calcext:value-type="float">
            <text:p>0.73997</text:p>
          </table:table-cell>
          <table:table-cell office:value-type="float" office:value="0.78551" calcext:value-type="float">
            <text:p>0.78551</text:p>
          </table:table-cell>
          <table:table-cell office:value-type="float" office:value="0.73002" calcext:value-type="float">
            <text:p>0.73002</text:p>
          </table:table-cell>
          <table:table-cell office:value-type="float" office:value="0.75528" calcext:value-type="float">
            <text:p>0.75528</text:p>
          </table:table-cell>
          <table:table-cell office:value-type="float" office:value="0.78001" calcext:value-type="float">
            <text:p>0.78001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238" calcext:value-type="float">
            <text:p>0.00238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063" calcext:value-type="float">
            <text:p>0.00063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923" calcext:value-type="float">
            <text:p>0.02923</text:p>
          </table:table-cell>
          <table:table-cell office:value-type="float" office:value="0.03037" calcext:value-type="float">
            <text:p>0.03037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3065" calcext:value-type="float">
            <text:p>0.03065</text:p>
          </table:table-cell>
          <table:table-cell office:value-type="float" office:value="0.03204" calcext:value-type="float">
            <text:p>0.03204</text:p>
          </table:table-cell>
          <table:table-cell office:value-type="float" office:value="0.02875" calcext:value-type="float">
            <text:p>0.02875</text:p>
          </table:table-cell>
          <table:table-cell office:value-type="float" office:value="0.03139" calcext:value-type="float">
            <text:p>0.03139</text:p>
          </table:table-cell>
          <table:table-cell office:value-type="float" office:value="0.03241" calcext:value-type="float">
            <text:p>0.03241</text:p>
          </table:table-cell>
          <table:table-cell office:value-type="float" office:value="0.02958" calcext:value-type="float">
            <text:p>0.02958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3108" calcext:value-type="float">
            <text:p>0.03108</text:p>
          </table:table-cell>
          <table:table-cell office:value-type="float" office:value="0.03044" calcext:value-type="float">
            <text:p>0.03044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5.7" calcext:value-type="float">
            <text:p>15.7</text:p>
          </table:table-cell>
          <table:table-cell office:value-type="float" office:value="19.2" calcext:value-type="float">
            <text:p>19.2</text:p>
          </table:table-cell>
          <table:table-cell office:value-type="float" office:value="18" calcext:value-type="float">
            <text:p>18</text:p>
          </table:table-cell>
          <table:table-cell office:value-type="float" office:value="16.7" calcext:value-type="float">
            <text:p>16.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.7" calcext:value-type="float">
            <text:p>16.7</text:p>
          </table:table-cell>
          <table:table-cell office:value-type="float" office:value="18.4" calcext:value-type="float">
            <text:p>18.4</text:p>
          </table:table-cell>
          <table:table-cell office:value-type="float" office:value="18.6" calcext:value-type="float">
            <text:p>18.6</text:p>
          </table:table-cell>
          <table:table-cell office:value-type="float" office:value="17.4" calcext:value-type="float">
            <text:p>17.4</text:p>
          </table:table-cell>
          <table:table-cell office:value-type="float" office:value="18.5" calcext:value-type="float">
            <text:p>18.5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40 <text:s/>lbm/lbf-hr</text:p>
          </table:table-cell>
          <table:table-cell office:value-type="string" calcext:value-type="string">
            <text:p><text:s/>0.556 <text:s/>lbm/lbf-hr</text:p>
          </table:table-cell>
          <table:table-cell office:value-type="string" calcext:value-type="string">
            <text:p><text:s/>0.567 <text:s/>lbm/lbf-hr</text:p>
          </table:table-cell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55 <text:s/>lbm/lbf-hr</text:p>
          </table:table-cell>
          <table:table-cell office:value-type="string" calcext:value-type="string">
            <text:p><text:s/>0.567 <text:s/>lbm/lbf-hr</text:p>
          </table:table-cell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54 <text:s/>lbm/lbf-hr</text:p>
          </table:table-cell>
          <table:table-cell office:value-type="string" calcext:value-type="string">
            <text:p><text:s/>0.566 <text:s/>lbm/lbf-hr</text:p>
          </table:table-cell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52 <text:s/>lbm/lbf-hr</text:p>
          </table:table-cell>
          <table:table-cell office:value-type="string" calcext:value-type="string">
            <text:p><text:s/>0.565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37 percent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38 percent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41 percent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46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637.7" calcext:value-type="float">
            <text:p>6637.7</text:p>
          </table:table-cell>
          <table:table-cell office:value-type="float" office:value="7914.4" calcext:value-type="float">
            <text:p>7914.4</text:p>
          </table:table-cell>
          <table:table-cell office:value-type="float" office:value="7606.6" calcext:value-type="float">
            <text:p>7606.6</text:p>
          </table:table-cell>
          <table:table-cell office:value-type="float" office:value="7119.7" calcext:value-type="float">
            <text:p>7119.7</text:p>
          </table:table-cell>
          <table:table-cell office:value-type="float" office:value="7877.7" calcext:value-type="float">
            <text:p>7877.7</text:p>
          </table:table-cell>
          <table:table-cell office:value-type="float" office:value="8009" calcext:value-type="float">
            <text:p>8009</text:p>
          </table:table-cell>
          <table:table-cell office:value-type="float" office:value="7100.7" calcext:value-type="float">
            <text:p>7100.7</text:p>
          </table:table-cell>
          <table:table-cell office:value-type="float" office:value="7671.2" calcext:value-type="float">
            <text:p>7671.2</text:p>
          </table:table-cell>
          <table:table-cell office:value-type="float" office:value="7858.9" calcext:value-type="float">
            <text:p>7858.9</text:p>
          </table:table-cell>
          <table:table-cell office:value-type="float" office:value="7394.5" calcext:value-type="float">
            <text:p>7394.5</text:p>
          </table:table-cell>
          <table:table-cell office:value-type="float" office:value="7794.5" calcext:value-type="float">
            <text:p>7794.5</text:p>
          </table:table-cell>
          <table:table-cell office:value-type="float" office:value="8127.5" calcext:value-type="float">
            <text:p>8127.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<text:s/>2877 <text:s/>lbs</text:p>
          </table:table-cell>
          <table:table-cell office:value-type="string" calcext:value-type="string">
            <text:p><text:s/>5670 <text:s/>lbs</text:p>
          </table:table-cell>
          <table:table-cell office:value-type="string" calcext:value-type="string">
            <text:p><text:s/>10998 <text:s/>lbs</text:p>
          </table:table-cell>
          <table:table-cell office:value-type="string" calcext:value-type="string">
            <text:p><text:s/>5286 <text:s/>lbs</text:p>
          </table:table-cell>
          <table:table-cell office:value-type="string" calcext:value-type="string">
            <text:p><text:s/>10850 <text:s/>lbs</text:p>
          </table:table-cell>
          <table:table-cell office:value-type="string" calcext:value-type="string">
            <text:p><text:s/>20180 <text:s/>lbs</text:p>
          </table:table-cell>
          <table:table-cell office:value-type="string" calcext:value-type="string">
            <text:p><text:s/>8638 <text:s/>lbs</text:p>
          </table:table-cell>
          <table:table-cell office:value-type="string" calcext:value-type="string">
            <text:p><text:s/>18134 <text:s/>lbs</text:p>
          </table:table-cell>
          <table:table-cell office:value-type="string" calcext:value-type="string">
            <text:p><text:s/>33191 <text:s/>lbs</text:p>
          </table:table-cell>
          <table:table-cell office:value-type="string" calcext:value-type="string">
            <text:p><text:s/>11087 <text:s/>lbs</text:p>
          </table:table-cell>
          <table:table-cell office:value-type="string" calcext:value-type="string">
            <text:p><text:s/>23554 <text:s/>lbs</text:p>
          </table:table-cell>
          <table:table-cell office:value-type="string" calcext:value-type="string">
            <text:p><text:s/>43478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table:number-columns-repeated="12" office:value-type="string" calcext:value-type="string">
            <text:p><text:s/>0.95 / 0.95</text:p>
          </table:table-cell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<text:s/>7218 / 7221 <text:s/>ft/ft</text:p>
          </table:table-cell>
          <table:table-cell office:value-type="string" calcext:value-type="string">
            <text:p><text:s/>6762 / 8201 <text:s/>ft/ft</text:p>
          </table:table-cell>
          <table:table-cell office:value-type="string" calcext:value-type="string">
            <text:p><text:s/>5638 / 8244 <text:s/>ft/ft</text:p>
          </table:table-cell>
          <table:table-cell office:value-type="string" calcext:value-type="string">
            <text:p><text:s/>8450 / 8453 <text:s/>ft/ft</text:p>
          </table:table-cell>
          <table:table-cell office:value-type="string" calcext:value-type="string">
            <text:p><text:s/>8724 / 8724 <text:s/>ft/ft</text:p>
          </table:table-cell>
          <table:table-cell office:value-type="string" calcext:value-type="string">
            <text:p><text:s/>8590 / 9022 <text:s/>ft/ft</text:p>
          </table:table-cell>
          <table:table-cell office:value-type="string" calcext:value-type="string">
            <text:p><text:s/>9073 / 9073 <text:s/>ft/ft</text:p>
          </table:table-cell>
          <table:table-cell office:value-type="string" calcext:value-type="string">
            <text:p><text:s/>9529 / 9528 <text:s/>ft/ft</text:p>
          </table:table-cell>
          <table:table-cell office:value-type="string" calcext:value-type="string">
            <text:p><text:s/>10053 / 10053 <text:s/>ft/ft</text:p>
          </table:table-cell>
          <table:table-cell office:value-type="string" calcext:value-type="string">
            <text:p><text:s/>9656 / 9656 <text:s/>ft/ft</text:p>
          </table:table-cell>
          <table:table-cell office:value-type="string" calcext:value-type="string">
            <text:p><text:s/>10234 / 10232 <text:s/>ft/ft</text:p>
          </table:table-cell>
          <table:table-cell office:value-type="string" calcext:value-type="string">
            <text:p><text:s/>10963 / 10963 <text:s/>ft/ft</text:p>
          </table:table-cell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<text:s/>155.9 / 156.0 <text:s/>KCAS / KCAS</text:p>
          </table:table-cell>
          <table:table-cell office:value-type="string" calcext:value-type="string">
            <text:p><text:s/>152.2 / 157.2 <text:s/>KCAS / KCAS</text:p>
          </table:table-cell>
          <table:table-cell office:value-type="string" calcext:value-type="string">
            <text:p><text:s/>131.8 / 158.4 <text:s/>KCAS / KCAS</text:p>
          </table:table-cell>
          <table:table-cell office:value-type="string" calcext:value-type="string">
            <text:p><text:s/>159.4 / 159.6 <text:s/>KCAS / KCAS</text:p>
          </table:table-cell>
          <table:table-cell office:value-type="string" calcext:value-type="string">
            <text:p><text:s/>160.8 / 160.8 <text:s/>KCAS / KCAS</text:p>
          </table:table-cell>
          <table:table-cell office:value-type="string" calcext:value-type="string">
            <text:p><text:s/>145.6 / 162.0 <text:s/>KCAS / KCAS</text:p>
          </table:table-cell>
          <table:table-cell office:value-type="string" calcext:value-type="string">
            <text:p><text:s/>160.9 / 162.0 <text:s/>KCAS / KCAS</text:p>
          </table:table-cell>
          <table:table-cell office:value-type="string" calcext:value-type="string">
            <text:p><text:s/>163.7 / 164.4 <text:s/>KCAS / KCAS</text:p>
          </table:table-cell>
          <table:table-cell office:value-type="string" calcext:value-type="string">
            <text:p><text:s/>152.5 / 168.0 <text:s/>KCAS / KCAS</text:p>
          </table:table-cell>
          <table:table-cell office:value-type="string" calcext:value-type="string">
            <text:p><text:s/>165.6 / 165.6 <text:s/>KCAS / KCAS</text:p>
          </table:table-cell>
          <table:table-cell office:value-type="string" calcext:value-type="string">
            <text:p><text:s/>164.2 / 169.2 <text:s/>KCAS / KCAS</text:p>
          </table:table-cell>
          <table:table-cell office:value-type="string" calcext:value-type="string">
            <text:p><text:s/>159.5 / 172.8 <text:s/>KCAS / KCAS</text:p>
          </table:table-cell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 office:value-type="string" calcext:value-type="string">
            <text:p><text:s/>0.560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051 / 0.05</text:p>
          </table:table-cell>
          <table:table-cell office:value-type="string" calcext:value-type="string">
            <text:p><text:s/>0.655 / 0.05</text:p>
          </table:table-cell>
          <table:table-cell office:value-type="string" calcext:value-type="string">
            <text:p><text:s/>0.102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708 / 0.05</text:p>
          </table:table-cell>
          <table:table-cell office:value-type="string" calcext:value-type="string">
            <text:p><text:s/>0.158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705 / 0.05</text:p>
          </table:table-cell>
          <table:table-cell office:value-type="string" calcext:value-type="string">
            <text:p><text:s/>0.269 / 0.05</text:p>
          </table:table-cell>
          <table:table-cell office:value-type="string" calcext:value-type="string">
            <text:p><text:s/>0.050 / 0.05</text:p>
          </table:table-cell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 office:value-type="string" calcext:value-type="string">
            <text:p><text:s/>0.051 / 0.024 deg / deg</text:p>
          </table:table-cell>
          <table:table-cell office:value-type="string" calcext:value-type="string">
            <text:p><text:s/>0.062 / 0.024 deg / deg</text:p>
          </table:table-cell>
          <table:table-cell office:value-type="string" calcext:value-type="string">
            <text:p><text:s/>0.061 / 0.024 deg / deg</text:p>
          </table:table-cell>
          <table:table-cell office:value-type="string" calcext:value-type="string">
            <text:p><text:s/>0.029 / 0.024 deg / deg</text:p>
          </table:table-cell>
          <table:table-cell office:value-type="string" calcext:value-type="string">
            <text:p><text:s/>0.041 / 0.024 deg / deg</text:p>
          </table:table-cell>
          <table:table-cell office:value-type="string" calcext:value-type="string">
            <text:p><text:s/>0.034 / 0.024 deg / deg</text:p>
          </table:table-cell>
          <table:table-cell office:value-type="string" calcext:value-type="string">
            <text:p><text:s/>0.026 / 0.024 deg / deg</text:p>
          </table:table-cell>
          <table:table-cell office:value-type="string" calcext:value-type="string">
            <text:p><text:s/>0.033 / 0.024 deg / deg</text:p>
          </table:table-cell>
          <table:table-cell table:number-columns-repeated="4" office:value-type="string" calcext:value-type="string">
            <text:p><text:s/>0.024 / 0.024 deg / deg</text:p>
          </table:table-cell>
        </table:table-row>
        <table:table-row table:style-name="ro1">
          <table:table-cell office:value-type="string" calcext:value-type="string">
            <text:p>Takeoff Convergence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6" calcext:value-type="float">
            <text:p>0.0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n Throttle Max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table:number-columns-repeated="5"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</table:table-row>
      </table:table>
      <table:table table:name="DS_TOFL20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ax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MTOW</text:p>
          </table:table-cell>
          <table:table-cell office:value-type="string" calcext:value-type="string">
            <text:p><text:s/>78517 <text:s/>lbm</text:p>
          </table:table-cell>
          <table:table-cell office:value-type="string" calcext:value-type="string">
            <text:p><text:s/>100557 <text:s/>lbm</text:p>
          </table:table-cell>
          <table:table-cell office:value-type="string" calcext:value-type="string">
            <text:p><text:s/>129589 <text:s/>lbm</text:p>
          </table:table-cell>
          <table:table-cell office:value-type="string" calcext:value-type="string">
            <text:p><text:s/>158575 <text:s/>lbm</text:p>
          </table:table-cell>
          <table:table-cell office:value-type="string" calcext:value-type="string">
            <text:p><text:s/>200572 <text:s/>lbm</text:p>
          </table:table-cell>
          <table:table-cell office:value-type="string" calcext:value-type="string">
            <text:p><text:s/>241760 <text:s/>lbm</text:p>
          </table:table-cell>
          <table:table-cell office:value-type="string" calcext:value-type="string">
            <text:p><text:s/>251004 <text:s/>lbm</text:p>
          </table:table-cell>
          <table:table-cell office:value-type="string" calcext:value-type="string">
            <text:p><text:s/>321838 <text:s/>lbm</text:p>
          </table:table-cell>
          <table:table-cell office:value-type="string" calcext:value-type="string">
            <text:p><text:s/>392359 <text:s/>lbm</text:p>
          </table:table-cell>
          <table:table-cell office:value-type="string" calcext:value-type="string">
            <text:p><text:s/>337709 <text:s/>lbm</text:p>
          </table:table-cell>
          <table:table-cell office:value-type="string" calcext:value-type="string">
            <text:p><text:s/>420830 <text:s/>lbm</text:p>
          </table:table-cell>
          <table:table-cell office:value-type="string" calcext:value-type="string">
            <text:p><text:s/>524940 <text:s/>lbm</text:p>
          </table:table-cell>
        </table:table-row>
        <table:table-row table:style-name="ro1">
          <table:table-cell office:value-type="string" calcext:value-type="string">
            <text:p>MLW</text:p>
          </table:table-cell>
          <table:table-cell table:number-columns-repeated="12" office:value-type="string" calcext:value-type="string">
            <text:p><text:s/>0 <text:s/>lbm</text:p>
          </table:table-cell>
        </table:table-row>
        <table:table-row table:style-name="ro1">
          <table:table-cell office:value-type="string" calcext:value-type="string">
            <text:p>Payload</text:p>
          </table:table-cell>
          <table:table-cell table:number-columns-repeated="3" office:value-type="string" calcext:value-type="string">
            <text:p><text:s/>25500 lbm</text:p>
          </table:table-cell>
          <table:table-cell table:number-columns-repeated="3" office:value-type="string" calcext:value-type="string">
            <text:p><text:s/>51000 lbm</text:p>
          </table:table-cell>
          <table:table-cell table:number-columns-repeated="3" office:value-type="string" calcext:value-type="string">
            <text:p><text:s/>76500 lbm</text:p>
          </table:table-cell>
          <table:table-cell table:number-columns-repeated="3" office:value-type="string" calcext:value-type="string">
            <text:p><text:s/>102000 lbm</text:p>
          </table:table-cell>
        </table:table-row>
        <table:table-row table:style-name="ro1">
          <table:table-cell office:value-type="string" calcext:value-type="string">
            <text:p>OEW</text:p>
          </table:table-cell>
          <table:table-cell office:value-type="string" calcext:value-type="string">
            <text:p><text:s/>44123 lbm</text:p>
          </table:table-cell>
          <table:table-cell office:value-type="string" calcext:value-type="string">
            <text:p><text:s/>52137 lbm</text:p>
          </table:table-cell>
          <table:table-cell office:value-type="string" calcext:value-type="string">
            <text:p><text:s/>64817 lbm</text:p>
          </table:table-cell>
          <table:table-cell office:value-type="string" calcext:value-type="string">
            <text:p><text:s/>90351 lbm</text:p>
          </table:table-cell>
          <table:table-cell office:value-type="string" calcext:value-type="string">
            <text:p><text:s/>108129 lbm</text:p>
          </table:table-cell>
          <table:table-cell office:value-type="string" calcext:value-type="string">
            <text:p><text:s/>115304 lbm</text:p>
          </table:table-cell>
          <table:table-cell office:value-type="string" calcext:value-type="string">
            <text:p><text:s/>147065 lbm</text:p>
          </table:table-cell>
          <table:table-cell office:value-type="string" calcext:value-type="string">
            <text:p><text:s/>176810 lbm</text:p>
          </table:table-cell>
          <table:table-cell office:value-type="string" calcext:value-type="string">
            <text:p><text:s/>191557 lbm</text:p>
          </table:table-cell>
          <table:table-cell office:value-type="string" calcext:value-type="string">
            <text:p><text:s/>201163 lbm</text:p>
          </table:table-cell>
          <table:table-cell office:value-type="string" calcext:value-type="string">
            <text:p><text:s/>230184 lbm</text:p>
          </table:table-cell>
          <table:table-cell office:value-type="string" calcext:value-type="string">
            <text:p><text:s/>263826 lbm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gine Type</text:p>
          </table:table-cell>
          <table:table-cell table:number-columns-repeated="12" office:value-type="string" calcext:value-type="string">
            <text:p><text:s/>turbofan</text:p>
          </table:table-cell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<text:s/>8564 <text:s/>lbf</text:p>
          </table:table-cell>
          <table:table-cell office:value-type="string" calcext:value-type="string">
            <text:p><text:s/>12346 <text:s/>lbf</text:p>
          </table:table-cell>
          <table:table-cell office:value-type="string" calcext:value-type="string">
            <text:p><text:s/>16850 <text:s/>lbf</text:p>
          </table:table-cell>
          <table:table-cell office:value-type="string" calcext:value-type="string">
            <text:p><text:s/>15813 <text:s/>lbf</text:p>
          </table:table-cell>
          <table:table-cell office:value-type="string" calcext:value-type="string">
            <text:p><text:s/>22407 <text:s/>lbf</text:p>
          </table:table-cell>
          <table:table-cell office:value-type="string" calcext:value-type="string">
            <text:p><text:s/>25282 <text:s/>lbf</text:p>
          </table:table-cell>
          <table:table-cell office:value-type="string" calcext:value-type="string">
            <text:p><text:s/>24790 <text:s/>lbf</text:p>
          </table:table-cell>
          <table:table-cell office:value-type="string" calcext:value-type="string">
            <text:p><text:s/>32580 <text:s/>lbf</text:p>
          </table:table-cell>
          <table:table-cell office:value-type="string" calcext:value-type="string">
            <text:p><text:s/>36580 <text:s/>lbf</text:p>
          </table:table-cell>
          <table:table-cell office:value-type="string" calcext:value-type="string">
            <text:p><text:s/>32146 <text:s/>lbf</text:p>
          </table:table-cell>
          <table:table-cell office:value-type="string" calcext:value-type="string">
            <text:p><text:s/>39861 <text:s/>lbf</text:p>
          </table:table-cell>
          <table:table-cell office:value-type="string" calcext:value-type="string">
            <text:p><text:s/>48998 <text:s/>lbf</text:p>
          </table:table-cell>
        </table:table-row>
        <table:table-row table:style-name="ro1">
          <table:table-cell office:value-type="string" calcext:value-type="string">
            <text:p>Number of Engines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float" office:value="9.77495719595164" calcext:value-type="float">
            <text:p>9.77495719595164</text:p>
          </table:table-cell>
          <table:table-cell office:value-type="float" office:value="9.18803322876879" calcext:value-type="float">
            <text:p>9.18803322876879</text:p>
          </table:table-cell>
          <table:table-cell office:value-type="float" office:value="8.98295995959421" calcext:value-type="float">
            <text:p>8.98295995959421</text:p>
          </table:table-cell>
          <table:table-cell office:value-type="float" office:value="10.7349546519169" calcext:value-type="float">
            <text:p>10.7349546519169</text:p>
          </table:table-cell>
          <table:table-cell office:value-type="float" office:value="9.09107521099138" calcext:value-type="float">
            <text:p>9.09107521099138</text:p>
          </table:table-cell>
          <table:table-cell office:value-type="float" office:value="8.71304744965075" calcext:value-type="float">
            <text:p>8.71304744965075</text:p>
          </table:table-cell>
          <table:table-cell office:value-type="float" office:value="10.2518448973787" calcext:value-type="float">
            <text:p>10.2518448973787</text:p>
          </table:table-cell>
          <table:table-cell office:value-type="float" office:value="9.03375316496416" calcext:value-type="float">
            <text:p>9.03375316496416</text:p>
          </table:table-cell>
          <table:table-cell office:value-type="float" office:value="8.15779930389456" calcext:value-type="float">
            <text:p>8.15779930389456</text:p>
          </table:table-cell>
          <table:table-cell office:value-type="float" office:value="10.4225008480891" calcext:value-type="float">
            <text:p>10.4225008480891</text:p>
          </table:table-cell>
          <table:table-cell office:value-type="float" office:value="9.31177883969932" calcext:value-type="float">
            <text:p>9.31177883969932</text:p>
          </table:table-cell>
          <table:table-cell office:value-type="float" office:value="9.16309128302257" calcext:value-type="float">
            <text:p>9.16309128302257</text:p>
          </table:table-cell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<text:s/>50.6 inches</text:p>
          </table:table-cell>
          <table:table-cell office:value-type="string" calcext:value-type="string">
            <text:p><text:s/>59.2 inches</text:p>
          </table:table-cell>
          <table:table-cell office:value-type="string" calcext:value-type="string">
            <text:p><text:s/>68.6 inches</text:p>
          </table:table-cell>
          <table:table-cell office:value-type="string" calcext:value-type="string">
            <text:p><text:s/>71.5 inches</text:p>
          </table:table-cell>
          <table:table-cell office:value-type="string" calcext:value-type="string">
            <text:p><text:s/>79.4 inches</text:p>
          </table:table-cell>
          <table:table-cell office:value-type="string" calcext:value-type="string">
            <text:p><text:s/>83.0 inches</text:p>
          </table:table-cell>
          <table:table-cell office:value-type="string" calcext:value-type="string">
            <text:p><text:s/>87.8 inches</text:p>
          </table:table-cell>
          <table:table-cell office:value-type="string" calcext:value-type="string">
            <text:p><text:s/>95.6 inches</text:p>
          </table:table-cell>
          <table:table-cell office:value-type="string" calcext:value-type="string">
            <text:p><text:s/>97.4 inches</text:p>
          </table:table-cell>
          <table:table-cell office:value-type="string" calcext:value-type="string">
            <text:p><text:s/>100.7 inches</text:p>
          </table:table-cell>
          <table:table-cell office:value-type="string" calcext:value-type="string">
            <text:p><text:s/>107.0 inches</text:p>
          </table:table-cell>
          <table:table-cell office:value-type="string" calcext:value-type="string">
            <text:p><text:s/>117.9 inches</text:p>
          </table:table-cell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<text:s/>45.2 Inches</text:p>
          </table:table-cell>
          <table:table-cell office:value-type="string" calcext:value-type="string">
            <text:p><text:s/>52.9 Inches</text:p>
          </table:table-cell>
          <table:table-cell office:value-type="string" calcext:value-type="string">
            <text:p><text:s/>61.2 Inches</text:p>
          </table:table-cell>
          <table:table-cell office:value-type="string" calcext:value-type="string">
            <text:p><text:s/>63.8 Inches</text:p>
          </table:table-cell>
          <table:table-cell office:value-type="string" calcext:value-type="string">
            <text:p><text:s/>70.9 Inches</text:p>
          </table:table-cell>
          <table:table-cell office:value-type="string" calcext:value-type="string">
            <text:p><text:s/>74.1 Inches</text:p>
          </table:table-cell>
          <table:table-cell office:value-type="string" calcext:value-type="string">
            <text:p><text:s/>78.4 Inches</text:p>
          </table:table-cell>
          <table:table-cell office:value-type="string" calcext:value-type="string">
            <text:p><text:s/>85.3 Inches</text:p>
          </table:table-cell>
          <table:table-cell office:value-type="string" calcext:value-type="string">
            <text:p><text:s/>87.0 Inches</text:p>
          </table:table-cell>
          <table:table-cell office:value-type="string" calcext:value-type="string">
            <text:p><text:s/>89.9 Inches</text:p>
          </table:table-cell>
          <table:table-cell office:value-type="string" calcext:value-type="string">
            <text:p><text:s/>95.5 Inches</text:p>
          </table:table-cell>
          <table:table-cell office:value-type="string" calcext:value-type="string">
            <text:p><text:s/>105.2 Inches</text:p>
          </table:table-cell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float" office:value="1.47420952592034" calcext:value-type="float">
            <text:p>1.47420952592034</text:p>
          </table:table-cell>
          <table:table-cell office:value-type="float" office:value="1.50961288301931" calcext:value-type="float">
            <text:p>1.50961288301931</text:p>
          </table:table-cell>
          <table:table-cell office:value-type="float" office:value="1.52316579789117" calcext:value-type="float">
            <text:p>1.52316579789117</text:p>
          </table:table-cell>
          <table:table-cell office:value-type="float" office:value="1.42526704307981" calcext:value-type="float">
            <text:p>1.42526704307981</text:p>
          </table:table-cell>
          <table:table-cell office:value-type="float" office:value="1.51593825623063" calcext:value-type="float">
            <text:p>1.51593825623063</text:p>
          </table:table-cell>
          <table:table-cell office:value-type="float" office:value="1.54205780914017" calcext:value-type="float">
            <text:p>1.54205780914017</text:p>
          </table:table-cell>
          <table:table-cell office:value-type="float" office:value="1.4486580180263" calcext:value-type="float">
            <text:p>1.4486580180263</text:p>
          </table:table-cell>
          <table:table-cell office:value-type="float" office:value="1.51974695472582" calcext:value-type="float">
            <text:p>1.51974695472582</text:p>
          </table:table-cell>
          <table:table-cell office:value-type="float" office:value="1.58519149233493" calcext:value-type="float">
            <text:p>1.58519149233493</text:p>
          </table:table-cell>
          <table:table-cell office:value-type="float" office:value="1.44012731902161" calcext:value-type="float">
            <text:p>1.44012731902161</text:p>
          </table:table-cell>
          <table:table-cell office:value-type="float" office:value="1.5017466406374" calcext:value-type="float">
            <text:p>1.5017466406374</text:p>
          </table:table-cell>
          <table:table-cell office:value-type="float" office:value="1.51122622487939" calcext:value-type="float">
            <text:p>1.51122622487939</text:p>
          </table:table-cell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float" office:value="0.31" calcext:value-type="float">
            <text:p>0.3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64" calcext:value-type="float">
            <text:p>0.364</text:p>
          </table:table-cell>
          <table:table-cell office:value-type="float" office:value="0.288" calcext:value-type="float">
            <text:p>0.288</text:p>
          </table:table-cell>
          <table:table-cell office:value-type="float" office:value="0.314" calcext:value-type="float">
            <text:p>0.314</text:p>
          </table:table-cell>
          <table:table-cell office:value-type="float" office:value="0.292" calcext:value-type="float">
            <text:p>0.292</text:p>
          </table:table-cell>
          <table:table-cell office:value-type="float" office:value="0.283" calcext:value-type="float">
            <text:p>0.283</text:p>
          </table:table-cell>
          <table:table-cell office:value-type="float" office:value="0.284" calcext:value-type="float">
            <text:p>0.284</text:p>
          </table:table-cell>
          <table:table-cell office:value-type="float" office:value="0.257" calcext:value-type="float">
            <text:p>0.257</text:p>
          </table:table-cell>
          <table:table-cell office:value-type="float" office:value="0.273" calcext:value-type="float">
            <text:p>0.273</text:p>
          </table:table-cell>
          <table:table-cell office:value-type="float" office:value="0.267" calcext:value-type="float">
            <text:p>0.267</text:p>
          </table:table-cell>
          <table:table-cell office:value-type="float" office:value="0.262" calcext:value-type="float">
            <text:p>0.26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<text:s/>729 <text:s/>sqft</text:p>
          </table:table-cell>
          <table:table-cell office:value-type="string" calcext:value-type="string">
            <text:p><text:s/>891 <text:s/>sqft</text:p>
          </table:table-cell>
          <table:table-cell office:value-type="string" calcext:value-type="string">
            <text:p><text:s/>1260 <text:s/>sqft</text:p>
          </table:table-cell>
          <table:table-cell office:value-type="string" calcext:value-type="string">
            <text:p><text:s/>1386 <text:s/>sqft</text:p>
          </table:table-cell>
          <table:table-cell office:value-type="string" calcext:value-type="string">
            <text:p><text:s/>1689 <text:s/>sqft</text:p>
          </table:table-cell>
          <table:table-cell office:value-type="string" calcext:value-type="string">
            <text:p><text:s/>1834 <text:s/>sqft</text:p>
          </table:table-cell>
          <table:table-cell office:value-type="string" calcext:value-type="string">
            <text:p><text:s/>2069 <text:s/>sqft</text:p>
          </table:table-cell>
          <table:table-cell office:value-type="string" calcext:value-type="string">
            <text:p><text:s/>2513 <text:s/>sqft</text:p>
          </table:table-cell>
          <table:table-cell office:value-type="string" calcext:value-type="string">
            <text:p><text:s/>2732 <text:s/>sqft</text:p>
          </table:table-cell>
          <table:table-cell office:value-type="string" calcext:value-type="string">
            <text:p><text:s/>2662 <text:s/>sqft</text:p>
          </table:table-cell>
          <table:table-cell office:value-type="string" calcext:value-type="string">
            <text:p><text:s/>3074 <text:s/>sqft</text:p>
          </table:table-cell>
          <table:table-cell office:value-type="string" calcext:value-type="string">
            <text:p><text:s/>3567 <text:s/>sqft</text:p>
          </table:table-cell>
        </table:table-row>
        <table:table-row table:style-name="ro1">
          <table:table-cell office:value-type="string" calcext:value-type="string">
            <text:p>Wing AR</text:p>
          </table:table-cell>
          <table:table-cell office:value-type="float" office:value="13.29" calcext:value-type="float">
            <text:p>13.29</text:p>
          </table:table-cell>
          <table:table-cell office:value-type="float" office:value="13.87" calcext:value-type="float">
            <text:p>13.87</text:p>
          </table:table-cell>
          <table:table-cell office:value-type="float" office:value="11.69" calcext:value-type="float">
            <text:p>11.69</text:p>
          </table:table-cell>
          <table:table-cell office:value-type="float" office:value="12.97" calcext:value-type="float">
            <text:p>12.97</text:p>
          </table:table-cell>
          <table:table-cell office:value-type="float" office:value="13.61" calcext:value-type="float">
            <text:p>13.61</text:p>
          </table:table-cell>
          <table:table-cell office:value-type="float" office:value="11.61" calcext:value-type="float">
            <text:p>11.61</text:p>
          </table:table-cell>
          <table:table-cell office:value-type="float" office:value="12.56" calcext:value-type="float">
            <text:p>12.56</text:p>
          </table:table-cell>
          <table:table-cell office:value-type="float" office:value="12.07" calcext:value-type="float">
            <text:p>12.07</text:p>
          </table:table-cell>
          <table:table-cell office:value-type="float" office:value="11.34" calcext:value-type="float">
            <text:p>11.34</text:p>
          </table:table-cell>
          <table:table-cell office:value-type="float" office:value="12.64" calcext:value-type="float">
            <text:p>12.64</text:p>
          </table:table-cell>
          <table:table-cell office:value-type="float" office:value="11.66" calcext:value-type="float">
            <text:p>11.66</text:p>
          </table:table-cell>
          <table:table-cell office:value-type="float" office:value="11.08" calcext:value-type="float">
            <text:p>11.08</text:p>
          </table:table-cell>
        </table:table-row>
        <table:table-row table:style-name="ro1">
          <table:table-cell office:value-type="string" calcext:value-type="string">
            <text:p>Wing tc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" calcext:value-type="float">
            <text:p>0.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<text:s/>98.5 <text:s/>ft</text:p>
          </table:table-cell>
          <table:table-cell office:value-type="string" calcext:value-type="string">
            <text:p><text:s/>111.2 <text:s/>ft</text:p>
          </table:table-cell>
          <table:table-cell office:value-type="string" calcext:value-type="string">
            <text:p><text:s/>121.4 <text:s/>ft</text:p>
          </table:table-cell>
          <table:table-cell office:value-type="string" calcext:value-type="string">
            <text:p><text:s/>134.1 <text:s/>ft</text:p>
          </table:table-cell>
          <table:table-cell office:value-type="string" calcext:value-type="string">
            <text:p><text:s/>151.6 <text:s/>ft</text:p>
          </table:table-cell>
          <table:table-cell office:value-type="string" calcext:value-type="string">
            <text:p><text:s/>145.9 <text:s/>ft</text:p>
          </table:table-cell>
          <table:table-cell office:value-type="string" calcext:value-type="string">
            <text:p><text:s/>161.2 <text:s/>ft</text:p>
          </table:table-cell>
          <table:table-cell office:value-type="string" calcext:value-type="string">
            <text:p><text:s/>174.2 <text:s/>ft</text:p>
          </table:table-cell>
          <table:table-cell office:value-type="string" calcext:value-type="string">
            <text:p><text:s/>176.0 <text:s/>ft</text:p>
          </table:table-cell>
          <table:table-cell office:value-type="string" calcext:value-type="string">
            <text:p><text:s/>183.4 <text:s/>ft</text:p>
          </table:table-cell>
          <table:table-cell office:value-type="string" calcext:value-type="string">
            <text:p><text:s/>189.3 <text:s/>ft</text:p>
          </table:table-cell>
          <table:table-cell office:value-type="string" calcext:value-type="string">
            <text:p><text:s/>198.8 <text:s/>ft</text:p>
          </table:table-cell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<text:s/>107.6 <text:s/>lbs/sqft</text:p>
          </table:table-cell>
          <table:table-cell office:value-type="string" calcext:value-type="string">
            <text:p><text:s/>112.9 <text:s/>lbs/sqft</text:p>
          </table:table-cell>
          <table:table-cell office:value-type="string" calcext:value-type="string">
            <text:p><text:s/>102.8 <text:s/>lbs/sqft</text:p>
          </table:table-cell>
          <table:table-cell office:value-type="string" calcext:value-type="string">
            <text:p><text:s/>114.4 <text:s/>lbs/sqft</text:p>
          </table:table-cell>
          <table:table-cell office:value-type="string" calcext:value-type="string">
            <text:p><text:s/>118.8 <text:s/>lbs/sqft</text:p>
          </table:table-cell>
          <table:table-cell office:value-type="string" calcext:value-type="string">
            <text:p><text:s/>131.8 <text:s/>lbs/sqft</text:p>
          </table:table-cell>
          <table:table-cell office:value-type="string" calcext:value-type="string">
            <text:p><text:s/>121.3 <text:s/>lbs/sqft</text:p>
          </table:table-cell>
          <table:table-cell office:value-type="string" calcext:value-type="string">
            <text:p><text:s/>128.1 <text:s/>lbs/sqft</text:p>
          </table:table-cell>
          <table:table-cell office:value-type="string" calcext:value-type="string">
            <text:p><text:s/>143.6 <text:s/>lbs/sqft</text:p>
          </table:table-cell>
          <table:table-cell office:value-type="string" calcext:value-type="string">
            <text:p><text:s/>126.8 <text:s/>lbs/sqft</text:p>
          </table:table-cell>
          <table:table-cell office:value-type="string" calcext:value-type="string">
            <text:p><text:s/>136.9 <text:s/>lbs/sqft</text:p>
          </table:table-cell>
          <table:table-cell office:value-type="string" calcext:value-type="string">
            <text:p><text:s/>147.2 <text:s/>lbs/sqft</text:p>
          </table:table-cell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<text:s/>56.16 <text:s/>ft</text:p>
          </table:table-cell>
          <table:table-cell office:value-type="string" calcext:value-type="string">
            <text:p><text:s/>56.33 <text:s/>ft</text:p>
          </table:table-cell>
          <table:table-cell office:value-type="string" calcext:value-type="string">
            <text:p><text:s/>47.86 <text:s/>ft</text:p>
          </table:table-cell>
          <table:table-cell office:value-type="string" calcext:value-type="string">
            <text:p><text:s/>77.29 <text:s/>ft</text:p>
          </table:table-cell>
          <table:table-cell office:value-type="string" calcext:value-type="string">
            <text:p><text:s/>77.05 <text:s/>ft</text:p>
          </table:table-cell>
          <table:table-cell office:value-type="string" calcext:value-type="string">
            <text:p><text:s/>72.81 <text:s/>ft</text:p>
          </table:table-cell>
          <table:table-cell office:value-type="string" calcext:value-type="string">
            <text:p><text:s/>96.70 <text:s/>ft</text:p>
          </table:table-cell>
          <table:table-cell office:value-type="string" calcext:value-type="string">
            <text:p><text:s/>94.40 <text:s/>ft</text:p>
          </table:table-cell>
          <table:table-cell office:value-type="string" calcext:value-type="string">
            <text:p><text:s/>91.96 <text:s/>ft</text:p>
          </table:table-cell>
          <table:table-cell office:value-type="string" calcext:value-type="string">
            <text:p><text:s/>110.18 <text:s/>ft</text:p>
          </table:table-cell>
          <table:table-cell office:value-type="string" calcext:value-type="string">
            <text:p><text:s/>108.55 <text:s/>ft</text:p>
          </table:table-cell>
          <table:table-cell office:value-type="string" calcext:value-type="string">
            <text:p><text:s/>106.94 <text:s/>ft</text:p>
          </table:table-cell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<text:s/>3192 <text:s/>USG</text:p>
          </table:table-cell>
          <table:table-cell office:value-type="string" calcext:value-type="string">
            <text:p><text:s/>3562 <text:s/>USG</text:p>
          </table:table-cell>
          <table:table-cell office:value-type="string" calcext:value-type="string">
            <text:p><text:s/>5790 <text:s/>USG</text:p>
          </table:table-cell>
          <table:table-cell office:value-type="string" calcext:value-type="string">
            <text:p><text:s/>8290 <text:s/>USG</text:p>
          </table:table-cell>
          <table:table-cell office:value-type="string" calcext:value-type="string">
            <text:p><text:s/>9510 <text:s/>USG</text:p>
          </table:table-cell>
          <table:table-cell office:value-type="string" calcext:value-type="string">
            <text:p><text:s/>11280 <text:s/>USG</text:p>
          </table:table-cell>
          <table:table-cell office:value-type="string" calcext:value-type="string">
            <text:p><text:s/>14984 <text:s/>USG</text:p>
          </table:table-cell>
          <table:table-cell office:value-type="string" calcext:value-type="string">
            <text:p><text:s/>18109 <text:s/>USG</text:p>
          </table:table-cell>
          <table:table-cell office:value-type="string" calcext:value-type="string">
            <text:p><text:s/>20058 <text:s/>USG</text:p>
          </table:table-cell>
          <table:table-cell office:value-type="string" calcext:value-type="string">
            <text:p><text:s/>22015 <text:s/>USG</text:p>
          </table:table-cell>
          <table:table-cell office:value-type="string" calcext:value-type="string">
            <text:p><text:s/>25215 <text:s/>USG</text:p>
          </table:table-cell>
          <table:table-cell office:value-type="string" calcext:value-type="string">
            <text:p><text:s/>28905 <text:s/>USG</text:p>
          </table:table-cell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<text:s/>25.9 deg</text:p>
          </table:table-cell>
          <table:table-cell office:value-type="string" calcext:value-type="string">
            <text:p><text:s/>24.7 deg</text:p>
          </table:table-cell>
          <table:table-cell office:value-type="string" calcext:value-type="string">
            <text:p><text:s/>37.0 deg</text:p>
          </table:table-cell>
          <table:table-cell office:value-type="string" calcext:value-type="string">
            <text:p><text:s/>26.4 deg</text:p>
          </table:table-cell>
          <table:table-cell office:value-type="string" calcext:value-type="string">
            <text:p><text:s/>26.0 deg</text:p>
          </table:table-cell>
          <table:table-cell office:value-type="string" calcext:value-type="string">
            <text:p><text:s/>33.0 deg</text:p>
          </table:table-cell>
          <table:table-cell office:value-type="string" calcext:value-type="string">
            <text:p><text:s/>25.3 deg</text:p>
          </table:table-cell>
          <table:table-cell office:value-type="string" calcext:value-type="string">
            <text:p><text:s/>27.8 deg</text:p>
          </table:table-cell>
          <table:table-cell office:value-type="string" calcext:value-type="string">
            <text:p><text:s/>31.9 deg</text:p>
          </table:table-cell>
          <table:table-cell office:value-type="string" calcext:value-type="string">
            <text:p><text:s/>26.3 deg</text:p>
          </table:table-cell>
          <table:table-cell office:value-type="string" calcext:value-type="string">
            <text:p><text:s/>28.3 deg</text:p>
          </table:table-cell>
          <table:table-cell office:value-type="string" calcext:value-type="string">
            <text:p><text:s/>30.6 deg</text:p>
          </table:table-cell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<text:s/>128 / 0.700 <text:s/>sqft / nd</text:p>
          </table:table-cell>
          <table:table-cell office:value-type="string" calcext:value-type="string">
            <text:p><text:s/>169 / 0.700 <text:s/>sqft / nd</text:p>
          </table:table-cell>
          <table:table-cell office:value-type="string" calcext:value-type="string">
            <text:p><text:s/>294 / 0.700 <text:s/>sqft / nd</text:p>
          </table:table-cell>
          <table:table-cell office:value-type="string" calcext:value-type="string">
            <text:p><text:s/>255 / 0.700 <text:s/>sqft / nd</text:p>
          </table:table-cell>
          <table:table-cell office:value-type="string" calcext:value-type="string">
            <text:p><text:s/>336 / 0.700 <text:s/>sqft / nd</text:p>
          </table:table-cell>
          <table:table-cell office:value-type="string" calcext:value-type="string">
            <text:p><text:s/>406 / 0.700 <text:s/>sqft / nd</text:p>
          </table:table-cell>
          <table:table-cell office:value-type="string" calcext:value-type="string">
            <text:p><text:s/>386 / 0.700 <text:s/>sqft / nd</text:p>
          </table:table-cell>
          <table:table-cell office:value-type="string" calcext:value-type="string">
            <text:p><text:s/>523 / 0.700 <text:s/>sqft / nd</text:p>
          </table:table-cell>
          <table:table-cell office:value-type="string" calcext:value-type="string">
            <text:p><text:s/>613 / 0.700 <text:s/>sqft / nd</text:p>
          </table:table-cell>
          <table:table-cell office:value-type="string" calcext:value-type="string">
            <text:p><text:s/>494 / 0.700 <text:s/>sqft / nd</text:p>
          </table:table-cell>
          <table:table-cell office:value-type="string" calcext:value-type="string">
            <text:p><text:s/>634 / 0.700 <text:s/>sqft / nd</text:p>
          </table:table-cell>
          <table:table-cell office:value-type="string" calcext:value-type="string">
            <text:p><text:s/>814 / 0.700 <text:s/>sqft / nd</text:p>
          </table:table-cell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<text:s/>140 / 0.070 <text:s/>sqft / nd</text:p>
          </table:table-cell>
          <table:table-cell office:value-type="string" calcext:value-type="string">
            <text:p><text:s/>194 / 0.070 <text:s/>sqft / nd</text:p>
          </table:table-cell>
          <table:table-cell office:value-type="string" calcext:value-type="string">
            <text:p><text:s/>288 / 0.070 <text:s/>sqft / nd</text:p>
          </table:table-cell>
          <table:table-cell office:value-type="string" calcext:value-type="string">
            <text:p><text:s/>274 / 0.070 <text:s/>sqft / nd</text:p>
          </table:table-cell>
          <table:table-cell office:value-type="string" calcext:value-type="string">
            <text:p><text:s/>380 / 0.070 <text:s/>sqft / nd</text:p>
          </table:table-cell>
          <table:table-cell office:value-type="string" calcext:value-type="string">
            <text:p><text:s/>397 / 0.070 <text:s/>sqft / nd</text:p>
          </table:table-cell>
          <table:table-cell office:value-type="string" calcext:value-type="string">
            <text:p><text:s/>402 / 0.070 <text:s/>sqft / nd</text:p>
          </table:table-cell>
          <table:table-cell office:value-type="string" calcext:value-type="string">
            <text:p><text:s/>528 / 0.070 <text:s/>sqft / nd</text:p>
          </table:table-cell>
          <table:table-cell office:value-type="string" calcext:value-type="string">
            <text:p><text:s/>588 / 0.070 <text:s/>sqft / nd</text:p>
          </table:table-cell>
          <table:table-cell office:value-type="string" calcext:value-type="string">
            <text:p><text:s/>518 / 0.070 <text:s/>sqft / nd</text:p>
          </table:table-cell>
          <table:table-cell office:value-type="string" calcext:value-type="string">
            <text:p><text:s/>620 / 0.070 <text:s/>sqft / nd</text:p>
          </table:table-cell>
          <table:table-cell office:value-type="string" calcext:value-type="string">
            <text:p><text:s/>766 / 0.070 <text:s/>sqft / nd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<text:s/>26063 <text:s/>ft</text:p>
          </table:table-cell>
          <table:table-cell office:value-type="string" calcext:value-type="string">
            <text:p><text:s/>31071 <text:s/>ft</text:p>
          </table:table-cell>
          <table:table-cell office:value-type="string" calcext:value-type="string">
            <text:p><text:s/>39497 <text:s/>ft</text:p>
          </table:table-cell>
          <table:table-cell office:value-type="string" calcext:value-type="string">
            <text:p><text:s/>23435 <text:s/>ft</text:p>
          </table:table-cell>
          <table:table-cell office:value-type="string" calcext:value-type="string">
            <text:p><text:s/>34961 <text:s/>ft</text:p>
          </table:table-cell>
          <table:table-cell office:value-type="string" calcext:value-type="string">
            <text:p><text:s/>33369 <text:s/>ft</text:p>
          </table:table-cell>
          <table:table-cell office:value-type="string" calcext:value-type="string">
            <text:p><text:s/>23407 <text:s/>ft</text:p>
          </table:table-cell>
          <table:table-cell office:value-type="string" calcext:value-type="string">
            <text:p><text:s/>31497 <text:s/>ft</text:p>
          </table:table-cell>
          <table:table-cell office:value-type="string" calcext:value-type="string">
            <text:p><text:s/>30066 <text:s/>ft</text:p>
          </table:table-cell>
          <table:table-cell office:value-type="string" calcext:value-type="string">
            <text:p><text:s/>23869 <text:s/>ft</text:p>
          </table:table-cell>
          <table:table-cell office:value-type="string" calcext:value-type="string">
            <text:p><text:s/>29370 <text:s/>ft</text:p>
          </table:table-cell>
          <table:table-cell office:value-type="string" calcext:value-type="string">
            <text:p><text:s/>30255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5400.90 lbf</text:p>
          </table:table-cell>
          <table:table-cell office:value-type="string" calcext:value-type="string">
            <text:p><text:s/>5873.62 lbf</text:p>
          </table:table-cell>
          <table:table-cell office:value-type="string" calcext:value-type="string">
            <text:p><text:s/>6508.04 lbf</text:p>
          </table:table-cell>
          <table:table-cell office:value-type="string" calcext:value-type="string">
            <text:p><text:s/>10601.06 lbf</text:p>
          </table:table-cell>
          <table:table-cell office:value-type="string" calcext:value-type="string">
            <text:p><text:s/>10499.21 lbf</text:p>
          </table:table-cell>
          <table:table-cell office:value-type="string" calcext:value-type="string">
            <text:p><text:s/>12918.82 lbf</text:p>
          </table:table-cell>
          <table:table-cell office:value-type="string" calcext:value-type="string">
            <text:p><text:s/>16734.86 lbf</text:p>
          </table:table-cell>
          <table:table-cell office:value-type="string" calcext:value-type="string">
            <text:p><text:s/>17594.58 lbf</text:p>
          </table:table-cell>
          <table:table-cell office:value-type="string" calcext:value-type="string">
            <text:p><text:s/>21414.91 lbf</text:p>
          </table:table-cell>
          <table:table-cell office:value-type="string" calcext:value-type="string">
            <text:p><text:s/>21142.41 lbf</text:p>
          </table:table-cell>
          <table:table-cell office:value-type="string" calcext:value-type="string">
            <text:p><text:s/>23082.88 lbf</text:p>
          </table:table-cell>
          <table:table-cell office:value-type="string" calcext:value-type="string">
            <text:p><text:s/>27691.24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office:value-type="float" office:value="0.53" calcext:value-type="float">
            <text:p>0.53</text:p>
          </table:table-cell>
          <table:table-cell office:value-type="float" office:value="0.34" calcext:value-type="float">
            <text:p>0.34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office:value-type="float" office:value="0.36" calcext:value-type="float">
            <text:p>0.36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38" calcext:value-type="float">
            <text:p>0.38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662" calcext:value-type="float">
            <text:p>0.01662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1659" calcext:value-type="float">
            <text:p>0.01659</text:p>
          </table:table-cell>
          <table:table-cell office:value-type="float" office:value="0.01607" calcext:value-type="float">
            <text:p>0.01607</text:p>
          </table:table-cell>
          <table:table-cell office:value-type="float" office:value="0.01492" calcext:value-type="float">
            <text:p>0.01492</text:p>
          </table:table-cell>
          <table:table-cell office:value-type="float" office:value="0.01743" calcext:value-type="float">
            <text:p>0.01743</text:p>
          </table:table-cell>
          <table:table-cell office:value-type="float" office:value="0.01621" calcext:value-type="float">
            <text:p>0.01621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1698" calcext:value-type="float">
            <text:p>0.01698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475" calcext:value-type="float">
            <text:p>0.01475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0.00959" calcext:value-type="float">
            <text:p>0.00959</text:p>
          </table:table-cell>
          <table:table-cell office:value-type="float" office:value="0.00366" calcext:value-type="float">
            <text:p>0.00366</text:p>
          </table:table-cell>
          <table:table-cell office:value-type="float" office:value="0.00884" calcext:value-type="float">
            <text:p>0.00884</text:p>
          </table:table-cell>
          <table:table-cell office:value-type="float" office:value="0.00896" calcext:value-type="float">
            <text:p>0.00896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801" calcext:value-type="float">
            <text:p>0.00801</text:p>
          </table:table-cell>
          <table:table-cell office:value-type="float" office:value="0.00878" calcext:value-type="float">
            <text:p>0.00878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4996" calcext:value-type="float">
            <text:p>0.74996</text:p>
          </table:table-cell>
          <table:table-cell office:value-type="float" office:value="0.75313" calcext:value-type="float">
            <text:p>0.75313</text:p>
          </table:table-cell>
          <table:table-cell office:value-type="float" office:value="0.79293" calcext:value-type="float">
            <text:p>0.79293</text:p>
          </table:table-cell>
          <table:table-cell office:value-type="float" office:value="0.76368" calcext:value-type="float">
            <text:p>0.76368</text:p>
          </table:table-cell>
          <table:table-cell office:value-type="float" office:value="0.76121" calcext:value-type="float">
            <text:p>0.76121</text:p>
          </table:table-cell>
          <table:table-cell office:value-type="float" office:value="0.79399" calcext:value-type="float">
            <text:p>0.79399</text:p>
          </table:table-cell>
          <table:table-cell office:value-type="float" office:value="0.76111" calcext:value-type="float">
            <text:p>0.76111</text:p>
          </table:table-cell>
          <table:table-cell office:value-type="float" office:value="0.77748" calcext:value-type="float">
            <text:p>0.77748</text:p>
          </table:table-cell>
          <table:table-cell office:value-type="float" office:value="0.79492" calcext:value-type="float">
            <text:p>0.79492</text:p>
          </table:table-cell>
          <table:table-cell office:value-type="float" office:value="0.764" calcext:value-type="float">
            <text:p>0.764</text:p>
          </table:table-cell>
          <table:table-cell office:value-type="float" office:value="0.78495" calcext:value-type="float">
            <text:p>0.78495</text:p>
          </table:table-cell>
          <table:table-cell office:value-type="float" office:value="0.80148" calcext:value-type="float">
            <text:p>0.80148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0241" calcext:value-type="float">
            <text:p>0.00241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3" calcext:value-type="float">
            <text:p>0.00053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2783" calcext:value-type="float">
            <text:p>0.02783</text:p>
          </table:table-cell>
          <table:table-cell office:value-type="float" office:value="0.02332" calcext:value-type="float">
            <text:p>0.02332</text:p>
          </table:table-cell>
          <table:table-cell office:value-type="float" office:value="0.02927" calcext:value-type="float">
            <text:p>0.02927</text:p>
          </table:table-cell>
          <table:table-cell office:value-type="float" office:value="0.02835" calcext:value-type="float">
            <text:p>0.02835</text:p>
          </table:table-cell>
          <table:table-cell office:value-type="float" office:value="0.02463" calcext:value-type="float">
            <text:p>0.02463</text:p>
          </table:table-cell>
          <table:table-cell office:value-type="float" office:value="0.02804" calcext:value-type="float">
            <text:p>0.02804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2467" calcext:value-type="float">
            <text:p>0.02467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02707" calcext:value-type="float">
            <text:p>0.02707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4" calcext:value-type="float">
            <text:p>14</text:p>
          </table:table-cell>
          <table:table-cell office:value-type="float" office:value="16.4" calcext:value-type="float">
            <text:p>16.4</text:p>
          </table:table-cell>
          <table:table-cell office:value-type="float" office:value="19" calcext:value-type="float">
            <text:p>19</text:p>
          </table:table-cell>
          <table:table-cell office:value-type="float" office:value="14.5" calcext:value-type="float">
            <text:p>14.5</text:p>
          </table:table-cell>
          <table:table-cell office:value-type="float" office:value="18.3" calcext:value-type="float">
            <text:p>18.3</text:p>
          </table:table-cell>
          <table:table-cell office:value-type="float" office:value="18" calcext:value-type="float">
            <text:p>18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17.6" calcext:value-type="float">
            <text:p>17.6</text:p>
          </table:table-cell>
          <table:table-cell office:value-type="float" office:value="15.5" calcext:value-type="float">
            <text:p>15.5</text:p>
          </table:table-cell>
          <table:table-cell office:value-type="float" office:value="17.6" calcext:value-type="float">
            <text:p>17.6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39 <text:s/>lbm/lbf-hr</text:p>
          </table:table-cell>
          <table:table-cell office:value-type="string" calcext:value-type="string">
            <text:p><text:s/>0.553 <text:s/>lbm/lbf-hr</text:p>
          </table:table-cell>
          <table:table-cell office:value-type="string" calcext:value-type="string">
            <text:p><text:s/>0.568 <text:s/>lbm/lbf-hr</text:p>
          </table:table-cell>
          <table:table-cell office:value-type="string" calcext:value-type="string">
            <text:p><text:s/>0.535 <text:s/>lbm/lbf-hr</text:p>
          </table:table-cell>
          <table:table-cell office:value-type="string" calcext:value-type="string">
            <text:p><text:s/>0.557 <text:s/>lbm/lbf-hr</text:p>
          </table:table-cell>
          <table:table-cell office:value-type="string" calcext:value-type="string">
            <text:p><text:s/>0.567 <text:s/>lbm/lbf-hr</text:p>
          </table:table-cell>
          <table:table-cell office:value-type="string" calcext:value-type="string">
            <text:p><text:s/>0.537 <text:s/>lbm/lbf-hr</text:p>
          </table:table-cell>
          <table:table-cell office:value-type="string" calcext:value-type="string">
            <text:p><text:s/>0.554 <text:s/>lbm/lbf-hr</text:p>
          </table:table-cell>
          <table:table-cell office:value-type="string" calcext:value-type="string">
            <text:p><text:s/>0.568 <text:s/>lbm/lbf-hr</text:p>
          </table:table-cell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52 <text:s/>lbm/lbf-hr</text:p>
          </table:table-cell>
          <table:table-cell office:value-type="string" calcext:value-type="string">
            <text:p><text:s/>0.563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49 percent</text:p>
          </table:table-cell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44 percent</text:p>
          </table:table-cell>
          <table:table-cell office:value-type="string" calcext:value-type="string">
            <text:p><text:s/>0.355 percent</text:p>
          </table:table-cell>
          <table:table-cell office:value-type="string" calcext:value-type="string">
            <text:p><text:s/>0.339 percent</text:p>
          </table:table-cell>
          <table:table-cell office:value-type="string" calcext:value-type="string">
            <text:p><text:s/>0.349 percent</text:p>
          </table:table-cell>
          <table:table-cell office:value-type="string" calcext:value-type="string">
            <text:p><text:s/>0.354 percent</text:p>
          </table:table-cell>
          <table:table-cell office:value-type="string" calcext:value-type="string">
            <text:p><text:s/>0.346 percent</text:p>
          </table:table-cell>
          <table:table-cell table:number-columns-repeated="2" office:value-type="string" calcext:value-type="string">
            <text:p><text:s/>0.354 percent</text:p>
          </table:table-cell>
          <table:table-cell office:value-type="string" calcext:value-type="string">
            <text:p><text:s/>0.350 percent</text:p>
          </table:table-cell>
          <table:table-cell office:value-type="string" calcext:value-type="string">
            <text:p><text:s/>0.357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5976" calcext:value-type="float">
            <text:p>5976</text:p>
          </table:table-cell>
          <table:table-cell office:value-type="float" office:value="6981.3" calcext:value-type="float">
            <text:p>6981.3</text:p>
          </table:table-cell>
          <table:table-cell office:value-type="float" office:value="8003.2" calcext:value-type="float">
            <text:p>8003.2</text:p>
          </table:table-cell>
          <table:table-cell office:value-type="float" office:value="6286.9" calcext:value-type="float">
            <text:p>6286.9</text:p>
          </table:table-cell>
          <table:table-cell office:value-type="float" office:value="7597.2" calcext:value-type="float">
            <text:p>7597.2</text:p>
          </table:table-cell>
          <table:table-cell office:value-type="float" office:value="7687.9" calcext:value-type="float">
            <text:p>7687.9</text:p>
          </table:table-cell>
          <table:table-cell office:value-type="float" office:value="6287.9" calcext:value-type="float">
            <text:p>6287.9</text:p>
          </table:table-cell>
          <table:table-cell office:value-type="float" office:value="7444.4" calcext:value-type="float">
            <text:p>7444.4</text:p>
          </table:table-cell>
          <table:table-cell office:value-type="float" office:value="7646.2" calcext:value-type="float">
            <text:p>7646.2</text:p>
          </table:table-cell>
          <table:table-cell office:value-type="float" office:value="6697.1" calcext:value-type="float">
            <text:p>6697.1</text:p>
          </table:table-cell>
          <table:table-cell office:value-type="float" office:value="7543.8" calcext:value-type="float">
            <text:p>7543.8</text:p>
          </table:table-cell>
          <table:table-cell office:value-type="float" office:value="7985.7" calcext:value-type="float">
            <text:p>7985.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<text:s/>6593 <text:s/>lbs</text:p>
          </table:table-cell>
          <table:table-cell office:value-type="string" calcext:value-type="string">
            <text:p><text:s/>20617 <text:s/>lbs</text:p>
          </table:table-cell>
          <table:table-cell office:value-type="string" calcext:value-type="string">
            <text:p><text:s/>36899 <text:s/>lbs</text:p>
          </table:table-cell>
          <table:table-cell office:value-type="string" calcext:value-type="string">
            <text:p><text:s/>12677 <text:s/>lbs</text:p>
          </table:table-cell>
          <table:table-cell office:value-type="string" calcext:value-type="string">
            <text:p><text:s/>37495 <text:s/>lbs</text:p>
          </table:table-cell>
          <table:table-cell office:value-type="string" calcext:value-type="string">
            <text:p><text:s/>70933 <text:s/>lbs</text:p>
          </table:table-cell>
          <table:table-cell office:value-type="string" calcext:value-type="string">
            <text:p><text:s/>20143 <text:s/>lbs</text:p>
          </table:table-cell>
          <table:table-cell office:value-type="string" calcext:value-type="string">
            <text:p><text:s/>61733 <text:s/>lbs</text:p>
          </table:table-cell>
          <table:table-cell office:value-type="string" calcext:value-type="string">
            <text:p><text:s/>116448 <text:s/>lbs</text:p>
          </table:table-cell>
          <table:table-cell office:value-type="string" calcext:value-type="string">
            <text:p><text:s/>25446 <text:s/>lbs</text:p>
          </table:table-cell>
          <table:table-cell office:value-type="string" calcext:value-type="string">
            <text:p><text:s/>79704 <text:s/>lbs</text:p>
          </table:table-cell>
          <table:table-cell office:value-type="string" calcext:value-type="string">
            <text:p><text:s/>149147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table:number-columns-repeated="12" office:value-type="string" calcext:value-type="string">
            <text:p>---------------------------</text:p>
          </table:table-cell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9458 <text:s/>ft</text:p>
          </table:table-cell>
          <table:table-cell office:value-type="string" calcext:value-type="string">
            <text:p><text:s/>43929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7813 <text:s/>ft</text:p>
          </table:table-cell>
          <table:table-cell office:value-type="string" calcext:value-type="string">
            <text:p><text:s/>38755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5083 <text:s/>ft</text:p>
          </table:table-cell>
          <table:table-cell office:value-type="string" calcext:value-type="string">
            <text:p><text:s/>36524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3096 <text:s/>ft</text:p>
          </table:table-cell>
          <table:table-cell office:value-type="string" calcext:value-type="string">
            <text:p><text:s/>36342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5054.98 lbf</text:p>
          </table:table-cell>
          <table:table-cell office:value-type="string" calcext:value-type="string">
            <text:p><text:s/>4687.67 lbf</text:p>
          </table:table-cell>
          <table:table-cell office:value-type="string" calcext:value-type="string">
            <text:p><text:s/>5273.25 lbf</text:p>
          </table:table-cell>
          <table:table-cell office:value-type="string" calcext:value-type="string">
            <text:p><text:s/>9371.77 lbf</text:p>
          </table:table-cell>
          <table:table-cell office:value-type="string" calcext:value-type="string">
            <text:p><text:s/>9179.87 lbf</text:p>
          </table:table-cell>
          <table:table-cell office:value-type="string" calcext:value-type="string">
            <text:p><text:s/>10269.15 lbf</text:p>
          </table:table-cell>
          <table:table-cell office:value-type="string" calcext:value-type="string">
            <text:p><text:s/>14852.20 lbf</text:p>
          </table:table-cell>
          <table:table-cell office:value-type="string" calcext:value-type="string">
            <text:p><text:s/>15203.84 lbf</text:p>
          </table:table-cell>
          <table:table-cell office:value-type="string" calcext:value-type="string">
            <text:p><text:s/>16777.76 lbf</text:p>
          </table:table-cell>
          <table:table-cell office:value-type="string" calcext:value-type="string">
            <text:p><text:s/>19088.11 lbf</text:p>
          </table:table-cell>
          <table:table-cell office:value-type="string" calcext:value-type="string">
            <text:p><text:s/>19946.83 lbf</text:p>
          </table:table-cell>
          <table:table-cell office:value-type="string" calcext:value-type="string">
            <text:p><text:s/>22026.71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7" calcext:value-type="float">
            <text:p>0.37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0.39" calcext:value-type="float">
            <text:p>0.39</text:p>
          </table:table-cell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0.49" calcext:value-type="float">
            <text:p>0.49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87" calcext:value-type="float">
            <text:p>0.01787</text:p>
          </table:table-cell>
          <table:table-cell office:value-type="float" office:value="0.01747" calcext:value-type="float">
            <text:p>0.01747</text:p>
          </table:table-cell>
          <table:table-cell office:value-type="float" office:value="0.01542" calcext:value-type="float">
            <text:p>0.01542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01635" calcext:value-type="float">
            <text:p>0.01635</text:p>
          </table:table-cell>
          <table:table-cell office:value-type="float" office:value="0.01541" calcext:value-type="float">
            <text:p>0.01541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1731" calcext:value-type="float">
            <text:p>0.01731</text:p>
          </table:table-cell>
          <table:table-cell office:value-type="float" office:value="0.01619" calcext:value-type="float">
            <text:p>0.01619</text:p>
          </table:table-cell>
          <table:table-cell office:value-type="float" office:value="0.0152" calcext:value-type="float">
            <text:p>0.0152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868" calcext:value-type="float">
            <text:p>0.00868</text:p>
          </table:table-cell>
          <table:table-cell office:value-type="float" office:value="0.00922" calcext:value-type="float">
            <text:p>0.00922</text:p>
          </table:table-cell>
          <table:table-cell office:value-type="float" office:value="0.00488" calcext:value-type="float">
            <text:p>0.00488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919" calcext:value-type="float">
            <text:p>0.00919</text:p>
          </table:table-cell>
          <table:table-cell office:value-type="float" office:value="0.00568" calcext:value-type="float">
            <text:p>0.00568</text:p>
          </table:table-cell>
          <table:table-cell office:value-type="float" office:value="0.00851" calcext:value-type="float">
            <text:p>0.00851</text:p>
          </table:table-cell>
          <table:table-cell office:value-type="float" office:value="0.00896" calcext:value-type="float">
            <text:p>0.00896</text:p>
          </table:table-cell>
          <table:table-cell office:value-type="float" office:value="0.00621" calcext:value-type="float">
            <text:p>0.00621</text:p>
          </table:table-cell>
          <table:table-cell office:value-type="float" office:value="0.00834" calcext:value-type="float">
            <text:p>0.00834</text:p>
          </table:table-cell>
          <table:table-cell office:value-type="float" office:value="0.00967" calcext:value-type="float">
            <text:p>0.00967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4847" calcext:value-type="float">
            <text:p>0.74847</text:p>
          </table:table-cell>
          <table:table-cell office:value-type="float" office:value="0.74524" calcext:value-type="float">
            <text:p>0.74524</text:p>
          </table:table-cell>
          <table:table-cell office:value-type="float" office:value="0.78873" calcext:value-type="float">
            <text:p>0.78873</text:p>
          </table:table-cell>
          <table:table-cell office:value-type="float" office:value="0.76044" calcext:value-type="float">
            <text:p>0.76044</text:p>
          </table:table-cell>
          <table:table-cell office:value-type="float" office:value="0.75851" calcext:value-type="float">
            <text:p>0.75851</text:p>
          </table:table-cell>
          <table:table-cell office:value-type="float" office:value="0.78973" calcext:value-type="float">
            <text:p>0.78973</text:p>
          </table:table-cell>
          <table:table-cell office:value-type="float" office:value="0.75788" calcext:value-type="float">
            <text:p>0.75788</text:p>
          </table:table-cell>
          <table:table-cell office:value-type="float" office:value="0.77496" calcext:value-type="float">
            <text:p>0.77496</text:p>
          </table:table-cell>
          <table:table-cell office:value-type="float" office:value="0.79063" calcext:value-type="float">
            <text:p>0.79063</text:p>
          </table:table-cell>
          <table:table-cell office:value-type="float" office:value="0.76114" calcext:value-type="float">
            <text:p>0.76114</text:p>
          </table:table-cell>
          <table:table-cell office:value-type="float" office:value="0.78248" calcext:value-type="float">
            <text:p>0.78248</text:p>
          </table:table-cell>
          <table:table-cell office:value-type="float" office:value="0.79764" calcext:value-type="float">
            <text:p>0.79764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272" calcext:value-type="float">
            <text:p>0.00272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0258" calcext:value-type="float">
            <text:p>0.00258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2" calcext:value-type="float">
            <text:p>0.00052</text:p>
          </table:table-cell>
          <table:table-cell table:number-columns-repeated="2" office:value-type="float" office:value="0.00056" calcext:value-type="float">
            <text:p>0.000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6" calcext:value-type="float">
            <text:p>0.00056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581" calcext:value-type="float">
            <text:p>0.02581</text:p>
          </table:table-cell>
          <table:table-cell office:value-type="float" office:value="0.03072" calcext:value-type="float">
            <text:p>0.03072</text:p>
          </table:table-cell>
          <table:table-cell office:value-type="float" office:value="0.02788" calcext:value-type="float">
            <text:p>0.02788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933" calcext:value-type="float">
            <text:p>0.02933</text:p>
          </table:table-cell>
          <table:table-cell office:value-type="float" office:value="0.02912" calcext:value-type="float">
            <text:p>0.02912</text:p>
          </table:table-cell>
          <table:table-cell office:value-type="float" office:value="0.02673" calcext:value-type="float">
            <text:p>0.02673</text:p>
          </table:table-cell>
          <table:table-cell office:value-type="float" office:value="0.02865" calcext:value-type="float">
            <text:p>0.02865</text:p>
          </table:table-cell>
          <table:table-cell office:value-type="float" office:value="0.02871" calcext:value-type="float">
            <text:p>0.02871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99" calcext:value-type="float">
            <text:p>0.02799</text:p>
          </table:table-cell>
          <table:table-cell office:value-type="float" office:value="0.02861" calcext:value-type="float">
            <text:p>0.02861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4.2" calcext:value-type="float">
            <text:p>14.2</text:p>
          </table:table-cell>
          <table:table-cell office:value-type="float" office:value="17.3" calcext:value-type="float">
            <text:p>17.3</text:p>
          </table:table-cell>
          <table:table-cell office:value-type="float" office:value="18.5" calcext:value-type="float">
            <text:p>18.5</text:p>
          </table:table-cell>
          <table:table-cell office:value-type="float" office:value="15.4" calcext:value-type="float">
            <text:p>15.4</text:p>
          </table:table-cell>
          <table:table-cell office:value-type="float" office:value="18.1" calcext:value-type="float">
            <text:p>18.1</text:p>
          </table:table-cell>
          <table:table-cell office:value-type="float" office:value="17.7" calcext:value-type="float">
            <text:p>17.7</text:p>
          </table:table-cell>
          <table:table-cell office:value-type="float" office:value="15.4" calcext:value-type="float">
            <text:p>15.4</text:p>
          </table:table-cell>
          <table:table-cell table:number-columns-repeated="2" office:value-type="float" office:value="17.5" calcext:value-type="float">
            <text:p>17.5</text:p>
          </table:table-cell>
          <table:table-cell office:value-type="float" office:value="16.2" calcext:value-type="float">
            <text:p>16.2</text:p>
          </table:table-cell>
          <table:table-cell office:value-type="float" office:value="17.5" calcext:value-type="float">
            <text:p>17.5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40 <text:s/>lbm/lbf-hr</text:p>
          </table:table-cell>
          <table:table-cell office:value-type="string" calcext:value-type="string">
            <text:p><text:s/>0.558 <text:s/>lbm/lbf-hr</text:p>
          </table:table-cell>
          <table:table-cell office:value-type="string" calcext:value-type="string">
            <text:p><text:s/>0.568 <text:s/>lbm/lbf-hr</text:p>
          </table:table-cell>
          <table:table-cell office:value-type="string" calcext:value-type="string">
            <text:p><text:s/>0.537 <text:s/>lbm/lbf-hr</text:p>
          </table:table-cell>
          <table:table-cell office:value-type="string" calcext:value-type="string">
            <text:p><text:s/>0.559 <text:s/>lbm/lbf-hr</text:p>
          </table:table-cell>
          <table:table-cell office:value-type="string" calcext:value-type="string">
            <text:p><text:s/>0.569 <text:s/>lbm/lbf-hr</text:p>
          </table:table-cell>
          <table:table-cell office:value-type="string" calcext:value-type="string">
            <text:p><text:s/>0.538 <text:s/>lbm/lbf-hr</text:p>
          </table:table-cell>
          <table:table-cell office:value-type="string" calcext:value-type="string">
            <text:p><text:s/>0.558 <text:s/>lbm/lbf-hr</text:p>
          </table:table-cell>
          <table:table-cell office:value-type="string" calcext:value-type="string">
            <text:p><text:s/>0.572 <text:s/>lbm/lbf-hr</text:p>
          </table:table-cell>
          <table:table-cell office:value-type="string" calcext:value-type="string">
            <text:p><text:s/>0.538 <text:s/>lbm/lbf-hr</text:p>
          </table:table-cell>
          <table:table-cell office:value-type="string" calcext:value-type="string">
            <text:p><text:s/>0.555 <text:s/>lbm/lbf-hr</text:p>
          </table:table-cell>
          <table:table-cell office:value-type="string" calcext:value-type="string">
            <text:p><text:s/>0.567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36 percent</text:p>
          </table:table-cell>
          <table:table-cell office:value-type="string" calcext:value-type="string">
            <text:p><text:s/>0.344 percent</text:p>
          </table:table-cell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36 percent</text:p>
          </table:table-cell>
          <table:table-cell office:value-type="string" calcext:value-type="string">
            <text:p><text:s/>0.343 percent</text:p>
          </table:table-cell>
          <table:table-cell office:value-type="string" calcext:value-type="string">
            <text:p><text:s/>0.346 percent</text:p>
          </table:table-cell>
          <table:table-cell office:value-type="string" calcext:value-type="string">
            <text:p><text:s/>0.338 percent</text:p>
          </table:table-cell>
          <table:table-cell office:value-type="string" calcext:value-type="string">
            <text:p><text:s/>0.342 percent</text:p>
          </table:table-cell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43 percent</text:p>
          </table:table-cell>
          <table:table-cell office:value-type="string" calcext:value-type="string">
            <text:p><text:s/>0.345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5987.5" calcext:value-type="float">
            <text:p>5987.5</text:p>
          </table:table-cell>
          <table:table-cell office:value-type="float" office:value="7116" calcext:value-type="float">
            <text:p>7116</text:p>
          </table:table-cell>
          <table:table-cell office:value-type="float" office:value="7810" calcext:value-type="float">
            <text:p>7810</text:p>
          </table:table-cell>
          <table:table-cell office:value-type="float" office:value="6563" calcext:value-type="float">
            <text:p>6563</text:p>
          </table:table-cell>
          <table:table-cell office:value-type="float" office:value="7432.3" calcext:value-type="float">
            <text:p>7432.3</text:p>
          </table:table-cell>
          <table:table-cell office:value-type="float" office:value="7429.2" calcext:value-type="float">
            <text:p>7429.2</text:p>
          </table:table-cell>
          <table:table-cell office:value-type="float" office:value="6539.2" calcext:value-type="float">
            <text:p>6539.2</text:p>
          </table:table-cell>
          <table:table-cell office:value-type="float" office:value="7230.1" calcext:value-type="float">
            <text:p>7230.1</text:p>
          </table:table-cell>
          <table:table-cell office:value-type="float" office:value="7323.5" calcext:value-type="float">
            <text:p>7323.5</text:p>
          </table:table-cell>
          <table:table-cell office:value-type="float" office:value="6888.4" calcext:value-type="float">
            <text:p>6888.4</text:p>
          </table:table-cell>
          <table:table-cell office:value-type="float" office:value="7340.3" calcext:value-type="float">
            <text:p>7340.3</text:p>
          </table:table-cell>
          <table:table-cell office:value-type="float" office:value="7642.2" calcext:value-type="float">
            <text:p>7642.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<text:s/>3145 <text:s/>lbs</text:p>
          </table:table-cell>
          <table:table-cell office:value-type="string" calcext:value-type="string">
            <text:p><text:s/>5993 <text:s/>lbs</text:p>
          </table:table-cell>
          <table:table-cell office:value-type="string" calcext:value-type="string">
            <text:p><text:s/>11073 <text:s/>lbs</text:p>
          </table:table-cell>
          <table:table-cell office:value-type="string" calcext:value-type="string">
            <text:p><text:s/>5779 <text:s/>lbs</text:p>
          </table:table-cell>
          <table:table-cell office:value-type="string" calcext:value-type="string">
            <text:p><text:s/>11618 <text:s/>lbs</text:p>
          </table:table-cell>
          <table:table-cell office:value-type="string" calcext:value-type="string">
            <text:p><text:s/>20814 <text:s/>lbs</text:p>
          </table:table-cell>
          <table:table-cell office:value-type="string" calcext:value-type="string">
            <text:p><text:s/>9235 <text:s/>lbs</text:p>
          </table:table-cell>
          <table:table-cell office:value-type="string" calcext:value-type="string">
            <text:p><text:s/>19180 <text:s/>lbs</text:p>
          </table:table-cell>
          <table:table-cell office:value-type="string" calcext:value-type="string">
            <text:p><text:s/>34081 <text:s/>lbs</text:p>
          </table:table-cell>
          <table:table-cell office:value-type="string" calcext:value-type="string">
            <text:p><text:s/>11790 <text:s/>lbs</text:p>
          </table:table-cell>
          <table:table-cell office:value-type="string" calcext:value-type="string">
            <text:p><text:s/>24693 <text:s/>lbs</text:p>
          </table:table-cell>
          <table:table-cell office:value-type="string" calcext:value-type="string">
            <text:p><text:s/>44246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office:value-type="string" calcext:value-type="string">
            <text:p><text:s/>0.95 / 0.95</text:p>
          </table:table-cell>
          <table:table-cell office:value-type="string" calcext:value-type="string">
            <text:p><text:s/>0.82 / 0.95</text:p>
          </table:table-cell>
          <table:table-cell table:number-columns-repeated="10" office:value-type="string" calcext:value-type="string">
            <text:p><text:s/>0.95 / 0.95</text:p>
          </table:table-cell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<text:s/>6671 / 8664 <text:s/>ft/ft</text:p>
          </table:table-cell>
          <table:table-cell office:value-type="string" calcext:value-type="string">
            <text:p><text:s/>5134 / 9841 <text:s/>ft/ft</text:p>
          </table:table-cell>
          <table:table-cell office:value-type="string" calcext:value-type="string">
            <text:p><text:s/>5332 / 9893 <text:s/>ft/ft</text:p>
          </table:table-cell>
          <table:table-cell office:value-type="string" calcext:value-type="string">
            <text:p><text:s/>9827 / 10142 <text:s/>ft/ft</text:p>
          </table:table-cell>
          <table:table-cell office:value-type="string" calcext:value-type="string">
            <text:p><text:s/>5812 / 10469 <text:s/>ft/ft</text:p>
          </table:table-cell>
          <table:table-cell office:value-type="string" calcext:value-type="string">
            <text:p><text:s/>10035 / 10827 <text:s/>ft/ft</text:p>
          </table:table-cell>
          <table:table-cell office:value-type="string" calcext:value-type="string">
            <text:p><text:s/>8325 / 10887 <text:s/>ft/ft</text:p>
          </table:table-cell>
          <table:table-cell office:value-type="string" calcext:value-type="string">
            <text:p><text:s/>6989 / 11433 <text:s/>ft/ft</text:p>
          </table:table-cell>
          <table:table-cell office:value-type="string" calcext:value-type="string">
            <text:p><text:s/>12064 / 12064 <text:s/>ft/ft</text:p>
          </table:table-cell>
          <table:table-cell office:value-type="string" calcext:value-type="string">
            <text:p><text:s/>8692 / 11588 <text:s/>ft/ft</text:p>
          </table:table-cell>
          <table:table-cell office:value-type="string" calcext:value-type="string">
            <text:p><text:s/>12199 / 12278 <text:s/>ft/ft</text:p>
          </table:table-cell>
          <table:table-cell office:value-type="string" calcext:value-type="string">
            <text:p><text:s/>13155 / 13155 <text:s/>ft/ft</text:p>
          </table:table-cell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<text:s/>130.8 / 130.8 <text:s/>KCAS / KCAS</text:p>
          </table:table-cell>
          <table:table-cell office:value-type="string" calcext:value-type="string">
            <text:p><text:s/>131.4 / 131.4 <text:s/>KCAS / KCAS</text:p>
          </table:table-cell>
          <table:table-cell office:value-type="string" calcext:value-type="string">
            <text:p><text:s/>130.7 / 132.2 <text:s/>KCAS / KCAS</text:p>
          </table:table-cell>
          <table:table-cell office:value-type="string" calcext:value-type="string">
            <text:p><text:s/>133.1 / 133.1 <text:s/>KCAS / KCAS</text:p>
          </table:table-cell>
          <table:table-cell office:value-type="string" calcext:value-type="string">
            <text:p><text:s/>134.4 / 134.4 <text:s/>KCAS / KCAS</text:p>
          </table:table-cell>
          <table:table-cell office:value-type="string" calcext:value-type="string">
            <text:p><text:s/>135.6 / 135.7 <text:s/>KCAS / KCAS</text:p>
          </table:table-cell>
          <table:table-cell office:value-type="string" calcext:value-type="string">
            <text:p><text:s/>135.9 / 135.9 <text:s/>KCAS / KCAS</text:p>
          </table:table-cell>
          <table:table-cell office:value-type="string" calcext:value-type="string">
            <text:p><text:s/>138.0 / 138.0 <text:s/>KCAS / KCAS</text:p>
          </table:table-cell>
          <table:table-cell office:value-type="string" calcext:value-type="string">
            <text:p><text:s/>140.3 / 140.3 <text:s/>KCAS / KCAS</text:p>
          </table:table-cell>
          <table:table-cell office:value-type="string" calcext:value-type="string">
            <text:p><text:s/>138.5 / 138.5 <text:s/>KCAS / KCAS</text:p>
          </table:table-cell>
          <table:table-cell office:value-type="string" calcext:value-type="string">
            <text:p><text:s/>141.2 / 141.1 <text:s/>KCAS / KCAS</text:p>
          </table:table-cell>
          <table:table-cell office:value-type="string" calcext:value-type="string">
            <text:p><text:s/>144.4 / 144.4 <text:s/>KCAS / KCAS</text:p>
          </table:table-cell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 office:value-type="string" calcext:value-type="string">
            <text:p><text:s/>0.692 / 0.05</text:p>
          </table:table-cell>
          <table:table-cell office:value-type="string" calcext:value-type="string">
            <text:p><text:s/>0.137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772 / 0.05</text:p>
          </table:table-cell>
          <table:table-cell office:value-type="string" calcext:value-type="string">
            <text:p><text:s/>0.412 / 0.05</text:p>
          </table:table-cell>
          <table:table-cell office:value-type="string" calcext:value-type="string">
            <text:p><text:s/>0.063 / 0.05</text:p>
          </table:table-cell>
          <table:table-cell office:value-type="string" calcext:value-type="string">
            <text:p><text:s/>0.800 / 0.05</text:p>
          </table:table-cell>
          <table:table-cell office:value-type="string" calcext:value-type="string">
            <text:p><text:s/>0.492 / 0.05</text:p>
          </table:table-cell>
          <table:table-cell office:value-type="string" calcext:value-type="string">
            <text:p><text:s/>0.135 / 0.05</text:p>
          </table:table-cell>
          <table:table-cell office:value-type="string" calcext:value-type="string">
            <text:p><text:s/>0.828 / 0.05</text:p>
          </table:table-cell>
          <table:table-cell office:value-type="string" calcext:value-type="string">
            <text:p><text:s/>0.529 / 0.05</text:p>
          </table:table-cell>
          <table:table-cell office:value-type="string" calcext:value-type="string">
            <text:p><text:s/>0.231 / 0.05</text:p>
          </table:table-cell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 office:value-type="string" calcext:value-type="string">
            <text:p><text:s/>0.050 / 0.024 deg / deg</text:p>
          </table:table-cell>
          <table:table-cell office:value-type="string" calcext:value-type="string">
            <text:p><text:s/>0.059 / 0.024 deg / deg</text:p>
          </table:table-cell>
          <table:table-cell office:value-type="string" calcext:value-type="string">
            <text:p><text:s/>0.065 / 0.024 deg / deg</text:p>
          </table:table-cell>
          <table:table-cell office:value-type="string" calcext:value-type="string">
            <text:p><text:s/>0.043 / 0.024 deg / deg</text:p>
          </table:table-cell>
          <table:table-cell office:value-type="string" calcext:value-type="string">
            <text:p><text:s/>0.045 / 0.024 deg / deg</text:p>
          </table:table-cell>
          <table:table-cell office:value-type="string" calcext:value-type="string">
            <text:p><text:s/>0.039 / 0.024 deg / deg</text:p>
          </table:table-cell>
          <table:table-cell office:value-type="string" calcext:value-type="string">
            <text:p><text:s/>0.035 / 0.024 deg / deg</text:p>
          </table:table-cell>
          <table:table-cell table:number-columns-repeated="2" office:value-type="string" calcext:value-type="string">
            <text:p><text:s/>0.024 / 0.024 deg / deg</text:p>
          </table:table-cell>
          <table:table-cell table:number-columns-repeated="2" office:value-type="string" calcext:value-type="string">
            <text:p><text:s/>0.030 / 0.024 deg / deg</text:p>
          </table:table-cell>
          <table:table-cell office:value-type="string" calcext:value-type="string">
            <text:p><text:s/>0.024 / 0.024 deg / deg</text:p>
          </table:table-cell>
        </table:table-row>
        <table:table-row table:style-name="ro1">
          <table:table-cell office:value-type="string" calcext:value-type="string">
            <text:p>Takeoff Convergence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01" calcext:value-type="float">
            <text:p>-0.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03" calcext:value-type="float">
            <text:p>-0.00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n Throttle Max</text:p>
          </table:table-cell>
          <table:table-cell office:value-type="float" office:value="0.92" calcext:value-type="float">
            <text:p>0.92</text:p>
          </table:table-cell>
          <table:table-cell table:number-columns-repeated="11" office:value-type="float" office:value="0.95" calcext:value-type="float">
            <text:p>0.95</text:p>
          </table:table-cell>
        </table:table-row>
      </table:table>
      <table:table table:name="DS_TOFLM20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ax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MTOW</text:p>
          </table:table-cell>
          <table:table-cell office:value-type="string" calcext:value-type="string">
            <text:p><text:s/>79549 <text:s/>lbm</text:p>
          </table:table-cell>
          <table:table-cell office:value-type="string" calcext:value-type="string">
            <text:p><text:s/>100134 <text:s/>lbm</text:p>
          </table:table-cell>
          <table:table-cell office:value-type="string" calcext:value-type="string">
            <text:p><text:s/>129589 <text:s/>lbm</text:p>
          </table:table-cell>
          <table:table-cell office:value-type="string" calcext:value-type="string">
            <text:p><text:s/>160729 <text:s/>lbm</text:p>
          </table:table-cell>
          <table:table-cell office:value-type="string" calcext:value-type="string">
            <text:p><text:s/>201360 <text:s/>lbm</text:p>
          </table:table-cell>
          <table:table-cell office:value-type="string" calcext:value-type="string">
            <text:p><text:s/>245192 <text:s/>lbm</text:p>
          </table:table-cell>
          <table:table-cell office:value-type="string" calcext:value-type="string">
            <text:p><text:s/>245832 <text:s/>lbm</text:p>
          </table:table-cell>
          <table:table-cell office:value-type="string" calcext:value-type="string">
            <text:p><text:s/>323359 <text:s/>lbm</text:p>
          </table:table-cell>
          <table:table-cell office:value-type="string" calcext:value-type="string">
            <text:p><text:s/>404164 <text:s/>lbm</text:p>
          </table:table-cell>
          <table:table-cell office:value-type="string" calcext:value-type="string">
            <text:p><text:s/>342113 <text:s/>lbm</text:p>
          </table:table-cell>
          <table:table-cell office:value-type="string" calcext:value-type="string">
            <text:p><text:s/>430020 <text:s/>lbm</text:p>
          </table:table-cell>
          <table:table-cell office:value-type="string" calcext:value-type="string">
            <text:p><text:s/>544748 <text:s/>lbm</text:p>
          </table:table-cell>
        </table:table-row>
        <table:table-row table:style-name="ro1">
          <table:table-cell office:value-type="string" calcext:value-type="string">
            <text:p>MLW</text:p>
          </table:table-cell>
          <table:table-cell table:number-columns-repeated="12" office:value-type="string" calcext:value-type="string">
            <text:p><text:s/>0 <text:s/>lbm</text:p>
          </table:table-cell>
        </table:table-row>
        <table:table-row table:style-name="ro1">
          <table:table-cell office:value-type="string" calcext:value-type="string">
            <text:p>Payload</text:p>
          </table:table-cell>
          <table:table-cell table:number-columns-repeated="3" office:value-type="string" calcext:value-type="string">
            <text:p><text:s/>25500 lbm</text:p>
          </table:table-cell>
          <table:table-cell table:number-columns-repeated="3" office:value-type="string" calcext:value-type="string">
            <text:p><text:s/>51000 lbm</text:p>
          </table:table-cell>
          <table:table-cell table:number-columns-repeated="3" office:value-type="string" calcext:value-type="string">
            <text:p><text:s/>76500 lbm</text:p>
          </table:table-cell>
          <table:table-cell table:number-columns-repeated="3" office:value-type="string" calcext:value-type="string">
            <text:p><text:s/>102000 lbm</text:p>
          </table:table-cell>
        </table:table-row>
        <table:table-row table:style-name="ro1">
          <table:table-cell office:value-type="string" calcext:value-type="string">
            <text:p>OEW</text:p>
          </table:table-cell>
          <table:table-cell office:value-type="string" calcext:value-type="string">
            <text:p><text:s/>44841 lbm</text:p>
          </table:table-cell>
          <table:table-cell office:value-type="string" calcext:value-type="string">
            <text:p><text:s/>51987 lbm</text:p>
          </table:table-cell>
          <table:table-cell office:value-type="string" calcext:value-type="string">
            <text:p><text:s/>64817 lbm</text:p>
          </table:table-cell>
          <table:table-cell office:value-type="string" calcext:value-type="string">
            <text:p><text:s/>93334 lbm</text:p>
          </table:table-cell>
          <table:table-cell office:value-type="string" calcext:value-type="string">
            <text:p><text:s/>108813 lbm</text:p>
          </table:table-cell>
          <table:table-cell office:value-type="string" calcext:value-type="string">
            <text:p><text:s/>118885 lbm</text:p>
          </table:table-cell>
          <table:table-cell office:value-type="string" calcext:value-type="string">
            <text:p><text:s/>140867 lbm</text:p>
          </table:table-cell>
          <table:table-cell office:value-type="string" calcext:value-type="string">
            <text:p><text:s/>177977 lbm</text:p>
          </table:table-cell>
          <table:table-cell office:value-type="string" calcext:value-type="string">
            <text:p><text:s/>203538 lbm</text:p>
          </table:table-cell>
          <table:table-cell office:value-type="string" calcext:value-type="string">
            <text:p><text:s/>205453 lbm</text:p>
          </table:table-cell>
          <table:table-cell office:value-type="string" calcext:value-type="string">
            <text:p><text:s/>239390 lbm</text:p>
          </table:table-cell>
          <table:table-cell office:value-type="string" calcext:value-type="string">
            <text:p><text:s/>281747 lbm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gine Type</text:p>
          </table:table-cell>
          <table:table-cell table:number-columns-repeated="12" office:value-type="string" calcext:value-type="string">
            <text:p><text:s/>turbofan</text:p>
          </table:table-cell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<text:s/>8636 <text:s/>lbf</text:p>
          </table:table-cell>
          <table:table-cell office:value-type="string" calcext:value-type="string">
            <text:p><text:s/>12370 <text:s/>lbf</text:p>
          </table:table-cell>
          <table:table-cell office:value-type="string" calcext:value-type="string">
            <text:p><text:s/>16850 <text:s/>lbf</text:p>
          </table:table-cell>
          <table:table-cell office:value-type="string" calcext:value-type="string">
            <text:p><text:s/>16433 <text:s/>lbf</text:p>
          </table:table-cell>
          <table:table-cell office:value-type="string" calcext:value-type="string">
            <text:p><text:s/>22092 <text:s/>lbf</text:p>
          </table:table-cell>
          <table:table-cell office:value-type="string" calcext:value-type="string">
            <text:p><text:s/>25927 <text:s/>lbf</text:p>
          </table:table-cell>
          <table:table-cell office:value-type="string" calcext:value-type="string">
            <text:p><text:s/>25401 <text:s/>lbf</text:p>
          </table:table-cell>
          <table:table-cell office:value-type="string" calcext:value-type="string">
            <text:p><text:s/>33046 <text:s/>lbf</text:p>
          </table:table-cell>
          <table:table-cell office:value-type="string" calcext:value-type="string">
            <text:p><text:s/>41390 <text:s/>lbf</text:p>
          </table:table-cell>
          <table:table-cell office:value-type="string" calcext:value-type="string">
            <text:p><text:s/>32293 <text:s/>lbf</text:p>
          </table:table-cell>
          <table:table-cell office:value-type="string" calcext:value-type="string">
            <text:p><text:s/>41828 <text:s/>lbf</text:p>
          </table:table-cell>
          <table:table-cell office:value-type="string" calcext:value-type="string">
            <text:p><text:s/>54515 <text:s/>lbf</text:p>
          </table:table-cell>
        </table:table-row>
        <table:table-row table:style-name="ro1">
          <table:table-cell office:value-type="string" calcext:value-type="string">
            <text:p>Number of Engines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float" office:value="10.9072735676254" calcext:value-type="float">
            <text:p>10.9072735676254</text:p>
          </table:table-cell>
          <table:table-cell office:value-type="float" office:value="9.3121424813218" calcext:value-type="float">
            <text:p>9.3121424813218</text:p>
          </table:table-cell>
          <table:table-cell office:value-type="float" office:value="8.98295995959421" calcext:value-type="float">
            <text:p>8.98295995959421</text:p>
          </table:table-cell>
          <table:table-cell office:value-type="float" office:value="10.37786952512" calcext:value-type="float">
            <text:p>10.37786952512</text:p>
          </table:table-cell>
          <table:table-cell office:value-type="float" office:value="9.08347920681649" calcext:value-type="float">
            <text:p>9.08347920681649</text:p>
          </table:table-cell>
          <table:table-cell office:value-type="float" office:value="8.62665056967772" calcext:value-type="float">
            <text:p>8.62665056967772</text:p>
          </table:table-cell>
          <table:table-cell office:value-type="float" office:value="10.2556329872504" calcext:value-type="float">
            <text:p>10.2556329872504</text:p>
          </table:table-cell>
          <table:table-cell office:value-type="float" office:value="9.40026701903888" calcext:value-type="float">
            <text:p>9.40026701903888</text:p>
          </table:table-cell>
          <table:table-cell office:value-type="float" office:value="9.18732021809474" calcext:value-type="float">
            <text:p>9.18732021809474</text:p>
          </table:table-cell>
          <table:table-cell office:value-type="float" office:value="10.3969629266947" calcext:value-type="float">
            <text:p>10.3969629266947</text:p>
          </table:table-cell>
          <table:table-cell office:value-type="float" office:value="9.47655215817365" calcext:value-type="float">
            <text:p>9.47655215817365</text:p>
          </table:table-cell>
          <table:table-cell office:value-type="float" office:value="9.6132596840459" calcext:value-type="float">
            <text:p>9.6132596840459</text:p>
          </table:table-cell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<text:s/>53.2 inches</text:p>
          </table:table-cell>
          <table:table-cell office:value-type="string" calcext:value-type="string">
            <text:p><text:s/>59.6 inches</text:p>
          </table:table-cell>
          <table:table-cell office:value-type="string" calcext:value-type="string">
            <text:p><text:s/>68.6 inches</text:p>
          </table:table-cell>
          <table:table-cell office:value-type="string" calcext:value-type="string">
            <text:p><text:s/>71.8 inches</text:p>
          </table:table-cell>
          <table:table-cell office:value-type="string" calcext:value-type="string">
            <text:p><text:s/>78.9 inches</text:p>
          </table:table-cell>
          <table:table-cell office:value-type="string" calcext:value-type="string">
            <text:p><text:s/>83.7 inches</text:p>
          </table:table-cell>
          <table:table-cell office:value-type="string" calcext:value-type="string">
            <text:p><text:s/>88.9 inches</text:p>
          </table:table-cell>
          <table:table-cell office:value-type="string" calcext:value-type="string">
            <text:p><text:s/>97.8 inches</text:p>
          </table:table-cell>
          <table:table-cell office:value-type="string" calcext:value-type="string">
            <text:p><text:s/>108.4 inches</text:p>
          </table:table-cell>
          <table:table-cell office:value-type="string" calcext:value-type="string">
            <text:p><text:s/>100.8 inches</text:p>
          </table:table-cell>
          <table:table-cell office:value-type="string" calcext:value-type="string">
            <text:p><text:s/>110.4 inches</text:p>
          </table:table-cell>
          <table:table-cell office:value-type="string" calcext:value-type="string">
            <text:p><text:s/>126.7 inches</text:p>
          </table:table-cell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<text:s/>47.5 Inches</text:p>
          </table:table-cell>
          <table:table-cell office:value-type="string" calcext:value-type="string">
            <text:p><text:s/>53.2 Inches</text:p>
          </table:table-cell>
          <table:table-cell office:value-type="string" calcext:value-type="string">
            <text:p><text:s/>61.2 Inches</text:p>
          </table:table-cell>
          <table:table-cell office:value-type="string" calcext:value-type="string">
            <text:p><text:s/>64.1 Inches</text:p>
          </table:table-cell>
          <table:table-cell office:value-type="string" calcext:value-type="string">
            <text:p><text:s/>70.4 Inches</text:p>
          </table:table-cell>
          <table:table-cell office:value-type="string" calcext:value-type="string">
            <text:p><text:s/>74.8 Inches</text:p>
          </table:table-cell>
          <table:table-cell office:value-type="string" calcext:value-type="string">
            <text:p><text:s/>79.3 Inches</text:p>
          </table:table-cell>
          <table:table-cell office:value-type="string" calcext:value-type="string">
            <text:p><text:s/>87.3 Inches</text:p>
          </table:table-cell>
          <table:table-cell office:value-type="string" calcext:value-type="string">
            <text:p><text:s/>96.8 Inches</text:p>
          </table:table-cell>
          <table:table-cell office:value-type="string" calcext:value-type="string">
            <text:p><text:s/>90.0 Inches</text:p>
          </table:table-cell>
          <table:table-cell office:value-type="string" calcext:value-type="string">
            <text:p><text:s/>98.5 Inches</text:p>
          </table:table-cell>
          <table:table-cell office:value-type="string" calcext:value-type="string">
            <text:p><text:s/>113.1 Inches</text:p>
          </table:table-cell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float" office:value="1.41746481377909" calcext:value-type="float">
            <text:p>1.41746481377909</text:p>
          </table:table-cell>
          <table:table-cell office:value-type="float" office:value="1.50172385775774" calcext:value-type="float">
            <text:p>1.50172385775774</text:p>
          </table:table-cell>
          <table:table-cell office:value-type="float" office:value="1.52316579789117" calcext:value-type="float">
            <text:p>1.52316579789117</text:p>
          </table:table-cell>
          <table:table-cell office:value-type="float" office:value="1.44232904489411" calcext:value-type="float">
            <text:p>1.44232904489411</text:p>
          </table:table-cell>
          <table:table-cell office:value-type="float" office:value="1.51643997667886" calcext:value-type="float">
            <text:p>1.51643997667886</text:p>
          </table:table-cell>
          <table:table-cell office:value-type="float" office:value="1.54837546416918" calcext:value-type="float">
            <text:p>1.54837546416918</text:p>
          </table:table-cell>
          <table:table-cell office:value-type="float" office:value="1.44846532689471" calcext:value-type="float">
            <text:p>1.44846532689471</text:p>
          </table:table-cell>
          <table:table-cell office:value-type="float" office:value="1.49625885262036" calcext:value-type="float">
            <text:p>1.49625885262036</text:p>
          </table:table-cell>
          <table:table-cell office:value-type="float" office:value="1.50965887179716" calcext:value-type="float">
            <text:p>1.50965887179716</text:p>
          </table:table-cell>
          <table:table-cell office:value-type="float" office:value="1.44138463862289" calcext:value-type="float">
            <text:p>1.44138463862289</text:p>
          </table:table-cell>
          <table:table-cell office:value-type="float" office:value="1.49161675674207" calcext:value-type="float">
            <text:p>1.49161675674207</text:p>
          </table:table-cell>
          <table:table-cell office:value-type="float" office:value="1.4834969633704" calcext:value-type="float">
            <text:p>1.4834969633704</text:p>
          </table:table-cell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float" office:value="0.314" calcext:value-type="float">
            <text:p>0.314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4" calcext:value-type="float">
            <text:p>0.364</text:p>
          </table:table-cell>
          <table:table-cell office:value-type="float" office:value="0.293" calcext:value-type="float">
            <text:p>0.293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6" calcext:value-type="float">
            <text:p>0.296</text:p>
          </table:table-cell>
          <table:table-cell table:number-columns-repeated="2" office:value-type="float" office:value="0.288" calcext:value-type="float">
            <text:p>0.288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5" calcext:value-type="float">
            <text:p>0.275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<text:s/>744 <text:s/>sqft</text:p>
          </table:table-cell>
          <table:table-cell office:value-type="string" calcext:value-type="string">
            <text:p><text:s/>898 <text:s/>sqft</text:p>
          </table:table-cell>
          <table:table-cell office:value-type="string" calcext:value-type="string">
            <text:p><text:s/>1260 <text:s/>sqft</text:p>
          </table:table-cell>
          <table:table-cell office:value-type="string" calcext:value-type="string">
            <text:p><text:s/>1430 <text:s/>sqft</text:p>
          </table:table-cell>
          <table:table-cell office:value-type="string" calcext:value-type="string">
            <text:p><text:s/>1722 <text:s/>sqft</text:p>
          </table:table-cell>
          <table:table-cell office:value-type="string" calcext:value-type="string">
            <text:p><text:s/>1941 <text:s/>sqft</text:p>
          </table:table-cell>
          <table:table-cell office:value-type="string" calcext:value-type="string">
            <text:p><text:s/>1916 <text:s/>sqft</text:p>
          </table:table-cell>
          <table:table-cell office:value-type="string" calcext:value-type="string">
            <text:p><text:s/>2530 <text:s/>sqft</text:p>
          </table:table-cell>
          <table:table-cell office:value-type="string" calcext:value-type="string">
            <text:p><text:s/>2961 <text:s/>sqft</text:p>
          </table:table-cell>
          <table:table-cell office:value-type="string" calcext:value-type="string">
            <text:p><text:s/>2697 <text:s/>sqft</text:p>
          </table:table-cell>
          <table:table-cell office:value-type="string" calcext:value-type="string">
            <text:p><text:s/>3208 <text:s/>sqft</text:p>
          </table:table-cell>
          <table:table-cell office:value-type="string" calcext:value-type="string">
            <text:p><text:s/>3783 <text:s/>sqft</text:p>
          </table:table-cell>
        </table:table-row>
        <table:table-row table:style-name="ro1">
          <table:table-cell office:value-type="string" calcext:value-type="string">
            <text:p>Wing AR</text:p>
          </table:table-cell>
          <table:table-cell office:value-type="float" office:value="13.81" calcext:value-type="float">
            <text:p>13.81</text:p>
          </table:table-cell>
          <table:table-cell office:value-type="float" office:value="13.38" calcext:value-type="float">
            <text:p>13.38</text:p>
          </table:table-cell>
          <table:table-cell office:value-type="float" office:value="11.69" calcext:value-type="float">
            <text:p>11.69</text:p>
          </table:table-cell>
          <table:table-cell office:value-type="float" office:value="13.8" calcext:value-type="float">
            <text:p>13.8</text:p>
          </table:table-cell>
          <table:table-cell office:value-type="float" office:value="13.65" calcext:value-type="float">
            <text:p>13.65</text:p>
          </table:table-cell>
          <table:table-cell office:value-type="float" office:value="11.79" calcext:value-type="float">
            <text:p>11.79</text:p>
          </table:table-cell>
          <table:table-cell office:value-type="float" office:value="12.62" calcext:value-type="float">
            <text:p>12.62</text:p>
          </table:table-cell>
          <table:table-cell office:value-type="float" office:value="12.26" calcext:value-type="float">
            <text:p>12.26</text:p>
          </table:table-cell>
          <table:table-cell office:value-type="float" office:value="11.29" calcext:value-type="float">
            <text:p>11.29</text:p>
          </table:table-cell>
          <table:table-cell office:value-type="float" office:value="13.32" calcext:value-type="float">
            <text:p>13.32</text:p>
          </table:table-cell>
          <table:table-cell office:value-type="float" office:value="12.16" calcext:value-type="float">
            <text:p>12.16</text:p>
          </table:table-cell>
          <table:table-cell office:value-type="float" office:value="11.72" calcext:value-type="float">
            <text:p>11.72</text:p>
          </table:table-cell>
        </table:table-row>
        <table:table-row table:style-name="ro1">
          <table:table-cell office:value-type="string" calcext:value-type="string">
            <text:p>Wing tc</text:p>
          </table:table-cell>
          <table:table-cell office:value-type="float" office:value="0.13" calcext:value-type="float">
            <text:p>0.1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<text:s/>101.4 <text:s/>ft</text:p>
          </table:table-cell>
          <table:table-cell office:value-type="string" calcext:value-type="string">
            <text:p><text:s/>109.6 <text:s/>ft</text:p>
          </table:table-cell>
          <table:table-cell office:value-type="string" calcext:value-type="string">
            <text:p><text:s/>121.4 <text:s/>ft</text:p>
          </table:table-cell>
          <table:table-cell office:value-type="string" calcext:value-type="string">
            <text:p><text:s/>140.5 <text:s/>ft</text:p>
          </table:table-cell>
          <table:table-cell office:value-type="string" calcext:value-type="string">
            <text:p><text:s/>153.3 <text:s/>ft</text:p>
          </table:table-cell>
          <table:table-cell office:value-type="string" calcext:value-type="string">
            <text:p><text:s/>151.2 <text:s/>ft</text:p>
          </table:table-cell>
          <table:table-cell office:value-type="string" calcext:value-type="string">
            <text:p><text:s/>155.5 <text:s/>ft</text:p>
          </table:table-cell>
          <table:table-cell office:value-type="string" calcext:value-type="string">
            <text:p><text:s/>176.1 <text:s/>ft</text:p>
          </table:table-cell>
          <table:table-cell office:value-type="string" calcext:value-type="string">
            <text:p><text:s/>182.9 <text:s/>ft</text:p>
          </table:table-cell>
          <table:table-cell office:value-type="string" calcext:value-type="string">
            <text:p><text:s/>189.6 <text:s/>ft</text:p>
          </table:table-cell>
          <table:table-cell office:value-type="string" calcext:value-type="string">
            <text:p><text:s/>197.5 <text:s/>ft</text:p>
          </table:table-cell>
          <table:table-cell office:value-type="string" calcext:value-type="string">
            <text:p><text:s/>210.6 <text:s/>ft</text:p>
          </table:table-cell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<text:s/>106.9 <text:s/>lbs/sqft</text:p>
          </table:table-cell>
          <table:table-cell office:value-type="string" calcext:value-type="string">
            <text:p><text:s/>111.5 <text:s/>lbs/sqft</text:p>
          </table:table-cell>
          <table:table-cell office:value-type="string" calcext:value-type="string">
            <text:p><text:s/>102.8 <text:s/>lbs/sqft</text:p>
          </table:table-cell>
          <table:table-cell office:value-type="string" calcext:value-type="string">
            <text:p><text:s/>112.4 <text:s/>lbs/sqft</text:p>
          </table:table-cell>
          <table:table-cell office:value-type="string" calcext:value-type="string">
            <text:p><text:s/>116.9 <text:s/>lbs/sqft</text:p>
          </table:table-cell>
          <table:table-cell office:value-type="string" calcext:value-type="string">
            <text:p><text:s/>126.4 <text:s/>lbs/sqft</text:p>
          </table:table-cell>
          <table:table-cell office:value-type="string" calcext:value-type="string">
            <text:p><text:s/>128.3 <text:s/>lbs/sqft</text:p>
          </table:table-cell>
          <table:table-cell office:value-type="string" calcext:value-type="string">
            <text:p><text:s/>127.8 <text:s/>lbs/sqft</text:p>
          </table:table-cell>
          <table:table-cell office:value-type="string" calcext:value-type="string">
            <text:p><text:s/>136.5 <text:s/>lbs/sqft</text:p>
          </table:table-cell>
          <table:table-cell office:value-type="string" calcext:value-type="string">
            <text:p><text:s/>126.8 <text:s/>lbs/sqft</text:p>
          </table:table-cell>
          <table:table-cell office:value-type="string" calcext:value-type="string">
            <text:p><text:s/>134.0 <text:s/>lbs/sqft</text:p>
          </table:table-cell>
          <table:table-cell office:value-type="string" calcext:value-type="string">
            <text:p><text:s/>144.0 <text:s/>lbs/sqft</text:p>
          </table:table-cell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<text:s/>55.66 <text:s/>ft</text:p>
          </table:table-cell>
          <table:table-cell office:value-type="string" calcext:value-type="string">
            <text:p><text:s/>56.58 <text:s/>ft</text:p>
          </table:table-cell>
          <table:table-cell office:value-type="string" calcext:value-type="string">
            <text:p><text:s/>47.86 <text:s/>ft</text:p>
          </table:table-cell>
          <table:table-cell office:value-type="string" calcext:value-type="string">
            <text:p><text:s/>76.90 <text:s/>ft</text:p>
          </table:table-cell>
          <table:table-cell office:value-type="string" calcext:value-type="string">
            <text:p><text:s/>77.38 <text:s/>ft</text:p>
          </table:table-cell>
          <table:table-cell office:value-type="string" calcext:value-type="string">
            <text:p><text:s/>74.39 <text:s/>ft</text:p>
          </table:table-cell>
          <table:table-cell office:value-type="string" calcext:value-type="string">
            <text:p><text:s/>101.57 <text:s/>ft</text:p>
          </table:table-cell>
          <table:table-cell office:value-type="string" calcext:value-type="string">
            <text:p><text:s/>95.17 <text:s/>ft</text:p>
          </table:table-cell>
          <table:table-cell office:value-type="string" calcext:value-type="string">
            <text:p><text:s/>93.20 <text:s/>ft</text:p>
          </table:table-cell>
          <table:table-cell office:value-type="string" calcext:value-type="string">
            <text:p><text:s/>109.97 <text:s/>ft</text:p>
          </table:table-cell>
          <table:table-cell office:value-type="string" calcext:value-type="string">
            <text:p><text:s/>109.68 <text:s/>ft</text:p>
          </table:table-cell>
          <table:table-cell office:value-type="string" calcext:value-type="string">
            <text:p><text:s/>108.47 <text:s/>ft</text:p>
          </table:table-cell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<text:s/>3204 <text:s/>USG</text:p>
          </table:table-cell>
          <table:table-cell office:value-type="string" calcext:value-type="string">
            <text:p><text:s/>3609 <text:s/>USG</text:p>
          </table:table-cell>
          <table:table-cell office:value-type="string" calcext:value-type="string">
            <text:p><text:s/>5790 <text:s/>USG</text:p>
          </table:table-cell>
          <table:table-cell office:value-type="string" calcext:value-type="string">
            <text:p><text:s/>8373 <text:s/>USG</text:p>
          </table:table-cell>
          <table:table-cell office:value-type="string" calcext:value-type="string">
            <text:p><text:s/>9538 <text:s/>USG</text:p>
          </table:table-cell>
          <table:table-cell office:value-type="string" calcext:value-type="string">
            <text:p><text:s/>11447 <text:s/>USG</text:p>
          </table:table-cell>
          <table:table-cell office:value-type="string" calcext:value-type="string">
            <text:p><text:s/>13549 <text:s/>USG</text:p>
          </table:table-cell>
          <table:table-cell office:value-type="string" calcext:value-type="string">
            <text:p><text:s/>17968 <text:s/>USG</text:p>
          </table:table-cell>
          <table:table-cell office:value-type="string" calcext:value-type="string">
            <text:p><text:s/>21353 <text:s/>USG</text:p>
          </table:table-cell>
          <table:table-cell office:value-type="string" calcext:value-type="string">
            <text:p><text:s/>22037 <text:s/>USG</text:p>
          </table:table-cell>
          <table:table-cell office:value-type="string" calcext:value-type="string">
            <text:p><text:s/>25523 <text:s/>USG</text:p>
          </table:table-cell>
          <table:table-cell office:value-type="string" calcext:value-type="string">
            <text:p><text:s/>29936 <text:s/>USG</text:p>
          </table:table-cell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<text:s/>26.7 deg</text:p>
          </table:table-cell>
          <table:table-cell office:value-type="string" calcext:value-type="string">
            <text:p><text:s/>24.1 deg</text:p>
          </table:table-cell>
          <table:table-cell office:value-type="string" calcext:value-type="string">
            <text:p><text:s/>37.0 deg</text:p>
          </table:table-cell>
          <table:table-cell office:value-type="string" calcext:value-type="string">
            <text:p><text:s/>26.5 deg</text:p>
          </table:table-cell>
          <table:table-cell office:value-type="string" calcext:value-type="string">
            <text:p><text:s/>25.5 deg</text:p>
          </table:table-cell>
          <table:table-cell office:value-type="string" calcext:value-type="string">
            <text:p><text:s/>30.9 deg</text:p>
          </table:table-cell>
          <table:table-cell office:value-type="string" calcext:value-type="string">
            <text:p><text:s/>17.3 deg</text:p>
          </table:table-cell>
          <table:table-cell office:value-type="string" calcext:value-type="string">
            <text:p><text:s/>26.7 deg</text:p>
          </table:table-cell>
          <table:table-cell office:value-type="string" calcext:value-type="string">
            <text:p><text:s/>29.7 deg</text:p>
          </table:table-cell>
          <table:table-cell office:value-type="string" calcext:value-type="string">
            <text:p><text:s/>26.3 deg</text:p>
          </table:table-cell>
          <table:table-cell office:value-type="string" calcext:value-type="string">
            <text:p><text:s/>26.5 deg</text:p>
          </table:table-cell>
          <table:table-cell office:value-type="string" calcext:value-type="string">
            <text:p><text:s/>28.5 deg</text:p>
          </table:table-cell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<text:s/>129 / 0.700 <text:s/>sqft / nd</text:p>
          </table:table-cell>
          <table:table-cell office:value-type="string" calcext:value-type="string">
            <text:p><text:s/>174 / 0.700 <text:s/>sqft / nd</text:p>
          </table:table-cell>
          <table:table-cell office:value-type="string" calcext:value-type="string">
            <text:p><text:s/>294 / 0.700 <text:s/>sqft / nd</text:p>
          </table:table-cell>
          <table:table-cell office:value-type="string" calcext:value-type="string">
            <text:p><text:s/>260 / 0.700 <text:s/>sqft / nd</text:p>
          </table:table-cell>
          <table:table-cell office:value-type="string" calcext:value-type="string">
            <text:p><text:s/>346 / 0.700 <text:s/>sqft / nd</text:p>
          </table:table-cell>
          <table:table-cell office:value-type="string" calcext:value-type="string">
            <text:p><text:s/>442 / 0.700 <text:s/>sqft / nd</text:p>
          </table:table-cell>
          <table:table-cell office:value-type="string" calcext:value-type="string">
            <text:p><text:s/>344 / 0.700 <text:s/>sqft / nd</text:p>
          </table:table-cell>
          <table:table-cell office:value-type="string" calcext:value-type="string">
            <text:p><text:s/>525 / 0.700 <text:s/>sqft / nd</text:p>
          </table:table-cell>
          <table:table-cell office:value-type="string" calcext:value-type="string">
            <text:p><text:s/>691 / 0.700 <text:s/>sqft / nd</text:p>
          </table:table-cell>
          <table:table-cell office:value-type="string" calcext:value-type="string">
            <text:p><text:s/>492 / 0.700 <text:s/>sqft / nd</text:p>
          </table:table-cell>
          <table:table-cell office:value-type="string" calcext:value-type="string">
            <text:p><text:s/>663 / 0.700 <text:s/>sqft / nd</text:p>
          </table:table-cell>
          <table:table-cell office:value-type="string" calcext:value-type="string">
            <text:p><text:s/>869 / 0.700 <text:s/>sqft / nd</text:p>
          </table:table-cell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<text:s/>146 / 0.070 <text:s/>sqft / nd</text:p>
          </table:table-cell>
          <table:table-cell office:value-type="string" calcext:value-type="string">
            <text:p><text:s/>192 / 0.070 <text:s/>sqft / nd</text:p>
          </table:table-cell>
          <table:table-cell office:value-type="string" calcext:value-type="string">
            <text:p><text:s/>288 / 0.070 <text:s/>sqft / nd</text:p>
          </table:table-cell>
          <table:table-cell office:value-type="string" calcext:value-type="string">
            <text:p><text:s/>295 / 0.070 <text:s/>sqft / nd</text:p>
          </table:table-cell>
          <table:table-cell office:value-type="string" calcext:value-type="string">
            <text:p><text:s/>393 / 0.070 <text:s/>sqft / nd</text:p>
          </table:table-cell>
          <table:table-cell office:value-type="string" calcext:value-type="string">
            <text:p><text:s/>439 / 0.070 <text:s/>sqft / nd</text:p>
          </table:table-cell>
          <table:table-cell office:value-type="string" calcext:value-type="string">
            <text:p><text:s/>360 / 0.070 <text:s/>sqft / nd</text:p>
          </table:table-cell>
          <table:table-cell office:value-type="string" calcext:value-type="string">
            <text:p><text:s/>539 / 0.070 <text:s/>sqft / nd</text:p>
          </table:table-cell>
          <table:table-cell office:value-type="string" calcext:value-type="string">
            <text:p><text:s/>662 / 0.070 <text:s/>sqft / nd</text:p>
          </table:table-cell>
          <table:table-cell office:value-type="string" calcext:value-type="string">
            <text:p><text:s/>542 / 0.070 <text:s/>sqft / nd</text:p>
          </table:table-cell>
          <table:table-cell office:value-type="string" calcext:value-type="string">
            <text:p><text:s/>676 / 0.070 <text:s/>sqft / nd</text:p>
          </table:table-cell>
          <table:table-cell office:value-type="string" calcext:value-type="string">
            <text:p><text:s/>863 / 0.070 <text:s/>sqft / nd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<text:s/>24515 <text:s/>ft</text:p>
          </table:table-cell>
          <table:table-cell office:value-type="string" calcext:value-type="string">
            <text:p><text:s/>31912 <text:s/>ft</text:p>
          </table:table-cell>
          <table:table-cell office:value-type="string" calcext:value-type="string">
            <text:p><text:s/>39497 <text:s/>ft</text:p>
          </table:table-cell>
          <table:table-cell office:value-type="string" calcext:value-type="string">
            <text:p><text:s/>26370 <text:s/>ft</text:p>
          </table:table-cell>
          <table:table-cell office:value-type="string" calcext:value-type="string">
            <text:p><text:s/>34465 <text:s/>ft</text:p>
          </table:table-cell>
          <table:table-cell office:value-type="string" calcext:value-type="string">
            <text:p><text:s/>34329 <text:s/>ft</text:p>
          </table:table-cell>
          <table:table-cell office:value-type="string" calcext:value-type="string">
            <text:p><text:s/>22048 <text:s/>ft</text:p>
          </table:table-cell>
          <table:table-cell office:value-type="string" calcext:value-type="string">
            <text:p><text:s/>31432 <text:s/>ft</text:p>
          </table:table-cell>
          <table:table-cell office:value-type="string" calcext:value-type="string">
            <text:p><text:s/>32741 <text:s/>ft</text:p>
          </table:table-cell>
          <table:table-cell office:value-type="string" calcext:value-type="string">
            <text:p><text:s/>24045 <text:s/>ft</text:p>
          </table:table-cell>
          <table:table-cell office:value-type="string" calcext:value-type="string">
            <text:p><text:s/>30601 <text:s/>ft</text:p>
          </table:table-cell>
          <table:table-cell office:value-type="string" calcext:value-type="string">
            <text:p><text:s/>32593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5623.36 lbf</text:p>
          </table:table-cell>
          <table:table-cell office:value-type="string" calcext:value-type="string">
            <text:p><text:s/>5787.25 lbf</text:p>
          </table:table-cell>
          <table:table-cell office:value-type="string" calcext:value-type="string">
            <text:p><text:s/>6508.04 lbf</text:p>
          </table:table-cell>
          <table:table-cell office:value-type="string" calcext:value-type="string">
            <text:p><text:s/>9968.15 lbf</text:p>
          </table:table-cell>
          <table:table-cell office:value-type="string" calcext:value-type="string">
            <text:p><text:s/>10479.71 lbf</text:p>
          </table:table-cell>
          <table:table-cell office:value-type="string" calcext:value-type="string">
            <text:p><text:s/>12767.87 lbf</text:p>
          </table:table-cell>
          <table:table-cell office:value-type="string" calcext:value-type="string">
            <text:p><text:s/>17714.87 lbf</text:p>
          </table:table-cell>
          <table:table-cell office:value-type="string" calcext:value-type="string">
            <text:p><text:s/>17685.34 lbf</text:p>
          </table:table-cell>
          <table:table-cell office:value-type="string" calcext:value-type="string">
            <text:p><text:s/>21364.40 lbf</text:p>
          </table:table-cell>
          <table:table-cell office:value-type="string" calcext:value-type="string">
            <text:p><text:s/>21179.35 lbf</text:p>
          </table:table-cell>
          <table:table-cell office:value-type="string" calcext:value-type="string">
            <text:p><text:s/>22932.73 lbf</text:p>
          </table:table-cell>
          <table:table-cell office:value-type="string" calcext:value-type="string">
            <text:p><text:s/>27908.87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3" calcext:value-type="float">
            <text:p>0.33</text:p>
          </table:table-cell>
          <table:table-cell office:value-type="float" office:value="0.44" calcext:value-type="float">
            <text:p>0.44</text:p>
          </table:table-cell>
          <table:table-cell office:value-type="float" office:value="0.53" calcext:value-type="float">
            <text:p>0.53</text:p>
          </table:table-cell>
          <table:table-cell office:value-type="float" office:value="0.38" calcext:value-type="float">
            <text:p>0.38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6" calcext:value-type="float">
            <text:p>0.36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38" calcext:value-type="float">
            <text:p>0.38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47" calcext:value-type="float">
            <text:p>0.01747</text:p>
          </table:table-cell>
          <table:table-cell office:value-type="float" office:value="0.01659" calcext:value-type="float">
            <text:p>0.01659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1663" calcext:value-type="float">
            <text:p>0.01663</text:p>
          </table:table-cell>
          <table:table-cell office:value-type="float" office:value="0.01585" calcext:value-type="float">
            <text:p>0.01585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1861" calcext:value-type="float">
            <text:p>0.01861</text:p>
          </table:table-cell>
          <table:table-cell office:value-type="float" office:value="0.01625" calcext:value-type="float">
            <text:p>0.01625</text:p>
          </table:table-cell>
          <table:table-cell office:value-type="float" office:value="0.01507" calcext:value-type="float">
            <text:p>0.01507</text:p>
          </table:table-cell>
          <table:table-cell office:value-type="float" office:value="0.01696" calcext:value-type="float">
            <text:p>0.01696</text:p>
          </table:table-cell>
          <table:table-cell office:value-type="float" office:value="0.01582" calcext:value-type="float">
            <text:p>0.01582</text:p>
          </table:table-cell>
          <table:table-cell office:value-type="float" office:value="0.01482" calcext:value-type="float">
            <text:p>0.01482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959" calcext:value-type="float">
            <text:p>0.00959</text:p>
          </table:table-cell>
          <table:table-cell office:value-type="float" office:value="0.00432" calcext:value-type="float">
            <text:p>0.00432</text:p>
          </table:table-cell>
          <table:table-cell office:value-type="float" office:value="0.00815" calcext:value-type="float">
            <text:p>0.00815</text:p>
          </table:table-cell>
          <table:table-cell office:value-type="float" office:value="0.00887" calcext:value-type="float">
            <text:p>0.00887</text:p>
          </table:table-cell>
          <table:table-cell office:value-type="float" office:value="0.00428" calcext:value-type="float">
            <text:p>0.00428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0.00931" calcext:value-type="float">
            <text:p>0.00931</text:p>
          </table:table-cell>
          <table:table-cell office:value-type="float" office:value="0.00467" calcext:value-type="float">
            <text:p>0.00467</text:p>
          </table:table-cell>
          <table:table-cell office:value-type="float" office:value="0.00828" calcext:value-type="float">
            <text:p>0.00828</text:p>
          </table:table-cell>
          <table:table-cell office:value-type="float" office:value="0.00991" calcext:value-type="float">
            <text:p>0.00991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4591" calcext:value-type="float">
            <text:p>0.74591</text:p>
          </table:table-cell>
          <table:table-cell office:value-type="float" office:value="0.75891" calcext:value-type="float">
            <text:p>0.75891</text:p>
          </table:table-cell>
          <table:table-cell office:value-type="float" office:value="0.79293" calcext:value-type="float">
            <text:p>0.79293</text:p>
          </table:table-cell>
          <table:table-cell office:value-type="float" office:value="0.75379" calcext:value-type="float">
            <text:p>0.75379</text:p>
          </table:table-cell>
          <table:table-cell office:value-type="float" office:value="0.76283" calcext:value-type="float">
            <text:p>0.76283</text:p>
          </table:table-cell>
          <table:table-cell office:value-type="float" office:value="0.79383" calcext:value-type="float">
            <text:p>0.79383</text:p>
          </table:table-cell>
          <table:table-cell office:value-type="float" office:value="0.75012" calcext:value-type="float">
            <text:p>0.75012</text:p>
          </table:table-cell>
          <table:table-cell office:value-type="float" office:value="0.77491" calcext:value-type="float">
            <text:p>0.77491</text:p>
          </table:table-cell>
          <table:table-cell office:value-type="float" office:value="0.79632" calcext:value-type="float">
            <text:p>0.79632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77995" calcext:value-type="float">
            <text:p>0.77995</text:p>
          </table:table-cell>
          <table:table-cell office:value-type="float" office:value="0.79364" calcext:value-type="float">
            <text:p>0.79364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266" calcext:value-type="float">
            <text:p>0.00266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279" calcext:value-type="float">
            <text:p>0.00279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56" calcext:value-type="float">
            <text:p>0.00056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2" calcext:value-type="float">
            <text:p>0.00052</text:p>
          </table:table-cell>
          <table:table-cell table:number-columns-repeated="2" office:value-type="float" office:value="0.00055" calcext:value-type="float">
            <text:p>0.0005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6" calcext:value-type="float">
            <text:p>0.00056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415" calcext:value-type="float">
            <text:p>0.02415</text:p>
          </table:table-cell>
          <table:table-cell office:value-type="float" office:value="0.02631" calcext:value-type="float">
            <text:p>0.02631</text:p>
          </table:table-cell>
          <table:table-cell office:value-type="float" office:value="0.02783" calcext:value-type="float">
            <text:p>0.02783</text:p>
          </table:table-cell>
          <table:table-cell office:value-type="float" office:value="0.02414" calcext:value-type="float">
            <text:p>0.02414</text:p>
          </table:table-cell>
          <table:table-cell office:value-type="float" office:value="0.02799" calcext:value-type="float">
            <text:p>0.02799</text:p>
          </table:table-cell>
          <table:table-cell office:value-type="float" office:value="0.02771" calcext:value-type="float">
            <text:p>0.02771</text:p>
          </table:table-cell>
          <table:table-cell office:value-type="float" office:value="0.02657" calcext:value-type="float">
            <text:p>0.02657</text:p>
          </table:table-cell>
          <table:table-cell office:value-type="float" office:value="0.02792" calcext:value-type="float">
            <text:p>0.02792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458" calcext:value-type="float">
            <text:p>0.02458</text:p>
          </table:table-cell>
          <table:table-cell office:value-type="float" office:value="0.02748" calcext:value-type="float">
            <text:p>0.02748</text:p>
          </table:table-cell>
          <table:table-cell office:value-type="float" office:value="0.02864" calcext:value-type="float">
            <text:p>0.02864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3.6" calcext:value-type="float">
            <text:p>13.6</text:p>
          </table:table-cell>
          <table:table-cell office:value-type="float" office:value="16.6" calcext:value-type="float">
            <text:p>16.6</text:p>
          </table:table-cell>
          <table:table-cell office:value-type="float" office:value="19" calcext:value-type="float">
            <text:p>19</text:p>
          </table:table-cell>
          <table:table-cell office:value-type="float" office:value="15.6" calcext:value-type="float">
            <text:p>15.6</text:p>
          </table:table-cell>
          <table:table-cell table:number-columns-repeated="2" office:value-type="float" office:value="18.4" calcext:value-type="float">
            <text:p>18.4</text:p>
          </table:table-cell>
          <table:table-cell office:value-type="float" office:value="13.4" calcext:value-type="float">
            <text:p>13.4</text:p>
          </table:table-cell>
          <table:table-cell office:value-type="float" office:value="17.6" calcext:value-type="float">
            <text:p>17.6</text:p>
          </table:table-cell>
          <table:table-cell office:value-type="float" office:value="18.2" calcext:value-type="float">
            <text:p>18.2</text:p>
          </table:table-cell>
          <table:table-cell office:value-type="float" office:value="15.6" calcext:value-type="float">
            <text:p>15.6</text:p>
          </table:table-cell>
          <table:table-cell office:value-type="float" office:value="18.1" calcext:value-type="float">
            <text:p>18.1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35 <text:s/>lbm/lbf-hr</text:p>
          </table:table-cell>
          <table:table-cell office:value-type="string" calcext:value-type="string">
            <text:p><text:s/>0.554 <text:s/>lbm/lbf-hr</text:p>
          </table:table-cell>
          <table:table-cell office:value-type="string" calcext:value-type="string">
            <text:p><text:s/>0.568 <text:s/>lbm/lbf-hr</text:p>
          </table:table-cell>
          <table:table-cell office:value-type="string" calcext:value-type="string">
            <text:p><text:s/>0.537 <text:s/>lbm/lbf-hr</text:p>
          </table:table-cell>
          <table:table-cell office:value-type="string" calcext:value-type="string">
            <text:p><text:s/>0.557 <text:s/>lbm/lbf-hr</text:p>
          </table:table-cell>
          <table:table-cell office:value-type="string" calcext:value-type="string">
            <text:p><text:s/>0.568 <text:s/>lbm/lbf-hr</text:p>
          </table:table-cell>
          <table:table-cell office:value-type="string" calcext:value-type="string">
            <text:p><text:s/>0.537 <text:s/>lbm/lbf-hr</text:p>
          </table:table-cell>
          <table:table-cell office:value-type="string" calcext:value-type="string">
            <text:p><text:s/>0.553 <text:s/>lbm/lbf-hr</text:p>
          </table:table-cell>
          <table:table-cell office:value-type="string" calcext:value-type="string">
            <text:p><text:s/>0.564 <text:s/>lbm/lbf-hr</text:p>
          </table:table-cell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52 <text:s/>lbm/lbf-hr</text:p>
          </table:table-cell>
          <table:table-cell office:value-type="string" calcext:value-type="string">
            <text:p><text:s/>0.562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54 percent</text:p>
          </table:table-cell>
          <table:table-cell office:value-type="string" calcext:value-type="string">
            <text:p><text:s/>0.346 percent</text:p>
          </table:table-cell>
          <table:table-cell office:value-type="string" calcext:value-type="string">
            <text:p><text:s/>0.344 percent</text:p>
          </table:table-cell>
          <table:table-cell office:value-type="string" calcext:value-type="string">
            <text:p><text:s/>0.350 percent</text:p>
          </table:table-cell>
          <table:table-cell office:value-type="string" calcext:value-type="string">
            <text:p><text:s/>0.340 percent</text:p>
          </table:table-cell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52 percent</text:p>
          </table:table-cell>
          <table:table-cell office:value-type="string" calcext:value-type="string">
            <text:p><text:s/>0.353 percent</text:p>
          </table:table-cell>
          <table:table-cell office:value-type="string" calcext:value-type="string">
            <text:p><text:s/>0.349 percent</text:p>
          </table:table-cell>
          <table:table-cell office:value-type="string" calcext:value-type="string">
            <text:p><text:s/>0.353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5903.5" calcext:value-type="float">
            <text:p>5903.5</text:p>
          </table:table-cell>
          <table:table-cell office:value-type="float" office:value="7023" calcext:value-type="float">
            <text:p>7023</text:p>
          </table:table-cell>
          <table:table-cell office:value-type="float" office:value="8003.2" calcext:value-type="float">
            <text:p>8003.2</text:p>
          </table:table-cell>
          <table:table-cell office:value-type="float" office:value="6660.6" calcext:value-type="float">
            <text:p>6660.6</text:p>
          </table:table-cell>
          <table:table-cell office:value-type="float" office:value="7669.3" calcext:value-type="float">
            <text:p>7669.3</text:p>
          </table:table-cell>
          <table:table-cell office:value-type="float" office:value="7834" calcext:value-type="float">
            <text:p>7834</text:p>
          </table:table-cell>
          <table:table-cell office:value-type="float" office:value="5850.9" calcext:value-type="float">
            <text:p>5850.9</text:p>
          </table:table-cell>
          <table:table-cell office:value-type="float" office:value="7466.1" calcext:value-type="float">
            <text:p>7466.1</text:p>
          </table:table-cell>
          <table:table-cell office:value-type="float" office:value="7838.2" calcext:value-type="float">
            <text:p>7838.2</text:p>
          </table:table-cell>
          <table:table-cell office:value-type="float" office:value="6767.1" calcext:value-type="float">
            <text:p>6767.1</text:p>
          </table:table-cell>
          <table:table-cell office:value-type="float" office:value="7711.7" calcext:value-type="float">
            <text:p>7711.7</text:p>
          </table:table-cell>
          <table:table-cell office:value-type="float" office:value="8129.6" calcext:value-type="float">
            <text:p>8129.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<text:s/>6759 <text:s/>lbs</text:p>
          </table:table-cell>
          <table:table-cell office:value-type="string" calcext:value-type="string">
            <text:p><text:s/>20388 <text:s/>lbs</text:p>
          </table:table-cell>
          <table:table-cell office:value-type="string" calcext:value-type="string">
            <text:p><text:s/>36899 <text:s/>lbs</text:p>
          </table:table-cell>
          <table:table-cell office:value-type="string" calcext:value-type="string">
            <text:p><text:s/>12157 <text:s/>lbs</text:p>
          </table:table-cell>
          <table:table-cell office:value-type="string" calcext:value-type="string">
            <text:p><text:s/>37466 <text:s/>lbs</text:p>
          </table:table-cell>
          <table:table-cell office:value-type="string" calcext:value-type="string">
            <text:p><text:s/>70781 <text:s/>lbs</text:p>
          </table:table-cell>
          <table:table-cell office:value-type="string" calcext:value-type="string">
            <text:p><text:s/>20962 <text:s/>lbs</text:p>
          </table:table-cell>
          <table:table-cell office:value-type="string" calcext:value-type="string">
            <text:p><text:s/>61846 <text:s/>lbs</text:p>
          </table:table-cell>
          <table:table-cell office:value-type="string" calcext:value-type="string">
            <text:p><text:s/>116538 <text:s/>lbs</text:p>
          </table:table-cell>
          <table:table-cell office:value-type="string" calcext:value-type="string">
            <text:p><text:s/>25471 <text:s/>lbs</text:p>
          </table:table-cell>
          <table:table-cell office:value-type="string" calcext:value-type="string">
            <text:p><text:s/>79708 <text:s/>lbs</text:p>
          </table:table-cell>
          <table:table-cell office:value-type="string" calcext:value-type="string">
            <text:p><text:s/>151298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table:number-columns-repeated="12" office:value-type="string" calcext:value-type="string">
            <text:p>---------------------------</text:p>
          </table:table-cell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9398 <text:s/>ft</text:p>
          </table:table-cell>
          <table:table-cell office:value-type="string" calcext:value-type="string">
            <text:p><text:s/>43929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7607 <text:s/>ft</text:p>
          </table:table-cell>
          <table:table-cell office:value-type="string" calcext:value-type="string">
            <text:p><text:s/>39369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5112 <text:s/>ft</text:p>
          </table:table-cell>
          <table:table-cell office:value-type="string" calcext:value-type="string">
            <text:p><text:s/>38188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4232 <text:s/>ft</text:p>
          </table:table-cell>
          <table:table-cell office:value-type="string" calcext:value-type="string">
            <text:p><text:s/>37832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5060.75 lbf</text:p>
          </table:table-cell>
          <table:table-cell office:value-type="string" calcext:value-type="string">
            <text:p><text:s/>4698.82 lbf</text:p>
          </table:table-cell>
          <table:table-cell office:value-type="string" calcext:value-type="string">
            <text:p><text:s/>5273.25 lbf</text:p>
          </table:table-cell>
          <table:table-cell office:value-type="string" calcext:value-type="string">
            <text:p><text:s/>9421.76 lbf</text:p>
          </table:table-cell>
          <table:table-cell office:value-type="string" calcext:value-type="string">
            <text:p><text:s/>9141.00 lbf</text:p>
          </table:table-cell>
          <table:table-cell office:value-type="string" calcext:value-type="string">
            <text:p><text:s/>10221.93 lbf</text:p>
          </table:table-cell>
          <table:table-cell office:value-type="string" calcext:value-type="string">
            <text:p><text:s/>15290.90 lbf</text:p>
          </table:table-cell>
          <table:table-cell office:value-type="string" calcext:value-type="string">
            <text:p><text:s/>15269.02 lbf</text:p>
          </table:table-cell>
          <table:table-cell office:value-type="string" calcext:value-type="string">
            <text:p><text:s/>17041.43 lbf</text:p>
          </table:table-cell>
          <table:table-cell office:value-type="string" calcext:value-type="string">
            <text:p><text:s/>19171.36 lbf</text:p>
          </table:table-cell>
          <table:table-cell office:value-type="string" calcext:value-type="string">
            <text:p><text:s/>19889.35 lbf</text:p>
          </table:table-cell>
          <table:table-cell office:value-type="string" calcext:value-type="string">
            <text:p><text:s/>22484.87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38" calcext:value-type="float">
            <text:p>0.38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43" calcext:value-type="float">
            <text:p>0.43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43" calcext:value-type="float">
            <text:p>0.43</text:p>
          </table:table-cell>
          <table:table-cell office:value-type="float" office:value="0.51" calcext:value-type="float">
            <text:p>0.5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76" calcext:value-type="float">
            <text:p>0.01776</text:p>
          </table:table-cell>
          <table:table-cell office:value-type="float" office:value="0.01736" calcext:value-type="float">
            <text:p>0.01736</text:p>
          </table:table-cell>
          <table:table-cell office:value-type="float" office:value="0.01542" calcext:value-type="float">
            <text:p>0.01542</text:p>
          </table:table-cell>
          <table:table-cell office:value-type="float" office:value="0.01676" calcext:value-type="float">
            <text:p>0.01676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1913" calcext:value-type="float">
            <text:p>0.01913</text:p>
          </table:table-cell>
          <table:table-cell office:value-type="float" office:value="0.01655" calcext:value-type="float">
            <text:p>0.01655</text:p>
          </table:table-cell>
          <table:table-cell office:value-type="float" office:value="0.01554" calcext:value-type="float">
            <text:p>0.01554</text:p>
          </table:table-cell>
          <table:table-cell office:value-type="float" office:value="0.01727" calcext:value-type="float">
            <text:p>0.01727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1526" calcext:value-type="float">
            <text:p>0.01526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406" calcext:value-type="float">
            <text:p>0.00406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922" calcext:value-type="float">
            <text:p>0.00922</text:p>
          </table:table-cell>
          <table:table-cell office:value-type="float" office:value="0.00453" calcext:value-type="float">
            <text:p>0.00453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841" calcext:value-type="float">
            <text:p>0.00841</text:p>
          </table:table-cell>
          <table:table-cell office:value-type="float" office:value="0.00968" calcext:value-type="float">
            <text:p>0.00968</text:p>
          </table:table-cell>
          <table:table-cell office:value-type="float" office:value="0.00596" calcext:value-type="float">
            <text:p>0.00596</text:p>
          </table:table-cell>
          <table:table-cell office:value-type="float" office:value="0.00864" calcext:value-type="float">
            <text:p>0.00864</text:p>
          </table:table-cell>
          <table:table-cell office:value-type="float" office:value="0.01032" calcext:value-type="float">
            <text:p>0.01032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4321" calcext:value-type="float">
            <text:p>0.74321</text:p>
          </table:table-cell>
          <table:table-cell office:value-type="float" office:value="0.75193" calcext:value-type="float">
            <text:p>0.75193</text:p>
          </table:table-cell>
          <table:table-cell office:value-type="float" office:value="0.78873" calcext:value-type="float">
            <text:p>0.78873</text:p>
          </table:table-cell>
          <table:table-cell office:value-type="float" office:value="0.75257" calcext:value-type="float">
            <text:p>0.75257</text:p>
          </table:table-cell>
          <table:table-cell office:value-type="float" office:value="0.75998" calcext:value-type="float">
            <text:p>0.75998</text:p>
          </table:table-cell>
          <table:table-cell office:value-type="float" office:value="0.78964" calcext:value-type="float">
            <text:p>0.78964</text:p>
          </table:table-cell>
          <table:table-cell office:value-type="float" office:value="0.74578" calcext:value-type="float">
            <text:p>0.74578</text:p>
          </table:table-cell>
          <table:table-cell office:value-type="float" office:value="0.77228" calcext:value-type="float">
            <text:p>0.77228</text:p>
          </table:table-cell>
          <table:table-cell office:value-type="float" office:value="0.79228" calcext:value-type="float">
            <text:p>0.79228</text:p>
          </table:table-cell>
          <table:table-cell office:value-type="float" office:value="0.75337" calcext:value-type="float">
            <text:p>0.75337</text:p>
          </table:table-cell>
          <table:table-cell office:value-type="float" office:value="0.77746" calcext:value-type="float">
            <text:p>0.77746</text:p>
          </table:table-cell>
          <table:table-cell office:value-type="float" office:value="0.7898" calcext:value-type="float">
            <text:p>0.7898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265" calcext:value-type="float">
            <text:p>0.00265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286" calcext:value-type="float">
            <text:p>0.00286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56" calcext:value-type="float">
            <text:p>0.00056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8" calcext:value-type="float">
            <text:p>0.00058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534" calcext:value-type="float">
            <text:p>0.02534</text:p>
          </table:table-cell>
          <table:table-cell office:value-type="float" office:value="0.03045" calcext:value-type="float">
            <text:p>0.03045</text:p>
          </table:table-cell>
          <table:table-cell office:value-type="float" office:value="0.02788" calcext:value-type="float">
            <text:p>0.02788</text:p>
          </table:table-cell>
          <table:table-cell office:value-type="float" office:value="0.02453" calcext:value-type="float">
            <text:p>0.02453</text:p>
          </table:table-cell>
          <table:table-cell office:value-type="float" office:value="0.02836" calcext:value-type="float">
            <text:p>0.02836</text:p>
          </table:table-cell>
          <table:table-cell office:value-type="float" office:value="0.02822" calcext:value-type="float">
            <text:p>0.02822</text:p>
          </table:table-cell>
          <table:table-cell office:value-type="float" office:value="0.02972" calcext:value-type="float">
            <text:p>0.02972</text:p>
          </table:table-cell>
          <table:table-cell office:value-type="float" office:value="0.02862" calcext:value-type="float">
            <text:p>0.02862</text:p>
          </table:table-cell>
          <table:table-cell office:value-type="float" office:value="0.02913" calcext:value-type="float">
            <text:p>0.02913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958" calcext:value-type="float">
            <text:p>0.02958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4.3" calcext:value-type="float">
            <text:p>14.3</text:p>
          </table:table-cell>
          <table:table-cell office:value-type="float" office:value="17.2" calcext:value-type="float">
            <text:p>17.2</text:p>
          </table:table-cell>
          <table:table-cell office:value-type="float" office:value="18.5" calcext:value-type="float">
            <text:p>18.5</text:p>
          </table:table-cell>
          <table:table-cell office:value-type="float" office:value="15.7" calcext:value-type="float">
            <text:p>15.7</text:p>
          </table:table-cell>
          <table:table-cell office:value-type="float" office:value="18.2" calcext:value-type="float">
            <text:p>18.2</text:p>
          </table:table-cell>
          <table:table-cell office:value-type="float" office:value="18.1" calcext:value-type="float">
            <text:p>18.1</text:p>
          </table:table-cell>
          <table:table-cell office:value-type="float" office:value="14.6" calcext:value-type="float">
            <text:p>14.6</text:p>
          </table:table-cell>
          <table:table-cell office:value-type="float" office:value="17.5" calcext:value-type="float">
            <text:p>17.5</text:p>
          </table:table-cell>
          <table:table-cell office:value-type="float" office:value="17.9" calcext:value-type="float">
            <text:p>17.9</text:p>
          </table:table-cell>
          <table:table-cell office:value-type="float" office:value="16.4" calcext:value-type="float">
            <text:p>16.4</text:p>
          </table:table-cell>
          <table:table-cell office:value-type="float" office:value="18" calcext:value-type="float">
            <text:p>18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58 <text:s/>lbm/lbf-hr</text:p>
          </table:table-cell>
          <table:table-cell office:value-type="string" calcext:value-type="string">
            <text:p><text:s/>0.568 <text:s/>lbm/lbf-hr</text:p>
          </table:table-cell>
          <table:table-cell office:value-type="string" calcext:value-type="string">
            <text:p><text:s/>0.538 <text:s/>lbm/lbf-hr</text:p>
          </table:table-cell>
          <table:table-cell office:value-type="string" calcext:value-type="string">
            <text:p><text:s/>0.559 <text:s/>lbm/lbf-hr</text:p>
          </table:table-cell>
          <table:table-cell office:value-type="string" calcext:value-type="string">
            <text:p><text:s/>0.570 <text:s/>lbm/lbf-hr</text:p>
          </table:table-cell>
          <table:table-cell office:value-type="string" calcext:value-type="string">
            <text:p><text:s/>0.538 <text:s/>lbm/lbf-hr</text:p>
          </table:table-cell>
          <table:table-cell office:value-type="string" calcext:value-type="string">
            <text:p><text:s/>0.556 <text:s/>lbm/lbf-hr</text:p>
          </table:table-cell>
          <table:table-cell office:value-type="string" calcext:value-type="string">
            <text:p><text:s/>0.567 <text:s/>lbm/lbf-hr</text:p>
          </table:table-cell>
          <table:table-cell office:value-type="string" calcext:value-type="string">
            <text:p><text:s/>0.538 <text:s/>lbm/lbf-hr</text:p>
          </table:table-cell>
          <table:table-cell office:value-type="string" calcext:value-type="string">
            <text:p><text:s/>0.555 <text:s/>lbm/lbf-hr</text:p>
          </table:table-cell>
          <table:table-cell office:value-type="string" calcext:value-type="string">
            <text:p><text:s/>0.566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37 percent</text:p>
          </table:table-cell>
          <table:table-cell office:value-type="string" calcext:value-type="string">
            <text:p><text:s/>0.344 percent</text:p>
          </table:table-cell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36 percent</text:p>
          </table:table-cell>
          <table:table-cell office:value-type="string" calcext:value-type="string">
            <text:p><text:s/>0.343 percent</text:p>
          </table:table-cell>
          <table:table-cell office:value-type="string" calcext:value-type="string">
            <text:p><text:s/>0.346 percent</text:p>
          </table:table-cell>
          <table:table-cell office:value-type="string" calcext:value-type="string">
            <text:p><text:s/>0.339 percent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41 percent</text:p>
          </table:table-cell>
          <table:table-cell office:value-type="string" calcext:value-type="string">
            <text:p><text:s/>0.346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078.2" calcext:value-type="float">
            <text:p>6078.2</text:p>
          </table:table-cell>
          <table:table-cell office:value-type="float" office:value="7094.9" calcext:value-type="float">
            <text:p>7094.9</text:p>
          </table:table-cell>
          <table:table-cell office:value-type="float" office:value="7810" calcext:value-type="float">
            <text:p>7810</text:p>
          </table:table-cell>
          <table:table-cell office:value-type="float" office:value="6652.2" calcext:value-type="float">
            <text:p>6652.2</text:p>
          </table:table-cell>
          <table:table-cell office:value-type="float" office:value="7499" calcext:value-type="float">
            <text:p>7499</text:p>
          </table:table-cell>
          <table:table-cell office:value-type="float" office:value="7598" calcext:value-type="float">
            <text:p>7598</text:p>
          </table:table-cell>
          <table:table-cell office:value-type="float" office:value="6179.7" calcext:value-type="float">
            <text:p>6179.7</text:p>
          </table:table-cell>
          <table:table-cell office:value-type="float" office:value="7254.1" calcext:value-type="float">
            <text:p>7254.1</text:p>
          </table:table-cell>
          <table:table-cell office:value-type="float" office:value="7559.1" calcext:value-type="float">
            <text:p>7559.1</text:p>
          </table:table-cell>
          <table:table-cell office:value-type="float" office:value="6953.3" calcext:value-type="float">
            <text:p>6953.3</text:p>
          </table:table-cell>
          <table:table-cell office:value-type="float" office:value="7501.8" calcext:value-type="float">
            <text:p>7501.8</text:p>
          </table:table-cell>
          <table:table-cell office:value-type="float" office:value="7839.1" calcext:value-type="float">
            <text:p>7839.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<text:s/>3132 <text:s/>lbs</text:p>
          </table:table-cell>
          <table:table-cell office:value-type="string" calcext:value-type="string">
            <text:p><text:s/>6012 <text:s/>lbs</text:p>
          </table:table-cell>
          <table:table-cell office:value-type="string" calcext:value-type="string">
            <text:p><text:s/>11073 <text:s/>lbs</text:p>
          </table:table-cell>
          <table:table-cell office:value-type="string" calcext:value-type="string">
            <text:p><text:s/>5832 <text:s/>lbs</text:p>
          </table:table-cell>
          <table:table-cell office:value-type="string" calcext:value-type="string">
            <text:p><text:s/>11604 <text:s/>lbs</text:p>
          </table:table-cell>
          <table:table-cell office:value-type="string" calcext:value-type="string">
            <text:p><text:s/>20839 <text:s/>lbs</text:p>
          </table:table-cell>
          <table:table-cell office:value-type="string" calcext:value-type="string">
            <text:p><text:s/>9269 <text:s/>lbs</text:p>
          </table:table-cell>
          <table:table-cell office:value-type="string" calcext:value-type="string">
            <text:p><text:s/>19179 <text:s/>lbs</text:p>
          </table:table-cell>
          <table:table-cell office:value-type="string" calcext:value-type="string">
            <text:p><text:s/>34453 <text:s/>lbs</text:p>
          </table:table-cell>
          <table:table-cell office:value-type="string" calcext:value-type="string">
            <text:p><text:s/>11811 <text:s/>lbs</text:p>
          </table:table-cell>
          <table:table-cell office:value-type="string" calcext:value-type="string">
            <text:p><text:s/>24755 <text:s/>lbs</text:p>
          </table:table-cell>
          <table:table-cell office:value-type="string" calcext:value-type="string">
            <text:p><text:s/>45045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office:value-type="string" calcext:value-type="string">
            <text:p><text:s/>0.95 / 0.95</text:p>
          </table:table-cell>
          <table:table-cell office:value-type="string" calcext:value-type="string">
            <text:p><text:s/>0.84 / 0.95</text:p>
          </table:table-cell>
          <table:table-cell table:number-columns-repeated="2" office:value-type="string" calcext:value-type="string">
            <text:p><text:s/>0.95 / 0.95</text:p>
          </table:table-cell>
          <table:table-cell office:value-type="string" calcext:value-type="string">
            <text:p><text:s/>0.94 / 0.95</text:p>
          </table:table-cell>
          <table:table-cell table:number-columns-repeated="7" office:value-type="string" calcext:value-type="string">
            <text:p><text:s/>0.95 / 0.95</text:p>
          </table:table-cell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<text:s/>5771 / 5776 <text:s/>ft/ft</text:p>
          </table:table-cell>
          <table:table-cell office:value-type="string" calcext:value-type="string">
            <text:p><text:s/>5068 / 6561 <text:s/>ft/ft</text:p>
          </table:table-cell>
          <table:table-cell office:value-type="string" calcext:value-type="string">
            <text:p><text:s/>5332 / 6595 <text:s/>ft/ft</text:p>
          </table:table-cell>
          <table:table-cell office:value-type="string" calcext:value-type="string">
            <text:p><text:s/>6757 / 6762 <text:s/>ft/ft</text:p>
          </table:table-cell>
          <table:table-cell office:value-type="string" calcext:value-type="string">
            <text:p><text:s/>5879 / 6979 <text:s/>ft/ft</text:p>
          </table:table-cell>
          <table:table-cell office:value-type="string" calcext:value-type="string">
            <text:p><text:s/>7219 / 7218 <text:s/>ft/ft</text:p>
          </table:table-cell>
          <table:table-cell office:value-type="string" calcext:value-type="string">
            <text:p><text:s/>7251 / 7258 <text:s/>ft/ft</text:p>
          </table:table-cell>
          <table:table-cell office:value-type="string" calcext:value-type="string">
            <text:p><text:s/>6855 / 7622 <text:s/>ft/ft</text:p>
          </table:table-cell>
          <table:table-cell office:value-type="string" calcext:value-type="string">
            <text:p><text:s/>8043 / 8043 <text:s/>ft/ft</text:p>
          </table:table-cell>
          <table:table-cell office:value-type="string" calcext:value-type="string">
            <text:p><text:s/>7725 / 7725 <text:s/>ft/ft</text:p>
          </table:table-cell>
          <table:table-cell office:value-type="string" calcext:value-type="string">
            <text:p><text:s/>8185 / 8185 <text:s/>ft/ft</text:p>
          </table:table-cell>
          <table:table-cell office:value-type="string" calcext:value-type="string">
            <text:p><text:s/>8770 / 8770 <text:s/>ft/ft</text:p>
          </table:table-cell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<text:s/>130.6 / 130.8 <text:s/>KCAS / KCAS</text:p>
          </table:table-cell>
          <table:table-cell office:value-type="string" calcext:value-type="string">
            <text:p><text:s/>131.4 / 131.4 <text:s/>KCAS / KCAS</text:p>
          </table:table-cell>
          <table:table-cell office:value-type="string" calcext:value-type="string">
            <text:p><text:s/>130.7 / 132.2 <text:s/>KCAS / KCAS</text:p>
          </table:table-cell>
          <table:table-cell office:value-type="string" calcext:value-type="string">
            <text:p><text:s/>133.1 / 133.1 <text:s/>KCAS / KCAS</text:p>
          </table:table-cell>
          <table:table-cell office:value-type="string" calcext:value-type="string">
            <text:p><text:s/>134.3 / 134.4 <text:s/>KCAS / KCAS</text:p>
          </table:table-cell>
          <table:table-cell office:value-type="string" calcext:value-type="string">
            <text:p><text:s/>135.7 / 135.7 <text:s/>KCAS / KCAS</text:p>
          </table:table-cell>
          <table:table-cell office:value-type="string" calcext:value-type="string">
            <text:p><text:s/>135.9 / 135.9 <text:s/>KCAS / KCAS</text:p>
          </table:table-cell>
          <table:table-cell office:value-type="string" calcext:value-type="string">
            <text:p><text:s/>137.9 / 138.0 <text:s/>KCAS / KCAS</text:p>
          </table:table-cell>
          <table:table-cell office:value-type="string" calcext:value-type="string">
            <text:p><text:s/>140.3 / 140.3 <text:s/>KCAS / KCAS</text:p>
          </table:table-cell>
          <table:table-cell office:value-type="string" calcext:value-type="string">
            <text:p><text:s/>138.5 / 138.5 <text:s/>KCAS / KCAS</text:p>
          </table:table-cell>
          <table:table-cell office:value-type="string" calcext:value-type="string">
            <text:p><text:s/>141.1 / 141.1 <text:s/>KCAS / KCAS</text:p>
          </table:table-cell>
          <table:table-cell office:value-type="string" calcext:value-type="string">
            <text:p><text:s/>144.4 / 144.4 <text:s/>KCAS / KCAS</text:p>
          </table:table-cell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 office:value-type="string" calcext:value-type="string">
            <text:p><text:s/>0.686 / 0.05</text:p>
          </table:table-cell>
          <table:table-cell office:value-type="string" calcext:value-type="string">
            <text:p><text:s/>0.158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784 / 0.05</text:p>
          </table:table-cell>
          <table:table-cell office:value-type="string" calcext:value-type="string">
            <text:p><text:s/>0.415 / 0.05</text:p>
          </table:table-cell>
          <table:table-cell office:value-type="string" calcext:value-type="string">
            <text:p><text:s/>0.078 / 0.05</text:p>
          </table:table-cell>
          <table:table-cell office:value-type="string" calcext:value-type="string">
            <text:p><text:s/>0.769 / 0.05</text:p>
          </table:table-cell>
          <table:table-cell office:value-type="string" calcext:value-type="string">
            <text:p><text:s/>0.487 / 0.05</text:p>
          </table:table-cell>
          <table:table-cell office:value-type="string" calcext:value-type="string">
            <text:p><text:s/>0.187 / 0.05</text:p>
          </table:table-cell>
          <table:table-cell office:value-type="string" calcext:value-type="string">
            <text:p><text:s/>0.828 / 0.05</text:p>
          </table:table-cell>
          <table:table-cell office:value-type="string" calcext:value-type="string">
            <text:p><text:s/>0.535 / 0.05</text:p>
          </table:table-cell>
          <table:table-cell office:value-type="string" calcext:value-type="string">
            <text:p><text:s/>0.247 / 0.05</text:p>
          </table:table-cell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 office:value-type="string" calcext:value-type="string">
            <text:p><text:s/>0.048 / 0.024 deg / deg</text:p>
          </table:table-cell>
          <table:table-cell office:value-type="string" calcext:value-type="string">
            <text:p><text:s/>0.058 / 0.024 deg / deg</text:p>
          </table:table-cell>
          <table:table-cell office:value-type="string" calcext:value-type="string">
            <text:p><text:s/>0.065 / 0.024 deg / deg</text:p>
          </table:table-cell>
          <table:table-cell office:value-type="string" calcext:value-type="string">
            <text:p><text:s/>0.042 / 0.024 deg / deg</text:p>
          </table:table-cell>
          <table:table-cell office:value-type="string" calcext:value-type="string">
            <text:p><text:s/>0.044 / 0.024 deg / deg</text:p>
          </table:table-cell>
          <table:table-cell office:value-type="string" calcext:value-type="string">
            <text:p><text:s/>0.032 / 0.024 deg / deg</text:p>
          </table:table-cell>
          <table:table-cell office:value-type="string" calcext:value-type="string">
            <text:p><text:s/>0.033 / 0.024 deg / deg</text:p>
          </table:table-cell>
          <table:table-cell office:value-type="string" calcext:value-type="string">
            <text:p><text:s/>0.026 / 0.024 deg / deg</text:p>
          </table:table-cell>
          <table:table-cell office:value-type="string" calcext:value-type="string">
            <text:p><text:s/>0.024 / 0.024 deg / deg</text:p>
          </table:table-cell>
          <table:table-cell office:value-type="string" calcext:value-type="string">
            <text:p><text:s/>0.027 / 0.024 deg / deg</text:p>
          </table:table-cell>
          <table:table-cell table:number-columns-repeated="2" office:value-type="string" calcext:value-type="string">
            <text:p><text:s/>0.024 / 0.024 deg / deg</text:p>
          </table:table-cell>
        </table:table-row>
        <table:table-row table:style-name="ro1">
          <table:table-cell office:value-type="string" calcext:value-type="string">
            <text:p>Takeoff Convergence</text:p>
          </table:table-cell>
          <table:table-cell office:value-type="float" office:value="0.0007" calcext:value-type="float">
            <text:p>0.0007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n Throttle Max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table:number-columns-repeated="8" office:value-type="float" office:value="0.95" calcext:value-type="float">
            <text:p>0.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12:23:30.982199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6:22:43.130476056</meta:creation-date>
    <dc:date>2020-06-21T12:24:23.073985400</dc:date>
    <meta:editing-duration>PT3H15M57S</meta:editing-duration>
    <meta:editing-cycles>148</meta:editing-cycles>
    <meta:generator>LibreOffice/6.0.7.3$Linux_X86_64 LibreOffice_project/00m0$Build-3</meta:generator>
    <meta:document-statistic meta:table-count="4" meta:cell-count="70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21cm" svg:height="14.318cm" xlink:href=".." xlink:type="simple" chart:class="chart:scatter" chart:style-name="ch1">
        <chart:legend svg:x="19.207cm" svg:y="6.611cm" style:legend-expansion="custom" chartooo:width="4.759cm" chartooo:height="1.096cm" style:legend-expansion-aspect-ratio="4.34215328467153" chart:style-name="ch2"/>
        <chart:plot-area chart:style-name="ch3" table:cell-range-address="DS_0.N78:DS_0.N81 DS_0.I78:DS_0.I84 DS_0.Q78:DS_0.Q84" chart:data-source-has-labels="column" svg:x="0.482cm" svg:y="0.286cm" svg:width="23.157cm" svg:height="13.746cm">
          <chartooo:coordinate-region svg:x="1.844cm" svg:y="0.485cm" svg:width="21.423cm" svg:height="12.9cm"/>
          <chart:axis chart:dimension="x" chart:name="primary-x" chart:style-name="ch4" chartooo:axis-type="auto">
            <chart:categories table:cell-range-address="DS_0.N78:DS_0.N8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S_0.Q78:DS_0.Q84" chart:class="chart:scatter">
            <chart:domain table:cell-range-address="DS_0.I78:DS_0.I84"/>
            <chart:regression-curve chart:style-name="ch7">
              <chart:equation chart:display-equation="true" chart:display-r-square="true"/>
            </chart:regression-curve>
            <chart:data-point/>
            <chart:data-point chart:style-name="ch8" chart:repeated="2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 241467  lbm</text:p>
                <draw:g>
                  <svg:desc>DS_0.N78:DS_0.N81</svg:desc>
                </draw:g>
              </table:table-cell>
              <table:table-cell office:value-type="float" office:value="1000">
                <text:p>1000</text:p>
                <draw:g>
                  <svg:desc>DS_0.I78:DS_0.I84</svg:desc>
                </draw:g>
              </table:table-cell>
              <table:table-cell office:value-type="float" office:value="NaN">
                <text:p>NaN</text:p>
                <draw:g>
                  <svg:desc>DS_0.Q78:DS_0.Q84</svg:desc>
                </draw:g>
              </table:table-cell>
            </table:table-row>
            <table:table-row>
              <table:table-cell office:value-type="string">
                <text:p> 271440  lbm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326686  lbm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208232  lbm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0">
                <text:p>5000</text:p>
              </table:table-cell>
              <table:table-cell office:value-type="float" office:value="531366">
                <text:p>531366</text:p>
              </table:table-cell>
            </table:table-row>
            <table:table-row>
              <table:table-cell office:value-type="string"/>
              <table:table-cell office:value-type="float" office:value="6000">
                <text:p>6000</text:p>
              </table:table-cell>
              <table:table-cell office:value-type="float" office:value="590999">
                <text:p>590999</text:p>
              </table:table-cell>
            </table:table-row>
            <table:table-row>
              <table:table-cell office:value-type="string"/>
              <table:table-cell office:value-type="float" office:value="7000">
                <text:p>7000</text:p>
              </table:table-cell>
              <table:table-cell office:value-type="float" office:value="657176">
                <text:p>657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